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ALL</text:p>
          </table:table-cell>
          <table:table-cell table:number-columns-repeated="13"/>
        </table:table-row>
        <table:table-row table:style-name="ro1">
          <table:table-cell office:value-type="float" office:value="1427749899.17726" calcext:value-type="float">
            <text:p>1427749899.17726</text:p>
          </table:table-cell>
          <table:table-cell office:value-type="float" office:value="1427749971.61953" calcext:value-type="float">
            <text:p>1427749971.61953</text:p>
          </table:table-cell>
          <table:table-cell table:number-columns-repeated="6"/>
          <table:table-cell table:formula="of:=MAX([.B2];[.D2];[.G2])-MAX([.A2];[.C2];[.E2])" office:value-type="float" office:value="72.4422690868378" calcext:value-type="float">
            <text:p>72.4422690868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899.17727" calcext:value-type="float">
            <text:p>1427749899.17727</text:p>
          </table:table-cell>
          <table:table-cell office:value-type="float" office:value="1427749902.11387" calcext:value-type="float">
            <text:p>1427749902.11387</text:p>
          </table:table-cell>
          <table:table-cell table:number-columns-repeated="4"/>
          <table:table-cell table:formula="of:=MAX([.B3];[.D3];[.G3])-MAX([.A3];[.C3];[.E3])" office:value-type="float" office:value="2.93659996986389" calcext:value-type="float">
            <text:p>2.9365999699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899.17727" calcext:value-type="float">
            <text:p>1427749899.17727</text:p>
          </table:table-cell>
          <table:table-cell office:value-type="float" office:value="1427749901.99808" calcext:value-type="float">
            <text:p>1427749901.99808</text:p>
          </table:table-cell>
          <table:table-cell office:value-type="float" office:value="1427749902.03072" calcext:value-type="float">
            <text:p>1427749902.03072</text:p>
          </table:table-cell>
          <table:table-cell/>
          <table:table-cell table:formula="of:=MAX([.B4];[.D4];[.G4])-MAX([.A4];[.C4];[.E4])" office:value-type="float" office:value="2.85344409942627" calcext:value-type="float">
            <text:p>2.8534440994</text:p>
          </table:table-cell>
          <table:table-cell table:formula="of:=IF(ISBLANK([.E4]);&quot;&quot;;[.I4])" office:value-type="float" office:value="2.85344409942627" calcext:value-type="float">
            <text:p>2.8534440994</text:p>
          </table:table-cell>
          <table:table-cell table:formula="of:=IF(OR(ISBLANK([.E4]);[.I4]&lt;=0);&quot;&quot;;[.I4])" office:value-type="float" office:value="2.85344409942627" calcext:value-type="float">
            <text:p>2.85344409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899.17781" calcext:value-type="float">
            <text:p>1427749899.17781</text:p>
          </table:table-cell>
          <table:table-cell office:value-type="float" office:value="1427749901.99856" calcext:value-type="float">
            <text:p>1427749901.99856</text:p>
          </table:table-cell>
          <table:table-cell office:value-type="float" office:value="1427749902.03298" calcext:value-type="float">
            <text:p>1427749902.03298</text:p>
          </table:table-cell>
          <table:table-cell/>
          <table:table-cell table:formula="of:=MAX([.B5];[.D5];[.G5])-MAX([.A5];[.C5];[.E5])" office:value-type="float" office:value="2.85516691207886" calcext:value-type="float">
            <text:p>2.8551669121</text:p>
          </table:table-cell>
          <table:table-cell table:formula="of:=IF(ISBLANK([.E5]);&quot;&quot;;[.I5])" office:value-type="float" office:value="2.85516691207886" calcext:value-type="float">
            <text:p>2.8551669121</text:p>
          </table:table-cell>
          <table:table-cell table:formula="of:=IF(OR(ISBLANK([.E5]);[.I5]&lt;=0);&quot;&quot;;[.I5])" office:value-type="float" office:value="2.85516691207886" calcext:value-type="float">
            <text:p>2.85516691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899.17833" calcext:value-type="float">
            <text:p>1427749899.17833</text:p>
          </table:table-cell>
          <table:table-cell office:value-type="float" office:value="1427749901.99796" calcext:value-type="float">
            <text:p>1427749901.99796</text:p>
          </table:table-cell>
          <table:table-cell office:value-type="float" office:value="1427749902.0354" calcext:value-type="float">
            <text:p>1427749902.0354</text:p>
          </table:table-cell>
          <table:table-cell/>
          <table:table-cell table:formula="of:=MAX([.B6];[.D6];[.G6])-MAX([.A6];[.C6];[.E6])" office:value-type="float" office:value="2.85706686973572" calcext:value-type="float">
            <text:p>2.8570668697</text:p>
          </table:table-cell>
          <table:table-cell table:formula="of:=IF(ISBLANK([.E6]);&quot;&quot;;[.I6])" office:value-type="float" office:value="2.85706686973572" calcext:value-type="float">
            <text:p>2.8570668697</text:p>
          </table:table-cell>
          <table:table-cell table:formula="of:=IF(OR(ISBLANK([.E6]);[.I6]&lt;=0);&quot;&quot;;[.I6])" office:value-type="float" office:value="2.85706686973572" calcext:value-type="float">
            <text:p>2.8570668697</text:p>
          </table:table-cell>
          <table:table-cell/>
          <table:table-cell table:formula="of:=AVERAGE([.K2:.K600])" office:value-type="float" office:value="1.2182881750898" calcext:value-type="float">
            <text:p>1.21828817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899.17886" calcext:value-type="float">
            <text:p>1427749899.17886</text:p>
          </table:table-cell>
          <table:table-cell office:value-type="float" office:value="1427749901.99801" calcext:value-type="float">
            <text:p>1427749901.99801</text:p>
          </table:table-cell>
          <table:table-cell office:value-type="float" office:value="1427749902.03061" calcext:value-type="float">
            <text:p>1427749902.03061</text:p>
          </table:table-cell>
          <table:table-cell/>
          <table:table-cell table:formula="of:=MAX([.B7];[.D7];[.G7])-MAX([.A7];[.C7];[.E7])" office:value-type="float" office:value="2.85174012184143" calcext:value-type="float">
            <text:p>2.8517401218</text:p>
          </table:table-cell>
          <table:table-cell table:formula="of:=IF(ISBLANK([.E7]);&quot;&quot;;[.I7])" office:value-type="float" office:value="2.85174012184143" calcext:value-type="float">
            <text:p>2.8517401218</text:p>
          </table:table-cell>
          <table:table-cell table:formula="of:=IF(OR(ISBLANK([.E7]);[.I7]&lt;=0);&quot;&quot;;[.I7])" office:value-type="float" office:value="2.85174012184143" calcext:value-type="float">
            <text:p>2.85174012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899.17939" calcext:value-type="float">
            <text:p>1427749899.17939</text:p>
          </table:table-cell>
          <table:table-cell office:value-type="float" office:value="1427749901.9982" calcext:value-type="float">
            <text:p>1427749901.9982</text:p>
          </table:table-cell>
          <table:table-cell office:value-type="float" office:value="1427749902.03065" calcext:value-type="float">
            <text:p>1427749902.03065</text:p>
          </table:table-cell>
          <table:table-cell/>
          <table:table-cell table:formula="of:=MAX([.B8];[.D8];[.G8])-MAX([.A8];[.C8];[.E8])" office:value-type="float" office:value="2.85125803947449" calcext:value-type="float">
            <text:p>2.8512580395</text:p>
          </table:table-cell>
          <table:table-cell table:formula="of:=IF(ISBLANK([.E8]);&quot;&quot;;[.I8])" office:value-type="float" office:value="2.85125803947449" calcext:value-type="float">
            <text:p>2.8512580395</text:p>
          </table:table-cell>
          <table:table-cell table:formula="of:=IF(OR(ISBLANK([.E8]);[.I8]&lt;=0);&quot;&quot;;[.I8])" office:value-type="float" office:value="2.85125803947449" calcext:value-type="float">
            <text:p>2.85125803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899.17997" calcext:value-type="float">
            <text:p>1427749899.17997</text:p>
          </table:table-cell>
          <table:table-cell office:value-type="float" office:value="1427749901.99789" calcext:value-type="float">
            <text:p>1427749901.99789</text:p>
          </table:table-cell>
          <table:table-cell office:value-type="float" office:value="1427749902.03541" calcext:value-type="float">
            <text:p>1427749902.03541</text:p>
          </table:table-cell>
          <table:table-cell/>
          <table:table-cell table:formula="of:=MAX([.B9];[.D9];[.G9])-MAX([.A9];[.C9];[.E9])" office:value-type="float" office:value="2.85543990135193" calcext:value-type="float">
            <text:p>2.8554399014</text:p>
          </table:table-cell>
          <table:table-cell table:formula="of:=IF(ISBLANK([.E9]);&quot;&quot;;[.I9])" office:value-type="float" office:value="2.85543990135193" calcext:value-type="float">
            <text:p>2.8554399014</text:p>
          </table:table-cell>
          <table:table-cell table:formula="of:=IF(OR(ISBLANK([.E9]);[.I9]&lt;=0);&quot;&quot;;[.I9])" office:value-type="float" office:value="2.85543990135193" calcext:value-type="float">
            <text:p>2.85543990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899.18064" calcext:value-type="float">
            <text:p>1427749899.18064</text:p>
          </table:table-cell>
          <table:table-cell office:value-type="float" office:value="1427749901.99814" calcext:value-type="float">
            <text:p>1427749901.99814</text:p>
          </table:table-cell>
          <table:table-cell office:value-type="float" office:value="1427749902.03547" calcext:value-type="float">
            <text:p>1427749902.03547</text:p>
          </table:table-cell>
          <table:table-cell/>
          <table:table-cell table:formula="of:=MAX([.B10];[.D10];[.G10])-MAX([.A10];[.C10];[.E10])" office:value-type="float" office:value="2.85482382774353" calcext:value-type="float">
            <text:p>2.8548238277</text:p>
          </table:table-cell>
          <table:table-cell table:formula="of:=IF(ISBLANK([.E10]);&quot;&quot;;[.I10])" office:value-type="float" office:value="2.85482382774353" calcext:value-type="float">
            <text:p>2.8548238277</text:p>
          </table:table-cell>
          <table:table-cell table:formula="of:=IF(OR(ISBLANK([.E10]);[.I10]&lt;=0);&quot;&quot;;[.I10])" office:value-type="float" office:value="2.85482382774353" calcext:value-type="float">
            <text:p>2.854823827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1427749899.18128" calcext:value-type="float">
            <text:p>1427749899.18128</text:p>
          </table:table-cell>
          <table:table-cell office:value-type="float" office:value="1427749901.99832" calcext:value-type="float">
            <text:p>1427749901.99832</text:p>
          </table:table-cell>
          <table:table-cell office:value-type="float" office:value="1427749902.03075" calcext:value-type="float">
            <text:p>1427749902.03075</text:p>
          </table:table-cell>
          <table:table-cell/>
          <table:table-cell table:formula="of:=MAX([.B11];[.D11];[.G11])-MAX([.A11];[.C11];[.E11])" office:value-type="float" office:value="2.84947204589844" calcext:value-type="float">
            <text:p>2.8494720459</text:p>
          </table:table-cell>
          <table:table-cell table:formula="of:=IF(ISBLANK([.E11]);&quot;&quot;;[.I11])" office:value-type="float" office:value="2.84947204589844" calcext:value-type="float">
            <text:p>2.8494720459</text:p>
          </table:table-cell>
          <table:table-cell table:formula="of:=IF(OR(ISBLANK([.E11]);[.I11]&lt;=0);&quot;&quot;;[.I11])" office:value-type="float" office:value="2.84947204589844" calcext:value-type="float">
            <text:p>2.8494720459</text:p>
          </table:table-cell>
          <table:table-cell/>
          <table:table-cell office:value-type="string" calcext:value-type="string">
            <text:p>1<text:span text:style-name="T1">st</text:span> average</text:p>
          </table:table-cell>
          <table:table-cell table:formula="of:=AVERAGE([.K2:.K13])" office:value-type="float" office:value="2.86097078323364" calcext:value-type="float">
            <text:p>2.8609707832</text:p>
          </table:table-cell>
        </table:table-row>
        <table:table-row table:style-name="ro1">
          <table:table-cell table:number-columns-repeated="4"/>
          <table:table-cell office:value-type="float" office:value="1427749899.18177" calcext:value-type="float">
            <text:p>1427749899.18177</text:p>
          </table:table-cell>
          <table:table-cell office:value-type="float" office:value="1427749902.08291" calcext:value-type="float">
            <text:p>1427749902.08291</text:p>
          </table:table-cell>
          <table:table-cell office:value-type="float" office:value="1427749902.11386" calcext:value-type="float">
            <text:p>1427749902.11386</text:p>
          </table:table-cell>
          <table:table-cell/>
          <table:table-cell table:formula="of:=MAX([.B12];[.D12];[.G12])-MAX([.A12];[.C12];[.E12])" office:value-type="float" office:value="2.93209290504456" calcext:value-type="float">
            <text:p>2.932092905</text:p>
          </table:table-cell>
          <table:table-cell table:formula="of:=IF(ISBLANK([.E12]);&quot;&quot;;[.I12])" office:value-type="float" office:value="2.93209290504456" calcext:value-type="float">
            <text:p>2.932092905</text:p>
          </table:table-cell>
          <table:table-cell table:formula="of:=IF(OR(ISBLANK([.E12]);[.I12]&lt;=0);&quot;&quot;;[.I12])" office:value-type="float" office:value="2.93209290504456" calcext:value-type="float">
            <text:p>2.932092905</text:p>
          </table:table-cell>
          <table:table-cell/>
          <table:table-cell office:value-type="string" calcext:value-type="string">
            <text:p>rest average</text:p>
          </table:table-cell>
          <table:table-cell table:formula="of:=AVERAGE([.K15:.K600])" office:value-type="float" office:value="1.18469548371672" calcext:value-type="float">
            <text:p>1.1846954837</text:p>
          </table:table-cell>
        </table:table-row>
        <table:table-row table:style-name="ro1">
          <table:table-cell table:number-columns-repeated="4"/>
          <table:table-cell office:value-type="float" office:value="1427749899.18227" calcext:value-type="float">
            <text:p>1427749899.18227</text:p>
          </table:table-cell>
          <table:table-cell office:value-type="float" office:value="1427749901.99826" calcext:value-type="float">
            <text:p>1427749901.99826</text:p>
          </table:table-cell>
          <table:table-cell office:value-type="float" office:value="1427749902.03148" calcext:value-type="float">
            <text:p>1427749902.03148</text:p>
          </table:table-cell>
          <table:table-cell/>
          <table:table-cell table:formula="of:=MAX([.B13];[.D13];[.G13])-MAX([.A13];[.C13];[.E13])" office:value-type="float" office:value="2.84920310974121" calcext:value-type="float">
            <text:p>2.8492031097</text:p>
          </table:table-cell>
          <table:table-cell table:formula="of:=IF(ISBLANK([.E13]);&quot;&quot;;[.I13])" office:value-type="float" office:value="2.84920310974121" calcext:value-type="float">
            <text:p>2.8492031097</text:p>
          </table:table-cell>
          <table:table-cell table:formula="of:=IF(OR(ISBLANK([.E13]);[.I13]&lt;=0);&quot;&quot;;[.I13])" office:value-type="float" office:value="2.84920310974121" calcext:value-type="float">
            <text:p>2.84920310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02.11388" calcext:value-type="float">
            <text:p>1427749902.11388</text:p>
          </table:table-cell>
          <table:table-cell office:value-type="float" office:value="1427749903.6947" calcext:value-type="float">
            <text:p>1427749903.6947</text:p>
          </table:table-cell>
          <table:table-cell table:number-columns-repeated="4"/>
          <table:table-cell table:formula="of:=MAX([.B14];[.D14];[.G14])-MAX([.A14];[.C14];[.E14])" office:value-type="float" office:value="1.58081889152527" calcext:value-type="float">
            <text:p>1.5808188915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1388" calcext:value-type="float">
            <text:p>1427749902.11388</text:p>
          </table:table-cell>
          <table:table-cell office:value-type="float" office:value="1427749903.57102" calcext:value-type="float">
            <text:p>1427749903.57102</text:p>
          </table:table-cell>
          <table:table-cell office:value-type="float" office:value="1427749903.60355" calcext:value-type="float">
            <text:p>1427749903.60355</text:p>
          </table:table-cell>
          <table:table-cell/>
          <table:table-cell table:formula="of:=MAX([.B15];[.D15];[.G15])-MAX([.A15];[.C15];[.E15])" office:value-type="float" office:value="1.48966693878174" calcext:value-type="float">
            <text:p>1.4896669388</text:p>
          </table:table-cell>
          <table:table-cell table:formula="of:=IF(ISBLANK([.E15]);&quot;&quot;;[.I15])" office:value-type="float" office:value="1.48966693878174" calcext:value-type="float">
            <text:p>1.4896669388</text:p>
          </table:table-cell>
          <table:table-cell table:formula="of:=IF(OR(ISBLANK([.E15]);[.I15]&lt;=0);&quot;&quot;;[.I15])" office:value-type="float" office:value="1.48966693878174" calcext:value-type="float">
            <text:p>1.48966693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148" calcext:value-type="float">
            <text:p>1427749902.1148</text:p>
          </table:table-cell>
          <table:table-cell office:value-type="float" office:value="1427749903.44896" calcext:value-type="float">
            <text:p>1427749903.44896</text:p>
          </table:table-cell>
          <table:table-cell office:value-type="float" office:value="1427749903.57089" calcext:value-type="float">
            <text:p>1427749903.57089</text:p>
          </table:table-cell>
          <table:table-cell/>
          <table:table-cell table:formula="of:=MAX([.B16];[.D16];[.G16])-MAX([.A16];[.C16];[.E16])" office:value-type="float" office:value="1.45608687400818" calcext:value-type="float">
            <text:p>1.456086874</text:p>
          </table:table-cell>
          <table:table-cell table:formula="of:=IF(ISBLANK([.E16]);&quot;&quot;;[.I16])" office:value-type="float" office:value="1.45608687400818" calcext:value-type="float">
            <text:p>1.456086874</text:p>
          </table:table-cell>
          <table:table-cell table:formula="of:=IF(OR(ISBLANK([.E16]);[.I16]&lt;=0);&quot;&quot;;[.I16])" office:value-type="float" office:value="1.45608687400818" calcext:value-type="float">
            <text:p>1.4560868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1588" calcext:value-type="float">
            <text:p>1427749902.11588</text:p>
          </table:table-cell>
          <table:table-cell office:value-type="float" office:value="1427749903.65902" calcext:value-type="float">
            <text:p>1427749903.65902</text:p>
          </table:table-cell>
          <table:table-cell office:value-type="float" office:value="1427749903.69469" calcext:value-type="float">
            <text:p>1427749903.69469</text:p>
          </table:table-cell>
          <table:table-cell/>
          <table:table-cell table:formula="of:=MAX([.B17];[.D17];[.G17])-MAX([.A17];[.C17];[.E17])" office:value-type="float" office:value="1.57881307601929" calcext:value-type="float">
            <text:p>1.578813076</text:p>
          </table:table-cell>
          <table:table-cell table:formula="of:=IF(ISBLANK([.E17]);&quot;&quot;;[.I17])" office:value-type="float" office:value="1.57881307601929" calcext:value-type="float">
            <text:p>1.578813076</text:p>
          </table:table-cell>
          <table:table-cell table:formula="of:=IF(OR(ISBLANK([.E17]);[.I17]&lt;=0);&quot;&quot;;[.I17])" office:value-type="float" office:value="1.57881307601929" calcext:value-type="float">
            <text:p>1.5788130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1672" calcext:value-type="float">
            <text:p>1427749902.11672</text:p>
          </table:table-cell>
          <table:table-cell office:value-type="float" office:value="1427749903.12694" calcext:value-type="float">
            <text:p>1427749903.12694</text:p>
          </table:table-cell>
          <table:table-cell office:value-type="float" office:value="1427749903.24846" calcext:value-type="float">
            <text:p>1427749903.24846</text:p>
          </table:table-cell>
          <table:table-cell/>
          <table:table-cell table:formula="of:=MAX([.B18];[.D18];[.G18])-MAX([.A18];[.C18];[.E18])" office:value-type="float" office:value="1.13174104690552" calcext:value-type="float">
            <text:p>1.1317410469</text:p>
          </table:table-cell>
          <table:table-cell table:formula="of:=IF(ISBLANK([.E18]);&quot;&quot;;[.I18])" office:value-type="float" office:value="1.13174104690552" calcext:value-type="float">
            <text:p>1.1317410469</text:p>
          </table:table-cell>
          <table:table-cell table:formula="of:=IF(OR(ISBLANK([.E18]);[.I18]&lt;=0);&quot;&quot;;[.I18])" office:value-type="float" office:value="1.13174104690552" calcext:value-type="float">
            <text:p>1.13174104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1763" calcext:value-type="float">
            <text:p>1427749902.11763</text:p>
          </table:table-cell>
          <table:table-cell office:value-type="float" office:value="1427749903.32868" calcext:value-type="float">
            <text:p>1427749903.32868</text:p>
          </table:table-cell>
          <table:table-cell office:value-type="float" office:value="1427749903.44902" calcext:value-type="float">
            <text:p>1427749903.44902</text:p>
          </table:table-cell>
          <table:table-cell/>
          <table:table-cell table:formula="of:=MAX([.B19];[.D19];[.G19])-MAX([.A19];[.C19];[.E19])" office:value-type="float" office:value="1.3313889503479" calcext:value-type="float">
            <text:p>1.3313889503</text:p>
          </table:table-cell>
          <table:table-cell table:formula="of:=IF(ISBLANK([.E19]);&quot;&quot;;[.I19])" office:value-type="float" office:value="1.3313889503479" calcext:value-type="float">
            <text:p>1.3313889503</text:p>
          </table:table-cell>
          <table:table-cell table:formula="of:=IF(OR(ISBLANK([.E19]);[.I19]&lt;=0);&quot;&quot;;[.I19])" office:value-type="float" office:value="1.3313889503479" calcext:value-type="float">
            <text:p>1.33138895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1849" calcext:value-type="float">
            <text:p>1427749902.11849</text:p>
          </table:table-cell>
          <table:table-cell office:value-type="float" office:value="1427749903.57084" calcext:value-type="float">
            <text:p>1427749903.57084</text:p>
          </table:table-cell>
          <table:table-cell office:value-type="float" office:value="1427749903.60563" calcext:value-type="float">
            <text:p>1427749903.60563</text:p>
          </table:table-cell>
          <table:table-cell/>
          <table:table-cell table:formula="of:=MAX([.B20];[.D20];[.G20])-MAX([.A20];[.C20];[.E20])" office:value-type="float" office:value="1.48714590072632" calcext:value-type="float">
            <text:p>1.4871459007</text:p>
          </table:table-cell>
          <table:table-cell table:formula="of:=IF(ISBLANK([.E20]);&quot;&quot;;[.I20])" office:value-type="float" office:value="1.48714590072632" calcext:value-type="float">
            <text:p>1.4871459007</text:p>
          </table:table-cell>
          <table:table-cell table:formula="of:=IF(OR(ISBLANK([.E20]);[.I20]&lt;=0);&quot;&quot;;[.I20])" office:value-type="float" office:value="1.48714590072632" calcext:value-type="float">
            <text:p>1.48714590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1934" calcext:value-type="float">
            <text:p>1427749902.11934</text:p>
          </table:table-cell>
          <table:table-cell office:value-type="float" office:value="1427749903.57506" calcext:value-type="float">
            <text:p>1427749903.57506</text:p>
          </table:table-cell>
          <table:table-cell office:value-type="float" office:value="1427749903.6154" calcext:value-type="float">
            <text:p>1427749903.6154</text:p>
          </table:table-cell>
          <table:table-cell/>
          <table:table-cell table:formula="of:=MAX([.B21];[.D21];[.G21])-MAX([.A21];[.C21];[.E21])" office:value-type="float" office:value="1.49606895446777" calcext:value-type="float">
            <text:p>1.4960689545</text:p>
          </table:table-cell>
          <table:table-cell table:formula="of:=IF(ISBLANK([.E21]);&quot;&quot;;[.I21])" office:value-type="float" office:value="1.49606895446777" calcext:value-type="float">
            <text:p>1.4960689545</text:p>
          </table:table-cell>
          <table:table-cell table:formula="of:=IF(OR(ISBLANK([.E21]);[.I21]&lt;=0);&quot;&quot;;[.I21])" office:value-type="float" office:value="1.49606895446777" calcext:value-type="float">
            <text:p>1.49606895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2018" calcext:value-type="float">
            <text:p>1427749902.12018</text:p>
          </table:table-cell>
          <table:table-cell office:value-type="float" office:value="1427749903.24841" calcext:value-type="float">
            <text:p>1427749903.24841</text:p>
          </table:table-cell>
          <table:table-cell office:value-type="float" office:value="1427749903.32874" calcext:value-type="float">
            <text:p>1427749903.32874</text:p>
          </table:table-cell>
          <table:table-cell/>
          <table:table-cell table:formula="of:=MAX([.B22];[.D22];[.G22])-MAX([.A22];[.C22];[.E22])" office:value-type="float" office:value="1.20856499671936" calcext:value-type="float">
            <text:p>1.2085649967</text:p>
          </table:table-cell>
          <table:table-cell table:formula="of:=IF(ISBLANK([.E22]);&quot;&quot;;[.I22])" office:value-type="float" office:value="1.20856499671936" calcext:value-type="float">
            <text:p>1.2085649967</text:p>
          </table:table-cell>
          <table:table-cell table:formula="of:=IF(OR(ISBLANK([.E22]);[.I22]&lt;=0);&quot;&quot;;[.I22])" office:value-type="float" office:value="1.20856499671936" calcext:value-type="float">
            <text:p>1.20856499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2101" calcext:value-type="float">
            <text:p>1427749902.12101</text:p>
          </table:table-cell>
          <table:table-cell office:value-type="float" office:value="1427749902.92378" calcext:value-type="float">
            <text:p>1427749902.92378</text:p>
          </table:table-cell>
          <table:table-cell office:value-type="float" office:value="1427749903.04531" calcext:value-type="float">
            <text:p>1427749903.04531</text:p>
          </table:table-cell>
          <table:table-cell/>
          <table:table-cell table:formula="of:=MAX([.B23];[.D23];[.G23])-MAX([.A23];[.C23];[.E23])" office:value-type="float" office:value="0.924291849136353" calcext:value-type="float">
            <text:p>0.9242918491</text:p>
          </table:table-cell>
          <table:table-cell table:formula="of:=IF(ISBLANK([.E23]);&quot;&quot;;[.I23])" office:value-type="float" office:value="0.924291849136353" calcext:value-type="float">
            <text:p>0.9242918491</text:p>
          </table:table-cell>
          <table:table-cell table:formula="of:=IF(OR(ISBLANK([.E23]);[.I23]&lt;=0);&quot;&quot;;[.I23])" office:value-type="float" office:value="0.924291849136353" calcext:value-type="float">
            <text:p>0.92429184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2.12186" calcext:value-type="float">
            <text:p>1427749902.12186</text:p>
          </table:table-cell>
          <table:table-cell office:value-type="float" office:value="1427749903.04524" calcext:value-type="float">
            <text:p>1427749903.04524</text:p>
          </table:table-cell>
          <table:table-cell office:value-type="float" office:value="1427749903.127" calcext:value-type="float">
            <text:p>1427749903.127</text:p>
          </table:table-cell>
          <table:table-cell/>
          <table:table-cell table:formula="of:=MAX([.B24];[.D24];[.G24])-MAX([.A24];[.C24];[.E24])" office:value-type="float" office:value="1.00513815879822" calcext:value-type="float">
            <text:p>1.0051381588</text:p>
          </table:table-cell>
          <table:table-cell table:formula="of:=IF(ISBLANK([.E24]);&quot;&quot;;[.I24])" office:value-type="float" office:value="1.00513815879822" calcext:value-type="float">
            <text:p>1.0051381588</text:p>
          </table:table-cell>
          <table:table-cell table:formula="of:=IF(OR(ISBLANK([.E24]);[.I24]&lt;=0);&quot;&quot;;[.I24])" office:value-type="float" office:value="1.00513815879822" calcext:value-type="float">
            <text:p>1.00513815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03.69471" calcext:value-type="float">
            <text:p>1427749903.69471</text:p>
          </table:table-cell>
          <table:table-cell office:value-type="float" office:value="1427749905.23417" calcext:value-type="float">
            <text:p>1427749905.23417</text:p>
          </table:table-cell>
          <table:table-cell table:number-columns-repeated="4"/>
          <table:table-cell table:formula="of:=MAX([.B25];[.D25];[.G25])-MAX([.A25];[.C25];[.E25])" office:value-type="float" office:value="1.53945899009705" calcext:value-type="float">
            <text:p>1.5394589901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69472" calcext:value-type="float">
            <text:p>1427749903.69472</text:p>
          </table:table-cell>
          <table:table-cell office:value-type="float" office:value="1427749905.20226" calcext:value-type="float">
            <text:p>1427749905.20226</text:p>
          </table:table-cell>
          <table:table-cell office:value-type="float" office:value="1427749905.23417" calcext:value-type="float">
            <text:p>1427749905.23417</text:p>
          </table:table-cell>
          <table:table-cell/>
          <table:table-cell table:formula="of:=MAX([.B26];[.D26];[.G26])-MAX([.A26];[.C26];[.E26])" office:value-type="float" office:value="1.53944897651672" calcext:value-type="float">
            <text:p>1.5394489765</text:p>
          </table:table-cell>
          <table:table-cell table:formula="of:=IF(ISBLANK([.E26]);&quot;&quot;;[.I26])" office:value-type="float" office:value="1.53944897651672" calcext:value-type="float">
            <text:p>1.5394489765</text:p>
          </table:table-cell>
          <table:table-cell table:formula="of:=IF(OR(ISBLANK([.E26]);[.I26]&lt;=0);&quot;&quot;;[.I26])" office:value-type="float" office:value="1.53944897651672" calcext:value-type="float">
            <text:p>1.53944897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69618" calcext:value-type="float">
            <text:p>1427749903.69618</text:p>
          </table:table-cell>
          <table:table-cell office:value-type="float" office:value="1427749905.11571" calcext:value-type="float">
            <text:p>1427749905.11571</text:p>
          </table:table-cell>
          <table:table-cell office:value-type="float" office:value="1427749905.15341" calcext:value-type="float">
            <text:p>1427749905.15341</text:p>
          </table:table-cell>
          <table:table-cell/>
          <table:table-cell table:formula="of:=MAX([.B27];[.D27];[.G27])-MAX([.A27];[.C27];[.E27])" office:value-type="float" office:value="1.45723080635071" calcext:value-type="float">
            <text:p>1.4572308064</text:p>
          </table:table-cell>
          <table:table-cell table:formula="of:=IF(ISBLANK([.E27]);&quot;&quot;;[.I27])" office:value-type="float" office:value="1.45723080635071" calcext:value-type="float">
            <text:p>1.4572308064</text:p>
          </table:table-cell>
          <table:table-cell table:formula="of:=IF(OR(ISBLANK([.E27]);[.I27]&lt;=0);&quot;&quot;;[.I27])" office:value-type="float" office:value="1.45723080635071" calcext:value-type="float">
            <text:p>1.4572308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099" calcext:value-type="float">
            <text:p>1427749903.70099</text:p>
          </table:table-cell>
          <table:table-cell office:value-type="float" office:value="1427749904.46561" calcext:value-type="float">
            <text:p>1427749904.46561</text:p>
          </table:table-cell>
          <table:table-cell office:value-type="float" office:value="1427749904.58684" calcext:value-type="float">
            <text:p>1427749904.58684</text:p>
          </table:table-cell>
          <table:table-cell/>
          <table:table-cell table:formula="of:=MAX([.B28];[.D28];[.G28])-MAX([.A28];[.C28];[.E28])" office:value-type="float" office:value="0.885847806930542" calcext:value-type="float">
            <text:p>0.8858478069</text:p>
          </table:table-cell>
          <table:table-cell table:formula="of:=IF(ISBLANK([.E28]);&quot;&quot;;[.I28])" office:value-type="float" office:value="0.885847806930542" calcext:value-type="float">
            <text:p>0.8858478069</text:p>
          </table:table-cell>
          <table:table-cell table:formula="of:=IF(OR(ISBLANK([.E28]);[.I28]&lt;=0);&quot;&quot;;[.I28])" office:value-type="float" office:value="0.885847806930542" calcext:value-type="float">
            <text:p>0.8858478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229" calcext:value-type="float">
            <text:p>1427749903.70229</text:p>
          </table:table-cell>
          <table:table-cell office:value-type="float" office:value="1427749905.1158" calcext:value-type="float">
            <text:p>1427749905.1158</text:p>
          </table:table-cell>
          <table:table-cell office:value-type="float" office:value="1427749905.15347" calcext:value-type="float">
            <text:p>1427749905.15347</text:p>
          </table:table-cell>
          <table:table-cell/>
          <table:table-cell table:formula="of:=MAX([.B29];[.D29];[.G29])-MAX([.A29];[.C29];[.E29])" office:value-type="float" office:value="1.45117807388306" calcext:value-type="float">
            <text:p>1.4511780739</text:p>
          </table:table-cell>
          <table:table-cell table:formula="of:=IF(ISBLANK([.E29]);&quot;&quot;;[.I29])" office:value-type="float" office:value="1.45117807388306" calcext:value-type="float">
            <text:p>1.4511780739</text:p>
          </table:table-cell>
          <table:table-cell table:formula="of:=IF(OR(ISBLANK([.E29]);[.I29]&lt;=0);&quot;&quot;;[.I29])" office:value-type="float" office:value="1.45117807388306" calcext:value-type="float">
            <text:p>1.45117807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368" calcext:value-type="float">
            <text:p>1427749903.70368</text:p>
          </table:table-cell>
          <table:table-cell office:value-type="float" office:value="1427749905.11553" calcext:value-type="float">
            <text:p>1427749905.11553</text:p>
          </table:table-cell>
          <table:table-cell office:value-type="float" office:value="1427749905.15344" calcext:value-type="float">
            <text:p>1427749905.15344</text:p>
          </table:table-cell>
          <table:table-cell/>
          <table:table-cell table:formula="of:=MAX([.B30];[.D30];[.G30])-MAX([.A30];[.C30];[.E30])" office:value-type="float" office:value="1.44976902008057" calcext:value-type="float">
            <text:p>1.4497690201</text:p>
          </table:table-cell>
          <table:table-cell table:formula="of:=IF(ISBLANK([.E30]);&quot;&quot;;[.I30])" office:value-type="float" office:value="1.44976902008057" calcext:value-type="float">
            <text:p>1.4497690201</text:p>
          </table:table-cell>
          <table:table-cell table:formula="of:=IF(OR(ISBLANK([.E30]);[.I30]&lt;=0);&quot;&quot;;[.I30])" office:value-type="float" office:value="1.44976902008057" calcext:value-type="float">
            <text:p>1.44976902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498" calcext:value-type="float">
            <text:p>1427749903.70498</text:p>
          </table:table-cell>
          <table:table-cell office:value-type="float" office:value="1427749905.12051" calcext:value-type="float">
            <text:p>1427749905.12051</text:p>
          </table:table-cell>
          <table:table-cell office:value-type="float" office:value="1427749905.15349" calcext:value-type="float">
            <text:p>1427749905.15349</text:p>
          </table:table-cell>
          <table:table-cell/>
          <table:table-cell table:formula="of:=MAX([.B31];[.D31];[.G31])-MAX([.A31];[.C31];[.E31])" office:value-type="float" office:value="1.44850897789001" calcext:value-type="float">
            <text:p>1.4485089779</text:p>
          </table:table-cell>
          <table:table-cell table:formula="of:=IF(ISBLANK([.E31]);&quot;&quot;;[.I31])" office:value-type="float" office:value="1.44850897789001" calcext:value-type="float">
            <text:p>1.4485089779</text:p>
          </table:table-cell>
          <table:table-cell table:formula="of:=IF(OR(ISBLANK([.E31]);[.I31]&lt;=0);&quot;&quot;;[.I31])" office:value-type="float" office:value="1.44850897789001" calcext:value-type="float">
            <text:p>1.44850897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632" calcext:value-type="float">
            <text:p>1427749903.70632</text:p>
          </table:table-cell>
          <table:table-cell office:value-type="float" office:value="1427749904.66658" calcext:value-type="float">
            <text:p>1427749904.66658</text:p>
          </table:table-cell>
          <table:table-cell office:value-type="float" office:value="1427749904.78838" calcext:value-type="float">
            <text:p>1427749904.78838</text:p>
          </table:table-cell>
          <table:table-cell/>
          <table:table-cell table:formula="of:=MAX([.B32];[.D32];[.G32])-MAX([.A32];[.C32];[.E32])" office:value-type="float" office:value="1.08206415176392" calcext:value-type="float">
            <text:p>1.0820641518</text:p>
          </table:table-cell>
          <table:table-cell table:formula="of:=IF(ISBLANK([.E32]);&quot;&quot;;[.I32])" office:value-type="float" office:value="1.08206415176392" calcext:value-type="float">
            <text:p>1.0820641518</text:p>
          </table:table-cell>
          <table:table-cell table:formula="of:=IF(OR(ISBLANK([.E32]);[.I32]&lt;=0);&quot;&quot;;[.I32])" office:value-type="float" office:value="1.08206415176392" calcext:value-type="float">
            <text:p>1.08206415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756" calcext:value-type="float">
            <text:p>1427749903.70756</text:p>
          </table:table-cell>
          <table:table-cell office:value-type="float" office:value="1427749905.033" calcext:value-type="float">
            <text:p>1427749905.033</text:p>
          </table:table-cell>
          <table:table-cell office:value-type="float" office:value="1427749905.11558" calcext:value-type="float">
            <text:p>1427749905.11558</text:p>
          </table:table-cell>
          <table:table-cell/>
          <table:table-cell table:formula="of:=MAX([.B33];[.D33];[.G33])-MAX([.A33];[.C33];[.E33])" office:value-type="float" office:value="1.40801501274109" calcext:value-type="float">
            <text:p>1.4080150127</text:p>
          </table:table-cell>
          <table:table-cell table:formula="of:=IF(ISBLANK([.E33]);&quot;&quot;;[.I33])" office:value-type="float" office:value="1.40801501274109" calcext:value-type="float">
            <text:p>1.4080150127</text:p>
          </table:table-cell>
          <table:table-cell table:formula="of:=IF(OR(ISBLANK([.E33]);[.I33]&lt;=0);&quot;&quot;;[.I33])" office:value-type="float" office:value="1.40801501274109" calcext:value-type="float">
            <text:p>1.4080150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806" calcext:value-type="float">
            <text:p>1427749903.70806</text:p>
          </table:table-cell>
          <table:table-cell office:value-type="float" office:value="1427749904.58679" calcext:value-type="float">
            <text:p>1427749904.58679</text:p>
          </table:table-cell>
          <table:table-cell office:value-type="float" office:value="1427749904.66664" calcext:value-type="float">
            <text:p>1427749904.66664</text:p>
          </table:table-cell>
          <table:table-cell/>
          <table:table-cell table:formula="of:=MAX([.B34];[.D34];[.G34])-MAX([.A34];[.C34];[.E34])" office:value-type="float" office:value="0.958580017089844" calcext:value-type="float">
            <text:p>0.9585800171</text:p>
          </table:table-cell>
          <table:table-cell table:formula="of:=IF(ISBLANK([.E34]);&quot;&quot;;[.I34])" office:value-type="float" office:value="0.958580017089844" calcext:value-type="float">
            <text:p>0.9585800171</text:p>
          </table:table-cell>
          <table:table-cell table:formula="of:=IF(OR(ISBLANK([.E34]);[.I34]&lt;=0);&quot;&quot;;[.I34])" office:value-type="float" office:value="0.958580017089844" calcext:value-type="float">
            <text:p>0.95858001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3.70855" calcext:value-type="float">
            <text:p>1427749903.70855</text:p>
          </table:table-cell>
          <table:table-cell office:value-type="float" office:value="1427749904.78833" calcext:value-type="float">
            <text:p>1427749904.78833</text:p>
          </table:table-cell>
          <table:table-cell office:value-type="float" office:value="1427749904.91146" calcext:value-type="float">
            <text:p>1427749904.91146</text:p>
          </table:table-cell>
          <table:table-cell/>
          <table:table-cell table:formula="of:=MAX([.B35];[.D35];[.G35])-MAX([.A35];[.C35];[.E35])" office:value-type="float" office:value="1.20291519165039" calcext:value-type="float">
            <text:p>1.2029151917</text:p>
          </table:table-cell>
          <table:table-cell table:formula="of:=IF(ISBLANK([.E35]);&quot;&quot;;[.I35])" office:value-type="float" office:value="1.20291519165039" calcext:value-type="float">
            <text:p>1.2029151917</text:p>
          </table:table-cell>
          <table:table-cell table:formula="of:=IF(OR(ISBLANK([.E35]);[.I35]&lt;=0);&quot;&quot;;[.I35])" office:value-type="float" office:value="1.20291519165039" calcext:value-type="float">
            <text:p>1.20291519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05.23419" calcext:value-type="float">
            <text:p>1427749905.23419</text:p>
          </table:table-cell>
          <table:table-cell office:value-type="float" office:value="1427749906.53559" calcext:value-type="float">
            <text:p>1427749906.53559</text:p>
          </table:table-cell>
          <table:table-cell table:number-columns-repeated="4"/>
          <table:table-cell table:formula="of:=MAX([.B36];[.D36];[.G36])-MAX([.A36];[.C36];[.E36])" office:value-type="float" office:value="1.30140399932861" calcext:value-type="float">
            <text:p>1.3014039993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3419" calcext:value-type="float">
            <text:p>1427749905.23419</text:p>
          </table:table-cell>
          <table:table-cell office:value-type="float" office:value="1427749906.42294" calcext:value-type="float">
            <text:p>1427749906.42294</text:p>
          </table:table-cell>
          <table:table-cell office:value-type="float" office:value="1427749906.45543" calcext:value-type="float">
            <text:p>1427749906.45543</text:p>
          </table:table-cell>
          <table:table-cell/>
          <table:table-cell table:formula="of:=MAX([.B37];[.D37];[.G37])-MAX([.A37];[.C37];[.E37])" office:value-type="float" office:value="1.22123694419861" calcext:value-type="float">
            <text:p>1.2212369442</text:p>
          </table:table-cell>
          <table:table-cell table:formula="of:=IF(ISBLANK([.E37]);&quot;&quot;;[.I37])" office:value-type="float" office:value="1.22123694419861" calcext:value-type="float">
            <text:p>1.2212369442</text:p>
          </table:table-cell>
          <table:table-cell table:formula="of:=IF(OR(ISBLANK([.E37]);[.I37]&lt;=0);&quot;&quot;;[.I37])" office:value-type="float" office:value="1.22123694419861" calcext:value-type="float">
            <text:p>1.22123694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3605" calcext:value-type="float">
            <text:p>1427749905.23605</text:p>
          </table:table-cell>
          <table:table-cell office:value-type="float" office:value="1427749906.50446" calcext:value-type="float">
            <text:p>1427749906.50446</text:p>
          </table:table-cell>
          <table:table-cell office:value-type="float" office:value="1427749906.53559" calcext:value-type="float">
            <text:p>1427749906.53559</text:p>
          </table:table-cell>
          <table:table-cell/>
          <table:table-cell table:formula="of:=MAX([.B38];[.D38];[.G38])-MAX([.A38];[.C38];[.E38])" office:value-type="float" office:value="1.29953384399414" calcext:value-type="float">
            <text:p>1.299533844</text:p>
          </table:table-cell>
          <table:table-cell table:formula="of:=IF(ISBLANK([.E38]);&quot;&quot;;[.I38])" office:value-type="float" office:value="1.29953384399414" calcext:value-type="float">
            <text:p>1.299533844</text:p>
          </table:table-cell>
          <table:table-cell table:formula="of:=IF(OR(ISBLANK([.E38]);[.I38]&lt;=0);&quot;&quot;;[.I38])" office:value-type="float" office:value="1.29953384399414" calcext:value-type="float">
            <text:p>1.299533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3807" calcext:value-type="float">
            <text:p>1427749905.23807</text:p>
          </table:table-cell>
          <table:table-cell office:value-type="float" office:value="1427749906.42448" calcext:value-type="float">
            <text:p>1427749906.42448</text:p>
          </table:table-cell>
          <table:table-cell office:value-type="float" office:value="1427749906.45768" calcext:value-type="float">
            <text:p>1427749906.45768</text:p>
          </table:table-cell>
          <table:table-cell/>
          <table:table-cell table:formula="of:=MAX([.B39];[.D39];[.G39])-MAX([.A39];[.C39];[.E39])" office:value-type="float" office:value="1.21960496902466" calcext:value-type="float">
            <text:p>1.219604969</text:p>
          </table:table-cell>
          <table:table-cell table:formula="of:=IF(ISBLANK([.E39]);&quot;&quot;;[.I39])" office:value-type="float" office:value="1.21960496902466" calcext:value-type="float">
            <text:p>1.219604969</text:p>
          </table:table-cell>
          <table:table-cell table:formula="of:=IF(OR(ISBLANK([.E39]);[.I39]&lt;=0);&quot;&quot;;[.I39])" office:value-type="float" office:value="1.21960496902466" calcext:value-type="float">
            <text:p>1.2196049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4008" calcext:value-type="float">
            <text:p>1427749905.24008</text:p>
          </table:table-cell>
          <table:table-cell office:value-type="float" office:value="1427749906.42299" calcext:value-type="float">
            <text:p>1427749906.42299</text:p>
          </table:table-cell>
          <table:table-cell office:value-type="float" office:value="1427749906.46266" calcext:value-type="float">
            <text:p>1427749906.46266</text:p>
          </table:table-cell>
          <table:table-cell/>
          <table:table-cell table:formula="of:=MAX([.B40];[.D40];[.G40])-MAX([.A40];[.C40];[.E40])" office:value-type="float" office:value="1.222580909729" calcext:value-type="float">
            <text:p>1.2225809097</text:p>
          </table:table-cell>
          <table:table-cell table:formula="of:=IF(ISBLANK([.E40]);&quot;&quot;;[.I40])" office:value-type="float" office:value="1.222580909729" calcext:value-type="float">
            <text:p>1.2225809097</text:p>
          </table:table-cell>
          <table:table-cell table:formula="of:=IF(OR(ISBLANK([.E40]);[.I40]&lt;=0);&quot;&quot;;[.I40])" office:value-type="float" office:value="1.222580909729" calcext:value-type="float">
            <text:p>1.22258090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4146" calcext:value-type="float">
            <text:p>1427749905.24146</text:p>
          </table:table-cell>
          <table:table-cell office:value-type="float" office:value="1427749906.33964" calcext:value-type="float">
            <text:p>1427749906.33964</text:p>
          </table:table-cell>
          <table:table-cell office:value-type="float" office:value="1427749906.42283" calcext:value-type="float">
            <text:p>1427749906.42283</text:p>
          </table:table-cell>
          <table:table-cell/>
          <table:table-cell table:formula="of:=MAX([.B41];[.D41];[.G41])-MAX([.A41];[.C41];[.E41])" office:value-type="float" office:value="1.18137097358704" calcext:value-type="float">
            <text:p>1.1813709736</text:p>
          </table:table-cell>
          <table:table-cell table:formula="of:=IF(ISBLANK([.E41]);&quot;&quot;;[.I41])" office:value-type="float" office:value="1.18137097358704" calcext:value-type="float">
            <text:p>1.1813709736</text:p>
          </table:table-cell>
          <table:table-cell table:formula="of:=IF(OR(ISBLANK([.E41]);[.I41]&lt;=0);&quot;&quot;;[.I41])" office:value-type="float" office:value="1.18137097358704" calcext:value-type="float">
            <text:p>1.18137097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4307" calcext:value-type="float">
            <text:p>1427749905.24307</text:p>
          </table:table-cell>
          <table:table-cell office:value-type="float" office:value="1427749906.3397" calcext:value-type="float">
            <text:p>1427749906.3397</text:p>
          </table:table-cell>
          <table:table-cell office:value-type="float" office:value="1427749906.42286" calcext:value-type="float">
            <text:p>1427749906.42286</text:p>
          </table:table-cell>
          <table:table-cell/>
          <table:table-cell table:formula="of:=MAX([.B42];[.D42];[.G42])-MAX([.A42];[.C42];[.E42])" office:value-type="float" office:value="1.17979502677917" calcext:value-type="float">
            <text:p>1.1797950268</text:p>
          </table:table-cell>
          <table:table-cell table:formula="of:=IF(ISBLANK([.E42]);&quot;&quot;;[.I42])" office:value-type="float" office:value="1.17979502677917" calcext:value-type="float">
            <text:p>1.1797950268</text:p>
          </table:table-cell>
          <table:table-cell table:formula="of:=IF(OR(ISBLANK([.E42]);[.I42]&lt;=0);&quot;&quot;;[.I42])" office:value-type="float" office:value="1.17979502677917" calcext:value-type="float">
            <text:p>1.17979502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4416" calcext:value-type="float">
            <text:p>1427749905.24416</text:p>
          </table:table-cell>
          <table:table-cell office:value-type="float" office:value="1427749905.99836" calcext:value-type="float">
            <text:p>1427749905.99836</text:p>
          </table:table-cell>
          <table:table-cell office:value-type="float" office:value="1427749906.42303" calcext:value-type="float">
            <text:p>1427749906.42303</text:p>
          </table:table-cell>
          <table:table-cell/>
          <table:table-cell table:formula="of:=MAX([.B43];[.D43];[.G43])-MAX([.A43];[.C43];[.E43])" office:value-type="float" office:value="1.178866147995" calcext:value-type="float">
            <text:p>1.178866148</text:p>
          </table:table-cell>
          <table:table-cell table:formula="of:=IF(ISBLANK([.E43]);&quot;&quot;;[.I43])" office:value-type="float" office:value="1.178866147995" calcext:value-type="float">
            <text:p>1.178866148</text:p>
          </table:table-cell>
          <table:table-cell table:formula="of:=IF(OR(ISBLANK([.E43]);[.I43]&lt;=0);&quot;&quot;;[.I43])" office:value-type="float" office:value="1.178866147995" calcext:value-type="float">
            <text:p>1.1788661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4517" calcext:value-type="float">
            <text:p>1427749905.24517</text:p>
          </table:table-cell>
          <table:table-cell office:value-type="float" office:value="1427749905.91747" calcext:value-type="float">
            <text:p>1427749905.91747</text:p>
          </table:table-cell>
          <table:table-cell office:value-type="float" office:value="1427749905.9984" calcext:value-type="float">
            <text:p>1427749905.9984</text:p>
          </table:table-cell>
          <table:table-cell/>
          <table:table-cell table:formula="of:=MAX([.B44];[.D44];[.G44])-MAX([.A44];[.C44];[.E44])" office:value-type="float" office:value="0.753231048583984" calcext:value-type="float">
            <text:p>0.7532310486</text:p>
          </table:table-cell>
          <table:table-cell table:formula="of:=IF(ISBLANK([.E44]);&quot;&quot;;[.I44])" office:value-type="float" office:value="0.753231048583984" calcext:value-type="float">
            <text:p>0.7532310486</text:p>
          </table:table-cell>
          <table:table-cell table:formula="of:=IF(OR(ISBLANK([.E44]);[.I44]&lt;=0);&quot;&quot;;[.I44])" office:value-type="float" office:value="0.753231048583984" calcext:value-type="float">
            <text:p>0.75323104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4624" calcext:value-type="float">
            <text:p>1427749905.24624</text:p>
          </table:table-cell>
          <table:table-cell office:value-type="float" office:value="1427749906.17171" calcext:value-type="float">
            <text:p>1427749906.17171</text:p>
          </table:table-cell>
          <table:table-cell office:value-type="float" office:value="1427749906.25574" calcext:value-type="float">
            <text:p>1427749906.25574</text:p>
          </table:table-cell>
          <table:table-cell/>
          <table:table-cell table:formula="of:=MAX([.B45];[.D45];[.G45])-MAX([.A45];[.C45];[.E45])" office:value-type="float" office:value="1.00950598716736" calcext:value-type="float">
            <text:p>1.0095059872</text:p>
          </table:table-cell>
          <table:table-cell table:formula="of:=IF(ISBLANK([.E45]);&quot;&quot;;[.I45])" office:value-type="float" office:value="1.00950598716736" calcext:value-type="float">
            <text:p>1.0095059872</text:p>
          </table:table-cell>
          <table:table-cell table:formula="of:=IF(OR(ISBLANK([.E45]);[.I45]&lt;=0);&quot;&quot;;[.I45])" office:value-type="float" office:value="1.00950598716736" calcext:value-type="float">
            <text:p>1.00950598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5.24722" calcext:value-type="float">
            <text:p>1427749905.24722</text:p>
          </table:table-cell>
          <table:table-cell office:value-type="float" office:value="1427749905.99972" calcext:value-type="float">
            <text:p>1427749905.99972</text:p>
          </table:table-cell>
          <table:table-cell office:value-type="float" office:value="1427749906.25571" calcext:value-type="float">
            <text:p>1427749906.25571</text:p>
          </table:table-cell>
          <table:table-cell/>
          <table:table-cell table:formula="of:=MAX([.B46];[.D46];[.G46])-MAX([.A46];[.C46];[.E46])" office:value-type="float" office:value="1.00849199295044" calcext:value-type="float">
            <text:p>1.008491993</text:p>
          </table:table-cell>
          <table:table-cell table:formula="of:=IF(ISBLANK([.E46]);&quot;&quot;;[.I46])" office:value-type="float" office:value="1.00849199295044" calcext:value-type="float">
            <text:p>1.008491993</text:p>
          </table:table-cell>
          <table:table-cell table:formula="of:=IF(OR(ISBLANK([.E46]);[.I46]&lt;=0);&quot;&quot;;[.I46])" office:value-type="float" office:value="1.00849199295044" calcext:value-type="float">
            <text:p>1.0084919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06.5356" calcext:value-type="float">
            <text:p>1427749906.5356</text:p>
          </table:table-cell>
          <table:table-cell office:value-type="float" office:value="1427749907.87106" calcext:value-type="float">
            <text:p>1427749907.87106</text:p>
          </table:table-cell>
          <table:table-cell table:number-columns-repeated="4"/>
          <table:table-cell table:formula="of:=MAX([.B47];[.D47];[.G47])-MAX([.A47];[.C47];[.E47])" office:value-type="float" office:value="1.33546113967896" calcext:value-type="float">
            <text:p>1.3354611397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356" calcext:value-type="float">
            <text:p>1427749906.5356</text:p>
          </table:table-cell>
          <table:table-cell office:value-type="float" office:value="1427749907.75153" calcext:value-type="float">
            <text:p>1427749907.75153</text:p>
          </table:table-cell>
          <table:table-cell office:value-type="float" office:value="1427749907.78642" calcext:value-type="float">
            <text:p>1427749907.78642</text:p>
          </table:table-cell>
          <table:table-cell/>
          <table:table-cell table:formula="of:=MAX([.B48];[.D48];[.G48])-MAX([.A48];[.C48];[.E48])" office:value-type="float" office:value="1.25081992149353" calcext:value-type="float">
            <text:p>1.2508199215</text:p>
          </table:table-cell>
          <table:table-cell table:formula="of:=IF(ISBLANK([.E48]);&quot;&quot;;[.I48])" office:value-type="float" office:value="1.25081992149353" calcext:value-type="float">
            <text:p>1.2508199215</text:p>
          </table:table-cell>
          <table:table-cell table:formula="of:=IF(OR(ISBLANK([.E48]);[.I48]&lt;=0);&quot;&quot;;[.I48])" office:value-type="float" office:value="1.25081992149353" calcext:value-type="float">
            <text:p>1.25081992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3648" calcext:value-type="float">
            <text:p>1427749906.53648</text:p>
          </table:table-cell>
          <table:table-cell office:value-type="float" office:value="1427749907.74483" calcext:value-type="float">
            <text:p>1427749907.74483</text:p>
          </table:table-cell>
          <table:table-cell office:value-type="float" office:value="1427749907.77877" calcext:value-type="float">
            <text:p>1427749907.77877</text:p>
          </table:table-cell>
          <table:table-cell/>
          <table:table-cell table:formula="of:=MAX([.B49];[.D49];[.G49])-MAX([.A49];[.C49];[.E49])" office:value-type="float" office:value="1.24228191375732" calcext:value-type="float">
            <text:p>1.2422819138</text:p>
          </table:table-cell>
          <table:table-cell table:formula="of:=IF(ISBLANK([.E49]);&quot;&quot;;[.I49])" office:value-type="float" office:value="1.24228191375732" calcext:value-type="float">
            <text:p>1.2422819138</text:p>
          </table:table-cell>
          <table:table-cell table:formula="of:=IF(OR(ISBLANK([.E49]);[.I49]&lt;=0);&quot;&quot;;[.I49])" office:value-type="float" office:value="1.24228191375732" calcext:value-type="float">
            <text:p>1.24228191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3732" calcext:value-type="float">
            <text:p>1427749906.53732</text:p>
          </table:table-cell>
          <table:table-cell office:value-type="float" office:value="1427749907.74469" calcext:value-type="float">
            <text:p>1427749907.74469</text:p>
          </table:table-cell>
          <table:table-cell office:value-type="float" office:value="1427749907.7787" calcext:value-type="float">
            <text:p>1427749907.7787</text:p>
          </table:table-cell>
          <table:table-cell/>
          <table:table-cell table:formula="of:=MAX([.B50];[.D50];[.G50])-MAX([.A50];[.C50];[.E50])" office:value-type="float" office:value="1.24137687683105" calcext:value-type="float">
            <text:p>1.2413768768</text:p>
          </table:table-cell>
          <table:table-cell table:formula="of:=IF(ISBLANK([.E50]);&quot;&quot;;[.I50])" office:value-type="float" office:value="1.24137687683105" calcext:value-type="float">
            <text:p>1.2413768768</text:p>
          </table:table-cell>
          <table:table-cell table:formula="of:=IF(OR(ISBLANK([.E50]);[.I50]&lt;=0);&quot;&quot;;[.I50])" office:value-type="float" office:value="1.24137687683105" calcext:value-type="float">
            <text:p>1.24137687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3922" calcext:value-type="float">
            <text:p>1427749906.53922</text:p>
          </table:table-cell>
          <table:table-cell office:value-type="float" office:value="1427749907.50046" calcext:value-type="float">
            <text:p>1427749907.50046</text:p>
          </table:table-cell>
          <table:table-cell office:value-type="float" office:value="1427749907.58284" calcext:value-type="float">
            <text:p>1427749907.58284</text:p>
          </table:table-cell>
          <table:table-cell/>
          <table:table-cell table:formula="of:=MAX([.B51];[.D51];[.G51])-MAX([.A51];[.C51];[.E51])" office:value-type="float" office:value="1.04361414909363" calcext:value-type="float">
            <text:p>1.0436141491</text:p>
          </table:table-cell>
          <table:table-cell table:formula="of:=IF(ISBLANK([.E51]);&quot;&quot;;[.I51])" office:value-type="float" office:value="1.04361414909363" calcext:value-type="float">
            <text:p>1.0436141491</text:p>
          </table:table-cell>
          <table:table-cell table:formula="of:=IF(OR(ISBLANK([.E51]);[.I51]&lt;=0);&quot;&quot;;[.I51])" office:value-type="float" office:value="1.04361414909363" calcext:value-type="float">
            <text:p>1.04361414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4054" calcext:value-type="float">
            <text:p>1427749906.54054</text:p>
          </table:table-cell>
          <table:table-cell office:value-type="float" office:value="1427749907.33029" calcext:value-type="float">
            <text:p>1427749907.33029</text:p>
          </table:table-cell>
          <table:table-cell office:value-type="float" office:value="1427749907.41478" calcext:value-type="float">
            <text:p>1427749907.41478</text:p>
          </table:table-cell>
          <table:table-cell/>
          <table:table-cell table:formula="of:=MAX([.B52];[.D52];[.G52])-MAX([.A52];[.C52];[.E52])" office:value-type="float" office:value="0.874239921569824" calcext:value-type="float">
            <text:p>0.8742399216</text:p>
          </table:table-cell>
          <table:table-cell table:formula="of:=IF(ISBLANK([.E52]);&quot;&quot;;[.I52])" office:value-type="float" office:value="0.874239921569824" calcext:value-type="float">
            <text:p>0.8742399216</text:p>
          </table:table-cell>
          <table:table-cell table:formula="of:=IF(OR(ISBLANK([.E52]);[.I52]&lt;=0);&quot;&quot;;[.I52])" office:value-type="float" office:value="0.874239921569824" calcext:value-type="float">
            <text:p>0.87423992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4184" calcext:value-type="float">
            <text:p>1427749906.54184</text:p>
          </table:table-cell>
          <table:table-cell office:value-type="float" office:value="1427749907.5828" calcext:value-type="float">
            <text:p>1427749907.5828</text:p>
          </table:table-cell>
          <table:table-cell office:value-type="float" office:value="1427749907.66507" calcext:value-type="float">
            <text:p>1427749907.66507</text:p>
          </table:table-cell>
          <table:table-cell/>
          <table:table-cell table:formula="of:=MAX([.B53];[.D53];[.G53])-MAX([.A53];[.C53];[.E53])" office:value-type="float" office:value="1.12323403358459" calcext:value-type="float">
            <text:p>1.1232340336</text:p>
          </table:table-cell>
          <table:table-cell table:formula="of:=IF(ISBLANK([.E53]);&quot;&quot;;[.I53])" office:value-type="float" office:value="1.12323403358459" calcext:value-type="float">
            <text:p>1.1232340336</text:p>
          </table:table-cell>
          <table:table-cell table:formula="of:=IF(OR(ISBLANK([.E53]);[.I53]&lt;=0);&quot;&quot;;[.I53])" office:value-type="float" office:value="1.12323403358459" calcext:value-type="float">
            <text:p>1.12323403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4247" calcext:value-type="float">
            <text:p>1427749906.54247</text:p>
          </table:table-cell>
          <table:table-cell office:value-type="float" office:value="1427749907.83557" calcext:value-type="float">
            <text:p>1427749907.83557</text:p>
          </table:table-cell>
          <table:table-cell office:value-type="float" office:value="1427749907.87106" calcext:value-type="float">
            <text:p>1427749907.87106</text:p>
          </table:table-cell>
          <table:table-cell/>
          <table:table-cell table:formula="of:=MAX([.B54];[.D54];[.G54])-MAX([.A54];[.C54];[.E54])" office:value-type="float" office:value="1.32858300209045" calcext:value-type="float">
            <text:p>1.3285830021</text:p>
          </table:table-cell>
          <table:table-cell table:formula="of:=IF(ISBLANK([.E54]);&quot;&quot;;[.I54])" office:value-type="float" office:value="1.32858300209045" calcext:value-type="float">
            <text:p>1.3285830021</text:p>
          </table:table-cell>
          <table:table-cell table:formula="of:=IF(OR(ISBLANK([.E54]);[.I54]&lt;=0);&quot;&quot;;[.I54])" office:value-type="float" office:value="1.32858300209045" calcext:value-type="float">
            <text:p>1.32858300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4332" calcext:value-type="float">
            <text:p>1427749906.54332</text:p>
          </table:table-cell>
          <table:table-cell office:value-type="float" office:value="1427749907.41474" calcext:value-type="float">
            <text:p>1427749907.41474</text:p>
          </table:table-cell>
          <table:table-cell office:value-type="float" office:value="1427749907.5005" calcext:value-type="float">
            <text:p>1427749907.5005</text:p>
          </table:table-cell>
          <table:table-cell/>
          <table:table-cell table:formula="of:=MAX([.B55];[.D55];[.G55])-MAX([.A55];[.C55];[.E55])" office:value-type="float" office:value="0.957185029983521" calcext:value-type="float">
            <text:p>0.95718503</text:p>
          </table:table-cell>
          <table:table-cell table:formula="of:=IF(ISBLANK([.E55]);&quot;&quot;;[.I55])" office:value-type="float" office:value="0.957185029983521" calcext:value-type="float">
            <text:p>0.95718503</text:p>
          </table:table-cell>
          <table:table-cell table:formula="of:=IF(OR(ISBLANK([.E55]);[.I55]&lt;=0);&quot;&quot;;[.I55])" office:value-type="float" office:value="0.957185029983521" calcext:value-type="float">
            <text:p>0.957185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4451" calcext:value-type="float">
            <text:p>1427749906.54451</text:p>
          </table:table-cell>
          <table:table-cell office:value-type="float" office:value="1427749907.24855" calcext:value-type="float">
            <text:p>1427749907.24855</text:p>
          </table:table-cell>
          <table:table-cell office:value-type="float" office:value="1427749907.33037" calcext:value-type="float">
            <text:p>1427749907.33037</text:p>
          </table:table-cell>
          <table:table-cell/>
          <table:table-cell table:formula="of:=MAX([.B56];[.D56];[.G56])-MAX([.A56];[.C56];[.E56])" office:value-type="float" office:value="0.785861968994141" calcext:value-type="float">
            <text:p>0.785861969</text:p>
          </table:table-cell>
          <table:table-cell table:formula="of:=IF(ISBLANK([.E56]);&quot;&quot;;[.I56])" office:value-type="float" office:value="0.785861968994141" calcext:value-type="float">
            <text:p>0.785861969</text:p>
          </table:table-cell>
          <table:table-cell table:formula="of:=IF(OR(ISBLANK([.E56]);[.I56]&lt;=0);&quot;&quot;;[.I56])" office:value-type="float" office:value="0.785861968994141" calcext:value-type="float">
            <text:p>0.7858619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6.54555" calcext:value-type="float">
            <text:p>1427749906.54555</text:p>
          </table:table-cell>
          <table:table-cell office:value-type="float" office:value="1427749907.66503" calcext:value-type="float">
            <text:p>1427749907.66503</text:p>
          </table:table-cell>
          <table:table-cell office:value-type="float" office:value="1427749907.74473" calcext:value-type="float">
            <text:p>1427749907.74473</text:p>
          </table:table-cell>
          <table:table-cell/>
          <table:table-cell table:formula="of:=MAX([.B57];[.D57];[.G57])-MAX([.A57];[.C57];[.E57])" office:value-type="float" office:value="1.1991868019104" calcext:value-type="float">
            <text:p>1.1991868019</text:p>
          </table:table-cell>
          <table:table-cell table:formula="of:=IF(ISBLANK([.E57]);&quot;&quot;;[.I57])" office:value-type="float" office:value="1.1991868019104" calcext:value-type="float">
            <text:p>1.1991868019</text:p>
          </table:table-cell>
          <table:table-cell table:formula="of:=IF(OR(ISBLANK([.E57]);[.I57]&lt;=0);&quot;&quot;;[.I57])" office:value-type="float" office:value="1.1991868019104" calcext:value-type="float">
            <text:p>1.19918680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07.87107" calcext:value-type="float">
            <text:p>1427749907.87107</text:p>
          </table:table-cell>
          <table:table-cell office:value-type="float" office:value="1427749909.22242" calcext:value-type="float">
            <text:p>1427749909.22242</text:p>
          </table:table-cell>
          <table:table-cell table:number-columns-repeated="4"/>
          <table:table-cell table:formula="of:=MAX([.B58];[.D58];[.G58])-MAX([.A58];[.C58];[.E58])" office:value-type="float" office:value="1.35135507583618" calcext:value-type="float">
            <text:p>1.3513550758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107" calcext:value-type="float">
            <text:p>1427749907.87107</text:p>
          </table:table-cell>
          <table:table-cell office:value-type="float" office:value="1427749909.18878" calcext:value-type="float">
            <text:p>1427749909.18878</text:p>
          </table:table-cell>
          <table:table-cell office:value-type="float" office:value="1427749909.22242" calcext:value-type="float">
            <text:p>1427749909.22242</text:p>
          </table:table-cell>
          <table:table-cell/>
          <table:table-cell table:formula="of:=MAX([.B59];[.D59];[.G59])-MAX([.A59];[.C59];[.E59])" office:value-type="float" office:value="1.3513491153717" calcext:value-type="float">
            <text:p>1.3513491154</text:p>
          </table:table-cell>
          <table:table-cell table:formula="of:=IF(ISBLANK([.E59]);&quot;&quot;;[.I59])" office:value-type="float" office:value="1.3513491153717" calcext:value-type="float">
            <text:p>1.3513491154</text:p>
          </table:table-cell>
          <table:table-cell table:formula="of:=IF(OR(ISBLANK([.E59]);[.I59]&lt;=0);&quot;&quot;;[.I59])" office:value-type="float" office:value="1.3513491153717" calcext:value-type="float">
            <text:p>1.35134911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245" calcext:value-type="float">
            <text:p>1427749907.87245</text:p>
          </table:table-cell>
          <table:table-cell office:value-type="float" office:value="1427749909.09794" calcext:value-type="float">
            <text:p>1427749909.09794</text:p>
          </table:table-cell>
          <table:table-cell office:value-type="float" office:value="1427749909.13896" calcext:value-type="float">
            <text:p>1427749909.13896</text:p>
          </table:table-cell>
          <table:table-cell/>
          <table:table-cell table:formula="of:=MAX([.B60];[.D60];[.G60])-MAX([.A60];[.C60];[.E60])" office:value-type="float" office:value="1.26650905609131" calcext:value-type="float">
            <text:p>1.2665090561</text:p>
          </table:table-cell>
          <table:table-cell table:formula="of:=IF(ISBLANK([.E60]);&quot;&quot;;[.I60])" office:value-type="float" office:value="1.26650905609131" calcext:value-type="float">
            <text:p>1.2665090561</text:p>
          </table:table-cell>
          <table:table-cell table:formula="of:=IF(OR(ISBLANK([.E60]);[.I60]&lt;=0);&quot;&quot;;[.I60])" office:value-type="float" office:value="1.26650905609131" calcext:value-type="float">
            <text:p>1.26650905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378" calcext:value-type="float">
            <text:p>1427749907.87378</text:p>
          </table:table-cell>
          <table:table-cell office:value-type="float" office:value="1427749908.5922" calcext:value-type="float">
            <text:p>1427749908.5922</text:p>
          </table:table-cell>
          <table:table-cell office:value-type="float" office:value="1427749908.67621" calcext:value-type="float">
            <text:p>1427749908.67621</text:p>
          </table:table-cell>
          <table:table-cell/>
          <table:table-cell table:formula="of:=MAX([.B61];[.D61];[.G61])-MAX([.A61];[.C61];[.E61])" office:value-type="float" office:value="0.802430868148804" calcext:value-type="float">
            <text:p>0.8024308681</text:p>
          </table:table-cell>
          <table:table-cell table:formula="of:=IF(ISBLANK([.E61]);&quot;&quot;;[.I61])" office:value-type="float" office:value="0.802430868148804" calcext:value-type="float">
            <text:p>0.8024308681</text:p>
          </table:table-cell>
          <table:table-cell table:formula="of:=IF(OR(ISBLANK([.E61]);[.I61]&lt;=0);&quot;&quot;;[.I61])" office:value-type="float" office:value="0.802430868148804" calcext:value-type="float">
            <text:p>0.80243086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567" calcext:value-type="float">
            <text:p>1427749907.87567</text:p>
          </table:table-cell>
          <table:table-cell office:value-type="float" office:value="1427749908.92638" calcext:value-type="float">
            <text:p>1427749908.92638</text:p>
          </table:table-cell>
          <table:table-cell office:value-type="float" office:value="1427749909.01744" calcext:value-type="float">
            <text:p>1427749909.01744</text:p>
          </table:table-cell>
          <table:table-cell/>
          <table:table-cell table:formula="of:=MAX([.B62];[.D62];[.G62])-MAX([.A62];[.C62];[.E62])" office:value-type="float" office:value="1.14176487922668" calcext:value-type="float">
            <text:p>1.1417648792</text:p>
          </table:table-cell>
          <table:table-cell table:formula="of:=IF(ISBLANK([.E62]);&quot;&quot;;[.I62])" office:value-type="float" office:value="1.14176487922668" calcext:value-type="float">
            <text:p>1.1417648792</text:p>
          </table:table-cell>
          <table:table-cell table:formula="of:=IF(OR(ISBLANK([.E62]);[.I62]&lt;=0);&quot;&quot;;[.I62])" office:value-type="float" office:value="1.14176487922668" calcext:value-type="float">
            <text:p>1.14176487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618" calcext:value-type="float">
            <text:p>1427749907.87618</text:p>
          </table:table-cell>
          <table:table-cell office:value-type="float" office:value="1427749908.75735" calcext:value-type="float">
            <text:p>1427749908.75735</text:p>
          </table:table-cell>
          <table:table-cell office:value-type="float" office:value="1427749908.83918" calcext:value-type="float">
            <text:p>1427749908.83918</text:p>
          </table:table-cell>
          <table:table-cell/>
          <table:table-cell table:formula="of:=MAX([.B63];[.D63];[.G63])-MAX([.A63];[.C63];[.E63])" office:value-type="float" office:value="0.962996006011963" calcext:value-type="float">
            <text:p>0.962996006</text:p>
          </table:table-cell>
          <table:table-cell table:formula="of:=IF(ISBLANK([.E63]);&quot;&quot;;[.I63])" office:value-type="float" office:value="0.962996006011963" calcext:value-type="float">
            <text:p>0.962996006</text:p>
          </table:table-cell>
          <table:table-cell table:formula="of:=IF(OR(ISBLANK([.E63]);[.I63]&lt;=0);&quot;&quot;;[.I63])" office:value-type="float" office:value="0.962996006011963" calcext:value-type="float">
            <text:p>0.9629960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665" calcext:value-type="float">
            <text:p>1427749907.87665</text:p>
          </table:table-cell>
          <table:table-cell office:value-type="float" office:value="1427749909.0174" calcext:value-type="float">
            <text:p>1427749909.0174</text:p>
          </table:table-cell>
          <table:table-cell office:value-type="float" office:value="1427749909.09785" calcext:value-type="float">
            <text:p>1427749909.09785</text:p>
          </table:table-cell>
          <table:table-cell/>
          <table:table-cell table:formula="of:=MAX([.B64];[.D64];[.G64])-MAX([.A64];[.C64];[.E64])" office:value-type="float" office:value="1.22119808197021" calcext:value-type="float">
            <text:p>1.221198082</text:p>
          </table:table-cell>
          <table:table-cell table:formula="of:=IF(ISBLANK([.E64]);&quot;&quot;;[.I64])" office:value-type="float" office:value="1.22119808197021" calcext:value-type="float">
            <text:p>1.221198082</text:p>
          </table:table-cell>
          <table:table-cell table:formula="of:=IF(OR(ISBLANK([.E64]);[.I64]&lt;=0);&quot;&quot;;[.I64])" office:value-type="float" office:value="1.22119808197021" calcext:value-type="float">
            <text:p>1.2211980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711" calcext:value-type="float">
            <text:p>1427749907.87711</text:p>
          </table:table-cell>
          <table:table-cell office:value-type="float" office:value="1427749909.0978" calcext:value-type="float">
            <text:p>1427749909.0978</text:p>
          </table:table-cell>
          <table:table-cell office:value-type="float" office:value="1427749909.139" calcext:value-type="float">
            <text:p>1427749909.139</text:p>
          </table:table-cell>
          <table:table-cell/>
          <table:table-cell table:formula="of:=MAX([.B65];[.D65];[.G65])-MAX([.A65];[.C65];[.E65])" office:value-type="float" office:value="1.26189184188843" calcext:value-type="float">
            <text:p>1.2618918419</text:p>
          </table:table-cell>
          <table:table-cell table:formula="of:=IF(ISBLANK([.E65]);&quot;&quot;;[.I65])" office:value-type="float" office:value="1.26189184188843" calcext:value-type="float">
            <text:p>1.2618918419</text:p>
          </table:table-cell>
          <table:table-cell table:formula="of:=IF(OR(ISBLANK([.E65]);[.I65]&lt;=0);&quot;&quot;;[.I65])" office:value-type="float" office:value="1.26189184188843" calcext:value-type="float">
            <text:p>1.26189184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759" calcext:value-type="float">
            <text:p>1427749907.87759</text:p>
          </table:table-cell>
          <table:table-cell office:value-type="float" office:value="1427749908.75741" calcext:value-type="float">
            <text:p>1427749908.75741</text:p>
          </table:table-cell>
          <table:table-cell office:value-type="float" office:value="1427749908.83922" calcext:value-type="float">
            <text:p>1427749908.83922</text:p>
          </table:table-cell>
          <table:table-cell/>
          <table:table-cell table:formula="of:=MAX([.B66];[.D66];[.G66])-MAX([.A66];[.C66];[.E66])" office:value-type="float" office:value="0.961632966995239" calcext:value-type="float">
            <text:p>0.961632967</text:p>
          </table:table-cell>
          <table:table-cell table:formula="of:=IF(ISBLANK([.E66]);&quot;&quot;;[.I66])" office:value-type="float" office:value="0.961632966995239" calcext:value-type="float">
            <text:p>0.961632967</text:p>
          </table:table-cell>
          <table:table-cell table:formula="of:=IF(OR(ISBLANK([.E66]);[.I66]&lt;=0);&quot;&quot;;[.I66])" office:value-type="float" office:value="0.961632966995239" calcext:value-type="float">
            <text:p>0.9616329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806" calcext:value-type="float">
            <text:p>1427749907.87806</text:p>
          </table:table-cell>
          <table:table-cell office:value-type="float" office:value="1427749908.67617" calcext:value-type="float">
            <text:p>1427749908.67617</text:p>
          </table:table-cell>
          <table:table-cell office:value-type="float" office:value="1427749908.75745" calcext:value-type="float">
            <text:p>1427749908.75745</text:p>
          </table:table-cell>
          <table:table-cell/>
          <table:table-cell table:formula="of:=MAX([.B67];[.D67];[.G67])-MAX([.A67];[.C67];[.E67])" office:value-type="float" office:value="0.87938404083252" calcext:value-type="float">
            <text:p>0.8793840408</text:p>
          </table:table-cell>
          <table:table-cell table:formula="of:=IF(ISBLANK([.E67]);&quot;&quot;;[.I67])" office:value-type="float" office:value="0.87938404083252" calcext:value-type="float">
            <text:p>0.8793840408</text:p>
          </table:table-cell>
          <table:table-cell table:formula="of:=IF(OR(ISBLANK([.E67]);[.I67]&lt;=0);&quot;&quot;;[.I67])" office:value-type="float" office:value="0.87938404083252" calcext:value-type="float">
            <text:p>0.87938404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7.87853" calcext:value-type="float">
            <text:p>1427749907.87853</text:p>
          </table:table-cell>
          <table:table-cell office:value-type="float" office:value="1427749908.83914" calcext:value-type="float">
            <text:p>1427749908.83914</text:p>
          </table:table-cell>
          <table:table-cell office:value-type="float" office:value="1427749908.92642" calcext:value-type="float">
            <text:p>1427749908.92642</text:p>
          </table:table-cell>
          <table:table-cell/>
          <table:table-cell table:formula="of:=MAX([.B68];[.D68];[.G68])-MAX([.A68];[.C68];[.E68])" office:value-type="float" office:value="1.0478880405426" calcext:value-type="float">
            <text:p>1.0478880405</text:p>
          </table:table-cell>
          <table:table-cell table:formula="of:=IF(ISBLANK([.E68]);&quot;&quot;;[.I68])" office:value-type="float" office:value="1.0478880405426" calcext:value-type="float">
            <text:p>1.0478880405</text:p>
          </table:table-cell>
          <table:table-cell table:formula="of:=IF(OR(ISBLANK([.E68]);[.I68]&lt;=0);&quot;&quot;;[.I68])" office:value-type="float" office:value="1.0478880405426" calcext:value-type="float">
            <text:p>1.04788804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09.22243" calcext:value-type="float">
            <text:p>1427749909.22243</text:p>
          </table:table-cell>
          <table:table-cell office:value-type="float" office:value="1427749910.58844" calcext:value-type="float">
            <text:p>1427749910.58844</text:p>
          </table:table-cell>
          <table:table-cell table:number-columns-repeated="4"/>
          <table:table-cell table:formula="of:=MAX([.B69];[.D69];[.G69])-MAX([.A69];[.C69];[.E69])" office:value-type="float" office:value="1.36600804328918" calcext:value-type="float">
            <text:p>1.3660080433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243" calcext:value-type="float">
            <text:p>1427749909.22243</text:p>
          </table:table-cell>
          <table:table-cell office:value-type="float" office:value="1427749910.46777" calcext:value-type="float">
            <text:p>1427749910.46777</text:p>
          </table:table-cell>
          <table:table-cell office:value-type="float" office:value="1427749910.50323" calcext:value-type="float">
            <text:p>1427749910.50323</text:p>
          </table:table-cell>
          <table:table-cell/>
          <table:table-cell table:formula="of:=MAX([.B70];[.D70];[.G70])-MAX([.A70];[.C70];[.E70])" office:value-type="float" office:value="1.28079700469971" calcext:value-type="float">
            <text:p>1.2807970047</text:p>
          </table:table-cell>
          <table:table-cell table:formula="of:=IF(ISBLANK([.E70]);&quot;&quot;;[.I70])" office:value-type="float" office:value="1.28079700469971" calcext:value-type="float">
            <text:p>1.2807970047</text:p>
          </table:table-cell>
          <table:table-cell table:formula="of:=IF(OR(ISBLANK([.E70]);[.I70]&lt;=0);&quot;&quot;;[.I70])" office:value-type="float" office:value="1.28079700469971" calcext:value-type="float">
            <text:p>1.28079700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301" calcext:value-type="float">
            <text:p>1427749909.22301</text:p>
          </table:table-cell>
          <table:table-cell office:value-type="float" office:value="1427749910.14464" calcext:value-type="float">
            <text:p>1427749910.14464</text:p>
          </table:table-cell>
          <table:table-cell office:value-type="float" office:value="1427749910.22793" calcext:value-type="float">
            <text:p>1427749910.22793</text:p>
          </table:table-cell>
          <table:table-cell/>
          <table:table-cell table:formula="of:=MAX([.B71];[.D71];[.G71])-MAX([.A71];[.C71];[.E71])" office:value-type="float" office:value="1.0049250125885" calcext:value-type="float">
            <text:p>1.0049250126</text:p>
          </table:table-cell>
          <table:table-cell table:formula="of:=IF(ISBLANK([.E71]);&quot;&quot;;[.I71])" office:value-type="float" office:value="1.0049250125885" calcext:value-type="float">
            <text:p>1.0049250126</text:p>
          </table:table-cell>
          <table:table-cell table:formula="of:=IF(OR(ISBLANK([.E71]);[.I71]&lt;=0);&quot;&quot;;[.I71])" office:value-type="float" office:value="1.0049250125885" calcext:value-type="float">
            <text:p>1.0049250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352" calcext:value-type="float">
            <text:p>1427749909.22352</text:p>
          </table:table-cell>
          <table:table-cell office:value-type="float" office:value="1427749910.4679" calcext:value-type="float">
            <text:p>1427749910.4679</text:p>
          </table:table-cell>
          <table:table-cell office:value-type="float" office:value="1427749910.50324" calcext:value-type="float">
            <text:p>1427749910.50324</text:p>
          </table:table-cell>
          <table:table-cell/>
          <table:table-cell table:formula="of:=MAX([.B72];[.D72];[.G72])-MAX([.A72];[.C72];[.E72])" office:value-type="float" office:value="1.27971410751343" calcext:value-type="float">
            <text:p>1.2797141075</text:p>
          </table:table-cell>
          <table:table-cell table:formula="of:=IF(ISBLANK([.E72]);&quot;&quot;;[.I72])" office:value-type="float" office:value="1.27971410751343" calcext:value-type="float">
            <text:p>1.2797141075</text:p>
          </table:table-cell>
          <table:table-cell table:formula="of:=IF(OR(ISBLANK([.E72]);[.I72]&lt;=0);&quot;&quot;;[.I72])" office:value-type="float" office:value="1.27971410751343" calcext:value-type="float">
            <text:p>1.27971410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41" calcext:value-type="float">
            <text:p>1427749909.2241</text:p>
          </table:table-cell>
          <table:table-cell office:value-type="float" office:value="1427749910.3085" calcext:value-type="float">
            <text:p>1427749910.3085</text:p>
          </table:table-cell>
          <table:table-cell office:value-type="float" office:value="1427749910.38776" calcext:value-type="float">
            <text:p>1427749910.38776</text:p>
          </table:table-cell>
          <table:table-cell/>
          <table:table-cell table:formula="of:=MAX([.B73];[.D73];[.G73])-MAX([.A73];[.C73];[.E73])" office:value-type="float" office:value="1.16365504264832" calcext:value-type="float">
            <text:p>1.1636550426</text:p>
          </table:table-cell>
          <table:table-cell table:formula="of:=IF(ISBLANK([.E73]);&quot;&quot;;[.I73])" office:value-type="float" office:value="1.16365504264832" calcext:value-type="float">
            <text:p>1.1636550426</text:p>
          </table:table-cell>
          <table:table-cell table:formula="of:=IF(OR(ISBLANK([.E73]);[.I73]&lt;=0);&quot;&quot;;[.I73])" office:value-type="float" office:value="1.16365504264832" calcext:value-type="float">
            <text:p>1.16365504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457" calcext:value-type="float">
            <text:p>1427749909.22457</text:p>
          </table:table-cell>
          <table:table-cell office:value-type="float" office:value="1427749910.55609" calcext:value-type="float">
            <text:p>1427749910.55609</text:p>
          </table:table-cell>
          <table:table-cell office:value-type="float" office:value="1427749910.58843" calcext:value-type="float">
            <text:p>1427749910.58843</text:p>
          </table:table-cell>
          <table:table-cell/>
          <table:table-cell table:formula="of:=MAX([.B74];[.D74];[.G74])-MAX([.A74];[.C74];[.E74])" office:value-type="float" office:value="1.36386394500732" calcext:value-type="float">
            <text:p>1.363863945</text:p>
          </table:table-cell>
          <table:table-cell table:formula="of:=IF(ISBLANK([.E74]);&quot;&quot;;[.I74])" office:value-type="float" office:value="1.36386394500732" calcext:value-type="float">
            <text:p>1.363863945</text:p>
          </table:table-cell>
          <table:table-cell table:formula="of:=IF(OR(ISBLANK([.E74]);[.I74]&lt;=0);&quot;&quot;;[.I74])" office:value-type="float" office:value="1.36386394500732" calcext:value-type="float">
            <text:p>1.3638639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506" calcext:value-type="float">
            <text:p>1427749909.22506</text:p>
          </table:table-cell>
          <table:table-cell office:value-type="float" office:value="1427749910.14458" calcext:value-type="float">
            <text:p>1427749910.14458</text:p>
          </table:table-cell>
          <table:table-cell office:value-type="float" office:value="1427749910.2279" calcext:value-type="float">
            <text:p>1427749910.2279</text:p>
          </table:table-cell>
          <table:table-cell/>
          <table:table-cell table:formula="of:=MAX([.B75];[.D75];[.G75])-MAX([.A75];[.C75];[.E75])" office:value-type="float" office:value="1.0028338432312" calcext:value-type="float">
            <text:p>1.0028338432</text:p>
          </table:table-cell>
          <table:table-cell table:formula="of:=IF(ISBLANK([.E75]);&quot;&quot;;[.I75])" office:value-type="float" office:value="1.0028338432312" calcext:value-type="float">
            <text:p>1.0028338432</text:p>
          </table:table-cell>
          <table:table-cell table:formula="of:=IF(OR(ISBLANK([.E75]);[.I75]&lt;=0);&quot;&quot;;[.I75])" office:value-type="float" office:value="1.0028338432312" calcext:value-type="float">
            <text:p>1.00283384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553" calcext:value-type="float">
            <text:p>1427749909.22553</text:p>
          </table:table-cell>
          <table:table-cell office:value-type="float" office:value="1427749910.47145" calcext:value-type="float">
            <text:p>1427749910.47145</text:p>
          </table:table-cell>
          <table:table-cell office:value-type="float" office:value="1427749910.51082" calcext:value-type="float">
            <text:p>1427749910.51082</text:p>
          </table:table-cell>
          <table:table-cell/>
          <table:table-cell table:formula="of:=MAX([.B76];[.D76];[.G76])-MAX([.A76];[.C76];[.E76])" office:value-type="float" office:value="1.2852840423584" calcext:value-type="float">
            <text:p>1.2852840424</text:p>
          </table:table-cell>
          <table:table-cell table:formula="of:=IF(ISBLANK([.E76]);&quot;&quot;;[.I76])" office:value-type="float" office:value="1.2852840423584" calcext:value-type="float">
            <text:p>1.2852840424</text:p>
          </table:table-cell>
          <table:table-cell table:formula="of:=IF(OR(ISBLANK([.E76]);[.I76]&lt;=0);&quot;&quot;;[.I76])" office:value-type="float" office:value="1.2852840423584" calcext:value-type="float">
            <text:p>1.28528404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603" calcext:value-type="float">
            <text:p>1427749909.22603</text:p>
          </table:table-cell>
          <table:table-cell office:value-type="float" office:value="1427749909.9061" calcext:value-type="float">
            <text:p>1427749909.9061</text:p>
          </table:table-cell>
          <table:table-cell office:value-type="float" office:value="1427749909.98576" calcext:value-type="float">
            <text:p>1427749909.98576</text:p>
          </table:table-cell>
          <table:table-cell/>
          <table:table-cell table:formula="of:=MAX([.B77];[.D77];[.G77])-MAX([.A77];[.C77];[.E77])" office:value-type="float" office:value="0.759732961654663" calcext:value-type="float">
            <text:p>0.7597329617</text:p>
          </table:table-cell>
          <table:table-cell table:formula="of:=IF(ISBLANK([.E77]);&quot;&quot;;[.I77])" office:value-type="float" office:value="0.759732961654663" calcext:value-type="float">
            <text:p>0.7597329617</text:p>
          </table:table-cell>
          <table:table-cell table:formula="of:=IF(OR(ISBLANK([.E77]);[.I77]&lt;=0);&quot;&quot;;[.I77])" office:value-type="float" office:value="0.759732961654663" calcext:value-type="float">
            <text:p>0.75973296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649" calcext:value-type="float">
            <text:p>1427749909.22649</text:p>
          </table:table-cell>
          <table:table-cell office:value-type="float" office:value="1427749910.06489" calcext:value-type="float">
            <text:p>1427749910.06489</text:p>
          </table:table-cell>
          <table:table-cell office:value-type="float" office:value="1427749910.14467" calcext:value-type="float">
            <text:p>1427749910.14467</text:p>
          </table:table-cell>
          <table:table-cell/>
          <table:table-cell table:formula="of:=MAX([.B78];[.D78];[.G78])-MAX([.A78];[.C78];[.E78])" office:value-type="float" office:value="0.918181896209717" calcext:value-type="float">
            <text:p>0.9181818962</text:p>
          </table:table-cell>
          <table:table-cell table:formula="of:=IF(ISBLANK([.E78]);&quot;&quot;;[.I78])" office:value-type="float" office:value="0.918181896209717" calcext:value-type="float">
            <text:p>0.9181818962</text:p>
          </table:table-cell>
          <table:table-cell table:formula="of:=IF(OR(ISBLANK([.E78]);[.I78]&lt;=0);&quot;&quot;;[.I78])" office:value-type="float" office:value="0.918181896209717" calcext:value-type="float">
            <text:p>0.91818189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09.22696" calcext:value-type="float">
            <text:p>1427749909.22696</text:p>
          </table:table-cell>
          <table:table-cell office:value-type="float" office:value="1427749910.38772" calcext:value-type="float">
            <text:p>1427749910.38772</text:p>
          </table:table-cell>
          <table:table-cell office:value-type="float" office:value="1427749910.46781" calcext:value-type="float">
            <text:p>1427749910.46781</text:p>
          </table:table-cell>
          <table:table-cell/>
          <table:table-cell table:formula="of:=MAX([.B79];[.D79];[.G79])-MAX([.A79];[.C79];[.E79])" office:value-type="float" office:value="1.24084305763245" calcext:value-type="float">
            <text:p>1.2408430576</text:p>
          </table:table-cell>
          <table:table-cell table:formula="of:=IF(ISBLANK([.E79]);&quot;&quot;;[.I79])" office:value-type="float" office:value="1.24084305763245" calcext:value-type="float">
            <text:p>1.2408430576</text:p>
          </table:table-cell>
          <table:table-cell table:formula="of:=IF(OR(ISBLANK([.E79]);[.I79]&lt;=0);&quot;&quot;;[.I79])" office:value-type="float" office:value="1.24084305763245" calcext:value-type="float">
            <text:p>1.24084305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10.58845" calcext:value-type="float">
            <text:p>1427749910.58845</text:p>
          </table:table-cell>
          <table:table-cell office:value-type="float" office:value="1427749911.96134" calcext:value-type="float">
            <text:p>1427749911.96134</text:p>
          </table:table-cell>
          <table:table-cell table:number-columns-repeated="4"/>
          <table:table-cell table:formula="of:=MAX([.B80];[.D80];[.G80])-MAX([.A80];[.C80];[.E80])" office:value-type="float" office:value="1.37288689613342" calcext:value-type="float">
            <text:p>1.3728868961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8846" calcext:value-type="float">
            <text:p>1427749910.58846</text:p>
          </table:table-cell>
          <table:table-cell office:value-type="float" office:value="1427749911.83972" calcext:value-type="float">
            <text:p>1427749911.83972</text:p>
          </table:table-cell>
          <table:table-cell office:value-type="float" office:value="1427749911.87478" calcext:value-type="float">
            <text:p>1427749911.87478</text:p>
          </table:table-cell>
          <table:table-cell/>
          <table:table-cell table:formula="of:=MAX([.B81];[.D81];[.G81])-MAX([.A81];[.C81];[.E81])" office:value-type="float" office:value="1.28632497787476" calcext:value-type="float">
            <text:p>1.2863249779</text:p>
          </table:table-cell>
          <table:table-cell table:formula="of:=IF(ISBLANK([.E81]);&quot;&quot;;[.I81])" office:value-type="float" office:value="1.28632497787476" calcext:value-type="float">
            <text:p>1.2863249779</text:p>
          </table:table-cell>
          <table:table-cell table:formula="of:=IF(OR(ISBLANK([.E81]);[.I81]&lt;=0);&quot;&quot;;[.I81])" office:value-type="float" office:value="1.28632497787476" calcext:value-type="float">
            <text:p>1.28632497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8952" calcext:value-type="float">
            <text:p>1427749910.58952</text:p>
          </table:table-cell>
          <table:table-cell office:value-type="float" office:value="1427749911.83948" calcext:value-type="float">
            <text:p>1427749911.83948</text:p>
          </table:table-cell>
          <table:table-cell office:value-type="float" office:value="1427749911.87479" calcext:value-type="float">
            <text:p>1427749911.87479</text:p>
          </table:table-cell>
          <table:table-cell/>
          <table:table-cell table:formula="of:=MAX([.B82];[.D82];[.G82])-MAX([.A82];[.C82];[.E82])" office:value-type="float" office:value="1.28527188301086" calcext:value-type="float">
            <text:p>1.285271883</text:p>
          </table:table-cell>
          <table:table-cell table:formula="of:=IF(ISBLANK([.E82]);&quot;&quot;;[.I82])" office:value-type="float" office:value="1.28527188301086" calcext:value-type="float">
            <text:p>1.285271883</text:p>
          </table:table-cell>
          <table:table-cell table:formula="of:=IF(OR(ISBLANK([.E82]);[.I82]&lt;=0);&quot;&quot;;[.I82])" office:value-type="float" office:value="1.28527188301086" calcext:value-type="float">
            <text:p>1.2852718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057" calcext:value-type="float">
            <text:p>1427749910.59057</text:p>
          </table:table-cell>
          <table:table-cell office:value-type="float" office:value="1427749911.92591" calcext:value-type="float">
            <text:p>1427749911.92591</text:p>
          </table:table-cell>
          <table:table-cell office:value-type="float" office:value="1427749911.96133" calcext:value-type="float">
            <text:p>1427749911.96133</text:p>
          </table:table-cell>
          <table:table-cell/>
          <table:table-cell table:formula="of:=MAX([.B83];[.D83];[.G83])-MAX([.A83];[.C83];[.E83])" office:value-type="float" office:value="1.37076187133789" calcext:value-type="float">
            <text:p>1.3707618713</text:p>
          </table:table-cell>
          <table:table-cell table:formula="of:=IF(ISBLANK([.E83]);&quot;&quot;;[.I83])" office:value-type="float" office:value="1.37076187133789" calcext:value-type="float">
            <text:p>1.3707618713</text:p>
          </table:table-cell>
          <table:table-cell table:formula="of:=IF(OR(ISBLANK([.E83]);[.I83]&lt;=0);&quot;&quot;;[.I83])" office:value-type="float" office:value="1.37076187133789" calcext:value-type="float">
            <text:p>1.37076187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106" calcext:value-type="float">
            <text:p>1427749910.59106</text:p>
          </table:table-cell>
          <table:table-cell office:value-type="float" office:value="1427749911.50916" calcext:value-type="float">
            <text:p>1427749911.50916</text:p>
          </table:table-cell>
          <table:table-cell office:value-type="float" office:value="1427749911.59376" calcext:value-type="float">
            <text:p>1427749911.59376</text:p>
          </table:table-cell>
          <table:table-cell/>
          <table:table-cell table:formula="of:=MAX([.B84];[.D84];[.G84])-MAX([.A84];[.C84];[.E84])" office:value-type="float" office:value="1.00269794464111" calcext:value-type="float">
            <text:p>1.0026979446</text:p>
          </table:table-cell>
          <table:table-cell table:formula="of:=IF(ISBLANK([.E84]);&quot;&quot;;[.I84])" office:value-type="float" office:value="1.00269794464111" calcext:value-type="float">
            <text:p>1.0026979446</text:p>
          </table:table-cell>
          <table:table-cell table:formula="of:=IF(OR(ISBLANK([.E84]);[.I84]&lt;=0);&quot;&quot;;[.I84])" office:value-type="float" office:value="1.00269794464111" calcext:value-type="float">
            <text:p>1.00269794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188" calcext:value-type="float">
            <text:p>1427749910.59188</text:p>
          </table:table-cell>
          <table:table-cell office:value-type="float" office:value="1427749911.42587" calcext:value-type="float">
            <text:p>1427749911.42587</text:p>
          </table:table-cell>
          <table:table-cell office:value-type="float" office:value="1427749911.5092" calcext:value-type="float">
            <text:p>1427749911.5092</text:p>
          </table:table-cell>
          <table:table-cell/>
          <table:table-cell table:formula="of:=MAX([.B85];[.D85];[.G85])-MAX([.A85];[.C85];[.E85])" office:value-type="float" office:value="0.917316913604736" calcext:value-type="float">
            <text:p>0.9173169136</text:p>
          </table:table-cell>
          <table:table-cell table:formula="of:=IF(ISBLANK([.E85]);&quot;&quot;;[.I85])" office:value-type="float" office:value="0.917316913604736" calcext:value-type="float">
            <text:p>0.9173169136</text:p>
          </table:table-cell>
          <table:table-cell table:formula="of:=IF(OR(ISBLANK([.E85]);[.I85]&lt;=0);&quot;&quot;;[.I85])" office:value-type="float" office:value="0.917316913604736" calcext:value-type="float">
            <text:p>0.91731691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277" calcext:value-type="float">
            <text:p>1427749910.59277</text:p>
          </table:table-cell>
          <table:table-cell office:value-type="float" office:value="1427749911.59366" calcext:value-type="float">
            <text:p>1427749911.59366</text:p>
          </table:table-cell>
          <table:table-cell office:value-type="float" office:value="1427749911.67684" calcext:value-type="float">
            <text:p>1427749911.67684</text:p>
          </table:table-cell>
          <table:table-cell/>
          <table:table-cell table:formula="of:=MAX([.B86];[.D86];[.G86])-MAX([.A86];[.C86];[.E86])" office:value-type="float" office:value="1.08406710624695" calcext:value-type="float">
            <text:p>1.0840671062</text:p>
          </table:table-cell>
          <table:table-cell table:formula="of:=IF(ISBLANK([.E86]);&quot;&quot;;[.I86])" office:value-type="float" office:value="1.08406710624695" calcext:value-type="float">
            <text:p>1.0840671062</text:p>
          </table:table-cell>
          <table:table-cell table:formula="of:=IF(OR(ISBLANK([.E86]);[.I86]&lt;=0);&quot;&quot;;[.I86])" office:value-type="float" office:value="1.08406710624695" calcext:value-type="float">
            <text:p>1.08406710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407" calcext:value-type="float">
            <text:p>1427749910.59407</text:p>
          </table:table-cell>
          <table:table-cell office:value-type="float" office:value="1427749911.59372" calcext:value-type="float">
            <text:p>1427749911.59372</text:p>
          </table:table-cell>
          <table:table-cell office:value-type="float" office:value="1427749911.67687" calcext:value-type="float">
            <text:p>1427749911.67687</text:p>
          </table:table-cell>
          <table:table-cell/>
          <table:table-cell table:formula="of:=MAX([.B87];[.D87];[.G87])-MAX([.A87];[.C87];[.E87])" office:value-type="float" office:value="1.0828001499176" calcext:value-type="float">
            <text:p>1.0828001499</text:p>
          </table:table-cell>
          <table:table-cell table:formula="of:=IF(ISBLANK([.E87]);&quot;&quot;;[.I87])" office:value-type="float" office:value="1.0828001499176" calcext:value-type="float">
            <text:p>1.0828001499</text:p>
          </table:table-cell>
          <table:table-cell table:formula="of:=IF(OR(ISBLANK([.E87]);[.I87]&lt;=0);&quot;&quot;;[.I87])" office:value-type="float" office:value="1.0828001499176" calcext:value-type="float">
            <text:p>1.08280014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541" calcext:value-type="float">
            <text:p>1427749910.59541</text:p>
          </table:table-cell>
          <table:table-cell office:value-type="float" office:value="1427749911.6768" calcext:value-type="float">
            <text:p>1427749911.6768</text:p>
          </table:table-cell>
          <table:table-cell office:value-type="float" office:value="1427749911.75765" calcext:value-type="float">
            <text:p>1427749911.75765</text:p>
          </table:table-cell>
          <table:table-cell/>
          <table:table-cell table:formula="of:=MAX([.B88];[.D88];[.G88])-MAX([.A88];[.C88];[.E88])" office:value-type="float" office:value="1.16224098205566" calcext:value-type="float">
            <text:p>1.1622409821</text:p>
          </table:table-cell>
          <table:table-cell table:formula="of:=IF(ISBLANK([.E88]);&quot;&quot;;[.I88])" office:value-type="float" office:value="1.16224098205566" calcext:value-type="float">
            <text:p>1.1622409821</text:p>
          </table:table-cell>
          <table:table-cell table:formula="of:=IF(OR(ISBLANK([.E88]);[.I88]&lt;=0);&quot;&quot;;[.I88])" office:value-type="float" office:value="1.16224098205566" calcext:value-type="float">
            <text:p>1.16224098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672" calcext:value-type="float">
            <text:p>1427749910.59672</text:p>
          </table:table-cell>
          <table:table-cell office:value-type="float" office:value="1427749911.83955" calcext:value-type="float">
            <text:p>1427749911.83955</text:p>
          </table:table-cell>
          <table:table-cell office:value-type="float" office:value="1427749911.87213" calcext:value-type="float">
            <text:p>1427749911.87213</text:p>
          </table:table-cell>
          <table:table-cell/>
          <table:table-cell table:formula="of:=MAX([.B89];[.D89];[.G89])-MAX([.A89];[.C89];[.E89])" office:value-type="float" office:value="1.27540707588196" calcext:value-type="float">
            <text:p>1.2754070759</text:p>
          </table:table-cell>
          <table:table-cell table:formula="of:=IF(ISBLANK([.E89]);&quot;&quot;;[.I89])" office:value-type="float" office:value="1.27540707588196" calcext:value-type="float">
            <text:p>1.2754070759</text:p>
          </table:table-cell>
          <table:table-cell table:formula="of:=IF(OR(ISBLANK([.E89]);[.I89]&lt;=0);&quot;&quot;;[.I89])" office:value-type="float" office:value="1.27540707588196" calcext:value-type="float">
            <text:p>1.27540707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0.59802" calcext:value-type="float">
            <text:p>1427749910.59802</text:p>
          </table:table-cell>
          <table:table-cell office:value-type="float" office:value="1427749911.83966" calcext:value-type="float">
            <text:p>1427749911.83966</text:p>
          </table:table-cell>
          <table:table-cell office:value-type="float" office:value="1427749911.87475" calcext:value-type="float">
            <text:p>1427749911.87475</text:p>
          </table:table-cell>
          <table:table-cell/>
          <table:table-cell table:formula="of:=MAX([.B90];[.D90];[.G90])-MAX([.A90];[.C90];[.E90])" office:value-type="float" office:value="1.27672505378723" calcext:value-type="float">
            <text:p>1.2767250538</text:p>
          </table:table-cell>
          <table:table-cell table:formula="of:=IF(ISBLANK([.E90]);&quot;&quot;;[.I90])" office:value-type="float" office:value="1.27672505378723" calcext:value-type="float">
            <text:p>1.2767250538</text:p>
          </table:table-cell>
          <table:table-cell table:formula="of:=IF(OR(ISBLANK([.E90]);[.I90]&lt;=0);&quot;&quot;;[.I90])" office:value-type="float" office:value="1.27672505378723" calcext:value-type="float">
            <text:p>1.276725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11.96135" calcext:value-type="float">
            <text:p>1427749911.96135</text:p>
          </table:table-cell>
          <table:table-cell office:value-type="float" office:value="1427749913.3217" calcext:value-type="float">
            <text:p>1427749913.3217</text:p>
          </table:table-cell>
          <table:table-cell table:number-columns-repeated="4"/>
          <table:table-cell table:formula="of:=MAX([.B91];[.D91];[.G91])-MAX([.A91];[.C91];[.E91])" office:value-type="float" office:value="1.3603458404541" calcext:value-type="float">
            <text:p>1.3603458405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6136" calcext:value-type="float">
            <text:p>1427749911.96136</text:p>
          </table:table-cell>
          <table:table-cell office:value-type="float" office:value="1427749913.21106" calcext:value-type="float">
            <text:p>1427749913.21106</text:p>
          </table:table-cell>
          <table:table-cell office:value-type="float" office:value="1427749913.24246" calcext:value-type="float">
            <text:p>1427749913.24246</text:p>
          </table:table-cell>
          <table:table-cell/>
          <table:table-cell table:formula="of:=MAX([.B92];[.D92];[.G92])-MAX([.A92];[.C92];[.E92])" office:value-type="float" office:value="1.28110599517822" calcext:value-type="float">
            <text:p>1.2811059952</text:p>
          </table:table-cell>
          <table:table-cell table:formula="of:=IF(ISBLANK([.E92]);&quot;&quot;;[.I92])" office:value-type="float" office:value="1.28110599517822" calcext:value-type="float">
            <text:p>1.2811059952</text:p>
          </table:table-cell>
          <table:table-cell table:formula="of:=IF(OR(ISBLANK([.E92]);[.I92]&lt;=0);&quot;&quot;;[.I92])" office:value-type="float" office:value="1.28110599517822" calcext:value-type="float">
            <text:p>1.28110599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6273" calcext:value-type="float">
            <text:p>1427749911.96273</text:p>
          </table:table-cell>
          <table:table-cell office:value-type="float" office:value="1427749912.96261" calcext:value-type="float">
            <text:p>1427749912.96261</text:p>
          </table:table-cell>
          <table:table-cell office:value-type="float" office:value="1427749913.08468" calcext:value-type="float">
            <text:p>1427749913.08468</text:p>
          </table:table-cell>
          <table:table-cell/>
          <table:table-cell table:formula="of:=MAX([.B93];[.D93];[.G93])-MAX([.A93];[.C93];[.E93])" office:value-type="float" office:value="1.12195086479187" calcext:value-type="float">
            <text:p>1.1219508648</text:p>
          </table:table-cell>
          <table:table-cell table:formula="of:=IF(ISBLANK([.E93]);&quot;&quot;;[.I93])" office:value-type="float" office:value="1.12195086479187" calcext:value-type="float">
            <text:p>1.1219508648</text:p>
          </table:table-cell>
          <table:table-cell table:formula="of:=IF(OR(ISBLANK([.E93]);[.I93]&lt;=0);&quot;&quot;;[.I93])" office:value-type="float" office:value="1.12195086479187" calcext:value-type="float">
            <text:p>1.12195086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6405" calcext:value-type="float">
            <text:p>1427749911.96405</text:p>
          </table:table-cell>
          <table:table-cell office:value-type="float" office:value="1427749912.80094" calcext:value-type="float">
            <text:p>1427749912.80094</text:p>
          </table:table-cell>
          <table:table-cell office:value-type="float" office:value="1427749912.88307" calcext:value-type="float">
            <text:p>1427749912.88307</text:p>
          </table:table-cell>
          <table:table-cell/>
          <table:table-cell table:formula="of:=MAX([.B94];[.D94];[.G94])-MAX([.A94];[.C94];[.E94])" office:value-type="float" office:value="0.919013023376465" calcext:value-type="float">
            <text:p>0.9190130234</text:p>
          </table:table-cell>
          <table:table-cell table:formula="of:=IF(ISBLANK([.E94]);&quot;&quot;;[.I94])" office:value-type="float" office:value="0.919013023376465" calcext:value-type="float">
            <text:p>0.9190130234</text:p>
          </table:table-cell>
          <table:table-cell table:formula="of:=IF(OR(ISBLANK([.E94]);[.I94]&lt;=0);&quot;&quot;;[.I94])" office:value-type="float" office:value="0.919013023376465" calcext:value-type="float">
            <text:p>0.91901302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6538" calcext:value-type="float">
            <text:p>1427749911.96538</text:p>
          </table:table-cell>
          <table:table-cell office:value-type="float" office:value="1427749912.801" calcext:value-type="float">
            <text:p>1427749912.801</text:p>
          </table:table-cell>
          <table:table-cell office:value-type="float" office:value="1427749912.88312" calcext:value-type="float">
            <text:p>1427749912.88312</text:p>
          </table:table-cell>
          <table:table-cell/>
          <table:table-cell table:formula="of:=MAX([.B95];[.D95];[.G95])-MAX([.A95];[.C95];[.E95])" office:value-type="float" office:value="0.917740821838379" calcext:value-type="float">
            <text:p>0.9177408218</text:p>
          </table:table-cell>
          <table:table-cell table:formula="of:=IF(ISBLANK([.E95]);&quot;&quot;;[.I95])" office:value-type="float" office:value="0.917740821838379" calcext:value-type="float">
            <text:p>0.9177408218</text:p>
          </table:table-cell>
          <table:table-cell table:formula="of:=IF(OR(ISBLANK([.E95]);[.I95]&lt;=0);&quot;&quot;;[.I95])" office:value-type="float" office:value="0.917740821838379" calcext:value-type="float">
            <text:p>0.91774082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6754" calcext:value-type="float">
            <text:p>1427749911.96754</text:p>
          </table:table-cell>
          <table:table-cell office:value-type="float" office:value="1427749913.20591" calcext:value-type="float">
            <text:p>1427749913.20591</text:p>
          </table:table-cell>
          <table:table-cell office:value-type="float" office:value="1427749913.2424" calcext:value-type="float">
            <text:p>1427749913.2424</text:p>
          </table:table-cell>
          <table:table-cell/>
          <table:table-cell table:formula="of:=MAX([.B96];[.D96];[.G96])-MAX([.A96];[.C96];[.E96])" office:value-type="float" office:value="1.2748601436615" calcext:value-type="float">
            <text:p>1.2748601437</text:p>
          </table:table-cell>
          <table:table-cell table:formula="of:=IF(ISBLANK([.E96]);&quot;&quot;;[.I96])" office:value-type="float" office:value="1.2748601436615" calcext:value-type="float">
            <text:p>1.2748601437</text:p>
          </table:table-cell>
          <table:table-cell table:formula="of:=IF(OR(ISBLANK([.E96]);[.I96]&lt;=0);&quot;&quot;;[.I96])" office:value-type="float" office:value="1.2748601436615" calcext:value-type="float">
            <text:p>1.27486014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6885" calcext:value-type="float">
            <text:p>1427749911.96885</text:p>
          </table:table-cell>
          <table:table-cell office:value-type="float" office:value="1427749913.28858" calcext:value-type="float">
            <text:p>1427749913.28858</text:p>
          </table:table-cell>
          <table:table-cell office:value-type="float" office:value="1427749913.32169" calcext:value-type="float">
            <text:p>1427749913.32169</text:p>
          </table:table-cell>
          <table:table-cell/>
          <table:table-cell table:formula="of:=MAX([.B97];[.D97];[.G97])-MAX([.A97];[.C97];[.E97])" office:value-type="float" office:value="1.35284018516541" calcext:value-type="float">
            <text:p>1.3528401852</text:p>
          </table:table-cell>
          <table:table-cell table:formula="of:=IF(ISBLANK([.E97]);&quot;&quot;;[.I97])" office:value-type="float" office:value="1.35284018516541" calcext:value-type="float">
            <text:p>1.3528401852</text:p>
          </table:table-cell>
          <table:table-cell table:formula="of:=IF(OR(ISBLANK([.E97]);[.I97]&lt;=0);&quot;&quot;;[.I97])" office:value-type="float" office:value="1.35284018516541" calcext:value-type="float">
            <text:p>1.35284018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703" calcext:value-type="float">
            <text:p>1427749911.9703</text:p>
          </table:table-cell>
          <table:table-cell office:value-type="float" office:value="1427749912.55974" calcext:value-type="float">
            <text:p>1427749912.55974</text:p>
          </table:table-cell>
          <table:table-cell office:value-type="float" office:value="1427749912.96253" calcext:value-type="float">
            <text:p>1427749912.96253</text:p>
          </table:table-cell>
          <table:table-cell/>
          <table:table-cell table:formula="of:=MAX([.B98];[.D98];[.G98])-MAX([.A98];[.C98];[.E98])" office:value-type="float" office:value="0.992228031158447" calcext:value-type="float">
            <text:p>0.9922280312</text:p>
          </table:table-cell>
          <table:table-cell table:formula="of:=IF(ISBLANK([.E98]);&quot;&quot;;[.I98])" office:value-type="float" office:value="0.992228031158447" calcext:value-type="float">
            <text:p>0.9922280312</text:p>
          </table:table-cell>
          <table:table-cell table:formula="of:=IF(OR(ISBLANK([.E98]);[.I98]&lt;=0);&quot;&quot;;[.I98])" office:value-type="float" office:value="0.992228031158447" calcext:value-type="float">
            <text:p>0.99222803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7163" calcext:value-type="float">
            <text:p>1427749911.97163</text:p>
          </table:table-cell>
          <table:table-cell office:value-type="float" office:value="1427749912.80088" calcext:value-type="float">
            <text:p>1427749912.80088</text:p>
          </table:table-cell>
          <table:table-cell office:value-type="float" office:value="1427749912.88302" calcext:value-type="float">
            <text:p>1427749912.88302</text:p>
          </table:table-cell>
          <table:table-cell/>
          <table:table-cell table:formula="of:=MAX([.B99];[.D99];[.G99])-MAX([.A99];[.C99];[.E99])" office:value-type="float" office:value="0.911386013031006" calcext:value-type="float">
            <text:p>0.911386013</text:p>
          </table:table-cell>
          <table:table-cell table:formula="of:=IF(ISBLANK([.E99]);&quot;&quot;;[.I99])" office:value-type="float" office:value="0.911386013031006" calcext:value-type="float">
            <text:p>0.911386013</text:p>
          </table:table-cell>
          <table:table-cell table:formula="of:=IF(OR(ISBLANK([.E99]);[.I99]&lt;=0);&quot;&quot;;[.I99])" office:value-type="float" office:value="0.911386013031006" calcext:value-type="float">
            <text:p>0.9113860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7229" calcext:value-type="float">
            <text:p>1427749911.97229</text:p>
          </table:table-cell>
          <table:table-cell office:value-type="float" office:value="1427749913.08462" calcext:value-type="float">
            <text:p>1427749913.08462</text:p>
          </table:table-cell>
          <table:table-cell office:value-type="float" office:value="1427749913.20597" calcext:value-type="float">
            <text:p>1427749913.20597</text:p>
          </table:table-cell>
          <table:table-cell/>
          <table:table-cell table:formula="of:=MAX([.B100];[.D100];[.G100])-MAX([.A100];[.C100];[.E100])" office:value-type="float" office:value="1.2336790561676" calcext:value-type="float">
            <text:p>1.2336790562</text:p>
          </table:table-cell>
          <table:table-cell table:formula="of:=IF(ISBLANK([.E100]);&quot;&quot;;[.I100])" office:value-type="float" office:value="1.2336790561676" calcext:value-type="float">
            <text:p>1.2336790562</text:p>
          </table:table-cell>
          <table:table-cell table:formula="of:=IF(OR(ISBLANK([.E100]);[.I100]&lt;=0);&quot;&quot;;[.I100])" office:value-type="float" office:value="1.2336790561676" calcext:value-type="float">
            <text:p>1.23367905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1.97312" calcext:value-type="float">
            <text:p>1427749911.97312</text:p>
          </table:table-cell>
          <table:table-cell office:value-type="float" office:value="1427749912.55968" calcext:value-type="float">
            <text:p>1427749912.55968</text:p>
          </table:table-cell>
          <table:table-cell office:value-type="float" office:value="1427749913.20606" calcext:value-type="float">
            <text:p>1427749913.20606</text:p>
          </table:table-cell>
          <table:table-cell/>
          <table:table-cell table:formula="of:=MAX([.B101];[.D101];[.G101])-MAX([.A101];[.C101];[.E101])" office:value-type="float" office:value="1.23293805122375" calcext:value-type="float">
            <text:p>1.2329380512</text:p>
          </table:table-cell>
          <table:table-cell table:formula="of:=IF(ISBLANK([.E101]);&quot;&quot;;[.I101])" office:value-type="float" office:value="1.23293805122375" calcext:value-type="float">
            <text:p>1.2329380512</text:p>
          </table:table-cell>
          <table:table-cell table:formula="of:=IF(OR(ISBLANK([.E101]);[.I101]&lt;=0);&quot;&quot;;[.I101])" office:value-type="float" office:value="1.23293805122375" calcext:value-type="float">
            <text:p>1.23293805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13.32171" calcext:value-type="float">
            <text:p>1427749913.32171</text:p>
          </table:table-cell>
          <table:table-cell office:value-type="float" office:value="1427749914.69402" calcext:value-type="float">
            <text:p>1427749914.69402</text:p>
          </table:table-cell>
          <table:table-cell table:number-columns-repeated="4"/>
          <table:table-cell table:formula="of:=MAX([.B102];[.D102];[.G102])-MAX([.A102];[.C102];[.E102])" office:value-type="float" office:value="1.37231302261353" calcext:value-type="float">
            <text:p>1.3723130226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2171" calcext:value-type="float">
            <text:p>1427749913.32171</text:p>
          </table:table-cell>
          <table:table-cell office:value-type="float" office:value="1427749914.24147" calcext:value-type="float">
            <text:p>1427749914.24147</text:p>
          </table:table-cell>
          <table:table-cell office:value-type="float" office:value="1427749914.32346" calcext:value-type="float">
            <text:p>1427749914.32346</text:p>
          </table:table-cell>
          <table:table-cell/>
          <table:table-cell table:formula="of:=MAX([.B103];[.D103];[.G103])-MAX([.A103];[.C103];[.E103])" office:value-type="float" office:value="1.00175189971924" calcext:value-type="float">
            <text:p>1.0017518997</text:p>
          </table:table-cell>
          <table:table-cell table:formula="of:=IF(ISBLANK([.E103]);&quot;&quot;;[.I103])" office:value-type="float" office:value="1.00175189971924" calcext:value-type="float">
            <text:p>1.0017518997</text:p>
          </table:table-cell>
          <table:table-cell table:formula="of:=IF(OR(ISBLANK([.E103]);[.I103]&lt;=0);&quot;&quot;;[.I103])" office:value-type="float" office:value="1.00175189971924" calcext:value-type="float">
            <text:p>1.00175189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2306" calcext:value-type="float">
            <text:p>1427749913.32306</text:p>
          </table:table-cell>
          <table:table-cell office:value-type="float" office:value="1427749914.66216" calcext:value-type="float">
            <text:p>1427749914.66216</text:p>
          </table:table-cell>
          <table:table-cell office:value-type="float" office:value="1427749914.69402" calcext:value-type="float">
            <text:p>1427749914.69402</text:p>
          </table:table-cell>
          <table:table-cell/>
          <table:table-cell table:formula="of:=MAX([.B104];[.D104];[.G104])-MAX([.A104];[.C104];[.E104])" office:value-type="float" office:value="1.37095594406128" calcext:value-type="float">
            <text:p>1.3709559441</text:p>
          </table:table-cell>
          <table:table-cell table:formula="of:=IF(ISBLANK([.E104]);&quot;&quot;;[.I104])" office:value-type="float" office:value="1.37095594406128" calcext:value-type="float">
            <text:p>1.3709559441</text:p>
          </table:table-cell>
          <table:table-cell table:formula="of:=IF(OR(ISBLANK([.E104]);[.I104]&lt;=0);&quot;&quot;;[.I104])" office:value-type="float" office:value="1.37095594406128" calcext:value-type="float">
            <text:p>1.37095594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2444" calcext:value-type="float">
            <text:p>1427749913.32444</text:p>
          </table:table-cell>
          <table:table-cell office:value-type="float" office:value="1427749914.07678" calcext:value-type="float">
            <text:p>1427749914.07678</text:p>
          </table:table-cell>
          <table:table-cell office:value-type="float" office:value="1427749914.15726" calcext:value-type="float">
            <text:p>1427749914.15726</text:p>
          </table:table-cell>
          <table:table-cell/>
          <table:table-cell table:formula="of:=MAX([.B105];[.D105];[.G105])-MAX([.A105];[.C105];[.E105])" office:value-type="float" office:value="0.83282208442688" calcext:value-type="float">
            <text:p>0.8328220844</text:p>
          </table:table-cell>
          <table:table-cell table:formula="of:=IF(ISBLANK([.E105]);&quot;&quot;;[.I105])" office:value-type="float" office:value="0.83282208442688" calcext:value-type="float">
            <text:p>0.8328220844</text:p>
          </table:table-cell>
          <table:table-cell table:formula="of:=IF(OR(ISBLANK([.E105]);[.I105]&lt;=0);&quot;&quot;;[.I105])" office:value-type="float" office:value="0.83282208442688" calcext:value-type="float">
            <text:p>0.8328220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2581" calcext:value-type="float">
            <text:p>1427749913.32581</text:p>
          </table:table-cell>
          <table:table-cell office:value-type="float" office:value="1427749914.07684" calcext:value-type="float">
            <text:p>1427749914.07684</text:p>
          </table:table-cell>
          <table:table-cell office:value-type="float" office:value="1427749914.15729" calcext:value-type="float">
            <text:p>1427749914.15729</text:p>
          </table:table-cell>
          <table:table-cell/>
          <table:table-cell table:formula="of:=MAX([.B106];[.D106];[.G106])-MAX([.A106];[.C106];[.E106])" office:value-type="float" office:value="0.831479072570801" calcext:value-type="float">
            <text:p>0.8314790726</text:p>
          </table:table-cell>
          <table:table-cell table:formula="of:=IF(ISBLANK([.E106]);&quot;&quot;;[.I106])" office:value-type="float" office:value="0.831479072570801" calcext:value-type="float">
            <text:p>0.8314790726</text:p>
          </table:table-cell>
          <table:table-cell table:formula="of:=IF(OR(ISBLANK([.E106]);[.I106]&lt;=0);&quot;&quot;;[.I106])" office:value-type="float" office:value="0.831479072570801" calcext:value-type="float">
            <text:p>0.83147907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2806" calcext:value-type="float">
            <text:p>1427749913.32806</text:p>
          </table:table-cell>
          <table:table-cell office:value-type="float" office:value="1427749914.32343" calcext:value-type="float">
            <text:p>1427749914.32343</text:p>
          </table:table-cell>
          <table:table-cell office:value-type="float" office:value="1427749914.407" calcext:value-type="float">
            <text:p>1427749914.407</text:p>
          </table:table-cell>
          <table:table-cell/>
          <table:table-cell table:formula="of:=MAX([.B107];[.D107];[.G107])-MAX([.A107];[.C107];[.E107])" office:value-type="float" office:value="1.07894396781921" calcext:value-type="float">
            <text:p>1.0789439678</text:p>
          </table:table-cell>
          <table:table-cell table:formula="of:=IF(ISBLANK([.E107]);&quot;&quot;;[.I107])" office:value-type="float" office:value="1.07894396781921" calcext:value-type="float">
            <text:p>1.0789439678</text:p>
          </table:table-cell>
          <table:table-cell table:formula="of:=IF(OR(ISBLANK([.E107]);[.I107]&lt;=0);&quot;&quot;;[.I107])" office:value-type="float" office:value="1.07894396781921" calcext:value-type="float">
            <text:p>1.07894396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2938" calcext:value-type="float">
            <text:p>1427749913.32938</text:p>
          </table:table-cell>
          <table:table-cell office:value-type="float" office:value="1427749914.32337" calcext:value-type="float">
            <text:p>1427749914.32337</text:p>
          </table:table-cell>
          <table:table-cell office:value-type="float" office:value="1427749914.40697" calcext:value-type="float">
            <text:p>1427749914.40697</text:p>
          </table:table-cell>
          <table:table-cell/>
          <table:table-cell table:formula="of:=MAX([.B108];[.D108];[.G108])-MAX([.A108];[.C108];[.E108])" office:value-type="float" office:value="1.07758903503418" calcext:value-type="float">
            <text:p>1.077589035</text:p>
          </table:table-cell>
          <table:table-cell table:formula="of:=IF(ISBLANK([.E108]);&quot;&quot;;[.I108])" office:value-type="float" office:value="1.07758903503418" calcext:value-type="float">
            <text:p>1.077589035</text:p>
          </table:table-cell>
          <table:table-cell table:formula="of:=IF(OR(ISBLANK([.E108]);[.I108]&lt;=0);&quot;&quot;;[.I108])" office:value-type="float" office:value="1.07758903503418" calcext:value-type="float">
            <text:p>1.0775890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3037" calcext:value-type="float">
            <text:p>1427749913.33037</text:p>
          </table:table-cell>
          <table:table-cell office:value-type="float" office:value="1427749914.57018" calcext:value-type="float">
            <text:p>1427749914.57018</text:p>
          </table:table-cell>
          <table:table-cell office:value-type="float" office:value="1427749914.60749" calcext:value-type="float">
            <text:p>1427749914.60749</text:p>
          </table:table-cell>
          <table:table-cell/>
          <table:table-cell table:formula="of:=MAX([.B109];[.D109];[.G109])-MAX([.A109];[.C109];[.E109])" office:value-type="float" office:value="1.27712202072144" calcext:value-type="float">
            <text:p>1.2771220207</text:p>
          </table:table-cell>
          <table:table-cell table:formula="of:=IF(ISBLANK([.E109]);&quot;&quot;;[.I109])" office:value-type="float" office:value="1.27712202072144" calcext:value-type="float">
            <text:p>1.2771220207</text:p>
          </table:table-cell>
          <table:table-cell table:formula="of:=IF(OR(ISBLANK([.E109]);[.I109]&lt;=0);&quot;&quot;;[.I109])" office:value-type="float" office:value="1.27712202072144" calcext:value-type="float">
            <text:p>1.27712202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3141" calcext:value-type="float">
            <text:p>1427749913.33141</text:p>
          </table:table-cell>
          <table:table-cell office:value-type="float" office:value="1427749914.57041" calcext:value-type="float">
            <text:p>1427749914.57041</text:p>
          </table:table-cell>
          <table:table-cell office:value-type="float" office:value="1427749914.61083" calcext:value-type="float">
            <text:p>1427749914.61083</text:p>
          </table:table-cell>
          <table:table-cell/>
          <table:table-cell table:formula="of:=MAX([.B110];[.D110];[.G110])-MAX([.A110];[.C110];[.E110])" office:value-type="float" office:value="1.2794189453125" calcext:value-type="float">
            <text:p>1.2794189453</text:p>
          </table:table-cell>
          <table:table-cell table:formula="of:=IF(ISBLANK([.E110]);&quot;&quot;;[.I110])" office:value-type="float" office:value="1.2794189453125" calcext:value-type="float">
            <text:p>1.2794189453</text:p>
          </table:table-cell>
          <table:table-cell table:formula="of:=IF(OR(ISBLANK([.E110]);[.I110]&lt;=0);&quot;&quot;;[.I110])" office:value-type="float" office:value="1.2794189453125" calcext:value-type="float">
            <text:p>1.27941894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3265" calcext:value-type="float">
            <text:p>1427749913.33265</text:p>
          </table:table-cell>
          <table:table-cell office:value-type="float" office:value="1427749914.48745" calcext:value-type="float">
            <text:p>1427749914.48745</text:p>
          </table:table-cell>
          <table:table-cell office:value-type="float" office:value="1427749914.57025" calcext:value-type="float">
            <text:p>1427749914.57025</text:p>
          </table:table-cell>
          <table:table-cell/>
          <table:table-cell table:formula="of:=MAX([.B111];[.D111];[.G111])-MAX([.A111];[.C111];[.E111])" office:value-type="float" office:value="1.23760581016541" calcext:value-type="float">
            <text:p>1.2376058102</text:p>
          </table:table-cell>
          <table:table-cell table:formula="of:=IF(ISBLANK([.E111]);&quot;&quot;;[.I111])" office:value-type="float" office:value="1.23760581016541" calcext:value-type="float">
            <text:p>1.2376058102</text:p>
          </table:table-cell>
          <table:table-cell table:formula="of:=IF(OR(ISBLANK([.E111]);[.I111]&lt;=0);&quot;&quot;;[.I111])" office:value-type="float" office:value="1.23760581016541" calcext:value-type="float">
            <text:p>1.23760581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3.33395" calcext:value-type="float">
            <text:p>1427749913.33395</text:p>
          </table:table-cell>
          <table:table-cell office:value-type="float" office:value="1427749914.57178" calcext:value-type="float">
            <text:p>1427749914.57178</text:p>
          </table:table-cell>
          <table:table-cell office:value-type="float" office:value="1427749914.60747" calcext:value-type="float">
            <text:p>1427749914.60747</text:p>
          </table:table-cell>
          <table:table-cell/>
          <table:table-cell table:formula="of:=MAX([.B112];[.D112];[.G112])-MAX([.A112];[.C112];[.E112])" office:value-type="float" office:value="1.27352094650269" calcext:value-type="float">
            <text:p>1.2735209465</text:p>
          </table:table-cell>
          <table:table-cell table:formula="of:=IF(ISBLANK([.E112]);&quot;&quot;;[.I112])" office:value-type="float" office:value="1.27352094650269" calcext:value-type="float">
            <text:p>1.2735209465</text:p>
          </table:table-cell>
          <table:table-cell table:formula="of:=IF(OR(ISBLANK([.E112]);[.I112]&lt;=0);&quot;&quot;;[.I112])" office:value-type="float" office:value="1.27352094650269" calcext:value-type="float">
            <text:p>1.27352094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14.69404" calcext:value-type="float">
            <text:p>1427749914.69404</text:p>
          </table:table-cell>
          <table:table-cell office:value-type="float" office:value="1427749916.27026" calcext:value-type="float">
            <text:p>1427749916.27026</text:p>
          </table:table-cell>
          <table:table-cell table:number-columns-repeated="4"/>
          <table:table-cell table:formula="of:=MAX([.B113];[.D113];[.G113])-MAX([.A113];[.C113];[.E113])" office:value-type="float" office:value="1.57622885704041" calcext:value-type="float">
            <text:p>1.576228857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69404" calcext:value-type="float">
            <text:p>1427749914.69404</text:p>
          </table:table-cell>
          <table:table-cell office:value-type="float" office:value="1427749916.23518" calcext:value-type="float">
            <text:p>1427749916.23518</text:p>
          </table:table-cell>
          <table:table-cell office:value-type="float" office:value="1427749916.27026" calcext:value-type="float">
            <text:p>1427749916.27026</text:p>
          </table:table-cell>
          <table:table-cell/>
          <table:table-cell table:formula="of:=MAX([.B114];[.D114];[.G114])-MAX([.A114];[.C114];[.E114])" office:value-type="float" office:value="1.57622003555298" calcext:value-type="float">
            <text:p>1.5762200356</text:p>
          </table:table-cell>
          <table:table-cell table:formula="of:=IF(ISBLANK([.E114]);&quot;&quot;;[.I114])" office:value-type="float" office:value="1.57622003555298" calcext:value-type="float">
            <text:p>1.5762200356</text:p>
          </table:table-cell>
          <table:table-cell table:formula="of:=IF(OR(ISBLANK([.E114]);[.I114]&lt;=0);&quot;&quot;;[.I114])" office:value-type="float" office:value="1.57622003555298" calcext:value-type="float">
            <text:p>1.57622003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69566" calcext:value-type="float">
            <text:p>1427749914.69566</text:p>
          </table:table-cell>
          <table:table-cell office:value-type="float" office:value="1427749916.13582" calcext:value-type="float">
            <text:p>1427749916.13582</text:p>
          </table:table-cell>
          <table:table-cell office:value-type="float" office:value="1427749916.17414" calcext:value-type="float">
            <text:p>1427749916.17414</text:p>
          </table:table-cell>
          <table:table-cell/>
          <table:table-cell table:formula="of:=MAX([.B115];[.D115];[.G115])-MAX([.A115];[.C115];[.E115])" office:value-type="float" office:value="1.47848200798035" calcext:value-type="float">
            <text:p>1.478482008</text:p>
          </table:table-cell>
          <table:table-cell table:formula="of:=IF(ISBLANK([.E115]);&quot;&quot;;[.I115])" office:value-type="float" office:value="1.47848200798035" calcext:value-type="float">
            <text:p>1.478482008</text:p>
          </table:table-cell>
          <table:table-cell table:formula="of:=IF(OR(ISBLANK([.E115]);[.I115]&lt;=0);&quot;&quot;;[.I115])" office:value-type="float" office:value="1.47848200798035" calcext:value-type="float">
            <text:p>1.4784820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69734" calcext:value-type="float">
            <text:p>1427749914.69734</text:p>
          </table:table-cell>
          <table:table-cell office:value-type="float" office:value="1427749915.80458" calcext:value-type="float">
            <text:p>1427749915.80458</text:p>
          </table:table-cell>
          <table:table-cell office:value-type="float" office:value="1427749915.89193" calcext:value-type="float">
            <text:p>1427749915.89193</text:p>
          </table:table-cell>
          <table:table-cell/>
          <table:table-cell table:formula="of:=MAX([.B116];[.D116];[.G116])-MAX([.A116];[.C116];[.E116])" office:value-type="float" office:value="1.19458603858948" calcext:value-type="float">
            <text:p>1.1945860386</text:p>
          </table:table-cell>
          <table:table-cell table:formula="of:=IF(ISBLANK([.E116]);&quot;&quot;;[.I116])" office:value-type="float" office:value="1.19458603858948" calcext:value-type="float">
            <text:p>1.1945860386</text:p>
          </table:table-cell>
          <table:table-cell table:formula="of:=IF(OR(ISBLANK([.E116]);[.I116]&lt;=0);&quot;&quot;;[.I116])" office:value-type="float" office:value="1.19458603858948" calcext:value-type="float">
            <text:p>1.19458603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69891" calcext:value-type="float">
            <text:p>1427749914.69891</text:p>
          </table:table-cell>
          <table:table-cell office:value-type="float" office:value="1427749916.15055" calcext:value-type="float">
            <text:p>1427749916.15055</text:p>
          </table:table-cell>
          <table:table-cell office:value-type="float" office:value="1427749916.1866" calcext:value-type="float">
            <text:p>1427749916.1866</text:p>
          </table:table-cell>
          <table:table-cell/>
          <table:table-cell table:formula="of:=MAX([.B117];[.D117];[.G117])-MAX([.A117];[.C117];[.E117])" office:value-type="float" office:value="1.48769187927246" calcext:value-type="float">
            <text:p>1.4876918793</text:p>
          </table:table-cell>
          <table:table-cell table:formula="of:=IF(ISBLANK([.E117]);&quot;&quot;;[.I117])" office:value-type="float" office:value="1.48769187927246" calcext:value-type="float">
            <text:p>1.4876918793</text:p>
          </table:table-cell>
          <table:table-cell table:formula="of:=IF(OR(ISBLANK([.E117]);[.I117]&lt;=0);&quot;&quot;;[.I117])" office:value-type="float" office:value="1.48769187927246" calcext:value-type="float">
            <text:p>1.48769187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70001" calcext:value-type="float">
            <text:p>1427749914.70001</text:p>
          </table:table-cell>
          <table:table-cell office:value-type="float" office:value="1427749915.72223" calcext:value-type="float">
            <text:p>1427749915.72223</text:p>
          </table:table-cell>
          <table:table-cell office:value-type="float" office:value="1427749915.80462" calcext:value-type="float">
            <text:p>1427749915.80462</text:p>
          </table:table-cell>
          <table:table-cell/>
          <table:table-cell table:formula="of:=MAX([.B118];[.D118];[.G118])-MAX([.A118];[.C118];[.E118])" office:value-type="float" office:value="1.10460495948792" calcext:value-type="float">
            <text:p>1.1046049595</text:p>
          </table:table-cell>
          <table:table-cell table:formula="of:=IF(ISBLANK([.E118]);&quot;&quot;;[.I118])" office:value-type="float" office:value="1.10460495948792" calcext:value-type="float">
            <text:p>1.1046049595</text:p>
          </table:table-cell>
          <table:table-cell table:formula="of:=IF(OR(ISBLANK([.E118]);[.I118]&lt;=0);&quot;&quot;;[.I118])" office:value-type="float" office:value="1.10460495948792" calcext:value-type="float">
            <text:p>1.10460495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70078" calcext:value-type="float">
            <text:p>1427749914.70078</text:p>
          </table:table-cell>
          <table:table-cell office:value-type="float" office:value="1427749916.05373" calcext:value-type="float">
            <text:p>1427749916.05373</text:p>
          </table:table-cell>
          <table:table-cell office:value-type="float" office:value="1427749916.13585" calcext:value-type="float">
            <text:p>1427749916.13585</text:p>
          </table:table-cell>
          <table:table-cell/>
          <table:table-cell table:formula="of:=MAX([.B119];[.D119];[.G119])-MAX([.A119];[.C119];[.E119])" office:value-type="float" office:value="1.43507099151611" calcext:value-type="float">
            <text:p>1.4350709915</text:p>
          </table:table-cell>
          <table:table-cell table:formula="of:=IF(ISBLANK([.E119]);&quot;&quot;;[.I119])" office:value-type="float" office:value="1.43507099151611" calcext:value-type="float">
            <text:p>1.4350709915</text:p>
          </table:table-cell>
          <table:table-cell table:formula="of:=IF(OR(ISBLANK([.E119]);[.I119]&lt;=0);&quot;&quot;;[.I119])" office:value-type="float" office:value="1.43507099151611" calcext:value-type="float">
            <text:p>1.43507099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70129" calcext:value-type="float">
            <text:p>1427749914.70129</text:p>
          </table:table-cell>
          <table:table-cell office:value-type="float" office:value="1427749915.89183" calcext:value-type="float">
            <text:p>1427749915.89183</text:p>
          </table:table-cell>
          <table:table-cell office:value-type="float" office:value="1427749915.972" calcext:value-type="float">
            <text:p>1427749915.972</text:p>
          </table:table-cell>
          <table:table-cell/>
          <table:table-cell table:formula="of:=MAX([.B120];[.D120];[.G120])-MAX([.A120];[.C120];[.E120])" office:value-type="float" office:value="1.27070713043213" calcext:value-type="float">
            <text:p>1.2707071304</text:p>
          </table:table-cell>
          <table:table-cell table:formula="of:=IF(ISBLANK([.E120]);&quot;&quot;;[.I120])" office:value-type="float" office:value="1.27070713043213" calcext:value-type="float">
            <text:p>1.2707071304</text:p>
          </table:table-cell>
          <table:table-cell table:formula="of:=IF(OR(ISBLANK([.E120]);[.I120]&lt;=0);&quot;&quot;;[.I120])" office:value-type="float" office:value="1.27070713043213" calcext:value-type="float">
            <text:p>1.27070713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70178" calcext:value-type="float">
            <text:p>1427749914.70178</text:p>
          </table:table-cell>
          <table:table-cell office:value-type="float" office:value="1427749915.64279" calcext:value-type="float">
            <text:p>1427749915.64279</text:p>
          </table:table-cell>
          <table:table-cell office:value-type="float" office:value="1427749915.72227" calcext:value-type="float">
            <text:p>1427749915.72227</text:p>
          </table:table-cell>
          <table:table-cell/>
          <table:table-cell table:formula="of:=MAX([.B121];[.D121];[.G121])-MAX([.A121];[.C121];[.E121])" office:value-type="float" office:value="1.02049612998962" calcext:value-type="float">
            <text:p>1.02049613</text:p>
          </table:table-cell>
          <table:table-cell table:formula="of:=IF(ISBLANK([.E121]);&quot;&quot;;[.I121])" office:value-type="float" office:value="1.02049612998962" calcext:value-type="float">
            <text:p>1.02049613</text:p>
          </table:table-cell>
          <table:table-cell table:formula="of:=IF(OR(ISBLANK([.E121]);[.I121]&lt;=0);&quot;&quot;;[.I121])" office:value-type="float" office:value="1.02049612998962" calcext:value-type="float">
            <text:p>1.020496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70226" calcext:value-type="float">
            <text:p>1427749914.70226</text:p>
          </table:table-cell>
          <table:table-cell office:value-type="float" office:value="1427749916.13594" calcext:value-type="float">
            <text:p>1427749916.13594</text:p>
          </table:table-cell>
          <table:table-cell office:value-type="float" office:value="1427749916.17145" calcext:value-type="float">
            <text:p>1427749916.17145</text:p>
          </table:table-cell>
          <table:table-cell/>
          <table:table-cell table:formula="of:=MAX([.B122];[.D122];[.G122])-MAX([.A122];[.C122];[.E122])" office:value-type="float" office:value="1.46919202804565" calcext:value-type="float">
            <text:p>1.469192028</text:p>
          </table:table-cell>
          <table:table-cell table:formula="of:=IF(ISBLANK([.E122]);&quot;&quot;;[.I122])" office:value-type="float" office:value="1.46919202804565" calcext:value-type="float">
            <text:p>1.469192028</text:p>
          </table:table-cell>
          <table:table-cell table:formula="of:=IF(OR(ISBLANK([.E122]);[.I122]&lt;=0);&quot;&quot;;[.I122])" office:value-type="float" office:value="1.46919202804565" calcext:value-type="float">
            <text:p>1.4691920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4.70278" calcext:value-type="float">
            <text:p>1427749914.70278</text:p>
          </table:table-cell>
          <table:table-cell office:value-type="float" office:value="1427749915.89189" calcext:value-type="float">
            <text:p>1427749915.89189</text:p>
          </table:table-cell>
          <table:table-cell office:value-type="float" office:value="1427749915.97203" calcext:value-type="float">
            <text:p>1427749915.97203</text:p>
          </table:table-cell>
          <table:table-cell/>
          <table:table-cell table:formula="of:=MAX([.B123];[.D123];[.G123])-MAX([.A123];[.C123];[.E123])" office:value-type="float" office:value="1.2692539691925" calcext:value-type="float">
            <text:p>1.2692539692</text:p>
          </table:table-cell>
          <table:table-cell table:formula="of:=IF(ISBLANK([.E123]);&quot;&quot;;[.I123])" office:value-type="float" office:value="1.2692539691925" calcext:value-type="float">
            <text:p>1.2692539692</text:p>
          </table:table-cell>
          <table:table-cell table:formula="of:=IF(OR(ISBLANK([.E123]);[.I123]&lt;=0);&quot;&quot;;[.I123])" office:value-type="float" office:value="1.2692539691925" calcext:value-type="float">
            <text:p>1.26925396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16.27028" calcext:value-type="float">
            <text:p>1427749916.27028</text:p>
          </table:table-cell>
          <table:table-cell office:value-type="float" office:value="1427749917.52373" calcext:value-type="float">
            <text:p>1427749917.52373</text:p>
          </table:table-cell>
          <table:table-cell table:number-columns-repeated="4"/>
          <table:table-cell table:formula="of:=MAX([.B124];[.D124];[.G124])-MAX([.A124];[.C124];[.E124])" office:value-type="float" office:value="1.2534511089325" calcext:value-type="float">
            <text:p>1.2534511089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028" calcext:value-type="float">
            <text:p>1427749916.27028</text:p>
          </table:table-cell>
          <table:table-cell office:value-type="float" office:value="1427749917.48981" calcext:value-type="float">
            <text:p>1427749917.48981</text:p>
          </table:table-cell>
          <table:table-cell office:value-type="float" office:value="1427749917.52372" calcext:value-type="float">
            <text:p>1427749917.52372</text:p>
          </table:table-cell>
          <table:table-cell/>
          <table:table-cell table:formula="of:=MAX([.B125];[.D125];[.G125])-MAX([.A125];[.C125];[.E125])" office:value-type="float" office:value="1.25344300270081" calcext:value-type="float">
            <text:p>1.2534430027</text:p>
          </table:table-cell>
          <table:table-cell table:formula="of:=IF(ISBLANK([.E125]);&quot;&quot;;[.I125])" office:value-type="float" office:value="1.25344300270081" calcext:value-type="float">
            <text:p>1.2534430027</text:p>
          </table:table-cell>
          <table:table-cell table:formula="of:=IF(OR(ISBLANK([.E125]);[.I125]&lt;=0);&quot;&quot;;[.I125])" office:value-type="float" office:value="1.25344300270081" calcext:value-type="float">
            <text:p>1.25344300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09" calcext:value-type="float">
            <text:p>1427749916.2709</text:p>
          </table:table-cell>
          <table:table-cell office:value-type="float" office:value="1427749917.32525" calcext:value-type="float">
            <text:p>1427749917.32525</text:p>
          </table:table-cell>
          <table:table-cell office:value-type="float" office:value="1427749917.40486" calcext:value-type="float">
            <text:p>1427749917.40486</text:p>
          </table:table-cell>
          <table:table-cell/>
          <table:table-cell table:formula="of:=MAX([.B126];[.D126];[.G126])-MAX([.A126];[.C126];[.E126])" office:value-type="float" office:value="1.13396000862122" calcext:value-type="float">
            <text:p>1.1339600086</text:p>
          </table:table-cell>
          <table:table-cell table:formula="of:=IF(ISBLANK([.E126]);&quot;&quot;;[.I126])" office:value-type="float" office:value="1.13396000862122" calcext:value-type="float">
            <text:p>1.1339600086</text:p>
          </table:table-cell>
          <table:table-cell table:formula="of:=IF(OR(ISBLANK([.E126]);[.I126]&lt;=0);&quot;&quot;;[.I126])" office:value-type="float" office:value="1.13396000862122" calcext:value-type="float">
            <text:p>1.13396000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15" calcext:value-type="float">
            <text:p>1427749916.2715</text:p>
          </table:table-cell>
          <table:table-cell office:value-type="float" office:value="1427749917.40509" calcext:value-type="float">
            <text:p>1427749917.40509</text:p>
          </table:table-cell>
          <table:table-cell office:value-type="float" office:value="1427749917.44504" calcext:value-type="float">
            <text:p>1427749917.44504</text:p>
          </table:table-cell>
          <table:table-cell/>
          <table:table-cell table:formula="of:=MAX([.B127];[.D127];[.G127])-MAX([.A127];[.C127];[.E127])" office:value-type="float" office:value="1.17354297637939" calcext:value-type="float">
            <text:p>1.1735429764</text:p>
          </table:table-cell>
          <table:table-cell table:formula="of:=IF(ISBLANK([.E127]);&quot;&quot;;[.I127])" office:value-type="float" office:value="1.17354297637939" calcext:value-type="float">
            <text:p>1.1735429764</text:p>
          </table:table-cell>
          <table:table-cell table:formula="of:=IF(OR(ISBLANK([.E127]);[.I127]&lt;=0);&quot;&quot;;[.I127])" office:value-type="float" office:value="1.17354297637939" calcext:value-type="float">
            <text:p>1.17354297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206" calcext:value-type="float">
            <text:p>1427749916.27206</text:p>
          </table:table-cell>
          <table:table-cell office:value-type="float" office:value="1427749917.32531" calcext:value-type="float">
            <text:p>1427749917.32531</text:p>
          </table:table-cell>
          <table:table-cell office:value-type="float" office:value="1427749917.40492" calcext:value-type="float">
            <text:p>1427749917.40492</text:p>
          </table:table-cell>
          <table:table-cell/>
          <table:table-cell table:formula="of:=MAX([.B128];[.D128];[.G128])-MAX([.A128];[.C128];[.E128])" office:value-type="float" office:value="1.13285708427429" calcext:value-type="float">
            <text:p>1.1328570843</text:p>
          </table:table-cell>
          <table:table-cell table:formula="of:=IF(ISBLANK([.E128]);&quot;&quot;;[.I128])" office:value-type="float" office:value="1.13285708427429" calcext:value-type="float">
            <text:p>1.1328570843</text:p>
          </table:table-cell>
          <table:table-cell table:formula="of:=IF(OR(ISBLANK([.E128]);[.I128]&lt;=0);&quot;&quot;;[.I128])" office:value-type="float" office:value="1.13285708427429" calcext:value-type="float">
            <text:p>1.13285708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262" calcext:value-type="float">
            <text:p>1427749916.27262</text:p>
          </table:table-cell>
          <table:table-cell office:value-type="float" office:value="1427749917.41495" calcext:value-type="float">
            <text:p>1427749917.41495</text:p>
          </table:table-cell>
          <table:table-cell office:value-type="float" office:value="1427749917.44832" calcext:value-type="float">
            <text:p>1427749917.44832</text:p>
          </table:table-cell>
          <table:table-cell/>
          <table:table-cell table:formula="of:=MAX([.B129];[.D129];[.G129])-MAX([.A129];[.C129];[.E129])" office:value-type="float" office:value="1.17569804191589" calcext:value-type="float">
            <text:p>1.1756980419</text:p>
          </table:table-cell>
          <table:table-cell table:formula="of:=IF(ISBLANK([.E129]);&quot;&quot;;[.I129])" office:value-type="float" office:value="1.17569804191589" calcext:value-type="float">
            <text:p>1.1756980419</text:p>
          </table:table-cell>
          <table:table-cell table:formula="of:=IF(OR(ISBLANK([.E129]);[.I129]&lt;=0);&quot;&quot;;[.I129])" office:value-type="float" office:value="1.17569804191589" calcext:value-type="float">
            <text:p>1.17569804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36" calcext:value-type="float">
            <text:p>1427749916.2736</text:p>
          </table:table-cell>
          <table:table-cell office:value-type="float" office:value="1427749917.20259" calcext:value-type="float">
            <text:p>1427749917.20259</text:p>
          </table:table-cell>
          <table:table-cell office:value-type="float" office:value="1427749917.32471" calcext:value-type="float">
            <text:p>1427749917.32471</text:p>
          </table:table-cell>
          <table:table-cell/>
          <table:table-cell table:formula="of:=MAX([.B130];[.D130];[.G130])-MAX([.A130];[.C130];[.E130])" office:value-type="float" office:value="1.05111384391785" calcext:value-type="float">
            <text:p>1.0511138439</text:p>
          </table:table-cell>
          <table:table-cell table:formula="of:=IF(ISBLANK([.E130]);&quot;&quot;;[.I130])" office:value-type="float" office:value="1.05111384391785" calcext:value-type="float">
            <text:p>1.0511138439</text:p>
          </table:table-cell>
          <table:table-cell table:formula="of:=IF(OR(ISBLANK([.E130]);[.I130]&lt;=0);&quot;&quot;;[.I130])" office:value-type="float" office:value="1.05111384391785" calcext:value-type="float">
            <text:p>1.05111384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416" calcext:value-type="float">
            <text:p>1427749916.27416</text:p>
          </table:table-cell>
          <table:table-cell office:value-type="float" office:value="1427749917.12253" calcext:value-type="float">
            <text:p>1427749917.12253</text:p>
          </table:table-cell>
          <table:table-cell office:value-type="float" office:value="1427749917.20263" calcext:value-type="float">
            <text:p>1427749917.20263</text:p>
          </table:table-cell>
          <table:table-cell/>
          <table:table-cell table:formula="of:=MAX([.B131];[.D131];[.G131])-MAX([.A131];[.C131];[.E131])" office:value-type="float" office:value="0.928467988967896" calcext:value-type="float">
            <text:p>0.928467989</text:p>
          </table:table-cell>
          <table:table-cell table:formula="of:=IF(ISBLANK([.E131]);&quot;&quot;;[.I131])" office:value-type="float" office:value="0.928467988967896" calcext:value-type="float">
            <text:p>0.928467989</text:p>
          </table:table-cell>
          <table:table-cell table:formula="of:=IF(OR(ISBLANK([.E131]);[.I131]&lt;=0);&quot;&quot;;[.I131])" office:value-type="float" office:value="0.928467988967896" calcext:value-type="float">
            <text:p>0.9284679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472" calcext:value-type="float">
            <text:p>1427749916.27472</text:p>
          </table:table-cell>
          <table:table-cell office:value-type="float" office:value="1427749916.96074" calcext:value-type="float">
            <text:p>1427749916.96074</text:p>
          </table:table-cell>
          <table:table-cell office:value-type="float" office:value="1427749917.04119" calcext:value-type="float">
            <text:p>1427749917.04119</text:p>
          </table:table-cell>
          <table:table-cell/>
          <table:table-cell table:formula="of:=MAX([.B132];[.D132];[.G132])-MAX([.A132];[.C132];[.E132])" office:value-type="float" office:value="0.766466856002808" calcext:value-type="float">
            <text:p>0.766466856</text:p>
          </table:table-cell>
          <table:table-cell table:formula="of:=IF(ISBLANK([.E132]);&quot;&quot;;[.I132])" office:value-type="float" office:value="0.766466856002808" calcext:value-type="float">
            <text:p>0.766466856</text:p>
          </table:table-cell>
          <table:table-cell table:formula="of:=IF(OR(ISBLANK([.E132]);[.I132]&lt;=0);&quot;&quot;;[.I132])" office:value-type="float" office:value="0.766466856002808" calcext:value-type="float">
            <text:p>0.7664668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528" calcext:value-type="float">
            <text:p>1427749916.27528</text:p>
          </table:table-cell>
          <table:table-cell office:value-type="float" office:value="1427749917.32536" calcext:value-type="float">
            <text:p>1427749917.32536</text:p>
          </table:table-cell>
          <table:table-cell office:value-type="float" office:value="1427749917.40497" calcext:value-type="float">
            <text:p>1427749917.40497</text:p>
          </table:table-cell>
          <table:table-cell/>
          <table:table-cell table:formula="of:=MAX([.B133];[.D133];[.G133])-MAX([.A133];[.C133];[.E133])" office:value-type="float" office:value="1.12968397140503" calcext:value-type="float">
            <text:p>1.1296839714</text:p>
          </table:table-cell>
          <table:table-cell table:formula="of:=IF(ISBLANK([.E133]);&quot;&quot;;[.I133])" office:value-type="float" office:value="1.12968397140503" calcext:value-type="float">
            <text:p>1.1296839714</text:p>
          </table:table-cell>
          <table:table-cell table:formula="of:=IF(OR(ISBLANK([.E133]);[.I133]&lt;=0);&quot;&quot;;[.I133])" office:value-type="float" office:value="1.12968397140503" calcext:value-type="float">
            <text:p>1.12968397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6.27638" calcext:value-type="float">
            <text:p>1427749916.27638</text:p>
          </table:table-cell>
          <table:table-cell office:value-type="float" office:value="1427749917.32467" calcext:value-type="float">
            <text:p>1427749917.32467</text:p>
          </table:table-cell>
          <table:table-cell office:value-type="float" office:value="1427749917.40514" calcext:value-type="float">
            <text:p>1427749917.40514</text:p>
          </table:table-cell>
          <table:table-cell/>
          <table:table-cell table:formula="of:=MAX([.B134];[.D134];[.G134])-MAX([.A134];[.C134];[.E134])" office:value-type="float" office:value="1.12875914573669" calcext:value-type="float">
            <text:p>1.1287591457</text:p>
          </table:table-cell>
          <table:table-cell table:formula="of:=IF(ISBLANK([.E134]);&quot;&quot;;[.I134])" office:value-type="float" office:value="1.12875914573669" calcext:value-type="float">
            <text:p>1.1287591457</text:p>
          </table:table-cell>
          <table:table-cell table:formula="of:=IF(OR(ISBLANK([.E134]);[.I134]&lt;=0);&quot;&quot;;[.I134])" office:value-type="float" office:value="1.12875914573669" calcext:value-type="float">
            <text:p>1.1287591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17.52374" calcext:value-type="float">
            <text:p>1427749917.52374</text:p>
          </table:table-cell>
          <table:table-cell office:value-type="float" office:value="1427749918.86386" calcext:value-type="float">
            <text:p>1427749918.86386</text:p>
          </table:table-cell>
          <table:table-cell table:number-columns-repeated="4"/>
          <table:table-cell table:formula="of:=MAX([.B135];[.D135];[.G135])-MAX([.A135];[.C135];[.E135])" office:value-type="float" office:value="1.34012198448181" calcext:value-type="float">
            <text:p>1.3401219845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2374" calcext:value-type="float">
            <text:p>1427749917.52374</text:p>
          </table:table-cell>
          <table:table-cell office:value-type="float" office:value="1427749918.65681" calcext:value-type="float">
            <text:p>1427749918.65681</text:p>
          </table:table-cell>
          <table:table-cell office:value-type="float" office:value="1427749918.73829" calcext:value-type="float">
            <text:p>1427749918.73829</text:p>
          </table:table-cell>
          <table:table-cell/>
          <table:table-cell table:formula="of:=MAX([.B136];[.D136];[.G136])-MAX([.A136];[.C136];[.E136])" office:value-type="float" office:value="1.2145459651947" calcext:value-type="float">
            <text:p>1.2145459652</text:p>
          </table:table-cell>
          <table:table-cell table:formula="of:=IF(ISBLANK([.E136]);&quot;&quot;;[.I136])" office:value-type="float" office:value="1.2145459651947" calcext:value-type="float">
            <text:p>1.2145459652</text:p>
          </table:table-cell>
          <table:table-cell table:formula="of:=IF(OR(ISBLANK([.E136]);[.I136]&lt;=0);&quot;&quot;;[.I136])" office:value-type="float" office:value="1.2145459651947" calcext:value-type="float">
            <text:p>1.21454596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2514" calcext:value-type="float">
            <text:p>1427749917.52514</text:p>
          </table:table-cell>
          <table:table-cell office:value-type="float" office:value="1427749918.48614" calcext:value-type="float">
            <text:p>1427749918.48614</text:p>
          </table:table-cell>
          <table:table-cell office:value-type="float" office:value="1427749918.57174" calcext:value-type="float">
            <text:p>1427749918.57174</text:p>
          </table:table-cell>
          <table:table-cell/>
          <table:table-cell table:formula="of:=MAX([.B137];[.D137];[.G137])-MAX([.A137];[.C137];[.E137])" office:value-type="float" office:value="1.04660701751709" calcext:value-type="float">
            <text:p>1.0466070175</text:p>
          </table:table-cell>
          <table:table-cell table:formula="of:=IF(ISBLANK([.E137]);&quot;&quot;;[.I137])" office:value-type="float" office:value="1.04660701751709" calcext:value-type="float">
            <text:p>1.0466070175</text:p>
          </table:table-cell>
          <table:table-cell table:formula="of:=IF(OR(ISBLANK([.E137]);[.I137]&lt;=0);&quot;&quot;;[.I137])" office:value-type="float" office:value="1.04660701751709" calcext:value-type="float">
            <text:p>1.04660701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2644" calcext:value-type="float">
            <text:p>1427749917.52644</text:p>
          </table:table-cell>
          <table:table-cell office:value-type="float" office:value="1427749918.65687" calcext:value-type="float">
            <text:p>1427749918.65687</text:p>
          </table:table-cell>
          <table:table-cell office:value-type="float" office:value="1427749918.73833" calcext:value-type="float">
            <text:p>1427749918.73833</text:p>
          </table:table-cell>
          <table:table-cell/>
          <table:table-cell table:formula="of:=MAX([.B138];[.D138];[.G138])-MAX([.A138];[.C138];[.E138])" office:value-type="float" office:value="1.21188807487488" calcext:value-type="float">
            <text:p>1.2118880749</text:p>
          </table:table-cell>
          <table:table-cell table:formula="of:=IF(ISBLANK([.E138]);&quot;&quot;;[.I138])" office:value-type="float" office:value="1.21188807487488" calcext:value-type="float">
            <text:p>1.2118880749</text:p>
          </table:table-cell>
          <table:table-cell table:formula="of:=IF(OR(ISBLANK([.E138]);[.I138]&lt;=0);&quot;&quot;;[.I138])" office:value-type="float" office:value="1.21188807487488" calcext:value-type="float">
            <text:p>1.21188807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2779" calcext:value-type="float">
            <text:p>1427749917.52779</text:p>
          </table:table-cell>
          <table:table-cell office:value-type="float" office:value="1427749918.06925" calcext:value-type="float">
            <text:p>1427749918.06925</text:p>
          </table:table-cell>
          <table:table-cell office:value-type="float" office:value="1427749918.73837" calcext:value-type="float">
            <text:p>1427749918.73837</text:p>
          </table:table-cell>
          <table:table-cell/>
          <table:table-cell table:formula="of:=MAX([.B139];[.D139];[.G139])-MAX([.A139];[.C139];[.E139])" office:value-type="float" office:value="1.21058201789856" calcext:value-type="float">
            <text:p>1.2105820179</text:p>
          </table:table-cell>
          <table:table-cell table:formula="of:=IF(ISBLANK([.E139]);&quot;&quot;;[.I139])" office:value-type="float" office:value="1.21058201789856" calcext:value-type="float">
            <text:p>1.2105820179</text:p>
          </table:table-cell>
          <table:table-cell table:formula="of:=IF(OR(ISBLANK([.E139]);[.I139]&lt;=0);&quot;&quot;;[.I139])" office:value-type="float" office:value="1.21058201789856" calcext:value-type="float">
            <text:p>1.21058201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291" calcext:value-type="float">
            <text:p>1427749917.5291</text:p>
          </table:table-cell>
          <table:table-cell office:value-type="float" office:value="1427749918.74169" calcext:value-type="float">
            <text:p>1427749918.74169</text:p>
          </table:table-cell>
          <table:table-cell office:value-type="float" office:value="1427749918.77781" calcext:value-type="float">
            <text:p>1427749918.77781</text:p>
          </table:table-cell>
          <table:table-cell/>
          <table:table-cell table:formula="of:=MAX([.B140];[.D140];[.G140])-MAX([.A140];[.C140];[.E140])" office:value-type="float" office:value="1.24871301651001" calcext:value-type="float">
            <text:p>1.2487130165</text:p>
          </table:table-cell>
          <table:table-cell table:formula="of:=IF(ISBLANK([.E140]);&quot;&quot;;[.I140])" office:value-type="float" office:value="1.24871301651001" calcext:value-type="float">
            <text:p>1.2487130165</text:p>
          </table:table-cell>
          <table:table-cell table:formula="of:=IF(OR(ISBLANK([.E140]);[.I140]&lt;=0);&quot;&quot;;[.I140])" office:value-type="float" office:value="1.24871301651001" calcext:value-type="float">
            <text:p>1.24871301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3141" calcext:value-type="float">
            <text:p>1427749917.53141</text:p>
          </table:table-cell>
          <table:table-cell office:value-type="float" office:value="1427749918.40247" calcext:value-type="float">
            <text:p>1427749918.40247</text:p>
          </table:table-cell>
          <table:table-cell office:value-type="float" office:value="1427749918.48607" calcext:value-type="float">
            <text:p>1427749918.48607</text:p>
          </table:table-cell>
          <table:table-cell/>
          <table:table-cell table:formula="of:=MAX([.B141];[.D141];[.G141])-MAX([.A141];[.C141];[.E141])" office:value-type="float" office:value="0.954663991928101" calcext:value-type="float">
            <text:p>0.9546639919</text:p>
          </table:table-cell>
          <table:table-cell table:formula="of:=IF(ISBLANK([.E141]);&quot;&quot;;[.I141])" office:value-type="float" office:value="0.954663991928101" calcext:value-type="float">
            <text:p>0.9546639919</text:p>
          </table:table-cell>
          <table:table-cell table:formula="of:=IF(OR(ISBLANK([.E141]);[.I141]&lt;=0);&quot;&quot;;[.I141])" office:value-type="float" office:value="0.954663991928101" calcext:value-type="float">
            <text:p>0.95466399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3272" calcext:value-type="float">
            <text:p>1427749917.53272</text:p>
          </table:table-cell>
          <table:table-cell office:value-type="float" office:value="1427749918.32133" calcext:value-type="float">
            <text:p>1427749918.32133</text:p>
          </table:table-cell>
          <table:table-cell office:value-type="float" office:value="1427749918.40255" calcext:value-type="float">
            <text:p>1427749918.40255</text:p>
          </table:table-cell>
          <table:table-cell/>
          <table:table-cell table:formula="of:=MAX([.B142];[.D142];[.G142])-MAX([.A142];[.C142];[.E142])" office:value-type="float" office:value="0.869830846786499" calcext:value-type="float">
            <text:p>0.8698308468</text:p>
          </table:table-cell>
          <table:table-cell table:formula="of:=IF(ISBLANK([.E142]);&quot;&quot;;[.I142])" office:value-type="float" office:value="0.869830846786499" calcext:value-type="float">
            <text:p>0.8698308468</text:p>
          </table:table-cell>
          <table:table-cell table:formula="of:=IF(OR(ISBLANK([.E142]);[.I142]&lt;=0);&quot;&quot;;[.I142])" office:value-type="float" office:value="0.869830846786499" calcext:value-type="float">
            <text:p>0.86983084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3401" calcext:value-type="float">
            <text:p>1427749917.53401</text:p>
          </table:table-cell>
          <table:table-cell office:value-type="float" office:value="1427749918.8306" calcext:value-type="float">
            <text:p>1427749918.8306</text:p>
          </table:table-cell>
          <table:table-cell office:value-type="float" office:value="1427749918.86386" calcext:value-type="float">
            <text:p>1427749918.86386</text:p>
          </table:table-cell>
          <table:table-cell/>
          <table:table-cell table:formula="of:=MAX([.B143];[.D143];[.G143])-MAX([.A143];[.C143];[.E143])" office:value-type="float" office:value="1.32984495162964" calcext:value-type="float">
            <text:p>1.3298449516</text:p>
          </table:table-cell>
          <table:table-cell table:formula="of:=IF(ISBLANK([.E143]);&quot;&quot;;[.I143])" office:value-type="float" office:value="1.32984495162964" calcext:value-type="float">
            <text:p>1.3298449516</text:p>
          </table:table-cell>
          <table:table-cell table:formula="of:=IF(OR(ISBLANK([.E143]);[.I143]&lt;=0);&quot;&quot;;[.I143])" office:value-type="float" office:value="1.32984495162964" calcext:value-type="float">
            <text:p>1.32984495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3548" calcext:value-type="float">
            <text:p>1427749917.53548</text:p>
          </table:table-cell>
          <table:table-cell office:value-type="float" office:value="1427749918.5717" calcext:value-type="float">
            <text:p>1427749918.5717</text:p>
          </table:table-cell>
          <table:table-cell office:value-type="float" office:value="1427749918.65691" calcext:value-type="float">
            <text:p>1427749918.65691</text:p>
          </table:table-cell>
          <table:table-cell/>
          <table:table-cell table:formula="of:=MAX([.B144];[.D144];[.G144])-MAX([.A144];[.C144];[.E144])" office:value-type="float" office:value="1.12143206596375" calcext:value-type="float">
            <text:p>1.121432066</text:p>
          </table:table-cell>
          <table:table-cell table:formula="of:=IF(ISBLANK([.E144]);&quot;&quot;;[.I144])" office:value-type="float" office:value="1.12143206596375" calcext:value-type="float">
            <text:p>1.121432066</text:p>
          </table:table-cell>
          <table:table-cell table:formula="of:=IF(OR(ISBLANK([.E144]);[.I144]&lt;=0);&quot;&quot;;[.I144])" office:value-type="float" office:value="1.12143206596375" calcext:value-type="float">
            <text:p>1.121432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7.53618" calcext:value-type="float">
            <text:p>1427749917.53618</text:p>
          </table:table-cell>
          <table:table-cell office:value-type="float" office:value="1427749918.32126" calcext:value-type="float">
            <text:p>1427749918.32126</text:p>
          </table:table-cell>
          <table:table-cell office:value-type="float" office:value="1427749918.40251" calcext:value-type="float">
            <text:p>1427749918.40251</text:p>
          </table:table-cell>
          <table:table-cell/>
          <table:table-cell table:formula="of:=MAX([.B145];[.D145];[.G145])-MAX([.A145];[.C145];[.E145])" office:value-type="float" office:value="0.8663330078125" calcext:value-type="float">
            <text:p>0.8663330078</text:p>
          </table:table-cell>
          <table:table-cell table:formula="of:=IF(ISBLANK([.E145]);&quot;&quot;;[.I145])" office:value-type="float" office:value="0.8663330078125" calcext:value-type="float">
            <text:p>0.8663330078</text:p>
          </table:table-cell>
          <table:table-cell table:formula="of:=IF(OR(ISBLANK([.E145]);[.I145]&lt;=0);&quot;&quot;;[.I145])" office:value-type="float" office:value="0.8663330078125" calcext:value-type="float">
            <text:p>0.8663330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18.86387" calcext:value-type="float">
            <text:p>1427749918.86387</text:p>
          </table:table-cell>
          <table:table-cell office:value-type="float" office:value="1427749920.55412" calcext:value-type="float">
            <text:p>1427749920.55412</text:p>
          </table:table-cell>
          <table:table-cell table:number-columns-repeated="4"/>
          <table:table-cell table:formula="of:=MAX([.B146];[.D146];[.G146])-MAX([.A146];[.C146];[.E146])" office:value-type="float" office:value="1.69024801254272" calcext:value-type="float">
            <text:p>1.6902480125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6387" calcext:value-type="float">
            <text:p>1427749918.86387</text:p>
          </table:table-cell>
          <table:table-cell office:value-type="float" office:value="1427749920.4235" calcext:value-type="float">
            <text:p>1427749920.4235</text:p>
          </table:table-cell>
          <table:table-cell office:value-type="float" office:value="1427749920.45824" calcext:value-type="float">
            <text:p>1427749920.45824</text:p>
          </table:table-cell>
          <table:table-cell/>
          <table:table-cell table:formula="of:=MAX([.B147];[.D147];[.G147])-MAX([.A147];[.C147];[.E147])" office:value-type="float" office:value="1.59436988830566" calcext:value-type="float">
            <text:p>1.5943698883</text:p>
          </table:table-cell>
          <table:table-cell table:formula="of:=IF(ISBLANK([.E147]);&quot;&quot;;[.I147])" office:value-type="float" office:value="1.59436988830566" calcext:value-type="float">
            <text:p>1.5943698883</text:p>
          </table:table-cell>
          <table:table-cell table:formula="of:=IF(OR(ISBLANK([.E147]);[.I147]&lt;=0);&quot;&quot;;[.I147])" office:value-type="float" office:value="1.59436988830566" calcext:value-type="float">
            <text:p>1.59436988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6523" calcext:value-type="float">
            <text:p>1427749918.86523</text:p>
          </table:table-cell>
          <table:table-cell office:value-type="float" office:value="1427749919.69462" calcext:value-type="float">
            <text:p>1427749919.69462</text:p>
          </table:table-cell>
          <table:table-cell office:value-type="float" office:value="1427749919.81591" calcext:value-type="float">
            <text:p>1427749919.81591</text:p>
          </table:table-cell>
          <table:table-cell/>
          <table:table-cell table:formula="of:=MAX([.B148];[.D148];[.G148])-MAX([.A148];[.C148];[.E148])" office:value-type="float" office:value="0.950675010681152" calcext:value-type="float">
            <text:p>0.9506750107</text:p>
          </table:table-cell>
          <table:table-cell table:formula="of:=IF(ISBLANK([.E148]);&quot;&quot;;[.I148])" office:value-type="float" office:value="0.950675010681152" calcext:value-type="float">
            <text:p>0.9506750107</text:p>
          </table:table-cell>
          <table:table-cell table:formula="of:=IF(OR(ISBLANK([.E148]);[.I148]&lt;=0);&quot;&quot;;[.I148])" office:value-type="float" office:value="0.950675010681152" calcext:value-type="float">
            <text:p>0.95067501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6653" calcext:value-type="float">
            <text:p>1427749918.86653</text:p>
          </table:table-cell>
          <table:table-cell office:value-type="float" office:value="1427749920.18072" calcext:value-type="float">
            <text:p>1427749920.18072</text:p>
          </table:table-cell>
          <table:table-cell office:value-type="float" office:value="1427749920.30263" calcext:value-type="float">
            <text:p>1427749920.30263</text:p>
          </table:table-cell>
          <table:table-cell/>
          <table:table-cell table:formula="of:=MAX([.B149];[.D149];[.G149])-MAX([.A149];[.C149];[.E149])" office:value-type="float" office:value="1.43609595298767" calcext:value-type="float">
            <text:p>1.436095953</text:p>
          </table:table-cell>
          <table:table-cell table:formula="of:=IF(ISBLANK([.E149]);&quot;&quot;;[.I149])" office:value-type="float" office:value="1.43609595298767" calcext:value-type="float">
            <text:p>1.436095953</text:p>
          </table:table-cell>
          <table:table-cell table:formula="of:=IF(OR(ISBLANK([.E149]);[.I149]&lt;=0);&quot;&quot;;[.I149])" office:value-type="float" office:value="1.43609595298767" calcext:value-type="float">
            <text:p>1.4360959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6775" calcext:value-type="float">
            <text:p>1427749918.86775</text:p>
          </table:table-cell>
          <table:table-cell office:value-type="float" office:value="1427749920.42358" calcext:value-type="float">
            <text:p>1427749920.42358</text:p>
          </table:table-cell>
          <table:table-cell office:value-type="float" office:value="1427749920.4586" calcext:value-type="float">
            <text:p>1427749920.4586</text:p>
          </table:table-cell>
          <table:table-cell/>
          <table:table-cell table:formula="of:=MAX([.B150];[.D150];[.G150])-MAX([.A150];[.C150];[.E150])" office:value-type="float" office:value="1.5908510684967" calcext:value-type="float">
            <text:p>1.5908510685</text:p>
          </table:table-cell>
          <table:table-cell table:formula="of:=IF(ISBLANK([.E150]);&quot;&quot;;[.I150])" office:value-type="float" office:value="1.5908510684967" calcext:value-type="float">
            <text:p>1.5908510685</text:p>
          </table:table-cell>
          <table:table-cell table:formula="of:=IF(OR(ISBLANK([.E150]);[.I150]&lt;=0);&quot;&quot;;[.I150])" office:value-type="float" office:value="1.5908510684967" calcext:value-type="float">
            <text:p>1.59085106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6906" calcext:value-type="float">
            <text:p>1427749918.86906</text:p>
          </table:table-cell>
          <table:table-cell office:value-type="float" office:value="1427749920.30258" calcext:value-type="float">
            <text:p>1427749920.30258</text:p>
          </table:table-cell>
          <table:table-cell office:value-type="float" office:value="1427749920.42362" calcext:value-type="float">
            <text:p>1427749920.42362</text:p>
          </table:table-cell>
          <table:table-cell/>
          <table:table-cell table:formula="of:=MAX([.B151];[.D151];[.G151])-MAX([.A151];[.C151];[.E151])" office:value-type="float" office:value="1.55455899238586" calcext:value-type="float">
            <text:p>1.5545589924</text:p>
          </table:table-cell>
          <table:table-cell table:formula="of:=IF(ISBLANK([.E151]);&quot;&quot;;[.I151])" office:value-type="float" office:value="1.55455899238586" calcext:value-type="float">
            <text:p>1.5545589924</text:p>
          </table:table-cell>
          <table:table-cell table:formula="of:=IF(OR(ISBLANK([.E151]);[.I151]&lt;=0);&quot;&quot;;[.I151])" office:value-type="float" office:value="1.55455899238586" calcext:value-type="float">
            <text:p>1.55455899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7042" calcext:value-type="float">
            <text:p>1427749918.87042</text:p>
          </table:table-cell>
          <table:table-cell office:value-type="float" office:value="1427749920.05897" calcext:value-type="float">
            <text:p>1427749920.05897</text:p>
          </table:table-cell>
          <table:table-cell office:value-type="float" office:value="1427749920.18132" calcext:value-type="float">
            <text:p>1427749920.18132</text:p>
          </table:table-cell>
          <table:table-cell/>
          <table:table-cell table:formula="of:=MAX([.B152];[.D152];[.G152])-MAX([.A152];[.C152];[.E152])" office:value-type="float" office:value="1.31090402603149" calcext:value-type="float">
            <text:p>1.310904026</text:p>
          </table:table-cell>
          <table:table-cell table:formula="of:=IF(ISBLANK([.E152]);&quot;&quot;;[.I152])" office:value-type="float" office:value="1.31090402603149" calcext:value-type="float">
            <text:p>1.310904026</text:p>
          </table:table-cell>
          <table:table-cell table:formula="of:=IF(OR(ISBLANK([.E152]);[.I152]&lt;=0);&quot;&quot;;[.I152])" office:value-type="float" office:value="1.31090402603149" calcext:value-type="float">
            <text:p>1.3109040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7189" calcext:value-type="float">
            <text:p>1427749918.87189</text:p>
          </table:table-cell>
          <table:table-cell office:value-type="float" office:value="1427749919.93732" calcext:value-type="float">
            <text:p>1427749919.93732</text:p>
          </table:table-cell>
          <table:table-cell office:value-type="float" office:value="1427749920.05902" calcext:value-type="float">
            <text:p>1427749920.05902</text:p>
          </table:table-cell>
          <table:table-cell/>
          <table:table-cell table:formula="of:=MAX([.B153];[.D153];[.G153])-MAX([.A153];[.C153];[.E153])" office:value-type="float" office:value="1.1871349811554" calcext:value-type="float">
            <text:p>1.1871349812</text:p>
          </table:table-cell>
          <table:table-cell table:formula="of:=IF(ISBLANK([.E153]);&quot;&quot;;[.I153])" office:value-type="float" office:value="1.1871349811554" calcext:value-type="float">
            <text:p>1.1871349812</text:p>
          </table:table-cell>
          <table:table-cell table:formula="of:=IF(OR(ISBLANK([.E153]);[.I153]&lt;=0);&quot;&quot;;[.I153])" office:value-type="float" office:value="1.1871349811554" calcext:value-type="float">
            <text:p>1.18713498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7267" calcext:value-type="float">
            <text:p>1427749918.87267</text:p>
          </table:table-cell>
          <table:table-cell office:value-type="float" office:value="1427749920.42372" calcext:value-type="float">
            <text:p>1427749920.42372</text:p>
          </table:table-cell>
          <table:table-cell office:value-type="float" office:value="1427749920.45812" calcext:value-type="float">
            <text:p>1427749920.45812</text:p>
          </table:table-cell>
          <table:table-cell/>
          <table:table-cell table:formula="of:=MAX([.B154];[.D154];[.G154])-MAX([.A154];[.C154];[.E154])" office:value-type="float" office:value="1.58545207977295" calcext:value-type="float">
            <text:p>1.5854520798</text:p>
          </table:table-cell>
          <table:table-cell table:formula="of:=IF(ISBLANK([.E154]);&quot;&quot;;[.I154])" office:value-type="float" office:value="1.58545207977295" calcext:value-type="float">
            <text:p>1.5854520798</text:p>
          </table:table-cell>
          <table:table-cell table:formula="of:=IF(OR(ISBLANK([.E154]);[.I154]&lt;=0);&quot;&quot;;[.I154])" office:value-type="float" office:value="1.58545207977295" calcext:value-type="float">
            <text:p>1.58545207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7348" calcext:value-type="float">
            <text:p>1427749918.87348</text:p>
          </table:table-cell>
          <table:table-cell office:value-type="float" office:value="1427749919.81584" calcext:value-type="float">
            <text:p>1427749919.81584</text:p>
          </table:table-cell>
          <table:table-cell office:value-type="float" office:value="1427749919.93738" calcext:value-type="float">
            <text:p>1427749919.93738</text:p>
          </table:table-cell>
          <table:table-cell/>
          <table:table-cell table:formula="of:=MAX([.B155];[.D155];[.G155])-MAX([.A155];[.C155];[.E155])" office:value-type="float" office:value="1.06390380859375" calcext:value-type="float">
            <text:p>1.0639038086</text:p>
          </table:table-cell>
          <table:table-cell table:formula="of:=IF(ISBLANK([.E155]);&quot;&quot;;[.I155])" office:value-type="float" office:value="1.06390380859375" calcext:value-type="float">
            <text:p>1.0639038086</text:p>
          </table:table-cell>
          <table:table-cell table:formula="of:=IF(OR(ISBLANK([.E155]);[.I155]&lt;=0);&quot;&quot;;[.I155])" office:value-type="float" office:value="1.06390380859375" calcext:value-type="float">
            <text:p>1.06390380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18.87418" calcext:value-type="float">
            <text:p>1427749918.87418</text:p>
          </table:table-cell>
          <table:table-cell office:value-type="float" office:value="1427749920.51835" calcext:value-type="float">
            <text:p>1427749920.51835</text:p>
          </table:table-cell>
          <table:table-cell office:value-type="float" office:value="1427749920.55411" calcext:value-type="float">
            <text:p>1427749920.55411</text:p>
          </table:table-cell>
          <table:table-cell/>
          <table:table-cell table:formula="of:=MAX([.B156];[.D156];[.G156])-MAX([.A156];[.C156];[.E156])" office:value-type="float" office:value="1.67992210388184" calcext:value-type="float">
            <text:p>1.6799221039</text:p>
          </table:table-cell>
          <table:table-cell table:formula="of:=IF(ISBLANK([.E156]);&quot;&quot;;[.I156])" office:value-type="float" office:value="1.67992210388184" calcext:value-type="float">
            <text:p>1.6799221039</text:p>
          </table:table-cell>
          <table:table-cell table:formula="of:=IF(OR(ISBLANK([.E156]);[.I156]&lt;=0);&quot;&quot;;[.I156])" office:value-type="float" office:value="1.67992210388184" calcext:value-type="float">
            <text:p>1.67992210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20.55413" calcext:value-type="float">
            <text:p>1427749920.55413</text:p>
          </table:table-cell>
          <table:table-cell office:value-type="float" office:value="1427749922.08967" calcext:value-type="float">
            <text:p>1427749922.08967</text:p>
          </table:table-cell>
          <table:table-cell table:number-columns-repeated="4"/>
          <table:table-cell table:formula="of:=MAX([.B157];[.D157];[.G157])-MAX([.A157];[.C157];[.E157])" office:value-type="float" office:value="1.53554391860962" calcext:value-type="float">
            <text:p>1.5355439186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413" calcext:value-type="float">
            <text:p>1427749920.55413</text:p>
          </table:table-cell>
          <table:table-cell office:value-type="float" office:value="1427749921.96774" calcext:value-type="float">
            <text:p>1427749921.96774</text:p>
          </table:table-cell>
          <table:table-cell office:value-type="float" office:value="1427749922.00652" calcext:value-type="float">
            <text:p>1427749922.00652</text:p>
          </table:table-cell>
          <table:table-cell/>
          <table:table-cell table:formula="of:=MAX([.B158];[.D158];[.G158])-MAX([.A158];[.C158];[.E158])" office:value-type="float" office:value="1.452388048172" calcext:value-type="float">
            <text:p>1.4523880482</text:p>
          </table:table-cell>
          <table:table-cell table:formula="of:=IF(ISBLANK([.E158]);&quot;&quot;;[.I158])" office:value-type="float" office:value="1.452388048172" calcext:value-type="float">
            <text:p>1.4523880482</text:p>
          </table:table-cell>
          <table:table-cell table:formula="of:=IF(OR(ISBLANK([.E158]);[.I158]&lt;=0);&quot;&quot;;[.I158])" office:value-type="float" office:value="1.452388048172" calcext:value-type="float">
            <text:p>1.45238804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473" calcext:value-type="float">
            <text:p>1427749920.55473</text:p>
          </table:table-cell>
          <table:table-cell office:value-type="float" office:value="1427749922.05703" calcext:value-type="float">
            <text:p>1427749922.05703</text:p>
          </table:table-cell>
          <table:table-cell office:value-type="float" office:value="1427749922.08966" calcext:value-type="float">
            <text:p>1427749922.08966</text:p>
          </table:table-cell>
          <table:table-cell/>
          <table:table-cell table:formula="of:=MAX([.B159];[.D159];[.G159])-MAX([.A159];[.C159];[.E159])" office:value-type="float" office:value="1.53493309020996" calcext:value-type="float">
            <text:p>1.5349330902</text:p>
          </table:table-cell>
          <table:table-cell table:formula="of:=IF(ISBLANK([.E159]);&quot;&quot;;[.I159])" office:value-type="float" office:value="1.53493309020996" calcext:value-type="float">
            <text:p>1.5349330902</text:p>
          </table:table-cell>
          <table:table-cell table:formula="of:=IF(OR(ISBLANK([.E159]);[.I159]&lt;=0);&quot;&quot;;[.I159])" office:value-type="float" office:value="1.53493309020996" calcext:value-type="float">
            <text:p>1.53493309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53" calcext:value-type="float">
            <text:p>1427749920.5553</text:p>
          </table:table-cell>
          <table:table-cell office:value-type="float" office:value="1427749921.72299" calcext:value-type="float">
            <text:p>1427749921.72299</text:p>
          </table:table-cell>
          <table:table-cell office:value-type="float" office:value="1427749921.80358" calcext:value-type="float">
            <text:p>1427749921.80358</text:p>
          </table:table-cell>
          <table:table-cell/>
          <table:table-cell table:formula="of:=MAX([.B160];[.D160];[.G160])-MAX([.A160];[.C160];[.E160])" office:value-type="float" office:value="1.24828600883484" calcext:value-type="float">
            <text:p>1.2482860088</text:p>
          </table:table-cell>
          <table:table-cell table:formula="of:=IF(ISBLANK([.E160]);&quot;&quot;;[.I160])" office:value-type="float" office:value="1.24828600883484" calcext:value-type="float">
            <text:p>1.2482860088</text:p>
          </table:table-cell>
          <table:table-cell table:formula="of:=IF(OR(ISBLANK([.E160]);[.I160]&lt;=0);&quot;&quot;;[.I160])" office:value-type="float" office:value="1.24828600883484" calcext:value-type="float">
            <text:p>1.24828600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587" calcext:value-type="float">
            <text:p>1427749920.55587</text:p>
          </table:table-cell>
          <table:table-cell office:value-type="float" office:value="1427749921.96755" calcext:value-type="float">
            <text:p>1427749921.96755</text:p>
          </table:table-cell>
          <table:table-cell office:value-type="float" office:value="1427749921.99973" calcext:value-type="float">
            <text:p>1427749921.99973</text:p>
          </table:table-cell>
          <table:table-cell/>
          <table:table-cell table:formula="of:=MAX([.B161];[.D161];[.G161])-MAX([.A161];[.C161];[.E161])" office:value-type="float" office:value="1.44386291503906" calcext:value-type="float">
            <text:p>1.443862915</text:p>
          </table:table-cell>
          <table:table-cell table:formula="of:=IF(ISBLANK([.E161]);&quot;&quot;;[.I161])" office:value-type="float" office:value="1.44386291503906" calcext:value-type="float">
            <text:p>1.443862915</text:p>
          </table:table-cell>
          <table:table-cell table:formula="of:=IF(OR(ISBLANK([.E161]);[.I161]&lt;=0);&quot;&quot;;[.I161])" office:value-type="float" office:value="1.44386291503906" calcext:value-type="float">
            <text:p>1.4438629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643" calcext:value-type="float">
            <text:p>1427749920.55643</text:p>
          </table:table-cell>
          <table:table-cell office:value-type="float" office:value="1427749921.96761" calcext:value-type="float">
            <text:p>1427749921.96761</text:p>
          </table:table-cell>
          <table:table-cell office:value-type="float" office:value="1427749922.00337" calcext:value-type="float">
            <text:p>1427749922.00337</text:p>
          </table:table-cell>
          <table:table-cell/>
          <table:table-cell table:formula="of:=MAX([.B162];[.D162];[.G162])-MAX([.A162];[.C162];[.E162])" office:value-type="float" office:value="1.446937084198" calcext:value-type="float">
            <text:p>1.4469370842</text:p>
          </table:table-cell>
          <table:table-cell table:formula="of:=IF(ISBLANK([.E162]);&quot;&quot;;[.I162])" office:value-type="float" office:value="1.446937084198" calcext:value-type="float">
            <text:p>1.4469370842</text:p>
          </table:table-cell>
          <table:table-cell table:formula="of:=IF(OR(ISBLANK([.E162]);[.I162]&lt;=0);&quot;&quot;;[.I162])" office:value-type="float" office:value="1.446937084198" calcext:value-type="float">
            <text:p>1.44693708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703" calcext:value-type="float">
            <text:p>1427749920.55703</text:p>
          </table:table-cell>
          <table:table-cell office:value-type="float" office:value="1427749921.64092" calcext:value-type="float">
            <text:p>1427749921.64092</text:p>
          </table:table-cell>
          <table:table-cell office:value-type="float" office:value="1427749921.72303" calcext:value-type="float">
            <text:p>1427749921.72303</text:p>
          </table:table-cell>
          <table:table-cell/>
          <table:table-cell table:formula="of:=MAX([.B163];[.D163];[.G163])-MAX([.A163];[.C163];[.E163])" office:value-type="float" office:value="1.1659939289093" calcext:value-type="float">
            <text:p>1.1659939289</text:p>
          </table:table-cell>
          <table:table-cell table:formula="of:=IF(ISBLANK([.E163]);&quot;&quot;;[.I163])" office:value-type="float" office:value="1.1659939289093" calcext:value-type="float">
            <text:p>1.1659939289</text:p>
          </table:table-cell>
          <table:table-cell table:formula="of:=IF(OR(ISBLANK([.E163]);[.I163]&lt;=0);&quot;&quot;;[.I163])" office:value-type="float" office:value="1.1659939289093" calcext:value-type="float">
            <text:p>1.16599392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768" calcext:value-type="float">
            <text:p>1427749920.55768</text:p>
          </table:table-cell>
          <table:table-cell office:value-type="float" office:value="1427749921.80354" calcext:value-type="float">
            <text:p>1427749921.80354</text:p>
          </table:table-cell>
          <table:table-cell office:value-type="float" office:value="1427749921.88447" calcext:value-type="float">
            <text:p>1427749921.88447</text:p>
          </table:table-cell>
          <table:table-cell/>
          <table:table-cell table:formula="of:=MAX([.B164];[.D164];[.G164])-MAX([.A164];[.C164];[.E164])" office:value-type="float" office:value="1.32679104804993" calcext:value-type="float">
            <text:p>1.326791048</text:p>
          </table:table-cell>
          <table:table-cell table:formula="of:=IF(ISBLANK([.E164]);&quot;&quot;;[.I164])" office:value-type="float" office:value="1.32679104804993" calcext:value-type="float">
            <text:p>1.326791048</text:p>
          </table:table-cell>
          <table:table-cell table:formula="of:=IF(OR(ISBLANK([.E164]);[.I164]&lt;=0);&quot;&quot;;[.I164])" office:value-type="float" office:value="1.32679104804993" calcext:value-type="float">
            <text:p>1.3267910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824" calcext:value-type="float">
            <text:p>1427749920.55824</text:p>
          </table:table-cell>
          <table:table-cell office:value-type="float" office:value="1427749921.56157" calcext:value-type="float">
            <text:p>1427749921.56157</text:p>
          </table:table-cell>
          <table:table-cell office:value-type="float" office:value="1427749921.64096" calcext:value-type="float">
            <text:p>1427749921.64096</text:p>
          </table:table-cell>
          <table:table-cell/>
          <table:table-cell table:formula="of:=MAX([.B165];[.D165];[.G165])-MAX([.A165];[.C165];[.E165])" office:value-type="float" office:value="1.08272290229797" calcext:value-type="float">
            <text:p>1.0827229023</text:p>
          </table:table-cell>
          <table:table-cell table:formula="of:=IF(ISBLANK([.E165]);&quot;&quot;;[.I165])" office:value-type="float" office:value="1.08272290229797" calcext:value-type="float">
            <text:p>1.0827229023</text:p>
          </table:table-cell>
          <table:table-cell table:formula="of:=IF(OR(ISBLANK([.E165]);[.I165]&lt;=0);&quot;&quot;;[.I165])" office:value-type="float" office:value="1.08272290229797" calcext:value-type="float">
            <text:p>1.08272290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88" calcext:value-type="float">
            <text:p>1427749920.5588</text:p>
          </table:table-cell>
          <table:table-cell office:value-type="float" office:value="1427749921.31844" calcext:value-type="float">
            <text:p>1427749921.31844</text:p>
          </table:table-cell>
          <table:table-cell office:value-type="float" office:value="1427749921.96777" calcext:value-type="float">
            <text:p>1427749921.96777</text:p>
          </table:table-cell>
          <table:table-cell/>
          <table:table-cell table:formula="of:=MAX([.B166];[.D166];[.G166])-MAX([.A166];[.C166];[.E166])" office:value-type="float" office:value="1.4089629650116" calcext:value-type="float">
            <text:p>1.408962965</text:p>
          </table:table-cell>
          <table:table-cell table:formula="of:=IF(ISBLANK([.E166]);&quot;&quot;;[.I166])" office:value-type="float" office:value="1.4089629650116" calcext:value-type="float">
            <text:p>1.408962965</text:p>
          </table:table-cell>
          <table:table-cell table:formula="of:=IF(OR(ISBLANK([.E166]);[.I166]&lt;=0);&quot;&quot;;[.I166])" office:value-type="float" office:value="1.4089629650116" calcext:value-type="float">
            <text:p>1.4089629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0.55941" calcext:value-type="float">
            <text:p>1427749920.55941</text:p>
          </table:table-cell>
          <table:table-cell office:value-type="float" office:value="1427749921.88443" calcext:value-type="float">
            <text:p>1427749921.88443</text:p>
          </table:table-cell>
          <table:table-cell office:value-type="float" office:value="1427749921.96764" calcext:value-type="float">
            <text:p>1427749921.96764</text:p>
          </table:table-cell>
          <table:table-cell/>
          <table:table-cell table:formula="of:=MAX([.B167];[.D167];[.G167])-MAX([.A167];[.C167];[.E167])" office:value-type="float" office:value="1.40823101997376" calcext:value-type="float">
            <text:p>1.40823102</text:p>
          </table:table-cell>
          <table:table-cell table:formula="of:=IF(ISBLANK([.E167]);&quot;&quot;;[.I167])" office:value-type="float" office:value="1.40823101997376" calcext:value-type="float">
            <text:p>1.40823102</text:p>
          </table:table-cell>
          <table:table-cell table:formula="of:=IF(OR(ISBLANK([.E167]);[.I167]&lt;=0);&quot;&quot;;[.I167])" office:value-type="float" office:value="1.40823101997376" calcext:value-type="float">
            <text:p>1.40823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22.08968" calcext:value-type="float">
            <text:p>1427749922.08968</text:p>
          </table:table-cell>
          <table:table-cell office:value-type="float" office:value="1427749923.58023" calcext:value-type="float">
            <text:p>1427749923.58023</text:p>
          </table:table-cell>
          <table:table-cell table:number-columns-repeated="4"/>
          <table:table-cell table:formula="of:=MAX([.B168];[.D168];[.G168])-MAX([.A168];[.C168];[.E168])" office:value-type="float" office:value="1.49055099487305" calcext:value-type="float">
            <text:p>1.4905509949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8968" calcext:value-type="float">
            <text:p>1427749922.08968</text:p>
          </table:table-cell>
          <table:table-cell office:value-type="float" office:value="1427749923.54577" calcext:value-type="float">
            <text:p>1427749923.54577</text:p>
          </table:table-cell>
          <table:table-cell office:value-type="float" office:value="1427749923.58023" calcext:value-type="float">
            <text:p>1427749923.58023</text:p>
          </table:table-cell>
          <table:table-cell/>
          <table:table-cell table:formula="of:=MAX([.B169];[.D169];[.G169])-MAX([.A169];[.C169];[.E169])" office:value-type="float" office:value="1.49054193496704" calcext:value-type="float">
            <text:p>1.490541935</text:p>
          </table:table-cell>
          <table:table-cell table:formula="of:=IF(ISBLANK([.E169]);&quot;&quot;;[.I169])" office:value-type="float" office:value="1.49054193496704" calcext:value-type="float">
            <text:p>1.490541935</text:p>
          </table:table-cell>
          <table:table-cell table:formula="of:=IF(OR(ISBLANK([.E169]);[.I169]&lt;=0);&quot;&quot;;[.I169])" office:value-type="float" office:value="1.49054193496704" calcext:value-type="float">
            <text:p>1.4905419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9103" calcext:value-type="float">
            <text:p>1427749922.09103</text:p>
          </table:table-cell>
          <table:table-cell office:value-type="float" office:value="1427749923.36979" calcext:value-type="float">
            <text:p>1427749923.36979</text:p>
          </table:table-cell>
          <table:table-cell office:value-type="float" office:value="1427749923.44907" calcext:value-type="float">
            <text:p>1427749923.44907</text:p>
          </table:table-cell>
          <table:table-cell/>
          <table:table-cell table:formula="of:=MAX([.B170];[.D170];[.G170])-MAX([.A170];[.C170];[.E170])" office:value-type="float" office:value="1.35803484916687" calcext:value-type="float">
            <text:p>1.3580348492</text:p>
          </table:table-cell>
          <table:table-cell table:formula="of:=IF(ISBLANK([.E170]);&quot;&quot;;[.I170])" office:value-type="float" office:value="1.35803484916687" calcext:value-type="float">
            <text:p>1.3580348492</text:p>
          </table:table-cell>
          <table:table-cell table:formula="of:=IF(OR(ISBLANK([.E170]);[.I170]&lt;=0);&quot;&quot;;[.I170])" office:value-type="float" office:value="1.35803484916687" calcext:value-type="float">
            <text:p>1.35803484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9236" calcext:value-type="float">
            <text:p>1427749922.09236</text:p>
          </table:table-cell>
          <table:table-cell office:value-type="float" office:value="1427749923.04419" calcext:value-type="float">
            <text:p>1427749923.04419</text:p>
          </table:table-cell>
          <table:table-cell office:value-type="float" office:value="1427749923.20522" calcext:value-type="float">
            <text:p>1427749923.20522</text:p>
          </table:table-cell>
          <table:table-cell/>
          <table:table-cell table:formula="of:=MAX([.B171];[.D171];[.G171])-MAX([.A171];[.C171];[.E171])" office:value-type="float" office:value="1.11286282539368" calcext:value-type="float">
            <text:p>1.1128628254</text:p>
          </table:table-cell>
          <table:table-cell table:formula="of:=IF(ISBLANK([.E171]);&quot;&quot;;[.I171])" office:value-type="float" office:value="1.11286282539368" calcext:value-type="float">
            <text:p>1.1128628254</text:p>
          </table:table-cell>
          <table:table-cell table:formula="of:=IF(OR(ISBLANK([.E171]);[.I171]&lt;=0);&quot;&quot;;[.I171])" office:value-type="float" office:value="1.11286282539368" calcext:value-type="float">
            <text:p>1.11286282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9369" calcext:value-type="float">
            <text:p>1427749922.09369</text:p>
          </table:table-cell>
          <table:table-cell office:value-type="float" office:value="1427749923.45142" calcext:value-type="float">
            <text:p>1427749923.45142</text:p>
          </table:table-cell>
          <table:table-cell office:value-type="float" office:value="1427749923.48347" calcext:value-type="float">
            <text:p>1427749923.48347</text:p>
          </table:table-cell>
          <table:table-cell/>
          <table:table-cell table:formula="of:=MAX([.B172];[.D172];[.G172])-MAX([.A172];[.C172];[.E172])" office:value-type="float" office:value="1.38978290557861" calcext:value-type="float">
            <text:p>1.3897829056</text:p>
          </table:table-cell>
          <table:table-cell table:formula="of:=IF(ISBLANK([.E172]);&quot;&quot;;[.I172])" office:value-type="float" office:value="1.38978290557861" calcext:value-type="float">
            <text:p>1.3897829056</text:p>
          </table:table-cell>
          <table:table-cell table:formula="of:=IF(OR(ISBLANK([.E172]);[.I172]&lt;=0);&quot;&quot;;[.I172])" office:value-type="float" office:value="1.38978290557861" calcext:value-type="float">
            <text:p>1.38978290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9501" calcext:value-type="float">
            <text:p>1427749922.09501</text:p>
          </table:table-cell>
          <table:table-cell office:value-type="float" office:value="1427749923.44916" calcext:value-type="float">
            <text:p>1427749923.44916</text:p>
          </table:table-cell>
          <table:table-cell office:value-type="float" office:value="1427749923.48185" calcext:value-type="float">
            <text:p>1427749923.48185</text:p>
          </table:table-cell>
          <table:table-cell/>
          <table:table-cell table:formula="of:=MAX([.B173];[.D173];[.G173])-MAX([.A173];[.C173];[.E173])" office:value-type="float" office:value="1.38684606552124" calcext:value-type="float">
            <text:p>1.3868460655</text:p>
          </table:table-cell>
          <table:table-cell table:formula="of:=IF(ISBLANK([.E173]);&quot;&quot;;[.I173])" office:value-type="float" office:value="1.38684606552124" calcext:value-type="float">
            <text:p>1.3868460655</text:p>
          </table:table-cell>
          <table:table-cell table:formula="of:=IF(OR(ISBLANK([.E173]);[.I173]&lt;=0);&quot;&quot;;[.I173])" office:value-type="float" office:value="1.38684606552124" calcext:value-type="float">
            <text:p>1.38684606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9631" calcext:value-type="float">
            <text:p>1427749922.09631</text:p>
          </table:table-cell>
          <table:table-cell office:value-type="float" office:value="1427749923.44903" calcext:value-type="float">
            <text:p>1427749923.44903</text:p>
          </table:table-cell>
          <table:table-cell office:value-type="float" office:value="1427749923.4849" calcext:value-type="float">
            <text:p>1427749923.4849</text:p>
          </table:table-cell>
          <table:table-cell/>
          <table:table-cell table:formula="of:=MAX([.B174];[.D174];[.G174])-MAX([.A174];[.C174];[.E174])" office:value-type="float" office:value="1.38858413696289" calcext:value-type="float">
            <text:p>1.388584137</text:p>
          </table:table-cell>
          <table:table-cell table:formula="of:=IF(ISBLANK([.E174]);&quot;&quot;;[.I174])" office:value-type="float" office:value="1.38858413696289" calcext:value-type="float">
            <text:p>1.388584137</text:p>
          </table:table-cell>
          <table:table-cell table:formula="of:=IF(OR(ISBLANK([.E174]);[.I174]&lt;=0);&quot;&quot;;[.I174])" office:value-type="float" office:value="1.38858413696289" calcext:value-type="float">
            <text:p>1.3885841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9851" calcext:value-type="float">
            <text:p>1427749922.09851</text:p>
          </table:table-cell>
          <table:table-cell office:value-type="float" office:value="1427749923.28725" calcext:value-type="float">
            <text:p>1427749923.28725</text:p>
          </table:table-cell>
          <table:table-cell office:value-type="float" office:value="1427749923.36984" calcext:value-type="float">
            <text:p>1427749923.36984</text:p>
          </table:table-cell>
          <table:table-cell/>
          <table:table-cell table:formula="of:=MAX([.B175];[.D175];[.G175])-MAX([.A175];[.C175];[.E175])" office:value-type="float" office:value="1.27133011817932" calcext:value-type="float">
            <text:p>1.2713301182</text:p>
          </table:table-cell>
          <table:table-cell table:formula="of:=IF(ISBLANK([.E175]);&quot;&quot;;[.I175])" office:value-type="float" office:value="1.27133011817932" calcext:value-type="float">
            <text:p>1.2713301182</text:p>
          </table:table-cell>
          <table:table-cell table:formula="of:=IF(OR(ISBLANK([.E175]);[.I175]&lt;=0);&quot;&quot;;[.I175])" office:value-type="float" office:value="1.27133011817932" calcext:value-type="float">
            <text:p>1.27133011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09983" calcext:value-type="float">
            <text:p>1427749922.09983</text:p>
          </table:table-cell>
          <table:table-cell office:value-type="float" office:value="1427749923.0426" calcext:value-type="float">
            <text:p>1427749923.0426</text:p>
          </table:table-cell>
          <table:table-cell office:value-type="float" office:value="1427749923.44893" calcext:value-type="float">
            <text:p>1427749923.44893</text:p>
          </table:table-cell>
          <table:table-cell/>
          <table:table-cell table:formula="of:=MAX([.B176];[.D176];[.G176])-MAX([.A176];[.C176];[.E176])" office:value-type="float" office:value="1.34909296035767" calcext:value-type="float">
            <text:p>1.3490929604</text:p>
          </table:table-cell>
          <table:table-cell table:formula="of:=IF(ISBLANK([.E176]);&quot;&quot;;[.I176])" office:value-type="float" office:value="1.34909296035767" calcext:value-type="float">
            <text:p>1.3490929604</text:p>
          </table:table-cell>
          <table:table-cell table:formula="of:=IF(OR(ISBLANK([.E176]);[.I176]&lt;=0);&quot;&quot;;[.I176])" office:value-type="float" office:value="1.34909296035767" calcext:value-type="float">
            <text:p>1.34909296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10115" calcext:value-type="float">
            <text:p>1427749922.10115</text:p>
          </table:table-cell>
          <table:table-cell office:value-type="float" office:value="1427749922.96011" calcext:value-type="float">
            <text:p>1427749922.96011</text:p>
          </table:table-cell>
          <table:table-cell office:value-type="float" office:value="1427749923.04208" calcext:value-type="float">
            <text:p>1427749923.04208</text:p>
          </table:table-cell>
          <table:table-cell/>
          <table:table-cell table:formula="of:=MAX([.B177];[.D177];[.G177])-MAX([.A177];[.C177];[.E177])" office:value-type="float" office:value="0.940922975540161" calcext:value-type="float">
            <text:p>0.9409229755</text:p>
          </table:table-cell>
          <table:table-cell table:formula="of:=IF(ISBLANK([.E177]);&quot;&quot;;[.I177])" office:value-type="float" office:value="0.940922975540161" calcext:value-type="float">
            <text:p>0.9409229755</text:p>
          </table:table-cell>
          <table:table-cell table:formula="of:=IF(OR(ISBLANK([.E177]);[.I177]&lt;=0);&quot;&quot;;[.I177])" office:value-type="float" office:value="0.940922975540161" calcext:value-type="float">
            <text:p>0.94092297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2.10245" calcext:value-type="float">
            <text:p>1427749922.10245</text:p>
          </table:table-cell>
          <table:table-cell office:value-type="float" office:value="1427749923.04266" calcext:value-type="float">
            <text:p>1427749923.04266</text:p>
          </table:table-cell>
          <table:table-cell office:value-type="float" office:value="1427749923.44896" calcext:value-type="float">
            <text:p>1427749923.44896</text:p>
          </table:table-cell>
          <table:table-cell/>
          <table:table-cell table:formula="of:=MAX([.B178];[.D178];[.G178])-MAX([.A178];[.C178];[.E178])" office:value-type="float" office:value="1.34651112556458" calcext:value-type="float">
            <text:p>1.3465111256</text:p>
          </table:table-cell>
          <table:table-cell table:formula="of:=IF(ISBLANK([.E178]);&quot;&quot;;[.I178])" office:value-type="float" office:value="1.34651112556458" calcext:value-type="float">
            <text:p>1.3465111256</text:p>
          </table:table-cell>
          <table:table-cell table:formula="of:=IF(OR(ISBLANK([.E178]);[.I178]&lt;=0);&quot;&quot;;[.I178])" office:value-type="float" office:value="1.34651112556458" calcext:value-type="float">
            <text:p>1.346511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23.58024" calcext:value-type="float">
            <text:p>1427749923.58024</text:p>
          </table:table-cell>
          <table:table-cell office:value-type="float" office:value="1427749924.94865" calcext:value-type="float">
            <text:p>1427749924.94865</text:p>
          </table:table-cell>
          <table:table-cell table:number-columns-repeated="4"/>
          <table:table-cell table:formula="of:=MAX([.B179];[.D179];[.G179])-MAX([.A179];[.C179];[.E179])" office:value-type="float" office:value="1.36840295791626" calcext:value-type="float">
            <text:p>1.3684029579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025" calcext:value-type="float">
            <text:p>1427749923.58025</text:p>
          </table:table-cell>
          <table:table-cell office:value-type="float" office:value="1427749924.81858" calcext:value-type="float">
            <text:p>1427749924.81858</text:p>
          </table:table-cell>
          <table:table-cell office:value-type="float" office:value="1427749924.85168" calcext:value-type="float">
            <text:p>1427749924.85168</text:p>
          </table:table-cell>
          <table:table-cell/>
          <table:table-cell table:formula="of:=MAX([.B180];[.D180];[.G180])-MAX([.A180];[.C180];[.E180])" office:value-type="float" office:value="1.27143716812134" calcext:value-type="float">
            <text:p>1.2714371681</text:p>
          </table:table-cell>
          <table:table-cell table:formula="of:=IF(ISBLANK([.E180]);&quot;&quot;;[.I180])" office:value-type="float" office:value="1.27143716812134" calcext:value-type="float">
            <text:p>1.2714371681</text:p>
          </table:table-cell>
          <table:table-cell table:formula="of:=IF(OR(ISBLANK([.E180]);[.I180]&lt;=0);&quot;&quot;;[.I180])" office:value-type="float" office:value="1.27143716812134" calcext:value-type="float">
            <text:p>1.27143716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166" calcext:value-type="float">
            <text:p>1427749923.58166</text:p>
          </table:table-cell>
          <table:table-cell office:value-type="float" office:value="1427749924.65822" calcext:value-type="float">
            <text:p>1427749924.65822</text:p>
          </table:table-cell>
          <table:table-cell office:value-type="float" office:value="1427749924.73833" calcext:value-type="float">
            <text:p>1427749924.73833</text:p>
          </table:table-cell>
          <table:table-cell/>
          <table:table-cell table:formula="of:=MAX([.B181];[.D181];[.G181])-MAX([.A181];[.C181];[.E181])" office:value-type="float" office:value="1.15667510032654" calcext:value-type="float">
            <text:p>1.1566751003</text:p>
          </table:table-cell>
          <table:table-cell table:formula="of:=IF(ISBLANK([.E181]);&quot;&quot;;[.I181])" office:value-type="float" office:value="1.15667510032654" calcext:value-type="float">
            <text:p>1.1566751003</text:p>
          </table:table-cell>
          <table:table-cell table:formula="of:=IF(OR(ISBLANK([.E181]);[.I181]&lt;=0);&quot;&quot;;[.I181])" office:value-type="float" office:value="1.15667510032654" calcext:value-type="float">
            <text:p>1.15667510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32" calcext:value-type="float">
            <text:p>1427749923.5832</text:p>
          </table:table-cell>
          <table:table-cell office:value-type="float" office:value="1427749924.24542" calcext:value-type="float">
            <text:p>1427749924.24542</text:p>
          </table:table-cell>
          <table:table-cell office:value-type="float" office:value="1427749924.65815" calcext:value-type="float">
            <text:p>1427749924.65815</text:p>
          </table:table-cell>
          <table:table-cell/>
          <table:table-cell table:formula="of:=MAX([.B182];[.D182];[.G182])-MAX([.A182];[.C182];[.E182])" office:value-type="float" office:value="1.07495093345642" calcext:value-type="float">
            <text:p>1.0749509335</text:p>
          </table:table-cell>
          <table:table-cell table:formula="of:=IF(ISBLANK([.E182]);&quot;&quot;;[.I182])" office:value-type="float" office:value="1.07495093345642" calcext:value-type="float">
            <text:p>1.0749509335</text:p>
          </table:table-cell>
          <table:table-cell table:formula="of:=IF(OR(ISBLANK([.E182]);[.I182]&lt;=0);&quot;&quot;;[.I182])" office:value-type="float" office:value="1.07495093345642" calcext:value-type="float">
            <text:p>1.07495093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395" calcext:value-type="float">
            <text:p>1427749923.58395</text:p>
          </table:table-cell>
          <table:table-cell office:value-type="float" office:value="1427749924.73829" calcext:value-type="float">
            <text:p>1427749924.73829</text:p>
          </table:table-cell>
          <table:table-cell office:value-type="float" office:value="1427749924.81862" calcext:value-type="float">
            <text:p>1427749924.81862</text:p>
          </table:table-cell>
          <table:table-cell/>
          <table:table-cell table:formula="of:=MAX([.B183];[.D183];[.G183])-MAX([.A183];[.C183];[.E183])" office:value-type="float" office:value="1.23467016220093" calcext:value-type="float">
            <text:p>1.2346701622</text:p>
          </table:table-cell>
          <table:table-cell table:formula="of:=IF(ISBLANK([.E183]);&quot;&quot;;[.I183])" office:value-type="float" office:value="1.23467016220093" calcext:value-type="float">
            <text:p>1.2346701622</text:p>
          </table:table-cell>
          <table:table-cell table:formula="of:=IF(OR(ISBLANK([.E183]);[.I183]&lt;=0);&quot;&quot;;[.I183])" office:value-type="float" office:value="1.23467016220093" calcext:value-type="float">
            <text:p>1.23467016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458" calcext:value-type="float">
            <text:p>1427749923.58458</text:p>
          </table:table-cell>
          <table:table-cell office:value-type="float" office:value="1427749924.81871" calcext:value-type="float">
            <text:p>1427749924.81871</text:p>
          </table:table-cell>
          <table:table-cell office:value-type="float" office:value="1427749924.85175" calcext:value-type="float">
            <text:p>1427749924.85175</text:p>
          </table:table-cell>
          <table:table-cell/>
          <table:table-cell table:formula="of:=MAX([.B184];[.D184];[.G184])-MAX([.A184];[.C184];[.E184])" office:value-type="float" office:value="1.26717901229858" calcext:value-type="float">
            <text:p>1.2671790123</text:p>
          </table:table-cell>
          <table:table-cell table:formula="of:=IF(ISBLANK([.E184]);&quot;&quot;;[.I184])" office:value-type="float" office:value="1.26717901229858" calcext:value-type="float">
            <text:p>1.2671790123</text:p>
          </table:table-cell>
          <table:table-cell table:formula="of:=IF(OR(ISBLANK([.E184]);[.I184]&lt;=0);&quot;&quot;;[.I184])" office:value-type="float" office:value="1.26717901229858" calcext:value-type="float">
            <text:p>1.26717901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521" calcext:value-type="float">
            <text:p>1427749923.58521</text:p>
          </table:table-cell>
          <table:table-cell office:value-type="float" office:value="1427749924.24408" calcext:value-type="float">
            <text:p>1427749924.24408</text:p>
          </table:table-cell>
          <table:table-cell office:value-type="float" office:value="1427749924.81875" calcext:value-type="float">
            <text:p>1427749924.81875</text:p>
          </table:table-cell>
          <table:table-cell/>
          <table:table-cell table:formula="of:=MAX([.B185];[.D185];[.G185])-MAX([.A185];[.C185];[.E185])" office:value-type="float" office:value="1.23354005813599" calcext:value-type="float">
            <text:p>1.2335400581</text:p>
          </table:table-cell>
          <table:table-cell table:formula="of:=IF(ISBLANK([.E185]);&quot;&quot;;[.I185])" office:value-type="float" office:value="1.23354005813599" calcext:value-type="float">
            <text:p>1.2335400581</text:p>
          </table:table-cell>
          <table:table-cell table:formula="of:=IF(OR(ISBLANK([.E185]);[.I185]&lt;=0);&quot;&quot;;[.I185])" office:value-type="float" office:value="1.23354005813599" calcext:value-type="float">
            <text:p>1.23354005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585" calcext:value-type="float">
            <text:p>1427749923.58585</text:p>
          </table:table-cell>
          <table:table-cell office:value-type="float" office:value="1427749924.91544" calcext:value-type="float">
            <text:p>1427749924.91544</text:p>
          </table:table-cell>
          <table:table-cell office:value-type="float" office:value="1427749924.94864" calcext:value-type="float">
            <text:p>1427749924.94864</text:p>
          </table:table-cell>
          <table:table-cell/>
          <table:table-cell table:formula="of:=MAX([.B186];[.D186];[.G186])-MAX([.A186];[.C186];[.E186])" office:value-type="float" office:value="1.36279010772705" calcext:value-type="float">
            <text:p>1.3627901077</text:p>
          </table:table-cell>
          <table:table-cell table:formula="of:=IF(ISBLANK([.E186]);&quot;&quot;;[.I186])" office:value-type="float" office:value="1.36279010772705" calcext:value-type="float">
            <text:p>1.3627901077</text:p>
          </table:table-cell>
          <table:table-cell table:formula="of:=IF(OR(ISBLANK([.E186]);[.I186]&lt;=0);&quot;&quot;;[.I186])" office:value-type="float" office:value="1.36279010772705" calcext:value-type="float">
            <text:p>1.36279010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673" calcext:value-type="float">
            <text:p>1427749923.58673</text:p>
          </table:table-cell>
          <table:table-cell office:value-type="float" office:value="1427749924.82648" calcext:value-type="float">
            <text:p>1427749924.82648</text:p>
          </table:table-cell>
          <table:table-cell office:value-type="float" office:value="1427749924.85801" calcext:value-type="float">
            <text:p>1427749924.85801</text:p>
          </table:table-cell>
          <table:table-cell/>
          <table:table-cell table:formula="of:=MAX([.B187];[.D187];[.G187])-MAX([.A187];[.C187];[.E187])" office:value-type="float" office:value="1.27128100395203" calcext:value-type="float">
            <text:p>1.271281004</text:p>
          </table:table-cell>
          <table:table-cell table:formula="of:=IF(ISBLANK([.E187]);&quot;&quot;;[.I187])" office:value-type="float" office:value="1.27128100395203" calcext:value-type="float">
            <text:p>1.271281004</text:p>
          </table:table-cell>
          <table:table-cell table:formula="of:=IF(OR(ISBLANK([.E187]);[.I187]&lt;=0);&quot;&quot;;[.I187])" office:value-type="float" office:value="1.27128100395203" calcext:value-type="float">
            <text:p>1.2712810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736" calcext:value-type="float">
            <text:p>1427749923.58736</text:p>
          </table:table-cell>
          <table:table-cell office:value-type="float" office:value="1427749924.57907" calcext:value-type="float">
            <text:p>1427749924.57907</text:p>
          </table:table-cell>
          <table:table-cell office:value-type="float" office:value="1427749924.65825" calcext:value-type="float">
            <text:p>1427749924.65825</text:p>
          </table:table-cell>
          <table:table-cell/>
          <table:table-cell table:formula="of:=MAX([.B188];[.D188];[.G188])-MAX([.A188];[.C188];[.E188])" office:value-type="float" office:value="1.07089185714722" calcext:value-type="float">
            <text:p>1.0708918571</text:p>
          </table:table-cell>
          <table:table-cell table:formula="of:=IF(ISBLANK([.E188]);&quot;&quot;;[.I188])" office:value-type="float" office:value="1.07089185714722" calcext:value-type="float">
            <text:p>1.0708918571</text:p>
          </table:table-cell>
          <table:table-cell table:formula="of:=IF(OR(ISBLANK([.E188]);[.I188]&lt;=0);&quot;&quot;;[.I188])" office:value-type="float" office:value="1.07089185714722" calcext:value-type="float">
            <text:p>1.07089185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3.58799" calcext:value-type="float">
            <text:p>1427749923.58799</text:p>
          </table:table-cell>
          <table:table-cell office:value-type="float" office:value="1427749924.49782" calcext:value-type="float">
            <text:p>1427749924.49782</text:p>
          </table:table-cell>
          <table:table-cell office:value-type="float" office:value="1427749924.57911" calcext:value-type="float">
            <text:p>1427749924.57911</text:p>
          </table:table-cell>
          <table:table-cell/>
          <table:table-cell table:formula="of:=MAX([.B189];[.D189];[.G189])-MAX([.A189];[.C189];[.E189])" office:value-type="float" office:value="0.991121053695679" calcext:value-type="float">
            <text:p>0.9911210537</text:p>
          </table:table-cell>
          <table:table-cell table:formula="of:=IF(ISBLANK([.E189]);&quot;&quot;;[.I189])" office:value-type="float" office:value="0.991121053695679" calcext:value-type="float">
            <text:p>0.9911210537</text:p>
          </table:table-cell>
          <table:table-cell table:formula="of:=IF(OR(ISBLANK([.E189]);[.I189]&lt;=0);&quot;&quot;;[.I189])" office:value-type="float" office:value="0.991121053695679" calcext:value-type="float">
            <text:p>0.99112105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24.94866" calcext:value-type="float">
            <text:p>1427749924.94866</text:p>
          </table:table-cell>
          <table:table-cell office:value-type="float" office:value="1427749926.57268" calcext:value-type="float">
            <text:p>1427749926.57268</text:p>
          </table:table-cell>
          <table:table-cell table:number-columns-repeated="4"/>
          <table:table-cell table:formula="of:=MAX([.B190];[.D190];[.G190])-MAX([.A190];[.C190];[.E190])" office:value-type="float" office:value="1.62401580810547" calcext:value-type="float">
            <text:p>1.6240158081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4866" calcext:value-type="float">
            <text:p>1427749924.94866</text:p>
          </table:table-cell>
          <table:table-cell office:value-type="float" office:value="1427749926.45445" calcext:value-type="float">
            <text:p>1427749926.45445</text:p>
          </table:table-cell>
          <table:table-cell office:value-type="float" office:value="1427749926.49568" calcext:value-type="float">
            <text:p>1427749926.49568</text:p>
          </table:table-cell>
          <table:table-cell/>
          <table:table-cell table:formula="of:=MAX([.B191];[.D191];[.G191])-MAX([.A191];[.C191];[.E191])" office:value-type="float" office:value="1.54701209068298" calcext:value-type="float">
            <text:p>1.5470120907</text:p>
          </table:table-cell>
          <table:table-cell table:formula="of:=IF(ISBLANK([.E191]);&quot;&quot;;[.I191])" office:value-type="float" office:value="1.54701209068298" calcext:value-type="float">
            <text:p>1.5470120907</text:p>
          </table:table-cell>
          <table:table-cell table:formula="of:=IF(OR(ISBLANK([.E191]);[.I191]&lt;=0);&quot;&quot;;[.I191])" office:value-type="float" office:value="1.54701209068298" calcext:value-type="float">
            <text:p>1.54701209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5006" calcext:value-type="float">
            <text:p>1427749924.95006</text:p>
          </table:table-cell>
          <table:table-cell office:value-type="float" office:value="1427749925.96504" calcext:value-type="float">
            <text:p>1427749925.96504</text:p>
          </table:table-cell>
          <table:table-cell office:value-type="float" office:value="1427749926.08684" calcext:value-type="float">
            <text:p>1427749926.08684</text:p>
          </table:table-cell>
          <table:table-cell/>
          <table:table-cell table:formula="of:=MAX([.B192];[.D192];[.G192])-MAX([.A192];[.C192];[.E192])" office:value-type="float" office:value="1.13677215576172" calcext:value-type="float">
            <text:p>1.1367721558</text:p>
          </table:table-cell>
          <table:table-cell table:formula="of:=IF(ISBLANK([.E192]);&quot;&quot;;[.I192])" office:value-type="float" office:value="1.13677215576172" calcext:value-type="float">
            <text:p>1.1367721558</text:p>
          </table:table-cell>
          <table:table-cell table:formula="of:=IF(OR(ISBLANK([.E192]);[.I192]&lt;=0);&quot;&quot;;[.I192])" office:value-type="float" office:value="1.13677215576172" calcext:value-type="float">
            <text:p>1.13677215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5172" calcext:value-type="float">
            <text:p>1427749924.95172</text:p>
          </table:table-cell>
          <table:table-cell office:value-type="float" office:value="1427749926.45461" calcext:value-type="float">
            <text:p>1427749926.45461</text:p>
          </table:table-cell>
          <table:table-cell office:value-type="float" office:value="1427749926.49566" calcext:value-type="float">
            <text:p>1427749926.49566</text:p>
          </table:table-cell>
          <table:table-cell/>
          <table:table-cell table:formula="of:=MAX([.B193];[.D193];[.G193])-MAX([.A193];[.C193];[.E193])" office:value-type="float" office:value="1.54393696784973" calcext:value-type="float">
            <text:p>1.5439369678</text:p>
          </table:table-cell>
          <table:table-cell table:formula="of:=IF(ISBLANK([.E193]);&quot;&quot;;[.I193])" office:value-type="float" office:value="1.54393696784973" calcext:value-type="float">
            <text:p>1.5439369678</text:p>
          </table:table-cell>
          <table:table-cell table:formula="of:=IF(OR(ISBLANK([.E193]);[.I193]&lt;=0);&quot;&quot;;[.I193])" office:value-type="float" office:value="1.54393696784973" calcext:value-type="float">
            <text:p>1.54393696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5344" calcext:value-type="float">
            <text:p>1427749924.95344</text:p>
          </table:table-cell>
          <table:table-cell office:value-type="float" office:value="1427749926.08678" calcext:value-type="float">
            <text:p>1427749926.08678</text:p>
          </table:table-cell>
          <table:table-cell office:value-type="float" office:value="1427749926.20908" calcext:value-type="float">
            <text:p>1427749926.20908</text:p>
          </table:table-cell>
          <table:table-cell/>
          <table:table-cell table:formula="of:=MAX([.B194];[.D194];[.G194])-MAX([.A194];[.C194];[.E194])" office:value-type="float" office:value="1.25563478469849" calcext:value-type="float">
            <text:p>1.2556347847</text:p>
          </table:table-cell>
          <table:table-cell table:formula="of:=IF(ISBLANK([.E194]);&quot;&quot;;[.I194])" office:value-type="float" office:value="1.25563478469849" calcext:value-type="float">
            <text:p>1.2556347847</text:p>
          </table:table-cell>
          <table:table-cell table:formula="of:=IF(OR(ISBLANK([.E194]);[.I194]&lt;=0);&quot;&quot;;[.I194])" office:value-type="float" office:value="1.25563478469849" calcext:value-type="float">
            <text:p>1.25563478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5477" calcext:value-type="float">
            <text:p>1427749924.95477</text:p>
          </table:table-cell>
          <table:table-cell office:value-type="float" office:value="1427749926.45925" calcext:value-type="float">
            <text:p>1427749926.45925</text:p>
          </table:table-cell>
          <table:table-cell office:value-type="float" office:value="1427749926.49067" calcext:value-type="float">
            <text:p>1427749926.49067</text:p>
          </table:table-cell>
          <table:table-cell/>
          <table:table-cell table:formula="of:=MAX([.B195];[.D195];[.G195])-MAX([.A195];[.C195];[.E195])" office:value-type="float" office:value="1.53590893745422" calcext:value-type="float">
            <text:p>1.5359089375</text:p>
          </table:table-cell>
          <table:table-cell table:formula="of:=IF(ISBLANK([.E195]);&quot;&quot;;[.I195])" office:value-type="float" office:value="1.53590893745422" calcext:value-type="float">
            <text:p>1.5359089375</text:p>
          </table:table-cell>
          <table:table-cell table:formula="of:=IF(OR(ISBLANK([.E195]);[.I195]&lt;=0);&quot;&quot;;[.I195])" office:value-type="float" office:value="1.53590893745422" calcext:value-type="float">
            <text:p>1.53590893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5618" calcext:value-type="float">
            <text:p>1427749924.95618</text:p>
          </table:table-cell>
          <table:table-cell office:value-type="float" office:value="1427749926.0867" calcext:value-type="float">
            <text:p>1427749926.0867</text:p>
          </table:table-cell>
          <table:table-cell office:value-type="float" office:value="1427749926.20902" calcext:value-type="float">
            <text:p>1427749926.20902</text:p>
          </table:table-cell>
          <table:table-cell/>
          <table:table-cell table:formula="of:=MAX([.B196];[.D196];[.G196])-MAX([.A196];[.C196];[.E196])" office:value-type="float" office:value="1.25284314155579" calcext:value-type="float">
            <text:p>1.2528431416</text:p>
          </table:table-cell>
          <table:table-cell table:formula="of:=IF(ISBLANK([.E196]);&quot;&quot;;[.I196])" office:value-type="float" office:value="1.25284314155579" calcext:value-type="float">
            <text:p>1.2528431416</text:p>
          </table:table-cell>
          <table:table-cell table:formula="of:=IF(OR(ISBLANK([.E196]);[.I196]&lt;=0);&quot;&quot;;[.I196])" office:value-type="float" office:value="1.25284314155579" calcext:value-type="float">
            <text:p>1.25284314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5748" calcext:value-type="float">
            <text:p>1427749924.95748</text:p>
          </table:table-cell>
          <table:table-cell office:value-type="float" office:value="1427749925.84325" calcext:value-type="float">
            <text:p>1427749925.84325</text:p>
          </table:table-cell>
          <table:table-cell office:value-type="float" office:value="1427749925.96509" calcext:value-type="float">
            <text:p>1427749925.96509</text:p>
          </table:table-cell>
          <table:table-cell/>
          <table:table-cell table:formula="of:=MAX([.B197];[.D197];[.G197])-MAX([.A197];[.C197];[.E197])" office:value-type="float" office:value="1.00760984420776" calcext:value-type="float">
            <text:p>1.0076098442</text:p>
          </table:table-cell>
          <table:table-cell table:formula="of:=IF(ISBLANK([.E197]);&quot;&quot;;[.I197])" office:value-type="float" office:value="1.00760984420776" calcext:value-type="float">
            <text:p>1.0076098442</text:p>
          </table:table-cell>
          <table:table-cell table:formula="of:=IF(OR(ISBLANK([.E197]);[.I197]&lt;=0);&quot;&quot;;[.I197])" office:value-type="float" office:value="1.00760984420776" calcext:value-type="float">
            <text:p>1.00760984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594" calcext:value-type="float">
            <text:p>1427749924.9594</text:p>
          </table:table-cell>
          <table:table-cell office:value-type="float" office:value="1427749925.72259" calcext:value-type="float">
            <text:p>1427749925.72259</text:p>
          </table:table-cell>
          <table:table-cell office:value-type="float" office:value="1427749925.84329" calcext:value-type="float">
            <text:p>1427749925.84329</text:p>
          </table:table-cell>
          <table:table-cell/>
          <table:table-cell table:formula="of:=MAX([.B198];[.D198];[.G198])-MAX([.A198];[.C198];[.E198])" office:value-type="float" office:value="0.883896827697754" calcext:value-type="float">
            <text:p>0.8838968277</text:p>
          </table:table-cell>
          <table:table-cell table:formula="of:=IF(ISBLANK([.E198]);&quot;&quot;;[.I198])" office:value-type="float" office:value="0.883896827697754" calcext:value-type="float">
            <text:p>0.8838968277</text:p>
          </table:table-cell>
          <table:table-cell table:formula="of:=IF(OR(ISBLANK([.E198]);[.I198]&lt;=0);&quot;&quot;;[.I198])" office:value-type="float" office:value="0.883896827697754" calcext:value-type="float">
            <text:p>0.88389682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607" calcext:value-type="float">
            <text:p>1427749924.9607</text:p>
          </table:table-cell>
          <table:table-cell office:value-type="float" office:value="1427749926.53498" calcext:value-type="float">
            <text:p>1427749926.53498</text:p>
          </table:table-cell>
          <table:table-cell office:value-type="float" office:value="1427749926.57267" calcext:value-type="float">
            <text:p>1427749926.57267</text:p>
          </table:table-cell>
          <table:table-cell/>
          <table:table-cell table:formula="of:=MAX([.B199];[.D199];[.G199])-MAX([.A199];[.C199];[.E199])" office:value-type="float" office:value="1.61196613311768" calcext:value-type="float">
            <text:p>1.6119661331</text:p>
          </table:table-cell>
          <table:table-cell table:formula="of:=IF(ISBLANK([.E199]);&quot;&quot;;[.I199])" office:value-type="float" office:value="1.61196613311768" calcext:value-type="float">
            <text:p>1.6119661331</text:p>
          </table:table-cell>
          <table:table-cell table:formula="of:=IF(OR(ISBLANK([.E199]);[.I199]&lt;=0);&quot;&quot;;[.I199])" office:value-type="float" office:value="1.61196613311768" calcext:value-type="float">
            <text:p>1.61196613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4.9621" calcext:value-type="float">
            <text:p>1427749924.9621</text:p>
          </table:table-cell>
          <table:table-cell office:value-type="float" office:value="1427749926.33278" calcext:value-type="float">
            <text:p>1427749926.33278</text:p>
          </table:table-cell>
          <table:table-cell office:value-type="float" office:value="1427749926.45449" calcext:value-type="float">
            <text:p>1427749926.45449</text:p>
          </table:table-cell>
          <table:table-cell/>
          <table:table-cell table:formula="of:=MAX([.B200];[.D200];[.G200])-MAX([.A200];[.C200];[.E200])" office:value-type="float" office:value="1.49239492416382" calcext:value-type="float">
            <text:p>1.4923949242</text:p>
          </table:table-cell>
          <table:table-cell table:formula="of:=IF(ISBLANK([.E200]);&quot;&quot;;[.I200])" office:value-type="float" office:value="1.49239492416382" calcext:value-type="float">
            <text:p>1.4923949242</text:p>
          </table:table-cell>
          <table:table-cell table:formula="of:=IF(OR(ISBLANK([.E200]);[.I200]&lt;=0);&quot;&quot;;[.I200])" office:value-type="float" office:value="1.49239492416382" calcext:value-type="float">
            <text:p>1.4923949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26.57269" calcext:value-type="float">
            <text:p>1427749926.57269</text:p>
          </table:table-cell>
          <table:table-cell office:value-type="float" office:value="1427749927.89709" calcext:value-type="float">
            <text:p>1427749927.89709</text:p>
          </table:table-cell>
          <table:table-cell table:number-columns-repeated="4"/>
          <table:table-cell table:formula="of:=MAX([.B201];[.D201];[.G201])-MAX([.A201];[.C201];[.E201])" office:value-type="float" office:value="1.32440495491028" calcext:value-type="float">
            <text:p>1.3244049549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7269" calcext:value-type="float">
            <text:p>1427749926.57269</text:p>
          </table:table-cell>
          <table:table-cell office:value-type="float" office:value="1427749927.76271" calcext:value-type="float">
            <text:p>1427749927.76271</text:p>
          </table:table-cell>
          <table:table-cell office:value-type="float" office:value="1427749927.79825" calcext:value-type="float">
            <text:p>1427749927.79825</text:p>
          </table:table-cell>
          <table:table-cell/>
          <table:table-cell table:formula="of:=MAX([.B202];[.D202];[.G202])-MAX([.A202];[.C202];[.E202])" office:value-type="float" office:value="1.22555708885193" calcext:value-type="float">
            <text:p>1.2255570889</text:p>
          </table:table-cell>
          <table:table-cell table:formula="of:=IF(ISBLANK([.E202]);&quot;&quot;;[.I202])" office:value-type="float" office:value="1.22555708885193" calcext:value-type="float">
            <text:p>1.2255570889</text:p>
          </table:table-cell>
          <table:table-cell table:formula="of:=IF(OR(ISBLANK([.E202]);[.I202]&lt;=0);&quot;&quot;;[.I202])" office:value-type="float" office:value="1.22555708885193" calcext:value-type="float">
            <text:p>1.22555708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7413" calcext:value-type="float">
            <text:p>1427749926.57413</text:p>
          </table:table-cell>
          <table:table-cell office:value-type="float" office:value="1427749927.60498" calcext:value-type="float">
            <text:p>1427749927.60498</text:p>
          </table:table-cell>
          <table:table-cell office:value-type="float" office:value="1427749927.68435" calcext:value-type="float">
            <text:p>1427749927.68435</text:p>
          </table:table-cell>
          <table:table-cell/>
          <table:table-cell table:formula="of:=MAX([.B203];[.D203];[.G203])-MAX([.A203];[.C203];[.E203])" office:value-type="float" office:value="1.11022114753723" calcext:value-type="float">
            <text:p>1.1102211475</text:p>
          </table:table-cell>
          <table:table-cell table:formula="of:=IF(ISBLANK([.E203]);&quot;&quot;;[.I203])" office:value-type="float" office:value="1.11022114753723" calcext:value-type="float">
            <text:p>1.1102211475</text:p>
          </table:table-cell>
          <table:table-cell table:formula="of:=IF(OR(ISBLANK([.E203]);[.I203]&lt;=0);&quot;&quot;;[.I203])" office:value-type="float" office:value="1.11022114753723" calcext:value-type="float">
            <text:p>1.11022114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7546" calcext:value-type="float">
            <text:p>1427749926.57546</text:p>
          </table:table-cell>
          <table:table-cell office:value-type="float" office:value="1427749927.68431" calcext:value-type="float">
            <text:p>1427749927.68431</text:p>
          </table:table-cell>
          <table:table-cell office:value-type="float" office:value="1427749927.76275" calcext:value-type="float">
            <text:p>1427749927.76275</text:p>
          </table:table-cell>
          <table:table-cell/>
          <table:table-cell table:formula="of:=MAX([.B204];[.D204];[.G204])-MAX([.A204];[.C204];[.E204])" office:value-type="float" office:value="1.18729186058044" calcext:value-type="float">
            <text:p>1.1872918606</text:p>
          </table:table-cell>
          <table:table-cell table:formula="of:=IF(ISBLANK([.E204]);&quot;&quot;;[.I204])" office:value-type="float" office:value="1.18729186058044" calcext:value-type="float">
            <text:p>1.1872918606</text:p>
          </table:table-cell>
          <table:table-cell table:formula="of:=IF(OR(ISBLANK([.E204]);[.I204]&lt;=0);&quot;&quot;;[.I204])" office:value-type="float" office:value="1.18729186058044" calcext:value-type="float">
            <text:p>1.18729186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7681" calcext:value-type="float">
            <text:p>1427749926.57681</text:p>
          </table:table-cell>
          <table:table-cell office:value-type="float" office:value="1427749927.86099" calcext:value-type="float">
            <text:p>1427749927.86099</text:p>
          </table:table-cell>
          <table:table-cell office:value-type="float" office:value="1427749927.89709" calcext:value-type="float">
            <text:p>1427749927.89709</text:p>
          </table:table-cell>
          <table:table-cell/>
          <table:table-cell table:formula="of:=MAX([.B205];[.D205];[.G205])-MAX([.A205];[.C205];[.E205])" office:value-type="float" office:value="1.32027697563171" calcext:value-type="float">
            <text:p>1.3202769756</text:p>
          </table:table-cell>
          <table:table-cell table:formula="of:=IF(ISBLANK([.E205]);&quot;&quot;;[.I205])" office:value-type="float" office:value="1.32027697563171" calcext:value-type="float">
            <text:p>1.3202769756</text:p>
          </table:table-cell>
          <table:table-cell table:formula="of:=IF(OR(ISBLANK([.E205]);[.I205]&lt;=0);&quot;&quot;;[.I205])" office:value-type="float" office:value="1.32027697563171" calcext:value-type="float">
            <text:p>1.32027697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784" calcext:value-type="float">
            <text:p>1427749926.5784</text:p>
          </table:table-cell>
          <table:table-cell office:value-type="float" office:value="1427749927.76284" calcext:value-type="float">
            <text:p>1427749927.76284</text:p>
          </table:table-cell>
          <table:table-cell office:value-type="float" office:value="1427749927.79831" calcext:value-type="float">
            <text:p>1427749927.79831</text:p>
          </table:table-cell>
          <table:table-cell/>
          <table:table-cell table:formula="of:=MAX([.B206];[.D206];[.G206])-MAX([.A206];[.C206];[.E206])" office:value-type="float" office:value="1.21990704536438" calcext:value-type="float">
            <text:p>1.2199070454</text:p>
          </table:table-cell>
          <table:table-cell table:formula="of:=IF(ISBLANK([.E206]);&quot;&quot;;[.I206])" office:value-type="float" office:value="1.21990704536438" calcext:value-type="float">
            <text:p>1.2199070454</text:p>
          </table:table-cell>
          <table:table-cell table:formula="of:=IF(OR(ISBLANK([.E206]);[.I206]&lt;=0);&quot;&quot;;[.I206])" office:value-type="float" office:value="1.21990704536438" calcext:value-type="float">
            <text:p>1.21990704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7977" calcext:value-type="float">
            <text:p>1427749926.57977</text:p>
          </table:table-cell>
          <table:table-cell office:value-type="float" office:value="1427749927.44555" calcext:value-type="float">
            <text:p>1427749927.44555</text:p>
          </table:table-cell>
          <table:table-cell office:value-type="float" office:value="1427749927.52553" calcext:value-type="float">
            <text:p>1427749927.52553</text:p>
          </table:table-cell>
          <table:table-cell/>
          <table:table-cell table:formula="of:=MAX([.B207];[.D207];[.G207])-MAX([.A207];[.C207];[.E207])" office:value-type="float" office:value="0.945764064788818" calcext:value-type="float">
            <text:p>0.9457640648</text:p>
          </table:table-cell>
          <table:table-cell table:formula="of:=IF(ISBLANK([.E207]);&quot;&quot;;[.I207])" office:value-type="float" office:value="0.945764064788818" calcext:value-type="float">
            <text:p>0.9457640648</text:p>
          </table:table-cell>
          <table:table-cell table:formula="of:=IF(OR(ISBLANK([.E207]);[.I207]&lt;=0);&quot;&quot;;[.I207])" office:value-type="float" office:value="0.945764064788818" calcext:value-type="float">
            <text:p>0.94576406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8028" calcext:value-type="float">
            <text:p>1427749926.58028</text:p>
          </table:table-cell>
          <table:table-cell office:value-type="float" office:value="1427749927.20708" calcext:value-type="float">
            <text:p>1427749927.20708</text:p>
          </table:table-cell>
          <table:table-cell office:value-type="float" office:value="1427749927.28672" calcext:value-type="float">
            <text:p>1427749927.28672</text:p>
          </table:table-cell>
          <table:table-cell/>
          <table:table-cell table:formula="of:=MAX([.B208];[.D208];[.G208])-MAX([.A208];[.C208];[.E208])" office:value-type="float" office:value="0.706441879272461" calcext:value-type="float">
            <text:p>0.7064418793</text:p>
          </table:table-cell>
          <table:table-cell table:formula="of:=IF(ISBLANK([.E208]);&quot;&quot;;[.I208])" office:value-type="float" office:value="0.706441879272461" calcext:value-type="float">
            <text:p>0.7064418793</text:p>
          </table:table-cell>
          <table:table-cell table:formula="of:=IF(OR(ISBLANK([.E208]);[.I208]&lt;=0);&quot;&quot;;[.I208])" office:value-type="float" office:value="0.706441879272461" calcext:value-type="float">
            <text:p>0.70644187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8103" calcext:value-type="float">
            <text:p>1427749926.58103</text:p>
          </table:table-cell>
          <table:table-cell office:value-type="float" office:value="1427749927.36594" calcext:value-type="float">
            <text:p>1427749927.36594</text:p>
          </table:table-cell>
          <table:table-cell office:value-type="float" office:value="1427749927.44559" calcext:value-type="float">
            <text:p>1427749927.44559</text:p>
          </table:table-cell>
          <table:table-cell/>
          <table:table-cell table:formula="of:=MAX([.B209];[.D209];[.G209])-MAX([.A209];[.C209];[.E209])" office:value-type="float" office:value="0.864564895629883" calcext:value-type="float">
            <text:p>0.8645648956</text:p>
          </table:table-cell>
          <table:table-cell table:formula="of:=IF(ISBLANK([.E209]);&quot;&quot;;[.I209])" office:value-type="float" office:value="0.864564895629883" calcext:value-type="float">
            <text:p>0.8645648956</text:p>
          </table:table-cell>
          <table:table-cell table:formula="of:=IF(OR(ISBLANK([.E209]);[.I209]&lt;=0);&quot;&quot;;[.I209])" office:value-type="float" office:value="0.864564895629883" calcext:value-type="float">
            <text:p>0.86456489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8155" calcext:value-type="float">
            <text:p>1427749926.58155</text:p>
          </table:table-cell>
          <table:table-cell office:value-type="float" office:value="1427749927.5255" calcext:value-type="float">
            <text:p>1427749927.5255</text:p>
          </table:table-cell>
          <table:table-cell office:value-type="float" office:value="1427749927.60502" calcext:value-type="float">
            <text:p>1427749927.60502</text:p>
          </table:table-cell>
          <table:table-cell/>
          <table:table-cell table:formula="of:=MAX([.B210];[.D210];[.G210])-MAX([.A210];[.C210];[.E210])" office:value-type="float" office:value="1.02347183227539" calcext:value-type="float">
            <text:p>1.0234718323</text:p>
          </table:table-cell>
          <table:table-cell table:formula="of:=IF(ISBLANK([.E210]);&quot;&quot;;[.I210])" office:value-type="float" office:value="1.02347183227539" calcext:value-type="float">
            <text:p>1.0234718323</text:p>
          </table:table-cell>
          <table:table-cell table:formula="of:=IF(OR(ISBLANK([.E210]);[.I210]&lt;=0);&quot;&quot;;[.I210])" office:value-type="float" office:value="1.02347183227539" calcext:value-type="float">
            <text:p>1.02347183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6.58206" calcext:value-type="float">
            <text:p>1427749926.58206</text:p>
          </table:table-cell>
          <table:table-cell office:value-type="float" office:value="1427749927.77315" calcext:value-type="float">
            <text:p>1427749927.77315</text:p>
          </table:table-cell>
          <table:table-cell office:value-type="float" office:value="1427749927.80457" calcext:value-type="float">
            <text:p>1427749927.80457</text:p>
          </table:table-cell>
          <table:table-cell/>
          <table:table-cell table:formula="of:=MAX([.B211];[.D211];[.G211])-MAX([.A211];[.C211];[.E211])" office:value-type="float" office:value="1.22251391410828" calcext:value-type="float">
            <text:p>1.2225139141</text:p>
          </table:table-cell>
          <table:table-cell table:formula="of:=IF(ISBLANK([.E211]);&quot;&quot;;[.I211])" office:value-type="float" office:value="1.22251391410828" calcext:value-type="float">
            <text:p>1.2225139141</text:p>
          </table:table-cell>
          <table:table-cell table:formula="of:=IF(OR(ISBLANK([.E211]);[.I211]&lt;=0);&quot;&quot;;[.I211])" office:value-type="float" office:value="1.22251391410828" calcext:value-type="float">
            <text:p>1.2225139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27.89711" calcext:value-type="float">
            <text:p>1427749927.89711</text:p>
          </table:table-cell>
          <table:table-cell office:value-type="float" office:value="1427749929.46323" calcext:value-type="float">
            <text:p>1427749929.46323</text:p>
          </table:table-cell>
          <table:table-cell table:number-columns-repeated="4"/>
          <table:table-cell table:formula="of:=MAX([.B212];[.D212];[.G212])-MAX([.A212];[.C212];[.E212])" office:value-type="float" office:value="1.56612801551819" calcext:value-type="float">
            <text:p>1.5661280155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89711" calcext:value-type="float">
            <text:p>1427749927.89711</text:p>
          </table:table-cell>
          <table:table-cell office:value-type="float" office:value="1427749928.61951" calcext:value-type="float">
            <text:p>1427749928.61951</text:p>
          </table:table-cell>
          <table:table-cell office:value-type="float" office:value="1427749929.26385" calcext:value-type="float">
            <text:p>1427749929.26385</text:p>
          </table:table-cell>
          <table:table-cell/>
          <table:table-cell table:formula="of:=MAX([.B213];[.D213];[.G213])-MAX([.A213];[.C213];[.E213])" office:value-type="float" office:value="1.36674499511719" calcext:value-type="float">
            <text:p>1.3667449951</text:p>
          </table:table-cell>
          <table:table-cell table:formula="of:=IF(ISBLANK([.E213]);&quot;&quot;;[.I213])" office:value-type="float" office:value="1.36674499511719" calcext:value-type="float">
            <text:p>1.3667449951</text:p>
          </table:table-cell>
          <table:table-cell table:formula="of:=IF(OR(ISBLANK([.E213]);[.I213]&lt;=0);&quot;&quot;;[.I213])" office:value-type="float" office:value="1.36674499511719" calcext:value-type="float">
            <text:p>1.36674499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89765" calcext:value-type="float">
            <text:p>1427749927.89765</text:p>
          </table:table-cell>
          <table:table-cell office:value-type="float" office:value="1427749929.4284" calcext:value-type="float">
            <text:p>1427749929.4284</text:p>
          </table:table-cell>
          <table:table-cell office:value-type="float" office:value="1427749929.46322" calcext:value-type="float">
            <text:p>1427749929.46322</text:p>
          </table:table-cell>
          <table:table-cell/>
          <table:table-cell table:formula="of:=MAX([.B214];[.D214];[.G214])-MAX([.A214];[.C214];[.E214])" office:value-type="float" office:value="1.56556987762451" calcext:value-type="float">
            <text:p>1.5655698776</text:p>
          </table:table-cell>
          <table:table-cell table:formula="of:=IF(ISBLANK([.E214]);&quot;&quot;;[.I214])" office:value-type="float" office:value="1.56556987762451" calcext:value-type="float">
            <text:p>1.5655698776</text:p>
          </table:table-cell>
          <table:table-cell table:formula="of:=IF(OR(ISBLANK([.E214]);[.I214]&lt;=0);&quot;&quot;;[.I214])" office:value-type="float" office:value="1.56556987762451" calcext:value-type="float">
            <text:p>1.56556987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89895" calcext:value-type="float">
            <text:p>1427749927.89895</text:p>
          </table:table-cell>
          <table:table-cell office:value-type="float" office:value="1427749928.49823" calcext:value-type="float">
            <text:p>1427749928.49823</text:p>
          </table:table-cell>
          <table:table-cell office:value-type="float" office:value="1427749928.61942" calcext:value-type="float">
            <text:p>1427749928.61942</text:p>
          </table:table-cell>
          <table:table-cell/>
          <table:table-cell table:formula="of:=MAX([.B215];[.D215];[.G215])-MAX([.A215];[.C215];[.E215])" office:value-type="float" office:value="0.720462083816528" calcext:value-type="float">
            <text:p>0.7204620838</text:p>
          </table:table-cell>
          <table:table-cell table:formula="of:=IF(ISBLANK([.E215]);&quot;&quot;;[.I215])" office:value-type="float" office:value="0.720462083816528" calcext:value-type="float">
            <text:p>0.7204620838</text:p>
          </table:table-cell>
          <table:table-cell table:formula="of:=IF(OR(ISBLANK([.E215]);[.I215]&lt;=0);&quot;&quot;;[.I215])" office:value-type="float" office:value="0.720462083816528" calcext:value-type="float">
            <text:p>0.72046208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90031" calcext:value-type="float">
            <text:p>1427749927.90031</text:p>
          </table:table-cell>
          <table:table-cell office:value-type="float" office:value="1427749929.34404" calcext:value-type="float">
            <text:p>1427749929.34404</text:p>
          </table:table-cell>
          <table:table-cell office:value-type="float" office:value="1427749929.38341" calcext:value-type="float">
            <text:p>1427749929.38341</text:p>
          </table:table-cell>
          <table:table-cell/>
          <table:table-cell table:formula="of:=MAX([.B216];[.D216];[.G216])-MAX([.A216];[.C216];[.E216])" office:value-type="float" office:value="1.48310613632202" calcext:value-type="float">
            <text:p>1.4831061363</text:p>
          </table:table-cell>
          <table:table-cell table:formula="of:=IF(ISBLANK([.E216]);&quot;&quot;;[.I216])" office:value-type="float" office:value="1.48310613632202" calcext:value-type="float">
            <text:p>1.4831061363</text:p>
          </table:table-cell>
          <table:table-cell table:formula="of:=IF(OR(ISBLANK([.E216]);[.I216]&lt;=0);&quot;&quot;;[.I216])" office:value-type="float" office:value="1.48310613632202" calcext:value-type="float">
            <text:p>1.48310613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9016" calcext:value-type="float">
            <text:p>1427749927.9016</text:p>
          </table:table-cell>
          <table:table-cell office:value-type="float" office:value="1427749929.26393" calcext:value-type="float">
            <text:p>1427749929.26393</text:p>
          </table:table-cell>
          <table:table-cell office:value-type="float" office:value="1427749929.3442" calcext:value-type="float">
            <text:p>1427749929.3442</text:p>
          </table:table-cell>
          <table:table-cell/>
          <table:table-cell table:formula="of:=MAX([.B217];[.D217];[.G217])-MAX([.A217];[.C217];[.E217])" office:value-type="float" office:value="1.44259715080261" calcext:value-type="float">
            <text:p>1.4425971508</text:p>
          </table:table-cell>
          <table:table-cell table:formula="of:=IF(ISBLANK([.E217]);&quot;&quot;;[.I217])" office:value-type="float" office:value="1.44259715080261" calcext:value-type="float">
            <text:p>1.4425971508</text:p>
          </table:table-cell>
          <table:table-cell table:formula="of:=IF(OR(ISBLANK([.E217]);[.I217]&lt;=0);&quot;&quot;;[.I217])" office:value-type="float" office:value="1.44259715080261" calcext:value-type="float">
            <text:p>1.44259715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9029" calcext:value-type="float">
            <text:p>1427749927.9029</text:p>
          </table:table-cell>
          <table:table-cell office:value-type="float" office:value="1427749929.34415" calcext:value-type="float">
            <text:p>1427749929.34415</text:p>
          </table:table-cell>
          <table:table-cell office:value-type="float" office:value="1427749929.38565" calcext:value-type="float">
            <text:p>1427749929.38565</text:p>
          </table:table-cell>
          <table:table-cell/>
          <table:table-cell table:formula="of:=MAX([.B218];[.D218];[.G218])-MAX([.A218];[.C218];[.E218])" office:value-type="float" office:value="1.48274707794189" calcext:value-type="float">
            <text:p>1.4827470779</text:p>
          </table:table-cell>
          <table:table-cell table:formula="of:=IF(ISBLANK([.E218]);&quot;&quot;;[.I218])" office:value-type="float" office:value="1.48274707794189" calcext:value-type="float">
            <text:p>1.4827470779</text:p>
          </table:table-cell>
          <table:table-cell table:formula="of:=IF(OR(ISBLANK([.E218]);[.I218]&lt;=0);&quot;&quot;;[.I218])" office:value-type="float" office:value="1.48274707794189" calcext:value-type="float">
            <text:p>1.48274707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90418" calcext:value-type="float">
            <text:p>1427749927.90418</text:p>
          </table:table-cell>
          <table:table-cell office:value-type="float" office:value="1427749929.06168" calcext:value-type="float">
            <text:p>1427749929.06168</text:p>
          </table:table-cell>
          <table:table-cell office:value-type="float" office:value="1427749929.14175" calcext:value-type="float">
            <text:p>1427749929.14175</text:p>
          </table:table-cell>
          <table:table-cell/>
          <table:table-cell table:formula="of:=MAX([.B219];[.D219];[.G219])-MAX([.A219];[.C219];[.E219])" office:value-type="float" office:value="1.23756384849548" calcext:value-type="float">
            <text:p>1.2375638485</text:p>
          </table:table-cell>
          <table:table-cell table:formula="of:=IF(ISBLANK([.E219]);&quot;&quot;;[.I219])" office:value-type="float" office:value="1.23756384849548" calcext:value-type="float">
            <text:p>1.2375638485</text:p>
          </table:table-cell>
          <table:table-cell table:formula="of:=IF(OR(ISBLANK([.E219]);[.I219]&lt;=0);&quot;&quot;;[.I219])" office:value-type="float" office:value="1.23756384849548" calcext:value-type="float">
            <text:p>1.23756384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90549" calcext:value-type="float">
            <text:p>1427749927.90549</text:p>
          </table:table-cell>
          <table:table-cell office:value-type="float" office:value="1427749928.98174" calcext:value-type="float">
            <text:p>1427749928.98174</text:p>
          </table:table-cell>
          <table:table-cell office:value-type="float" office:value="1427749929.06174" calcext:value-type="float">
            <text:p>1427749929.06174</text:p>
          </table:table-cell>
          <table:table-cell/>
          <table:table-cell table:formula="of:=MAX([.B220];[.D220];[.G220])-MAX([.A220];[.C220];[.E220])" office:value-type="float" office:value="1.15625596046448" calcext:value-type="float">
            <text:p>1.1562559605</text:p>
          </table:table-cell>
          <table:table-cell table:formula="of:=IF(ISBLANK([.E220]);&quot;&quot;;[.I220])" office:value-type="float" office:value="1.15625596046448" calcext:value-type="float">
            <text:p>1.1562559605</text:p>
          </table:table-cell>
          <table:table-cell table:formula="of:=IF(OR(ISBLANK([.E220]);[.I220]&lt;=0);&quot;&quot;;[.I220])" office:value-type="float" office:value="1.15625596046448" calcext:value-type="float">
            <text:p>1.15625596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90751" calcext:value-type="float">
            <text:p>1427749927.90751</text:p>
          </table:table-cell>
          <table:table-cell office:value-type="float" office:value="1427749929.14169" calcext:value-type="float">
            <text:p>1427749929.14169</text:p>
          </table:table-cell>
          <table:table-cell office:value-type="float" office:value="1427749929.26399" calcext:value-type="float">
            <text:p>1427749929.26399</text:p>
          </table:table-cell>
          <table:table-cell/>
          <table:table-cell table:formula="of:=MAX([.B221];[.D221];[.G221])-MAX([.A221];[.C221];[.E221])" office:value-type="float" office:value="1.35648417472839" calcext:value-type="float">
            <text:p>1.3564841747</text:p>
          </table:table-cell>
          <table:table-cell table:formula="of:=IF(ISBLANK([.E221]);&quot;&quot;;[.I221])" office:value-type="float" office:value="1.35648417472839" calcext:value-type="float">
            <text:p>1.3564841747</text:p>
          </table:table-cell>
          <table:table-cell table:formula="of:=IF(OR(ISBLANK([.E221]);[.I221]&lt;=0);&quot;&quot;;[.I221])" office:value-type="float" office:value="1.35648417472839" calcext:value-type="float">
            <text:p>1.35648417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7.90881" calcext:value-type="float">
            <text:p>1427749927.90881</text:p>
          </table:table-cell>
          <table:table-cell office:value-type="float" office:value="1427749928.74032" calcext:value-type="float">
            <text:p>1427749928.74032</text:p>
          </table:table-cell>
          <table:table-cell office:value-type="float" office:value="1427749928.86139" calcext:value-type="float">
            <text:p>1427749928.86139</text:p>
          </table:table-cell>
          <table:table-cell/>
          <table:table-cell table:formula="of:=MAX([.B222];[.D222];[.G222])-MAX([.A222];[.C222];[.E222])" office:value-type="float" office:value="0.952578067779541" calcext:value-type="float">
            <text:p>0.9525780678</text:p>
          </table:table-cell>
          <table:table-cell table:formula="of:=IF(ISBLANK([.E222]);&quot;&quot;;[.I222])" office:value-type="float" office:value="0.952578067779541" calcext:value-type="float">
            <text:p>0.9525780678</text:p>
          </table:table-cell>
          <table:table-cell table:formula="of:=IF(OR(ISBLANK([.E222]);[.I222]&lt;=0);&quot;&quot;;[.I222])" office:value-type="float" office:value="0.952578067779541" calcext:value-type="float">
            <text:p>0.95257806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29.46325" calcext:value-type="float">
            <text:p>1427749929.46325</text:p>
          </table:table-cell>
          <table:table-cell office:value-type="float" office:value="1427749930.86154" calcext:value-type="float">
            <text:p>1427749930.86154</text:p>
          </table:table-cell>
          <table:table-cell table:number-columns-repeated="4"/>
          <table:table-cell table:formula="of:=MAX([.B223];[.D223];[.G223])-MAX([.A223];[.C223];[.E223])" office:value-type="float" office:value="1.39829778671265" calcext:value-type="float">
            <text:p>1.3982977867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6325" calcext:value-type="float">
            <text:p>1427749929.46325</text:p>
          </table:table-cell>
          <table:table-cell office:value-type="float" office:value="1427749930.74199" calcext:value-type="float">
            <text:p>1427749930.74199</text:p>
          </table:table-cell>
          <table:table-cell office:value-type="float" office:value="1427749930.77547" calcext:value-type="float">
            <text:p>1427749930.77547</text:p>
          </table:table-cell>
          <table:table-cell/>
          <table:table-cell table:formula="of:=MAX([.B224];[.D224];[.G224])-MAX([.A224];[.C224];[.E224])" office:value-type="float" office:value="1.31221699714661" calcext:value-type="float">
            <text:p>1.3122169971</text:p>
          </table:table-cell>
          <table:table-cell table:formula="of:=IF(ISBLANK([.E224]);&quot;&quot;;[.I224])" office:value-type="float" office:value="1.31221699714661" calcext:value-type="float">
            <text:p>1.3122169971</text:p>
          </table:table-cell>
          <table:table-cell table:formula="of:=IF(OR(ISBLANK([.E224]);[.I224]&lt;=0);&quot;&quot;;[.I224])" office:value-type="float" office:value="1.31221699714661" calcext:value-type="float">
            <text:p>1.31221699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6464" calcext:value-type="float">
            <text:p>1427749929.46464</text:p>
          </table:table-cell>
          <table:table-cell office:value-type="float" office:value="1427749930.40426" calcext:value-type="float">
            <text:p>1427749930.40426</text:p>
          </table:table-cell>
          <table:table-cell office:value-type="float" office:value="1427749930.48573" calcext:value-type="float">
            <text:p>1427749930.48573</text:p>
          </table:table-cell>
          <table:table-cell/>
          <table:table-cell table:formula="of:=MAX([.B225];[.D225];[.G225])-MAX([.A225];[.C225];[.E225])" office:value-type="float" office:value="1.0210919380188" calcext:value-type="float">
            <text:p>1.021091938</text:p>
          </table:table-cell>
          <table:table-cell table:formula="of:=IF(ISBLANK([.E225]);&quot;&quot;;[.I225])" office:value-type="float" office:value="1.0210919380188" calcext:value-type="float">
            <text:p>1.021091938</text:p>
          </table:table-cell>
          <table:table-cell table:formula="of:=IF(OR(ISBLANK([.E225]);[.I225]&lt;=0);&quot;&quot;;[.I225])" office:value-type="float" office:value="1.0210919380188" calcext:value-type="float">
            <text:p>1.0210919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6597" calcext:value-type="float">
            <text:p>1427749929.46597</text:p>
          </table:table-cell>
          <table:table-cell office:value-type="float" office:value="1427749930.73287" calcext:value-type="float">
            <text:p>1427749930.73287</text:p>
          </table:table-cell>
          <table:table-cell office:value-type="float" office:value="1427749930.76986" calcext:value-type="float">
            <text:p>1427749930.76986</text:p>
          </table:table-cell>
          <table:table-cell/>
          <table:table-cell table:formula="of:=MAX([.B226];[.D226];[.G226])-MAX([.A226];[.C226];[.E226])" office:value-type="float" office:value="1.30388998985291" calcext:value-type="float">
            <text:p>1.3038899899</text:p>
          </table:table-cell>
          <table:table-cell table:formula="of:=IF(ISBLANK([.E226]);&quot;&quot;;[.I226])" office:value-type="float" office:value="1.30388998985291" calcext:value-type="float">
            <text:p>1.3038899899</text:p>
          </table:table-cell>
          <table:table-cell table:formula="of:=IF(OR(ISBLANK([.E226]);[.I226]&lt;=0);&quot;&quot;;[.I226])" office:value-type="float" office:value="1.30388998985291" calcext:value-type="float">
            <text:p>1.30388998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6727" calcext:value-type="float">
            <text:p>1427749929.46727</text:p>
          </table:table-cell>
          <table:table-cell office:value-type="float" office:value="1427749930.73271" calcext:value-type="float">
            <text:p>1427749930.73271</text:p>
          </table:table-cell>
          <table:table-cell office:value-type="float" office:value="1427749930.77142" calcext:value-type="float">
            <text:p>1427749930.77142</text:p>
          </table:table-cell>
          <table:table-cell/>
          <table:table-cell table:formula="of:=MAX([.B227];[.D227];[.G227])-MAX([.A227];[.C227];[.E227])" office:value-type="float" office:value="1.30414700508118" calcext:value-type="float">
            <text:p>1.3041470051</text:p>
          </table:table-cell>
          <table:table-cell table:formula="of:=IF(ISBLANK([.E227]);&quot;&quot;;[.I227])" office:value-type="float" office:value="1.30414700508118" calcext:value-type="float">
            <text:p>1.3041470051</text:p>
          </table:table-cell>
          <table:table-cell table:formula="of:=IF(OR(ISBLANK([.E227]);[.I227]&lt;=0);&quot;&quot;;[.I227])" office:value-type="float" office:value="1.30414700508118" calcext:value-type="float">
            <text:p>1.30414700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6864" calcext:value-type="float">
            <text:p>1427749929.46864</text:p>
          </table:table-cell>
          <table:table-cell office:value-type="float" office:value="1427749930.73281" calcext:value-type="float">
            <text:p>1427749930.73281</text:p>
          </table:table-cell>
          <table:table-cell office:value-type="float" office:value="1427749930.76683" calcext:value-type="float">
            <text:p>1427749930.76683</text:p>
          </table:table-cell>
          <table:table-cell/>
          <table:table-cell table:formula="of:=MAX([.B228];[.D228];[.G228])-MAX([.A228];[.C228];[.E228])" office:value-type="float" office:value="1.29819011688232" calcext:value-type="float">
            <text:p>1.2981901169</text:p>
          </table:table-cell>
          <table:table-cell table:formula="of:=IF(ISBLANK([.E228]);&quot;&quot;;[.I228])" office:value-type="float" office:value="1.29819011688232" calcext:value-type="float">
            <text:p>1.2981901169</text:p>
          </table:table-cell>
          <table:table-cell table:formula="of:=IF(OR(ISBLANK([.E228]);[.I228]&lt;=0);&quot;&quot;;[.I228])" office:value-type="float" office:value="1.29819011688232" calcext:value-type="float">
            <text:p>1.29819011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703" calcext:value-type="float">
            <text:p>1427749929.4703</text:p>
          </table:table-cell>
          <table:table-cell office:value-type="float" office:value="1427749930.4042" calcext:value-type="float">
            <text:p>1427749930.4042</text:p>
          </table:table-cell>
          <table:table-cell office:value-type="float" office:value="1427749930.4857" calcext:value-type="float">
            <text:p>1427749930.4857</text:p>
          </table:table-cell>
          <table:table-cell/>
          <table:table-cell table:formula="of:=MAX([.B229];[.D229];[.G229])-MAX([.A229];[.C229];[.E229])" office:value-type="float" office:value="1.01539897918701" calcext:value-type="float">
            <text:p>1.0153989792</text:p>
          </table:table-cell>
          <table:table-cell table:formula="of:=IF(ISBLANK([.E229]);&quot;&quot;;[.I229])" office:value-type="float" office:value="1.01539897918701" calcext:value-type="float">
            <text:p>1.0153989792</text:p>
          </table:table-cell>
          <table:table-cell table:formula="of:=IF(OR(ISBLANK([.E229]);[.I229]&lt;=0);&quot;&quot;;[.I229])" office:value-type="float" office:value="1.01539897918701" calcext:value-type="float">
            <text:p>1.01539897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7199" calcext:value-type="float">
            <text:p>1427749929.47199</text:p>
          </table:table-cell>
          <table:table-cell office:value-type="float" office:value="1427749930.82422" calcext:value-type="float">
            <text:p>1427749930.82422</text:p>
          </table:table-cell>
          <table:table-cell office:value-type="float" office:value="1427749930.86154" calcext:value-type="float">
            <text:p>1427749930.86154</text:p>
          </table:table-cell>
          <table:table-cell/>
          <table:table-cell table:formula="of:=MAX([.B230];[.D230];[.G230])-MAX([.A230];[.C230];[.E230])" office:value-type="float" office:value="1.3895411491394" calcext:value-type="float">
            <text:p>1.3895411491</text:p>
          </table:table-cell>
          <table:table-cell table:formula="of:=IF(ISBLANK([.E230]);&quot;&quot;;[.I230])" office:value-type="float" office:value="1.3895411491394" calcext:value-type="float">
            <text:p>1.3895411491</text:p>
          </table:table-cell>
          <table:table-cell table:formula="of:=IF(OR(ISBLANK([.E230]);[.I230]&lt;=0);&quot;&quot;;[.I230])" office:value-type="float" office:value="1.3895411491394" calcext:value-type="float">
            <text:p>1.38954114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733" calcext:value-type="float">
            <text:p>1427749929.4733</text:p>
          </table:table-cell>
          <table:table-cell office:value-type="float" office:value="1427749930.56857" calcext:value-type="float">
            <text:p>1427749930.56857</text:p>
          </table:table-cell>
          <table:table-cell office:value-type="float" office:value="1427749930.65066" calcext:value-type="float">
            <text:p>1427749930.65066</text:p>
          </table:table-cell>
          <table:table-cell/>
          <table:table-cell table:formula="of:=MAX([.B231];[.D231];[.G231])-MAX([.A231];[.C231];[.E231])" office:value-type="float" office:value="1.17735505104065" calcext:value-type="float">
            <text:p>1.177355051</text:p>
          </table:table-cell>
          <table:table-cell table:formula="of:=IF(ISBLANK([.E231]);&quot;&quot;;[.I231])" office:value-type="float" office:value="1.17735505104065" calcext:value-type="float">
            <text:p>1.177355051</text:p>
          </table:table-cell>
          <table:table-cell table:formula="of:=IF(OR(ISBLANK([.E231]);[.I231]&lt;=0);&quot;&quot;;[.I231])" office:value-type="float" office:value="1.17735505104065" calcext:value-type="float">
            <text:p>1.1773550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7487" calcext:value-type="float">
            <text:p>1427749929.47487</text:p>
          </table:table-cell>
          <table:table-cell office:value-type="float" office:value="1427749930.56851" calcext:value-type="float">
            <text:p>1427749930.56851</text:p>
          </table:table-cell>
          <table:table-cell office:value-type="float" office:value="1427749930.65062" calcext:value-type="float">
            <text:p>1427749930.65062</text:p>
          </table:table-cell>
          <table:table-cell/>
          <table:table-cell table:formula="of:=MAX([.B232];[.D232];[.G232])-MAX([.A232];[.C232];[.E232])" office:value-type="float" office:value="1.17575097084045" calcext:value-type="float">
            <text:p>1.1757509708</text:p>
          </table:table-cell>
          <table:table-cell table:formula="of:=IF(ISBLANK([.E232]);&quot;&quot;;[.I232])" office:value-type="float" office:value="1.17575097084045" calcext:value-type="float">
            <text:p>1.1757509708</text:p>
          </table:table-cell>
          <table:table-cell table:formula="of:=IF(OR(ISBLANK([.E232]);[.I232]&lt;=0);&quot;&quot;;[.I232])" office:value-type="float" office:value="1.17575097084045" calcext:value-type="float">
            <text:p>1.17575097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29.47623" calcext:value-type="float">
            <text:p>1427749929.47623</text:p>
          </table:table-cell>
          <table:table-cell office:value-type="float" office:value="1427749930.14199" calcext:value-type="float">
            <text:p>1427749930.14199</text:p>
          </table:table-cell>
          <table:table-cell office:value-type="float" office:value="1427749930.40414" calcext:value-type="float">
            <text:p>1427749930.40414</text:p>
          </table:table-cell>
          <table:table-cell/>
          <table:table-cell table:formula="of:=MAX([.B233];[.D233];[.G233])-MAX([.A233];[.C233];[.E233])" office:value-type="float" office:value="0.927907943725586" calcext:value-type="float">
            <text:p>0.9279079437</text:p>
          </table:table-cell>
          <table:table-cell table:formula="of:=IF(ISBLANK([.E233]);&quot;&quot;;[.I233])" office:value-type="float" office:value="0.927907943725586" calcext:value-type="float">
            <text:p>0.9279079437</text:p>
          </table:table-cell>
          <table:table-cell table:formula="of:=IF(OR(ISBLANK([.E233]);[.I233]&lt;=0);&quot;&quot;;[.I233])" office:value-type="float" office:value="0.927907943725586" calcext:value-type="float">
            <text:p>0.92790794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30.86156" calcext:value-type="float">
            <text:p>1427749930.86156</text:p>
          </table:table-cell>
          <table:table-cell office:value-type="float" office:value="1427749932.26064" calcext:value-type="float">
            <text:p>1427749932.26064</text:p>
          </table:table-cell>
          <table:table-cell table:number-columns-repeated="4"/>
          <table:table-cell table:formula="of:=MAX([.B234];[.D234];[.G234])-MAX([.A234];[.C234];[.E234])" office:value-type="float" office:value="1.39908599853516" calcext:value-type="float">
            <text:p>1.3990859985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156" calcext:value-type="float">
            <text:p>1427749930.86156</text:p>
          </table:table-cell>
          <table:table-cell office:value-type="float" office:value="1427749931.60773" calcext:value-type="float">
            <text:p>1427749931.60773</text:p>
          </table:table-cell>
          <table:table-cell office:value-type="float" office:value="1427749932.13231" calcext:value-type="float">
            <text:p>1427749932.13231</text:p>
          </table:table-cell>
          <table:table-cell/>
          <table:table-cell table:formula="of:=MAX([.B235];[.D235];[.G235])-MAX([.A235];[.C235];[.E235])" office:value-type="float" office:value="1.27074909210205" calcext:value-type="float">
            <text:p>1.2707490921</text:p>
          </table:table-cell>
          <table:table-cell table:formula="of:=IF(ISBLANK([.E235]);&quot;&quot;;[.I235])" office:value-type="float" office:value="1.27074909210205" calcext:value-type="float">
            <text:p>1.2707490921</text:p>
          </table:table-cell>
          <table:table-cell table:formula="of:=IF(OR(ISBLANK([.E235]);[.I235]&lt;=0);&quot;&quot;;[.I235])" office:value-type="float" office:value="1.27074909210205" calcext:value-type="float">
            <text:p>1.27074909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261" calcext:value-type="float">
            <text:p>1427749930.86261</text:p>
          </table:table-cell>
          <table:table-cell office:value-type="float" office:value="1427749931.61115" calcext:value-type="float">
            <text:p>1427749931.61115</text:p>
          </table:table-cell>
          <table:table-cell office:value-type="float" office:value="1427749931.81143" calcext:value-type="float">
            <text:p>1427749931.81143</text:p>
          </table:table-cell>
          <table:table-cell/>
          <table:table-cell table:formula="of:=MAX([.B236];[.D236];[.G236])-MAX([.A236];[.C236];[.E236])" office:value-type="float" office:value="0.948827028274536" calcext:value-type="float">
            <text:p>0.9488270283</text:p>
          </table:table-cell>
          <table:table-cell table:formula="of:=IF(ISBLANK([.E236]);&quot;&quot;;[.I236])" office:value-type="float" office:value="0.948827028274536" calcext:value-type="float">
            <text:p>0.9488270283</text:p>
          </table:table-cell>
          <table:table-cell table:formula="of:=IF(OR(ISBLANK([.E236]);[.I236]&lt;=0);&quot;&quot;;[.I236])" office:value-type="float" office:value="0.948827028274536" calcext:value-type="float">
            <text:p>0.94882702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36" calcext:value-type="float">
            <text:p>1427749930.8636</text:p>
          </table:table-cell>
          <table:table-cell office:value-type="float" office:value="1427749932.22409" calcext:value-type="float">
            <text:p>1427749932.22409</text:p>
          </table:table-cell>
          <table:table-cell office:value-type="float" office:value="1427749932.26064" calcext:value-type="float">
            <text:p>1427749932.26064</text:p>
          </table:table-cell>
          <table:table-cell/>
          <table:table-cell table:formula="of:=MAX([.B237];[.D237];[.G237])-MAX([.A237];[.C237];[.E237])" office:value-type="float" office:value="1.39703798294067" calcext:value-type="float">
            <text:p>1.3970379829</text:p>
          </table:table-cell>
          <table:table-cell table:formula="of:=IF(ISBLANK([.E237]);&quot;&quot;;[.I237])" office:value-type="float" office:value="1.39703798294067" calcext:value-type="float">
            <text:p>1.3970379829</text:p>
          </table:table-cell>
          <table:table-cell table:formula="of:=IF(OR(ISBLANK([.E237]);[.I237]&lt;=0);&quot;&quot;;[.I237])" office:value-type="float" office:value="1.39703798294067" calcext:value-type="float">
            <text:p>1.39703798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458" calcext:value-type="float">
            <text:p>1427749930.86458</text:p>
          </table:table-cell>
          <table:table-cell office:value-type="float" office:value="1427749931.89051" calcext:value-type="float">
            <text:p>1427749931.89051</text:p>
          </table:table-cell>
          <table:table-cell office:value-type="float" office:value="1427749931.97144" calcext:value-type="float">
            <text:p>1427749931.97144</text:p>
          </table:table-cell>
          <table:table-cell/>
          <table:table-cell table:formula="of:=MAX([.B238];[.D238];[.G238])-MAX([.A238];[.C238];[.E238])" office:value-type="float" office:value="1.10685992240906" calcext:value-type="float">
            <text:p>1.1068599224</text:p>
          </table:table-cell>
          <table:table-cell table:formula="of:=IF(ISBLANK([.E238]);&quot;&quot;;[.I238])" office:value-type="float" office:value="1.10685992240906" calcext:value-type="float">
            <text:p>1.1068599224</text:p>
          </table:table-cell>
          <table:table-cell table:formula="of:=IF(OR(ISBLANK([.E238]);[.I238]&lt;=0);&quot;&quot;;[.I238])" office:value-type="float" office:value="1.10685992240906" calcext:value-type="float">
            <text:p>1.10685992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556" calcext:value-type="float">
            <text:p>1427749930.86556</text:p>
          </table:table-cell>
          <table:table-cell office:value-type="float" office:value="1427749932.13236" calcext:value-type="float">
            <text:p>1427749932.13236</text:p>
          </table:table-cell>
          <table:table-cell office:value-type="float" office:value="1427749932.16696" calcext:value-type="float">
            <text:p>1427749932.16696</text:p>
          </table:table-cell>
          <table:table-cell/>
          <table:table-cell table:formula="of:=MAX([.B239];[.D239];[.G239])-MAX([.A239];[.C239];[.E239])" office:value-type="float" office:value="1.30140805244446" calcext:value-type="float">
            <text:p>1.3014080524</text:p>
          </table:table-cell>
          <table:table-cell table:formula="of:=IF(ISBLANK([.E239]);&quot;&quot;;[.I239])" office:value-type="float" office:value="1.30140805244446" calcext:value-type="float">
            <text:p>1.3014080524</text:p>
          </table:table-cell>
          <table:table-cell table:formula="of:=IF(OR(ISBLANK([.E239]);[.I239]&lt;=0);&quot;&quot;;[.I239])" office:value-type="float" office:value="1.30140805244446" calcext:value-type="float">
            <text:p>1.30140805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656" calcext:value-type="float">
            <text:p>1427749930.86656</text:p>
          </table:table-cell>
          <table:table-cell office:value-type="float" office:value="1427749932.13285" calcext:value-type="float">
            <text:p>1427749932.13285</text:p>
          </table:table-cell>
          <table:table-cell office:value-type="float" office:value="1427749932.16681" calcext:value-type="float">
            <text:p>1427749932.16681</text:p>
          </table:table-cell>
          <table:table-cell/>
          <table:table-cell table:formula="of:=MAX([.B240];[.D240];[.G240])-MAX([.A240];[.C240];[.E240])" office:value-type="float" office:value="1.30025792121887" calcext:value-type="float">
            <text:p>1.3002579212</text:p>
          </table:table-cell>
          <table:table-cell table:formula="of:=IF(ISBLANK([.E240]);&quot;&quot;;[.I240])" office:value-type="float" office:value="1.30025792121887" calcext:value-type="float">
            <text:p>1.3002579212</text:p>
          </table:table-cell>
          <table:table-cell table:formula="of:=IF(OR(ISBLANK([.E240]);[.I240]&lt;=0);&quot;&quot;;[.I240])" office:value-type="float" office:value="1.30025792121887" calcext:value-type="float">
            <text:p>1.30025792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751" calcext:value-type="float">
            <text:p>1427749930.86751</text:p>
          </table:table-cell>
          <table:table-cell office:value-type="float" office:value="1427749932.05192" calcext:value-type="float">
            <text:p>1427749932.05192</text:p>
          </table:table-cell>
          <table:table-cell office:value-type="float" office:value="1427749932.13224" calcext:value-type="float">
            <text:p>1427749932.13224</text:p>
          </table:table-cell>
          <table:table-cell/>
          <table:table-cell table:formula="of:=MAX([.B241];[.D241];[.G241])-MAX([.A241];[.C241];[.E241])" office:value-type="float" office:value="1.26472806930542" calcext:value-type="float">
            <text:p>1.2647280693</text:p>
          </table:table-cell>
          <table:table-cell table:formula="of:=IF(ISBLANK([.E241]);&quot;&quot;;[.I241])" office:value-type="float" office:value="1.26472806930542" calcext:value-type="float">
            <text:p>1.2647280693</text:p>
          </table:table-cell>
          <table:table-cell table:formula="of:=IF(OR(ISBLANK([.E241]);[.I241]&lt;=0);&quot;&quot;;[.I241])" office:value-type="float" office:value="1.26472806930542" calcext:value-type="float">
            <text:p>1.26472806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799" calcext:value-type="float">
            <text:p>1427749930.86799</text:p>
          </table:table-cell>
          <table:table-cell office:value-type="float" office:value="1427749931.97138" calcext:value-type="float">
            <text:p>1427749931.97138</text:p>
          </table:table-cell>
          <table:table-cell office:value-type="float" office:value="1427749932.05199" calcext:value-type="float">
            <text:p>1427749932.05199</text:p>
          </table:table-cell>
          <table:table-cell/>
          <table:table-cell table:formula="of:=MAX([.B242];[.D242];[.G242])-MAX([.A242];[.C242];[.E242])" office:value-type="float" office:value="1.18400096893311" calcext:value-type="float">
            <text:p>1.1840009689</text:p>
          </table:table-cell>
          <table:table-cell table:formula="of:=IF(ISBLANK([.E242]);&quot;&quot;;[.I242])" office:value-type="float" office:value="1.18400096893311" calcext:value-type="float">
            <text:p>1.1840009689</text:p>
          </table:table-cell>
          <table:table-cell table:formula="of:=IF(OR(ISBLANK([.E242]);[.I242]&lt;=0);&quot;&quot;;[.I242])" office:value-type="float" office:value="1.18400096893311" calcext:value-type="float">
            <text:p>1.18400096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873" calcext:value-type="float">
            <text:p>1427749930.86873</text:p>
          </table:table-cell>
          <table:table-cell office:value-type="float" office:value="1427749931.61189" calcext:value-type="float">
            <text:p>1427749931.61189</text:p>
          </table:table-cell>
          <table:table-cell office:value-type="float" office:value="1427749931.73181" calcext:value-type="float">
            <text:p>1427749931.73181</text:p>
          </table:table-cell>
          <table:table-cell/>
          <table:table-cell table:formula="of:=MAX([.B243];[.D243];[.G243])-MAX([.A243];[.C243];[.E243])" office:value-type="float" office:value="0.863085985183716" calcext:value-type="float">
            <text:p>0.8630859852</text:p>
          </table:table-cell>
          <table:table-cell table:formula="of:=IF(ISBLANK([.E243]);&quot;&quot;;[.I243])" office:value-type="float" office:value="0.863085985183716" calcext:value-type="float">
            <text:p>0.8630859852</text:p>
          </table:table-cell>
          <table:table-cell table:formula="of:=IF(OR(ISBLANK([.E243]);[.I243]&lt;=0);&quot;&quot;;[.I243])" office:value-type="float" office:value="0.863085985183716" calcext:value-type="float">
            <text:p>0.86308598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0.8694" calcext:value-type="float">
            <text:p>1427749930.8694</text:p>
          </table:table-cell>
          <table:table-cell office:value-type="float" office:value="1427749932.1322" calcext:value-type="float">
            <text:p>1427749932.1322</text:p>
          </table:table-cell>
          <table:table-cell office:value-type="float" office:value="1427749932.16693" calcext:value-type="float">
            <text:p>1427749932.16693</text:p>
          </table:table-cell>
          <table:table-cell/>
          <table:table-cell table:formula="of:=MAX([.B244];[.D244];[.G244])-MAX([.A244];[.C244];[.E244])" office:value-type="float" office:value="1.29752993583679" calcext:value-type="float">
            <text:p>1.2975299358</text:p>
          </table:table-cell>
          <table:table-cell table:formula="of:=IF(ISBLANK([.E244]);&quot;&quot;;[.I244])" office:value-type="float" office:value="1.29752993583679" calcext:value-type="float">
            <text:p>1.2975299358</text:p>
          </table:table-cell>
          <table:table-cell table:formula="of:=IF(OR(ISBLANK([.E244]);[.I244]&lt;=0);&quot;&quot;;[.I244])" office:value-type="float" office:value="1.29752993583679" calcext:value-type="float">
            <text:p>1.29752993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32.26065" calcext:value-type="float">
            <text:p>1427749932.26065</text:p>
          </table:table-cell>
          <table:table-cell office:value-type="float" office:value="1427749933.5288" calcext:value-type="float">
            <text:p>1427749933.5288</text:p>
          </table:table-cell>
          <table:table-cell table:number-columns-repeated="4"/>
          <table:table-cell table:formula="of:=MAX([.B245];[.D245];[.G245])-MAX([.A245];[.C245];[.E245])" office:value-type="float" office:value="1.26814007759094" calcext:value-type="float">
            <text:p>1.2681400776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066" calcext:value-type="float">
            <text:p>1427749932.26066</text:p>
          </table:table-cell>
          <table:table-cell office:value-type="float" office:value="1427749933.01258" calcext:value-type="float">
            <text:p>1427749933.01258</text:p>
          </table:table-cell>
          <table:table-cell office:value-type="float" office:value="1427749933.09212" calcext:value-type="float">
            <text:p>1427749933.09212</text:p>
          </table:table-cell>
          <table:table-cell/>
          <table:table-cell table:formula="of:=MAX([.B246];[.D246];[.G246])-MAX([.A246];[.C246];[.E246])" office:value-type="float" office:value="0.831465005874634" calcext:value-type="float">
            <text:p>0.8314650059</text:p>
          </table:table-cell>
          <table:table-cell table:formula="of:=IF(ISBLANK([.E246]);&quot;&quot;;[.I246])" office:value-type="float" office:value="0.831465005874634" calcext:value-type="float">
            <text:p>0.8314650059</text:p>
          </table:table-cell>
          <table:table-cell table:formula="of:=IF(OR(ISBLANK([.E246]);[.I246]&lt;=0);&quot;&quot;;[.I246])" office:value-type="float" office:value="0.831465005874634" calcext:value-type="float">
            <text:p>0.83146500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203" calcext:value-type="float">
            <text:p>1427749932.26203</text:p>
          </table:table-cell>
          <table:table-cell office:value-type="float" office:value="1427749933.49624" calcext:value-type="float">
            <text:p>1427749933.49624</text:p>
          </table:table-cell>
          <table:table-cell office:value-type="float" office:value="1427749933.52879" calcext:value-type="float">
            <text:p>1427749933.52879</text:p>
          </table:table-cell>
          <table:table-cell/>
          <table:table-cell table:formula="of:=MAX([.B247];[.D247];[.G247])-MAX([.A247];[.C247];[.E247])" office:value-type="float" office:value="1.26676297187805" calcext:value-type="float">
            <text:p>1.2667629719</text:p>
          </table:table-cell>
          <table:table-cell table:formula="of:=IF(ISBLANK([.E247]);&quot;&quot;;[.I247])" office:value-type="float" office:value="1.26676297187805" calcext:value-type="float">
            <text:p>1.2667629719</text:p>
          </table:table-cell>
          <table:table-cell table:formula="of:=IF(OR(ISBLANK([.E247]);[.I247]&lt;=0);&quot;&quot;;[.I247])" office:value-type="float" office:value="1.26676297187805" calcext:value-type="float">
            <text:p>1.26676297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335" calcext:value-type="float">
            <text:p>1427749932.26335</text:p>
          </table:table-cell>
          <table:table-cell office:value-type="float" office:value="1427749933.41258" calcext:value-type="float">
            <text:p>1427749933.41258</text:p>
          </table:table-cell>
          <table:table-cell office:value-type="float" office:value="1427749933.44895" calcext:value-type="float">
            <text:p>1427749933.44895</text:p>
          </table:table-cell>
          <table:table-cell/>
          <table:table-cell table:formula="of:=MAX([.B248];[.D248];[.G248])-MAX([.A248];[.C248];[.E248])" office:value-type="float" office:value="1.18560695648193" calcext:value-type="float">
            <text:p>1.1856069565</text:p>
          </table:table-cell>
          <table:table-cell table:formula="of:=IF(ISBLANK([.E248]);&quot;&quot;;[.I248])" office:value-type="float" office:value="1.18560695648193" calcext:value-type="float">
            <text:p>1.1856069565</text:p>
          </table:table-cell>
          <table:table-cell table:formula="of:=IF(OR(ISBLANK([.E248]);[.I248]&lt;=0);&quot;&quot;;[.I248])" office:value-type="float" office:value="1.18560695648193" calcext:value-type="float">
            <text:p>1.1856069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464" calcext:value-type="float">
            <text:p>1427749932.26464</text:p>
          </table:table-cell>
          <table:table-cell office:value-type="float" office:value="1427749933.41252" calcext:value-type="float">
            <text:p>1427749933.41252</text:p>
          </table:table-cell>
          <table:table-cell office:value-type="float" office:value="1427749933.44574" calcext:value-type="float">
            <text:p>1427749933.44574</text:p>
          </table:table-cell>
          <table:table-cell/>
          <table:table-cell table:formula="of:=MAX([.B249];[.D249];[.G249])-MAX([.A249];[.C249];[.E249])" office:value-type="float" office:value="1.18109607696533" calcext:value-type="float">
            <text:p>1.181096077</text:p>
          </table:table-cell>
          <table:table-cell table:formula="of:=IF(ISBLANK([.E249]);&quot;&quot;;[.I249])" office:value-type="float" office:value="1.18109607696533" calcext:value-type="float">
            <text:p>1.181096077</text:p>
          </table:table-cell>
          <table:table-cell table:formula="of:=IF(OR(ISBLANK([.E249]);[.I249]&lt;=0);&quot;&quot;;[.I249])" office:value-type="float" office:value="1.18109607696533" calcext:value-type="float">
            <text:p>1.1810960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598" calcext:value-type="float">
            <text:p>1427749932.26598</text:p>
          </table:table-cell>
          <table:table-cell office:value-type="float" office:value="1427749933.41557" calcext:value-type="float">
            <text:p>1427749933.41557</text:p>
          </table:table-cell>
          <table:table-cell office:value-type="float" office:value="1427749933.44891" calcext:value-type="float">
            <text:p>1427749933.44891</text:p>
          </table:table-cell>
          <table:table-cell/>
          <table:table-cell table:formula="of:=MAX([.B250];[.D250];[.G250])-MAX([.A250];[.C250];[.E250])" office:value-type="float" office:value="1.18293499946594" calcext:value-type="float">
            <text:p>1.1829349995</text:p>
          </table:table-cell>
          <table:table-cell table:formula="of:=IF(ISBLANK([.E250]);&quot;&quot;;[.I250])" office:value-type="float" office:value="1.18293499946594" calcext:value-type="float">
            <text:p>1.1829349995</text:p>
          </table:table-cell>
          <table:table-cell table:formula="of:=IF(OR(ISBLANK([.E250]);[.I250]&lt;=0);&quot;&quot;;[.I250])" office:value-type="float" office:value="1.18293499946594" calcext:value-type="float">
            <text:p>1.18293499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728" calcext:value-type="float">
            <text:p>1427749932.26728</text:p>
          </table:table-cell>
          <table:table-cell office:value-type="float" office:value="1427749933.33308" calcext:value-type="float">
            <text:p>1427749933.33308</text:p>
          </table:table-cell>
          <table:table-cell office:value-type="float" office:value="1427749933.41243" calcext:value-type="float">
            <text:p>1427749933.41243</text:p>
          </table:table-cell>
          <table:table-cell/>
          <table:table-cell table:formula="of:=MAX([.B251];[.D251];[.G251])-MAX([.A251];[.C251];[.E251])" office:value-type="float" office:value="1.14514398574829" calcext:value-type="float">
            <text:p>1.1451439857</text:p>
          </table:table-cell>
          <table:table-cell table:formula="of:=IF(ISBLANK([.E251]);&quot;&quot;;[.I251])" office:value-type="float" office:value="1.14514398574829" calcext:value-type="float">
            <text:p>1.1451439857</text:p>
          </table:table-cell>
          <table:table-cell table:formula="of:=IF(OR(ISBLANK([.E251]);[.I251]&lt;=0);&quot;&quot;;[.I251])" office:value-type="float" office:value="1.14514398574829" calcext:value-type="float">
            <text:p>1.14514398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863" calcext:value-type="float">
            <text:p>1427749932.26863</text:p>
          </table:table-cell>
          <table:table-cell office:value-type="float" office:value="1427749933.41239" calcext:value-type="float">
            <text:p>1427749933.41239</text:p>
          </table:table-cell>
          <table:table-cell office:value-type="float" office:value="1427749933.44344" calcext:value-type="float">
            <text:p>1427749933.44344</text:p>
          </table:table-cell>
          <table:table-cell/>
          <table:table-cell table:formula="of:=MAX([.B252];[.D252];[.G252])-MAX([.A252];[.C252];[.E252])" office:value-type="float" office:value="1.17481899261475" calcext:value-type="float">
            <text:p>1.1748189926</text:p>
          </table:table-cell>
          <table:table-cell table:formula="of:=IF(ISBLANK([.E252]);&quot;&quot;;[.I252])" office:value-type="float" office:value="1.17481899261475" calcext:value-type="float">
            <text:p>1.1748189926</text:p>
          </table:table-cell>
          <table:table-cell table:formula="of:=IF(OR(ISBLANK([.E252]);[.I252]&lt;=0);&quot;&quot;;[.I252])" office:value-type="float" office:value="1.17481899261475" calcext:value-type="float">
            <text:p>1.17481899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6992" calcext:value-type="float">
            <text:p>1427749932.26992</text:p>
          </table:table-cell>
          <table:table-cell office:value-type="float" office:value="1427749933.25246" calcext:value-type="float">
            <text:p>1427749933.25246</text:p>
          </table:table-cell>
          <table:table-cell office:value-type="float" office:value="1427749933.33312" calcext:value-type="float">
            <text:p>1427749933.33312</text:p>
          </table:table-cell>
          <table:table-cell/>
          <table:table-cell table:formula="of:=MAX([.B253];[.D253];[.G253])-MAX([.A253];[.C253];[.E253])" office:value-type="float" office:value="1.06319904327393" calcext:value-type="float">
            <text:p>1.0631990433</text:p>
          </table:table-cell>
          <table:table-cell table:formula="of:=IF(ISBLANK([.E253]);&quot;&quot;;[.I253])" office:value-type="float" office:value="1.06319904327393" calcext:value-type="float">
            <text:p>1.0631990433</text:p>
          </table:table-cell>
          <table:table-cell table:formula="of:=IF(OR(ISBLANK([.E253]);[.I253]&lt;=0);&quot;&quot;;[.I253])" office:value-type="float" office:value="1.06319904327393" calcext:value-type="float">
            <text:p>1.06319904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7121" calcext:value-type="float">
            <text:p>1427749932.27121</text:p>
          </table:table-cell>
          <table:table-cell office:value-type="float" office:value="1427749933.17257" calcext:value-type="float">
            <text:p>1427749933.17257</text:p>
          </table:table-cell>
          <table:table-cell office:value-type="float" office:value="1427749933.2525" calcext:value-type="float">
            <text:p>1427749933.2525</text:p>
          </table:table-cell>
          <table:table-cell/>
          <table:table-cell table:formula="of:=MAX([.B254];[.D254];[.G254])-MAX([.A254];[.C254];[.E254])" office:value-type="float" office:value="0.981283903121948" calcext:value-type="float">
            <text:p>0.9812839031</text:p>
          </table:table-cell>
          <table:table-cell table:formula="of:=IF(ISBLANK([.E254]);&quot;&quot;;[.I254])" office:value-type="float" office:value="0.981283903121948" calcext:value-type="float">
            <text:p>0.9812839031</text:p>
          </table:table-cell>
          <table:table-cell table:formula="of:=IF(OR(ISBLANK([.E254]);[.I254]&lt;=0);&quot;&quot;;[.I254])" office:value-type="float" office:value="0.981283903121948" calcext:value-type="float">
            <text:p>0.98128390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2.27278" calcext:value-type="float">
            <text:p>1427749932.27278</text:p>
          </table:table-cell>
          <table:table-cell office:value-type="float" office:value="1427749933.01251" calcext:value-type="float">
            <text:p>1427749933.01251</text:p>
          </table:table-cell>
          <table:table-cell office:value-type="float" office:value="1427749933.09209" calcext:value-type="float">
            <text:p>1427749933.09209</text:p>
          </table:table-cell>
          <table:table-cell/>
          <table:table-cell table:formula="of:=MAX([.B255];[.D255];[.G255])-MAX([.A255];[.C255];[.E255])" office:value-type="float" office:value="0.819308996200562" calcext:value-type="float">
            <text:p>0.8193089962</text:p>
          </table:table-cell>
          <table:table-cell table:formula="of:=IF(ISBLANK([.E255]);&quot;&quot;;[.I255])" office:value-type="float" office:value="0.819308996200562" calcext:value-type="float">
            <text:p>0.8193089962</text:p>
          </table:table-cell>
          <table:table-cell table:formula="of:=IF(OR(ISBLANK([.E255]);[.I255]&lt;=0);&quot;&quot;;[.I255])" office:value-type="float" office:value="0.819308996200562" calcext:value-type="float">
            <text:p>0.81930899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33.5288" calcext:value-type="float">
            <text:p>1427749933.5288</text:p>
          </table:table-cell>
          <table:table-cell office:value-type="float" office:value="1427749935.11977" calcext:value-type="float">
            <text:p>1427749935.11977</text:p>
          </table:table-cell>
          <table:table-cell table:number-columns-repeated="4"/>
          <table:table-cell table:formula="of:=MAX([.B256];[.D256];[.G256])-MAX([.A256];[.C256];[.E256])" office:value-type="float" office:value="1.59096908569336" calcext:value-type="float">
            <text:p>1.5909690857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288" calcext:value-type="float">
            <text:p>1427749933.5288</text:p>
          </table:table-cell>
          <table:table-cell office:value-type="float" office:value="1427749934.99727" calcext:value-type="float">
            <text:p>1427749934.99727</text:p>
          </table:table-cell>
          <table:table-cell office:value-type="float" office:value="1427749935.03549" calcext:value-type="float">
            <text:p>1427749935.03549</text:p>
          </table:table-cell>
          <table:table-cell/>
          <table:table-cell table:formula="of:=MAX([.B257];[.D257];[.G257])-MAX([.A257];[.C257];[.E257])" office:value-type="float" office:value="1.50668597221375" calcext:value-type="float">
            <text:p>1.5066859722</text:p>
          </table:table-cell>
          <table:table-cell table:formula="of:=IF(ISBLANK([.E257]);&quot;&quot;;[.I257])" office:value-type="float" office:value="1.50668597221375" calcext:value-type="float">
            <text:p>1.5066859722</text:p>
          </table:table-cell>
          <table:table-cell table:formula="of:=IF(OR(ISBLANK([.E257]);[.I257]&lt;=0);&quot;&quot;;[.I257])" office:value-type="float" office:value="1.50668597221375" calcext:value-type="float">
            <text:p>1.50668597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2936" calcext:value-type="float">
            <text:p>1427749933.52936</text:p>
          </table:table-cell>
          <table:table-cell office:value-type="float" office:value="1427749934.90931" calcext:value-type="float">
            <text:p>1427749934.90931</text:p>
          </table:table-cell>
          <table:table-cell office:value-type="float" office:value="1427749934.98999" calcext:value-type="float">
            <text:p>1427749934.98999</text:p>
          </table:table-cell>
          <table:table-cell/>
          <table:table-cell table:formula="of:=MAX([.B258];[.D258];[.G258])-MAX([.A258];[.C258];[.E258])" office:value-type="float" office:value="1.46062397956848" calcext:value-type="float">
            <text:p>1.4606239796</text:p>
          </table:table-cell>
          <table:table-cell table:formula="of:=IF(ISBLANK([.E258]);&quot;&quot;;[.I258])" office:value-type="float" office:value="1.46062397956848" calcext:value-type="float">
            <text:p>1.4606239796</text:p>
          </table:table-cell>
          <table:table-cell table:formula="of:=IF(OR(ISBLANK([.E258]);[.I258]&lt;=0);&quot;&quot;;[.I258])" office:value-type="float" office:value="1.46062397956848" calcext:value-type="float">
            <text:p>1.46062397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2983" calcext:value-type="float">
            <text:p>1427749933.52983</text:p>
          </table:table-cell>
          <table:table-cell office:value-type="float" office:value="1427749934.74691" calcext:value-type="float">
            <text:p>1427749934.74691</text:p>
          </table:table-cell>
          <table:table-cell office:value-type="float" office:value="1427749934.82824" calcext:value-type="float">
            <text:p>1427749934.82824</text:p>
          </table:table-cell>
          <table:table-cell/>
          <table:table-cell table:formula="of:=MAX([.B259];[.D259];[.G259])-MAX([.A259];[.C259];[.E259])" office:value-type="float" office:value="1.29840302467346" calcext:value-type="float">
            <text:p>1.2984030247</text:p>
          </table:table-cell>
          <table:table-cell table:formula="of:=IF(ISBLANK([.E259]);&quot;&quot;;[.I259])" office:value-type="float" office:value="1.29840302467346" calcext:value-type="float">
            <text:p>1.2984030247</text:p>
          </table:table-cell>
          <table:table-cell table:formula="of:=IF(OR(ISBLANK([.E259]);[.I259]&lt;=0);&quot;&quot;;[.I259])" office:value-type="float" office:value="1.29840302467346" calcext:value-type="float">
            <text:p>1.29840302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3035" calcext:value-type="float">
            <text:p>1427749933.53035</text:p>
          </table:table-cell>
          <table:table-cell office:value-type="float" office:value="1427749934.49544" calcext:value-type="float">
            <text:p>1427749934.49544</text:p>
          </table:table-cell>
          <table:table-cell office:value-type="float" office:value="1427749934.57766" calcext:value-type="float">
            <text:p>1427749934.57766</text:p>
          </table:table-cell>
          <table:table-cell/>
          <table:table-cell table:formula="of:=MAX([.B260];[.D260];[.G260])-MAX([.A260];[.C260];[.E260])" office:value-type="float" office:value="1.04731106758118" calcext:value-type="float">
            <text:p>1.0473110676</text:p>
          </table:table-cell>
          <table:table-cell table:formula="of:=IF(ISBLANK([.E260]);&quot;&quot;;[.I260])" office:value-type="float" office:value="1.04731106758118" calcext:value-type="float">
            <text:p>1.0473110676</text:p>
          </table:table-cell>
          <table:table-cell table:formula="of:=IF(OR(ISBLANK([.E260]);[.I260]&lt;=0);&quot;&quot;;[.I260])" office:value-type="float" office:value="1.04731106758118" calcext:value-type="float">
            <text:p>1.04731106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3081" calcext:value-type="float">
            <text:p>1427749933.53081</text:p>
          </table:table-cell>
          <table:table-cell office:value-type="float" office:value="1427749934.99008" calcext:value-type="float">
            <text:p>1427749934.99008</text:p>
          </table:table-cell>
          <table:table-cell office:value-type="float" office:value="1427749935.0275" calcext:value-type="float">
            <text:p>1427749935.0275</text:p>
          </table:table-cell>
          <table:table-cell/>
          <table:table-cell table:formula="of:=MAX([.B261];[.D261];[.G261])-MAX([.A261];[.C261];[.E261])" office:value-type="float" office:value="1.49669003486633" calcext:value-type="float">
            <text:p>1.4966900349</text:p>
          </table:table-cell>
          <table:table-cell table:formula="of:=IF(ISBLANK([.E261]);&quot;&quot;;[.I261])" office:value-type="float" office:value="1.49669003486633" calcext:value-type="float">
            <text:p>1.4966900349</text:p>
          </table:table-cell>
          <table:table-cell table:formula="of:=IF(OR(ISBLANK([.E261]);[.I261]&lt;=0);&quot;&quot;;[.I261])" office:value-type="float" office:value="1.49669003486633" calcext:value-type="float">
            <text:p>1.49669003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3129" calcext:value-type="float">
            <text:p>1427749933.53129</text:p>
          </table:table-cell>
          <table:table-cell office:value-type="float" office:value="1427749934.57755" calcext:value-type="float">
            <text:p>1427749934.57755</text:p>
          </table:table-cell>
          <table:table-cell office:value-type="float" office:value="1427749934.65928" calcext:value-type="float">
            <text:p>1427749934.65928</text:p>
          </table:table-cell>
          <table:table-cell/>
          <table:table-cell table:formula="of:=MAX([.B262];[.D262];[.G262])-MAX([.A262];[.C262];[.E262])" office:value-type="float" office:value="1.12799191474915" calcext:value-type="float">
            <text:p>1.1279919147</text:p>
          </table:table-cell>
          <table:table-cell table:formula="of:=IF(ISBLANK([.E262]);&quot;&quot;;[.I262])" office:value-type="float" office:value="1.12799191474915" calcext:value-type="float">
            <text:p>1.1279919147</text:p>
          </table:table-cell>
          <table:table-cell table:formula="of:=IF(OR(ISBLANK([.E262]);[.I262]&lt;=0);&quot;&quot;;[.I262])" office:value-type="float" office:value="1.12799191474915" calcext:value-type="float">
            <text:p>1.12799191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3177" calcext:value-type="float">
            <text:p>1427749933.53177</text:p>
          </table:table-cell>
          <table:table-cell office:value-type="float" office:value="1427749934.98994" calcext:value-type="float">
            <text:p>1427749934.98994</text:p>
          </table:table-cell>
          <table:table-cell office:value-type="float" office:value="1427749935.02749" calcext:value-type="float">
            <text:p>1427749935.02749</text:p>
          </table:table-cell>
          <table:table-cell/>
          <table:table-cell table:formula="of:=MAX([.B263];[.D263];[.G263])-MAX([.A263];[.C263];[.E263])" office:value-type="float" office:value="1.49571990966797" calcext:value-type="float">
            <text:p>1.4957199097</text:p>
          </table:table-cell>
          <table:table-cell table:formula="of:=IF(ISBLANK([.E263]);&quot;&quot;;[.I263])" office:value-type="float" office:value="1.49571990966797" calcext:value-type="float">
            <text:p>1.4957199097</text:p>
          </table:table-cell>
          <table:table-cell table:formula="of:=IF(OR(ISBLANK([.E263]);[.I263]&lt;=0);&quot;&quot;;[.I263])" office:value-type="float" office:value="1.49571990966797" calcext:value-type="float">
            <text:p>1.49571990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3239" calcext:value-type="float">
            <text:p>1427749933.53239</text:p>
          </table:table-cell>
          <table:table-cell office:value-type="float" office:value="1427749934.74697" calcext:value-type="float">
            <text:p>1427749934.74697</text:p>
          </table:table-cell>
          <table:table-cell office:value-type="float" office:value="1427749934.82827" calcext:value-type="float">
            <text:p>1427749934.82827</text:p>
          </table:table-cell>
          <table:table-cell/>
          <table:table-cell table:formula="of:=MAX([.B264];[.D264];[.G264])-MAX([.A264];[.C264];[.E264])" office:value-type="float" office:value="1.29587697982788" calcext:value-type="float">
            <text:p>1.2958769798</text:p>
          </table:table-cell>
          <table:table-cell table:formula="of:=IF(ISBLANK([.E264]);&quot;&quot;;[.I264])" office:value-type="float" office:value="1.29587697982788" calcext:value-type="float">
            <text:p>1.2958769798</text:p>
          </table:table-cell>
          <table:table-cell table:formula="of:=IF(OR(ISBLANK([.E264]);[.I264]&lt;=0);&quot;&quot;;[.I264])" office:value-type="float" office:value="1.29587697982788" calcext:value-type="float">
            <text:p>1.29587697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3308" calcext:value-type="float">
            <text:p>1427749933.53308</text:p>
          </table:table-cell>
          <table:table-cell office:value-type="float" office:value="1427749934.57762" calcext:value-type="float">
            <text:p>1427749934.57762</text:p>
          </table:table-cell>
          <table:table-cell office:value-type="float" office:value="1427749934.65934" calcext:value-type="float">
            <text:p>1427749934.65934</text:p>
          </table:table-cell>
          <table:table-cell/>
          <table:table-cell table:formula="of:=MAX([.B265];[.D265];[.G265])-MAX([.A265];[.C265];[.E265])" office:value-type="float" office:value="1.12625193595886" calcext:value-type="float">
            <text:p>1.126251936</text:p>
          </table:table-cell>
          <table:table-cell table:formula="of:=IF(ISBLANK([.E265]);&quot;&quot;;[.I265])" office:value-type="float" office:value="1.12625193595886" calcext:value-type="float">
            <text:p>1.126251936</text:p>
          </table:table-cell>
          <table:table-cell table:formula="of:=IF(OR(ISBLANK([.E265]);[.I265]&lt;=0);&quot;&quot;;[.I265])" office:value-type="float" office:value="1.12625193595886" calcext:value-type="float">
            <text:p>1.1262519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3.53396" calcext:value-type="float">
            <text:p>1427749933.53396</text:p>
          </table:table-cell>
          <table:table-cell office:value-type="float" office:value="1427749935.08485" calcext:value-type="float">
            <text:p>1427749935.08485</text:p>
          </table:table-cell>
          <table:table-cell office:value-type="float" office:value="1427749935.11976" calcext:value-type="float">
            <text:p>1427749935.11976</text:p>
          </table:table-cell>
          <table:table-cell/>
          <table:table-cell table:formula="of:=MAX([.B266];[.D266];[.G266])-MAX([.A266];[.C266];[.E266])" office:value-type="float" office:value="1.58580088615417" calcext:value-type="float">
            <text:p>1.5858008862</text:p>
          </table:table-cell>
          <table:table-cell table:formula="of:=IF(ISBLANK([.E266]);&quot;&quot;;[.I266])" office:value-type="float" office:value="1.58580088615417" calcext:value-type="float">
            <text:p>1.5858008862</text:p>
          </table:table-cell>
          <table:table-cell table:formula="of:=IF(OR(ISBLANK([.E266]);[.I266]&lt;=0);&quot;&quot;;[.I266])" office:value-type="float" office:value="1.58580088615417" calcext:value-type="float">
            <text:p>1.58580088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35.11978" calcext:value-type="float">
            <text:p>1427749935.11978</text:p>
          </table:table-cell>
          <table:table-cell office:value-type="float" office:value="1427749936.46971" calcext:value-type="float">
            <text:p>1427749936.46971</text:p>
          </table:table-cell>
          <table:table-cell table:number-columns-repeated="4"/>
          <table:table-cell table:formula="of:=MAX([.B267];[.D267];[.G267])-MAX([.A267];[.C267];[.E267])" office:value-type="float" office:value="1.34992599487305" calcext:value-type="float">
            <text:p>1.3499259949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1979" calcext:value-type="float">
            <text:p>1427749935.11979</text:p>
          </table:table-cell>
          <table:table-cell office:value-type="float" office:value="1427749936.34806" calcext:value-type="float">
            <text:p>1427749936.34806</text:p>
          </table:table-cell>
          <table:table-cell office:value-type="float" office:value="1427749936.38352" calcext:value-type="float">
            <text:p>1427749936.38352</text:p>
          </table:table-cell>
          <table:table-cell/>
          <table:table-cell table:formula="of:=MAX([.B268];[.D268];[.G268])-MAX([.A268];[.C268];[.E268])" office:value-type="float" office:value="1.26373887062073" calcext:value-type="float">
            <text:p>1.2637388706</text:p>
          </table:table-cell>
          <table:table-cell table:formula="of:=IF(ISBLANK([.E268]);&quot;&quot;;[.I268])" office:value-type="float" office:value="1.26373887062073" calcext:value-type="float">
            <text:p>1.2637388706</text:p>
          </table:table-cell>
          <table:table-cell table:formula="of:=IF(OR(ISBLANK([.E268]);[.I268]&lt;=0);&quot;&quot;;[.I268])" office:value-type="float" office:value="1.26373887062073" calcext:value-type="float">
            <text:p>1.26373887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2114" calcext:value-type="float">
            <text:p>1427749935.12114</text:p>
          </table:table-cell>
          <table:table-cell office:value-type="float" office:value="1427749936.18445" calcext:value-type="float">
            <text:p>1427749936.18445</text:p>
          </table:table-cell>
          <table:table-cell office:value-type="float" office:value="1427749936.265" calcext:value-type="float">
            <text:p>1427749936.265</text:p>
          </table:table-cell>
          <table:table-cell/>
          <table:table-cell table:formula="of:=MAX([.B269];[.D269];[.G269])-MAX([.A269];[.C269];[.E269])" office:value-type="float" office:value="1.14386200904846" calcext:value-type="float">
            <text:p>1.143862009</text:p>
          </table:table-cell>
          <table:table-cell table:formula="of:=IF(ISBLANK([.E269]);&quot;&quot;;[.I269])" office:value-type="float" office:value="1.14386200904846" calcext:value-type="float">
            <text:p>1.143862009</text:p>
          </table:table-cell>
          <table:table-cell table:formula="of:=IF(OR(ISBLANK([.E269]);[.I269]&lt;=0);&quot;&quot;;[.I269])" office:value-type="float" office:value="1.14386200904846" calcext:value-type="float">
            <text:p>1.1438620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2244" calcext:value-type="float">
            <text:p>1427749935.12244</text:p>
          </table:table-cell>
          <table:table-cell office:value-type="float" office:value="1427749935.69782" calcext:value-type="float">
            <text:p>1427749935.69782</text:p>
          </table:table-cell>
          <table:table-cell office:value-type="float" office:value="1427749936.34567" calcext:value-type="float">
            <text:p>1427749936.34567</text:p>
          </table:table-cell>
          <table:table-cell/>
          <table:table-cell table:formula="of:=MAX([.B270];[.D270];[.G270])-MAX([.A270];[.C270];[.E270])" office:value-type="float" office:value="1.22322487831116" calcext:value-type="float">
            <text:p>1.2232248783</text:p>
          </table:table-cell>
          <table:table-cell table:formula="of:=IF(ISBLANK([.E270]);&quot;&quot;;[.I270])" office:value-type="float" office:value="1.22322487831116" calcext:value-type="float">
            <text:p>1.2232248783</text:p>
          </table:table-cell>
          <table:table-cell table:formula="of:=IF(OR(ISBLANK([.E270]);[.I270]&lt;=0);&quot;&quot;;[.I270])" office:value-type="float" office:value="1.22322487831116" calcext:value-type="float">
            <text:p>1.22322487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2376" calcext:value-type="float">
            <text:p>1427749935.12376</text:p>
          </table:table-cell>
          <table:table-cell office:value-type="float" office:value="1427749935.8603" calcext:value-type="float">
            <text:p>1427749935.8603</text:p>
          </table:table-cell>
          <table:table-cell office:value-type="float" office:value="1427749935.94127" calcext:value-type="float">
            <text:p>1427749935.94127</text:p>
          </table:table-cell>
          <table:table-cell/>
          <table:table-cell table:formula="of:=MAX([.B271];[.D271];[.G271])-MAX([.A271];[.C271];[.E271])" office:value-type="float" office:value="0.817514896392822" calcext:value-type="float">
            <text:p>0.8175148964</text:p>
          </table:table-cell>
          <table:table-cell table:formula="of:=IF(ISBLANK([.E271]);&quot;&quot;;[.I271])" office:value-type="float" office:value="0.817514896392822" calcext:value-type="float">
            <text:p>0.8175148964</text:p>
          </table:table-cell>
          <table:table-cell table:formula="of:=IF(OR(ISBLANK([.E271]);[.I271]&lt;=0);&quot;&quot;;[.I271])" office:value-type="float" office:value="0.817514896392822" calcext:value-type="float">
            <text:p>0.81751489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2543" calcext:value-type="float">
            <text:p>1427749935.12543</text:p>
          </table:table-cell>
          <table:table-cell office:value-type="float" office:value="1427749936.10369" calcext:value-type="float">
            <text:p>1427749936.10369</text:p>
          </table:table-cell>
          <table:table-cell office:value-type="float" office:value="1427749936.18449" calcext:value-type="float">
            <text:p>1427749936.18449</text:p>
          </table:table-cell>
          <table:table-cell/>
          <table:table-cell table:formula="of:=MAX([.B272];[.D272];[.G272])-MAX([.A272];[.C272];[.E272])" office:value-type="float" office:value="1.05905914306641" calcext:value-type="float">
            <text:p>1.0590591431</text:p>
          </table:table-cell>
          <table:table-cell table:formula="of:=IF(ISBLANK([.E272]);&quot;&quot;;[.I272])" office:value-type="float" office:value="1.05905914306641" calcext:value-type="float">
            <text:p>1.0590591431</text:p>
          </table:table-cell>
          <table:table-cell table:formula="of:=IF(OR(ISBLANK([.E272]);[.I272]&lt;=0);&quot;&quot;;[.I272])" office:value-type="float" office:value="1.05905914306641" calcext:value-type="float">
            <text:p>1.05905914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2755" calcext:value-type="float">
            <text:p>1427749935.12755</text:p>
          </table:table-cell>
          <table:table-cell office:value-type="float" office:value="1427749936.02226" calcext:value-type="float">
            <text:p>1427749936.02226</text:p>
          </table:table-cell>
          <table:table-cell office:value-type="float" office:value="1427749936.10379" calcext:value-type="float">
            <text:p>1427749936.10379</text:p>
          </table:table-cell>
          <table:table-cell/>
          <table:table-cell table:formula="of:=MAX([.B273];[.D273];[.G273])-MAX([.A273];[.C273];[.E273])" office:value-type="float" office:value="0.976241111755371" calcext:value-type="float">
            <text:p>0.9762411118</text:p>
          </table:table-cell>
          <table:table-cell table:formula="of:=IF(ISBLANK([.E273]);&quot;&quot;;[.I273])" office:value-type="float" office:value="0.976241111755371" calcext:value-type="float">
            <text:p>0.9762411118</text:p>
          </table:table-cell>
          <table:table-cell table:formula="of:=IF(OR(ISBLANK([.E273]);[.I273]&lt;=0);&quot;&quot;;[.I273])" office:value-type="float" office:value="0.976241111755371" calcext:value-type="float">
            <text:p>0.97624111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2841" calcext:value-type="float">
            <text:p>1427749935.12841</text:p>
          </table:table-cell>
          <table:table-cell office:value-type="float" office:value="1427749936.43536" calcext:value-type="float">
            <text:p>1427749936.43536</text:p>
          </table:table-cell>
          <table:table-cell office:value-type="float" office:value="1427749936.4697" calcext:value-type="float">
            <text:p>1427749936.4697</text:p>
          </table:table-cell>
          <table:table-cell/>
          <table:table-cell table:formula="of:=MAX([.B274];[.D274];[.G274])-MAX([.A274];[.C274];[.E274])" office:value-type="float" office:value="1.34129214286804" calcext:value-type="float">
            <text:p>1.3412921429</text:p>
          </table:table-cell>
          <table:table-cell table:formula="of:=IF(ISBLANK([.E274]);&quot;&quot;;[.I274])" office:value-type="float" office:value="1.34129214286804" calcext:value-type="float">
            <text:p>1.3412921429</text:p>
          </table:table-cell>
          <table:table-cell table:formula="of:=IF(OR(ISBLANK([.E274]);[.I274]&lt;=0);&quot;&quot;;[.I274])" office:value-type="float" office:value="1.34129214286804" calcext:value-type="float">
            <text:p>1.34129214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2932" calcext:value-type="float">
            <text:p>1427749935.12932</text:p>
          </table:table-cell>
          <table:table-cell office:value-type="float" office:value="1427749936.10376" calcext:value-type="float">
            <text:p>1427749936.10376</text:p>
          </table:table-cell>
          <table:table-cell office:value-type="float" office:value="1427749936.18453" calcext:value-type="float">
            <text:p>1427749936.18453</text:p>
          </table:table-cell>
          <table:table-cell/>
          <table:table-cell table:formula="of:=MAX([.B275];[.D275];[.G275])-MAX([.A275];[.C275];[.E275])" office:value-type="float" office:value="1.05520486831665" calcext:value-type="float">
            <text:p>1.0552048683</text:p>
          </table:table-cell>
          <table:table-cell table:formula="of:=IF(ISBLANK([.E275]);&quot;&quot;;[.I275])" office:value-type="float" office:value="1.05520486831665" calcext:value-type="float">
            <text:p>1.0552048683</text:p>
          </table:table-cell>
          <table:table-cell table:formula="of:=IF(OR(ISBLANK([.E275]);[.I275]&lt;=0);&quot;&quot;;[.I275])" office:value-type="float" office:value="1.05520486831665" calcext:value-type="float">
            <text:p>1.05520486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3022" calcext:value-type="float">
            <text:p>1427749935.13022</text:p>
          </table:table-cell>
          <table:table-cell office:value-type="float" office:value="1427749935.94123" calcext:value-type="float">
            <text:p>1427749935.94123</text:p>
          </table:table-cell>
          <table:table-cell office:value-type="float" office:value="1427749936.0222" calcext:value-type="float">
            <text:p>1427749936.0222</text:p>
          </table:table-cell>
          <table:table-cell/>
          <table:table-cell table:formula="of:=MAX([.B276];[.D276];[.G276])-MAX([.A276];[.C276];[.E276])" office:value-type="float" office:value="0.891977071762085" calcext:value-type="float">
            <text:p>0.8919770718</text:p>
          </table:table-cell>
          <table:table-cell table:formula="of:=IF(ISBLANK([.E276]);&quot;&quot;;[.I276])" office:value-type="float" office:value="0.891977071762085" calcext:value-type="float">
            <text:p>0.8919770718</text:p>
          </table:table-cell>
          <table:table-cell table:formula="of:=IF(OR(ISBLANK([.E276]);[.I276]&lt;=0);&quot;&quot;;[.I276])" office:value-type="float" office:value="0.891977071762085" calcext:value-type="float">
            <text:p>0.89197707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5.13138" calcext:value-type="float">
            <text:p>1427749935.13138</text:p>
          </table:table-cell>
          <table:table-cell office:value-type="float" office:value="1427749936.34559" calcext:value-type="float">
            <text:p>1427749936.34559</text:p>
          </table:table-cell>
          <table:table-cell office:value-type="float" office:value="1427749936.38356" calcext:value-type="float">
            <text:p>1427749936.38356</text:p>
          </table:table-cell>
          <table:table-cell/>
          <table:table-cell table:formula="of:=MAX([.B277];[.D277];[.G277])-MAX([.A277];[.C277];[.E277])" office:value-type="float" office:value="1.25217795372009" calcext:value-type="float">
            <text:p>1.2521779537</text:p>
          </table:table-cell>
          <table:table-cell table:formula="of:=IF(ISBLANK([.E277]);&quot;&quot;;[.I277])" office:value-type="float" office:value="1.25217795372009" calcext:value-type="float">
            <text:p>1.2521779537</text:p>
          </table:table-cell>
          <table:table-cell table:formula="of:=IF(OR(ISBLANK([.E277]);[.I277]&lt;=0);&quot;&quot;;[.I277])" office:value-type="float" office:value="1.25217795372009" calcext:value-type="float">
            <text:p>1.25217795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36.46972" calcext:value-type="float">
            <text:p>1427749936.46972</text:p>
          </table:table-cell>
          <table:table-cell office:value-type="float" office:value="1427749937.83253" calcext:value-type="float">
            <text:p>1427749937.83253</text:p>
          </table:table-cell>
          <table:table-cell table:number-columns-repeated="4"/>
          <table:table-cell table:formula="of:=MAX([.B278];[.D278];[.G278])-MAX([.A278];[.C278];[.E278])" office:value-type="float" office:value="1.36281085014343" calcext:value-type="float">
            <text:p>1.3628108501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279];[.D279];[.G279])-MAX([.A279];[.C279];[.E279])" office:value-type="float" office:value="0" calcext:value-type="float">
            <text:p>0</text:p>
          </table:table-cell>
          <table:table-cell table:formula="of:=IF(ISBLANK([.E279]);&quot;&quot;;[.I279])" office:value-type="float" office:value="0" calcext:value-type="float">
            <text:p>0</text:p>
          </table:table-cell>
          <table:table-cell table:formula="of:=IF(OR(ISBLANK([.E279]);[.I279]&lt;=0);&quot;&quot;;[.I2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108" calcext:value-type="float">
            <text:p>1427749936.47108</text:p>
          </table:table-cell>
          <table:table-cell office:value-type="float" office:value="1427749937.71995" calcext:value-type="float">
            <text:p>1427749937.71995</text:p>
          </table:table-cell>
          <table:table-cell office:value-type="float" office:value="1427749937.7539" calcext:value-type="float">
            <text:p>1427749937.7539</text:p>
          </table:table-cell>
          <table:table-cell/>
          <table:table-cell table:formula="of:=MAX([.B280];[.D280];[.G280])-MAX([.A280];[.C280];[.E280])" office:value-type="float" office:value="1.28282403945923" calcext:value-type="float">
            <text:p>1.2828240395</text:p>
          </table:table-cell>
          <table:table-cell table:formula="of:=IF(ISBLANK([.E280]);&quot;&quot;;[.I280])" office:value-type="float" office:value="1.28282403945923" calcext:value-type="float">
            <text:p>1.2828240395</text:p>
          </table:table-cell>
          <table:table-cell table:formula="of:=IF(OR(ISBLANK([.E280]);[.I280]&lt;=0);&quot;&quot;;[.I280])" office:value-type="float" office:value="1.28282403945923" calcext:value-type="float">
            <text:p>1.28282403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204" calcext:value-type="float">
            <text:p>1427749936.47204</text:p>
          </table:table-cell>
          <table:table-cell office:value-type="float" office:value="1427749937.54642" calcext:value-type="float">
            <text:p>1427749937.54642</text:p>
          </table:table-cell>
          <table:table-cell office:value-type="float" office:value="1427749937.62877" calcext:value-type="float">
            <text:p>1427749937.62877</text:p>
          </table:table-cell>
          <table:table-cell/>
          <table:table-cell table:formula="of:=MAX([.B281];[.D281];[.G281])-MAX([.A281];[.C281];[.E281])" office:value-type="float" office:value="1.15673303604126" calcext:value-type="float">
            <text:p>1.156733036</text:p>
          </table:table-cell>
          <table:table-cell table:formula="of:=IF(ISBLANK([.E281]);&quot;&quot;;[.I281])" office:value-type="float" office:value="1.15673303604126" calcext:value-type="float">
            <text:p>1.156733036</text:p>
          </table:table-cell>
          <table:table-cell table:formula="of:=IF(OR(ISBLANK([.E281]);[.I281]&lt;=0);&quot;&quot;;[.I281])" office:value-type="float" office:value="1.15673303604126" calcext:value-type="float">
            <text:p>1.1567330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333" calcext:value-type="float">
            <text:p>1427749936.47333</text:p>
          </table:table-cell>
          <table:table-cell office:value-type="float" office:value="1427749937.54648" calcext:value-type="float">
            <text:p>1427749937.54648</text:p>
          </table:table-cell>
          <table:table-cell office:value-type="float" office:value="1427749937.6288" calcext:value-type="float">
            <text:p>1427749937.6288</text:p>
          </table:table-cell>
          <table:table-cell/>
          <table:table-cell table:formula="of:=MAX([.B282];[.D282];[.G282])-MAX([.A282];[.C282];[.E282])" office:value-type="float" office:value="1.15547299385071" calcext:value-type="float">
            <text:p>1.1554729939</text:p>
          </table:table-cell>
          <table:table-cell table:formula="of:=IF(ISBLANK([.E282]);&quot;&quot;;[.I282])" office:value-type="float" office:value="1.15547299385071" calcext:value-type="float">
            <text:p>1.1554729939</text:p>
          </table:table-cell>
          <table:table-cell table:formula="of:=IF(OR(ISBLANK([.E282]);[.I282]&lt;=0);&quot;&quot;;[.I282])" office:value-type="float" office:value="1.15547299385071" calcext:value-type="float">
            <text:p>1.15547299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465" calcext:value-type="float">
            <text:p>1427749936.47465</text:p>
          </table:table-cell>
          <table:table-cell office:value-type="float" office:value="1427749937.80178" calcext:value-type="float">
            <text:p>1427749937.80178</text:p>
          </table:table-cell>
          <table:table-cell office:value-type="float" office:value="1427749937.83253" calcext:value-type="float">
            <text:p>1427749937.83253</text:p>
          </table:table-cell>
          <table:table-cell/>
          <table:table-cell table:formula="of:=MAX([.B283];[.D283];[.G283])-MAX([.A283];[.C283];[.E283])" office:value-type="float" office:value="1.35788011550903" calcext:value-type="float">
            <text:p>1.3578801155</text:p>
          </table:table-cell>
          <table:table-cell table:formula="of:=IF(ISBLANK([.E283]);&quot;&quot;;[.I283])" office:value-type="float" office:value="1.35788011550903" calcext:value-type="float">
            <text:p>1.3578801155</text:p>
          </table:table-cell>
          <table:table-cell table:formula="of:=IF(OR(ISBLANK([.E283]);[.I283]&lt;=0);&quot;&quot;;[.I283])" office:value-type="float" office:value="1.35788011550903" calcext:value-type="float">
            <text:p>1.35788011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596" calcext:value-type="float">
            <text:p>1427749936.47596</text:p>
          </table:table-cell>
          <table:table-cell office:value-type="float" office:value="1427749937.38161" calcext:value-type="float">
            <text:p>1427749937.38161</text:p>
          </table:table-cell>
          <table:table-cell office:value-type="float" office:value="1427749937.46348" calcext:value-type="float">
            <text:p>1427749937.46348</text:p>
          </table:table-cell>
          <table:table-cell/>
          <table:table-cell table:formula="of:=MAX([.B284];[.D284];[.G284])-MAX([.A284];[.C284];[.E284])" office:value-type="float" office:value="0.987524032592773" calcext:value-type="float">
            <text:p>0.9875240326</text:p>
          </table:table-cell>
          <table:table-cell table:formula="of:=IF(ISBLANK([.E284]);&quot;&quot;;[.I284])" office:value-type="float" office:value="0.987524032592773" calcext:value-type="float">
            <text:p>0.9875240326</text:p>
          </table:table-cell>
          <table:table-cell table:formula="of:=IF(OR(ISBLANK([.E284]);[.I284]&lt;=0);&quot;&quot;;[.I284])" office:value-type="float" office:value="0.987524032592773" calcext:value-type="float">
            <text:p>0.98752403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726" calcext:value-type="float">
            <text:p>1427749936.47726</text:p>
          </table:table-cell>
          <table:table-cell office:value-type="float" office:value="1427749937.70953" calcext:value-type="float">
            <text:p>1427749937.70953</text:p>
          </table:table-cell>
          <table:table-cell office:value-type="float" office:value="1427749937.73855" calcext:value-type="float">
            <text:p>1427749937.73855</text:p>
          </table:table-cell>
          <table:table-cell/>
          <table:table-cell table:formula="of:=MAX([.B285];[.D285];[.G285])-MAX([.A285];[.C285];[.E285])" office:value-type="float" office:value="1.26128792762756" calcext:value-type="float">
            <text:p>1.2612879276</text:p>
          </table:table-cell>
          <table:table-cell table:formula="of:=IF(ISBLANK([.E285]);&quot;&quot;;[.I285])" office:value-type="float" office:value="1.26128792762756" calcext:value-type="float">
            <text:p>1.2612879276</text:p>
          </table:table-cell>
          <table:table-cell table:formula="of:=IF(OR(ISBLANK([.E285]);[.I285]&lt;=0);&quot;&quot;;[.I285])" office:value-type="float" office:value="1.26128792762756" calcext:value-type="float">
            <text:p>1.26128792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855" calcext:value-type="float">
            <text:p>1427749936.47855</text:p>
          </table:table-cell>
          <table:table-cell office:value-type="float" office:value="1427749937.21467" calcext:value-type="float">
            <text:p>1427749937.21467</text:p>
          </table:table-cell>
          <table:table-cell office:value-type="float" office:value="1427749937.29781" calcext:value-type="float">
            <text:p>1427749937.29781</text:p>
          </table:table-cell>
          <table:table-cell/>
          <table:table-cell table:formula="of:=MAX([.B286];[.D286];[.G286])-MAX([.A286];[.C286];[.E286])" office:value-type="float" office:value="0.819257020950317" calcext:value-type="float">
            <text:p>0.819257021</text:p>
          </table:table-cell>
          <table:table-cell table:formula="of:=IF(ISBLANK([.E286]);&quot;&quot;;[.I286])" office:value-type="float" office:value="0.819257020950317" calcext:value-type="float">
            <text:p>0.819257021</text:p>
          </table:table-cell>
          <table:table-cell table:formula="of:=IF(OR(ISBLANK([.E286]);[.I286]&lt;=0);&quot;&quot;;[.I286])" office:value-type="float" office:value="0.819257020950317" calcext:value-type="float">
            <text:p>0.8192570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7987" calcext:value-type="float">
            <text:p>1427749936.47987</text:p>
          </table:table-cell>
          <table:table-cell office:value-type="float" office:value="1427749937.21461" calcext:value-type="float">
            <text:p>1427749937.21461</text:p>
          </table:table-cell>
          <table:table-cell office:value-type="float" office:value="1427749937.29778" calcext:value-type="float">
            <text:p>1427749937.29778</text:p>
          </table:table-cell>
          <table:table-cell/>
          <table:table-cell table:formula="of:=MAX([.B287];[.D287];[.G287])-MAX([.A287];[.C287];[.E287])" office:value-type="float" office:value="0.817911148071289" calcext:value-type="float">
            <text:p>0.8179111481</text:p>
          </table:table-cell>
          <table:table-cell table:formula="of:=IF(ISBLANK([.E287]);&quot;&quot;;[.I287])" office:value-type="float" office:value="0.817911148071289" calcext:value-type="float">
            <text:p>0.8179111481</text:p>
          </table:table-cell>
          <table:table-cell table:formula="of:=IF(OR(ISBLANK([.E287]);[.I287]&lt;=0);&quot;&quot;;[.I287])" office:value-type="float" office:value="0.817911148071289" calcext:value-type="float">
            <text:p>0.81791114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6.48119" calcext:value-type="float">
            <text:p>1427749936.48119</text:p>
          </table:table-cell>
          <table:table-cell office:value-type="float" office:value="1427749937.46345" calcext:value-type="float">
            <text:p>1427749937.46345</text:p>
          </table:table-cell>
          <table:table-cell office:value-type="float" office:value="1427749937.54651" calcext:value-type="float">
            <text:p>1427749937.54651</text:p>
          </table:table-cell>
          <table:table-cell/>
          <table:table-cell table:formula="of:=MAX([.B288];[.D288];[.G288])-MAX([.A288];[.C288];[.E288])" office:value-type="float" office:value="1.06532692909241" calcext:value-type="float">
            <text:p>1.0653269291</text:p>
          </table:table-cell>
          <table:table-cell table:formula="of:=IF(ISBLANK([.E288]);&quot;&quot;;[.I288])" office:value-type="float" office:value="1.06532692909241" calcext:value-type="float">
            <text:p>1.0653269291</text:p>
          </table:table-cell>
          <table:table-cell table:formula="of:=IF(OR(ISBLANK([.E288]);[.I288]&lt;=0);&quot;&quot;;[.I288])" office:value-type="float" office:value="1.06532692909241" calcext:value-type="float">
            <text:p>1.0653269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37.83254" calcext:value-type="float">
            <text:p>1427749937.83254</text:p>
          </table:table-cell>
          <table:table-cell office:value-type="float" office:value="1427749939.17257" calcext:value-type="float">
            <text:p>1427749939.17257</text:p>
          </table:table-cell>
          <table:table-cell table:number-columns-repeated="4"/>
          <table:table-cell table:formula="of:=MAX([.B289];[.D289];[.G289])-MAX([.A289];[.C289];[.E289])" office:value-type="float" office:value="1.3400251865387" calcext:value-type="float">
            <text:p>1.3400251865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3255" calcext:value-type="float">
            <text:p>1427749937.83255</text:p>
          </table:table-cell>
          <table:table-cell office:value-type="float" office:value="1427749939.13736" calcext:value-type="float">
            <text:p>1427749939.13736</text:p>
          </table:table-cell>
          <table:table-cell office:value-type="float" office:value="1427749939.17256" calcext:value-type="float">
            <text:p>1427749939.17256</text:p>
          </table:table-cell>
          <table:table-cell/>
          <table:table-cell table:formula="of:=MAX([.B290];[.D290];[.G290])-MAX([.A290];[.C290];[.E290])" office:value-type="float" office:value="1.34001708030701" calcext:value-type="float">
            <text:p>1.3400170803</text:p>
          </table:table-cell>
          <table:table-cell table:formula="of:=IF(ISBLANK([.E290]);&quot;&quot;;[.I290])" office:value-type="float" office:value="1.34001708030701" calcext:value-type="float">
            <text:p>1.3400170803</text:p>
          </table:table-cell>
          <table:table-cell table:formula="of:=IF(OR(ISBLANK([.E290]);[.I290]&lt;=0);&quot;&quot;;[.I290])" office:value-type="float" office:value="1.34001708030701" calcext:value-type="float">
            <text:p>1.34001708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3389" calcext:value-type="float">
            <text:p>1427749937.83389</text:p>
          </table:table-cell>
          <table:table-cell office:value-type="float" office:value="1427749938.96762" calcext:value-type="float">
            <text:p>1427749938.96762</text:p>
          </table:table-cell>
          <table:table-cell office:value-type="float" office:value="1427749939.04806" calcext:value-type="float">
            <text:p>1427749939.04806</text:p>
          </table:table-cell>
          <table:table-cell/>
          <table:table-cell table:formula="of:=MAX([.B291];[.D291];[.G291])-MAX([.A291];[.C291];[.E291])" office:value-type="float" office:value="1.21416783332825" calcext:value-type="float">
            <text:p>1.2141678333</text:p>
          </table:table-cell>
          <table:table-cell table:formula="of:=IF(ISBLANK([.E291]);&quot;&quot;;[.I291])" office:value-type="float" office:value="1.21416783332825" calcext:value-type="float">
            <text:p>1.2141678333</text:p>
          </table:table-cell>
          <table:table-cell table:formula="of:=IF(OR(ISBLANK([.E291]);[.I291]&lt;=0);&quot;&quot;;[.I291])" office:value-type="float" office:value="1.21416783332825" calcext:value-type="float">
            <text:p>1.21416783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3519" calcext:value-type="float">
            <text:p>1427749937.83519</text:p>
          </table:table-cell>
          <table:table-cell office:value-type="float" office:value="1427749938.72236" calcext:value-type="float">
            <text:p>1427749938.72236</text:p>
          </table:table-cell>
          <table:table-cell office:value-type="float" office:value="1427749938.80316" calcext:value-type="float">
            <text:p>1427749938.80316</text:p>
          </table:table-cell>
          <table:table-cell/>
          <table:table-cell table:formula="of:=MAX([.B292];[.D292];[.G292])-MAX([.A292];[.C292];[.E292])" office:value-type="float" office:value="0.967972040176392" calcext:value-type="float">
            <text:p>0.9679720402</text:p>
          </table:table-cell>
          <table:table-cell table:formula="of:=IF(ISBLANK([.E292]);&quot;&quot;;[.I292])" office:value-type="float" office:value="0.967972040176392" calcext:value-type="float">
            <text:p>0.9679720402</text:p>
          </table:table-cell>
          <table:table-cell table:formula="of:=IF(OR(ISBLANK([.E292]);[.I292]&lt;=0);&quot;&quot;;[.I292])" office:value-type="float" office:value="0.967972040176392" calcext:value-type="float">
            <text:p>0.96797204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3655" calcext:value-type="float">
            <text:p>1427749937.83655</text:p>
          </table:table-cell>
          <table:table-cell office:value-type="float" office:value="1427749938.88429" calcext:value-type="float">
            <text:p>1427749938.88429</text:p>
          </table:table-cell>
          <table:table-cell office:value-type="float" office:value="1427749938.96771" calcext:value-type="float">
            <text:p>1427749938.96771</text:p>
          </table:table-cell>
          <table:table-cell/>
          <table:table-cell table:formula="of:=MAX([.B293];[.D293];[.G293])-MAX([.A293];[.C293];[.E293])" office:value-type="float" office:value="1.13115692138672" calcext:value-type="float">
            <text:p>1.1311569214</text:p>
          </table:table-cell>
          <table:table-cell table:formula="of:=IF(ISBLANK([.E293]);&quot;&quot;;[.I293])" office:value-type="float" office:value="1.13115692138672" calcext:value-type="float">
            <text:p>1.1311569214</text:p>
          </table:table-cell>
          <table:table-cell table:formula="of:=IF(OR(ISBLANK([.E293]);[.I293]&lt;=0);&quot;&quot;;[.I293])" office:value-type="float" office:value="1.13115692138672" calcext:value-type="float">
            <text:p>1.13115692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3786" calcext:value-type="float">
            <text:p>1427749937.83786</text:p>
          </table:table-cell>
          <table:table-cell office:value-type="float" office:value="1427749938.96768" calcext:value-type="float">
            <text:p>1427749938.96768</text:p>
          </table:table-cell>
          <table:table-cell office:value-type="float" office:value="1427749939.0481" calcext:value-type="float">
            <text:p>1427749939.0481</text:p>
          </table:table-cell>
          <table:table-cell/>
          <table:table-cell table:formula="of:=MAX([.B294];[.D294];[.G294])-MAX([.A294];[.C294];[.E294])" office:value-type="float" office:value="1.21024084091187" calcext:value-type="float">
            <text:p>1.2102408409</text:p>
          </table:table-cell>
          <table:table-cell table:formula="of:=IF(ISBLANK([.E294]);&quot;&quot;;[.I294])" office:value-type="float" office:value="1.21024084091187" calcext:value-type="float">
            <text:p>1.2102408409</text:p>
          </table:table-cell>
          <table:table-cell table:formula="of:=IF(OR(ISBLANK([.E294]);[.I294]&lt;=0);&quot;&quot;;[.I294])" office:value-type="float" office:value="1.21024084091187" calcext:value-type="float">
            <text:p>1.21024084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392" calcext:value-type="float">
            <text:p>1427749937.8392</text:p>
          </table:table-cell>
          <table:table-cell office:value-type="float" office:value="1427749939.0482" calcext:value-type="float">
            <text:p>1427749939.0482</text:p>
          </table:table-cell>
          <table:table-cell office:value-type="float" office:value="1427749939.08902" calcext:value-type="float">
            <text:p>1427749939.08902</text:p>
          </table:table-cell>
          <table:table-cell/>
          <table:table-cell table:formula="of:=MAX([.B295];[.D295];[.G295])-MAX([.A295];[.C295];[.E295])" office:value-type="float" office:value="1.24982714653015" calcext:value-type="float">
            <text:p>1.2498271465</text:p>
          </table:table-cell>
          <table:table-cell table:formula="of:=IF(ISBLANK([.E295]);&quot;&quot;;[.I295])" office:value-type="float" office:value="1.24982714653015" calcext:value-type="float">
            <text:p>1.2498271465</text:p>
          </table:table-cell>
          <table:table-cell table:formula="of:=IF(OR(ISBLANK([.E295]);[.I295]&lt;=0);&quot;&quot;;[.I295])" office:value-type="float" office:value="1.24982714653015" calcext:value-type="float">
            <text:p>1.24982714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4053" calcext:value-type="float">
            <text:p>1427749937.84053</text:p>
          </table:table-cell>
          <table:table-cell office:value-type="float" office:value="1427749938.72245" calcext:value-type="float">
            <text:p>1427749938.72245</text:p>
          </table:table-cell>
          <table:table-cell office:value-type="float" office:value="1427749938.8032" calcext:value-type="float">
            <text:p>1427749938.8032</text:p>
          </table:table-cell>
          <table:table-cell/>
          <table:table-cell table:formula="of:=MAX([.B296];[.D296];[.G296])-MAX([.A296];[.C296];[.E296])" office:value-type="float" office:value="0.962663888931274" calcext:value-type="float">
            <text:p>0.9626638889</text:p>
          </table:table-cell>
          <table:table-cell table:formula="of:=IF(ISBLANK([.E296]);&quot;&quot;;[.I296])" office:value-type="float" office:value="0.962663888931274" calcext:value-type="float">
            <text:p>0.9626638889</text:p>
          </table:table-cell>
          <table:table-cell table:formula="of:=IF(OR(ISBLANK([.E296]);[.I296]&lt;=0);&quot;&quot;;[.I296])" office:value-type="float" office:value="0.962663888931274" calcext:value-type="float">
            <text:p>0.96266388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4185" calcext:value-type="float">
            <text:p>1427749937.84185</text:p>
          </table:table-cell>
          <table:table-cell office:value-type="float" office:value="1427749938.64026" calcext:value-type="float">
            <text:p>1427749938.64026</text:p>
          </table:table-cell>
          <table:table-cell office:value-type="float" office:value="1427749938.72249" calcext:value-type="float">
            <text:p>1427749938.72249</text:p>
          </table:table-cell>
          <table:table-cell/>
          <table:table-cell table:formula="of:=MAX([.B297];[.D297];[.G297])-MAX([.A297];[.C297];[.E297])" office:value-type="float" office:value="0.880633115768433" calcext:value-type="float">
            <text:p>0.8806331158</text:p>
          </table:table-cell>
          <table:table-cell table:formula="of:=IF(ISBLANK([.E297]);&quot;&quot;;[.I297])" office:value-type="float" office:value="0.880633115768433" calcext:value-type="float">
            <text:p>0.8806331158</text:p>
          </table:table-cell>
          <table:table-cell table:formula="of:=IF(OR(ISBLANK([.E297]);[.I297]&lt;=0);&quot;&quot;;[.I297])" office:value-type="float" office:value="0.880633115768433" calcext:value-type="float">
            <text:p>0.88063311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4319" calcext:value-type="float">
            <text:p>1427749937.84319</text:p>
          </table:table-cell>
          <table:table-cell office:value-type="float" office:value="1427749938.56045" calcext:value-type="float">
            <text:p>1427749938.56045</text:p>
          </table:table-cell>
          <table:table-cell office:value-type="float" office:value="1427749938.6403" calcext:value-type="float">
            <text:p>1427749938.6403</text:p>
          </table:table-cell>
          <table:table-cell/>
          <table:table-cell table:formula="of:=MAX([.B298];[.D298];[.G298])-MAX([.A298];[.C298];[.E298])" office:value-type="float" office:value="0.79711389541626" calcext:value-type="float">
            <text:p>0.7971138954</text:p>
          </table:table-cell>
          <table:table-cell table:formula="of:=IF(ISBLANK([.E298]);&quot;&quot;;[.I298])" office:value-type="float" office:value="0.79711389541626" calcext:value-type="float">
            <text:p>0.7971138954</text:p>
          </table:table-cell>
          <table:table-cell table:formula="of:=IF(OR(ISBLANK([.E298]);[.I298]&lt;=0);&quot;&quot;;[.I298])" office:value-type="float" office:value="0.79711389541626" calcext:value-type="float">
            <text:p>0.79711389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7.84452" calcext:value-type="float">
            <text:p>1427749937.84452</text:p>
          </table:table-cell>
          <table:table-cell office:value-type="float" office:value="1427749939.05553" calcext:value-type="float">
            <text:p>1427749939.05553</text:p>
          </table:table-cell>
          <table:table-cell office:value-type="float" office:value="1427749939.0915" calcext:value-type="float">
            <text:p>1427749939.0915</text:p>
          </table:table-cell>
          <table:table-cell/>
          <table:table-cell table:formula="of:=MAX([.B299];[.D299];[.G299])-MAX([.A299];[.C299];[.E299])" office:value-type="float" office:value="1.2469789981842" calcext:value-type="float">
            <text:p>1.2469789982</text:p>
          </table:table-cell>
          <table:table-cell table:formula="of:=IF(ISBLANK([.E299]);&quot;&quot;;[.I299])" office:value-type="float" office:value="1.2469789981842" calcext:value-type="float">
            <text:p>1.2469789982</text:p>
          </table:table-cell>
          <table:table-cell table:formula="of:=IF(OR(ISBLANK([.E299]);[.I299]&lt;=0);&quot;&quot;;[.I299])" office:value-type="float" office:value="1.2469789981842" calcext:value-type="float">
            <text:p>1.24697899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39.17258" calcext:value-type="float">
            <text:p>1427749939.17258</text:p>
          </table:table-cell>
          <table:table-cell office:value-type="float" office:value="1427749940.57494" calcext:value-type="float">
            <text:p>1427749940.57494</text:p>
          </table:table-cell>
          <table:table-cell table:number-columns-repeated="4"/>
          <table:table-cell table:formula="of:=MAX([.B300];[.D300];[.G300])-MAX([.A300];[.C300];[.E300])" office:value-type="float" office:value="1.40236306190491" calcext:value-type="float">
            <text:p>1.4023630619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258" calcext:value-type="float">
            <text:p>1427749939.17258</text:p>
          </table:table-cell>
          <table:table-cell office:value-type="float" office:value="1427749940.36558" calcext:value-type="float">
            <text:p>1427749940.36558</text:p>
          </table:table-cell>
          <table:table-cell office:value-type="float" office:value="1427749940.45402" calcext:value-type="float">
            <text:p>1427749940.45402</text:p>
          </table:table-cell>
          <table:table-cell/>
          <table:table-cell table:formula="of:=MAX([.B301];[.D301];[.G301])-MAX([.A301];[.C301];[.E301])" office:value-type="float" office:value="1.28143978118896" calcext:value-type="float">
            <text:p>1.2814397812</text:p>
          </table:table-cell>
          <table:table-cell table:formula="of:=IF(ISBLANK([.E301]);&quot;&quot;;[.I301])" office:value-type="float" office:value="1.28143978118896" calcext:value-type="float">
            <text:p>1.2814397812</text:p>
          </table:table-cell>
          <table:table-cell table:formula="of:=IF(OR(ISBLANK([.E301]);[.I301]&lt;=0);&quot;&quot;;[.I301])" office:value-type="float" office:value="1.28143978118896" calcext:value-type="float">
            <text:p>1.28143978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326" calcext:value-type="float">
            <text:p>1427749939.17326</text:p>
          </table:table-cell>
          <table:table-cell office:value-type="float" office:value="1427749940.54388" calcext:value-type="float">
            <text:p>1427749940.54388</text:p>
          </table:table-cell>
          <table:table-cell office:value-type="float" office:value="1427749940.57494" calcext:value-type="float">
            <text:p>1427749940.57494</text:p>
          </table:table-cell>
          <table:table-cell/>
          <table:table-cell table:formula="of:=MAX([.B302];[.D302];[.G302])-MAX([.A302];[.C302];[.E302])" office:value-type="float" office:value="1.40167999267578" calcext:value-type="float">
            <text:p>1.4016799927</text:p>
          </table:table-cell>
          <table:table-cell table:formula="of:=IF(ISBLANK([.E302]);&quot;&quot;;[.I302])" office:value-type="float" office:value="1.40167999267578" calcext:value-type="float">
            <text:p>1.4016799927</text:p>
          </table:table-cell>
          <table:table-cell table:formula="of:=IF(OR(ISBLANK([.E302]);[.I302]&lt;=0);&quot;&quot;;[.I302])" office:value-type="float" office:value="1.40167999267578" calcext:value-type="float">
            <text:p>1.40167999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373" calcext:value-type="float">
            <text:p>1427749939.17373</text:p>
          </table:table-cell>
          <table:table-cell office:value-type="float" office:value="1427749940.45415" calcext:value-type="float">
            <text:p>1427749940.45415</text:p>
          </table:table-cell>
          <table:table-cell office:value-type="float" office:value="1427749940.48743" calcext:value-type="float">
            <text:p>1427749940.48743</text:p>
          </table:table-cell>
          <table:table-cell/>
          <table:table-cell table:formula="of:=MAX([.B303];[.D303];[.G303])-MAX([.A303];[.C303];[.E303])" office:value-type="float" office:value="1.31369495391846" calcext:value-type="float">
            <text:p>1.3136949539</text:p>
          </table:table-cell>
          <table:table-cell table:formula="of:=IF(ISBLANK([.E303]);&quot;&quot;;[.I303])" office:value-type="float" office:value="1.31369495391846" calcext:value-type="float">
            <text:p>1.3136949539</text:p>
          </table:table-cell>
          <table:table-cell table:formula="of:=IF(OR(ISBLANK([.E303]);[.I303]&lt;=0);&quot;&quot;;[.I303])" office:value-type="float" office:value="1.31369495391846" calcext:value-type="float">
            <text:p>1.31369495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421" calcext:value-type="float">
            <text:p>1427749939.17421</text:p>
          </table:table-cell>
          <table:table-cell office:value-type="float" office:value="1427749940.1947" calcext:value-type="float">
            <text:p>1427749940.1947</text:p>
          </table:table-cell>
          <table:table-cell office:value-type="float" office:value="1427749940.27939" calcext:value-type="float">
            <text:p>1427749940.27939</text:p>
          </table:table-cell>
          <table:table-cell/>
          <table:table-cell table:formula="of:=MAX([.B304];[.D304];[.G304])-MAX([.A304];[.C304];[.E304])" office:value-type="float" office:value="1.1051778793335" calcext:value-type="float">
            <text:p>1.1051778793</text:p>
          </table:table-cell>
          <table:table-cell table:formula="of:=IF(ISBLANK([.E304]);&quot;&quot;;[.I304])" office:value-type="float" office:value="1.1051778793335" calcext:value-type="float">
            <text:p>1.1051778793</text:p>
          </table:table-cell>
          <table:table-cell table:formula="of:=IF(OR(ISBLANK([.E304]);[.I304]&lt;=0);&quot;&quot;;[.I304])" office:value-type="float" office:value="1.1051778793335" calcext:value-type="float">
            <text:p>1.10517787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469" calcext:value-type="float">
            <text:p>1427749939.17469</text:p>
          </table:table-cell>
          <table:table-cell office:value-type="float" office:value="1427749939.82721" calcext:value-type="float">
            <text:p>1427749939.82721</text:p>
          </table:table-cell>
          <table:table-cell office:value-type="float" office:value="1427749939.92186" calcext:value-type="float">
            <text:p>1427749939.92186</text:p>
          </table:table-cell>
          <table:table-cell/>
          <table:table-cell table:formula="of:=MAX([.B305];[.D305];[.G305])-MAX([.A305];[.C305];[.E305])" office:value-type="float" office:value="0.74717903137207" calcext:value-type="float">
            <text:p>0.7471790314</text:p>
          </table:table-cell>
          <table:table-cell table:formula="of:=IF(ISBLANK([.E305]);&quot;&quot;;[.I305])" office:value-type="float" office:value="0.74717903137207" calcext:value-type="float">
            <text:p>0.7471790314</text:p>
          </table:table-cell>
          <table:table-cell table:formula="of:=IF(OR(ISBLANK([.E305]);[.I305]&lt;=0);&quot;&quot;;[.I305])" office:value-type="float" office:value="0.74717903137207" calcext:value-type="float">
            <text:p>0.74717903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518" calcext:value-type="float">
            <text:p>1427749939.17518</text:p>
          </table:table-cell>
          <table:table-cell office:value-type="float" office:value="1427749940.00652" calcext:value-type="float">
            <text:p>1427749940.00652</text:p>
          </table:table-cell>
          <table:table-cell office:value-type="float" office:value="1427749940.10176" calcext:value-type="float">
            <text:p>1427749940.10176</text:p>
          </table:table-cell>
          <table:table-cell/>
          <table:table-cell table:formula="of:=MAX([.B306];[.D306];[.G306])-MAX([.A306];[.C306];[.E306])" office:value-type="float" office:value="0.926580905914307" calcext:value-type="float">
            <text:p>0.9265809059</text:p>
          </table:table-cell>
          <table:table-cell table:formula="of:=IF(ISBLANK([.E306]);&quot;&quot;;[.I306])" office:value-type="float" office:value="0.926580905914307" calcext:value-type="float">
            <text:p>0.9265809059</text:p>
          </table:table-cell>
          <table:table-cell table:formula="of:=IF(OR(ISBLANK([.E306]);[.I306]&lt;=0);&quot;&quot;;[.I306])" office:value-type="float" office:value="0.926580905914307" calcext:value-type="float">
            <text:p>0.92658090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577" calcext:value-type="float">
            <text:p>1427749939.17577</text:p>
          </table:table-cell>
          <table:table-cell office:value-type="float" office:value="1427749940.45425" calcext:value-type="float">
            <text:p>1427749940.45425</text:p>
          </table:table-cell>
          <table:table-cell office:value-type="float" office:value="1427749940.49543" calcext:value-type="float">
            <text:p>1427749940.49543</text:p>
          </table:table-cell>
          <table:table-cell/>
          <table:table-cell table:formula="of:=MAX([.B307];[.D307];[.G307])-MAX([.A307];[.C307];[.E307])" office:value-type="float" office:value="1.31966304779053" calcext:value-type="float">
            <text:p>1.3196630478</text:p>
          </table:table-cell>
          <table:table-cell table:formula="of:=IF(ISBLANK([.E307]);&quot;&quot;;[.I307])" office:value-type="float" office:value="1.31966304779053" calcext:value-type="float">
            <text:p>1.3196630478</text:p>
          </table:table-cell>
          <table:table-cell table:formula="of:=IF(OR(ISBLANK([.E307]);[.I307]&lt;=0);&quot;&quot;;[.I307])" office:value-type="float" office:value="1.31966304779053" calcext:value-type="float">
            <text:p>1.31966304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625" calcext:value-type="float">
            <text:p>1427749939.17625</text:p>
          </table:table-cell>
          <table:table-cell office:value-type="float" office:value="1427749940.27935" calcext:value-type="float">
            <text:p>1427749940.27935</text:p>
          </table:table-cell>
          <table:table-cell office:value-type="float" office:value="1427749940.36564" calcext:value-type="float">
            <text:p>1427749940.36564</text:p>
          </table:table-cell>
          <table:table-cell/>
          <table:table-cell table:formula="of:=MAX([.B308];[.D308];[.G308])-MAX([.A308];[.C308];[.E308])" office:value-type="float" office:value="1.18939423561096" calcext:value-type="float">
            <text:p>1.1893942356</text:p>
          </table:table-cell>
          <table:table-cell table:formula="of:=IF(ISBLANK([.E308]);&quot;&quot;;[.I308])" office:value-type="float" office:value="1.18939423561096" calcext:value-type="float">
            <text:p>1.1893942356</text:p>
          </table:table-cell>
          <table:table-cell table:formula="of:=IF(OR(ISBLANK([.E308]);[.I308]&lt;=0);&quot;&quot;;[.I308])" office:value-type="float" office:value="1.18939423561096" calcext:value-type="float">
            <text:p>1.18939423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673" calcext:value-type="float">
            <text:p>1427749939.17673</text:p>
          </table:table-cell>
          <table:table-cell office:value-type="float" office:value="1427749940.10172" calcext:value-type="float">
            <text:p>1427749940.10172</text:p>
          </table:table-cell>
          <table:table-cell office:value-type="float" office:value="1427749940.19474" calcext:value-type="float">
            <text:p>1427749940.19474</text:p>
          </table:table-cell>
          <table:table-cell/>
          <table:table-cell table:formula="of:=MAX([.B309];[.D309];[.G309])-MAX([.A309];[.C309];[.E309])" office:value-type="float" office:value="1.01801514625549" calcext:value-type="float">
            <text:p>1.0180151463</text:p>
          </table:table-cell>
          <table:table-cell table:formula="of:=IF(ISBLANK([.E309]);&quot;&quot;;[.I309])" office:value-type="float" office:value="1.01801514625549" calcext:value-type="float">
            <text:p>1.0180151463</text:p>
          </table:table-cell>
          <table:table-cell table:formula="of:=IF(OR(ISBLANK([.E309]);[.I309]&lt;=0);&quot;&quot;;[.I309])" office:value-type="float" office:value="1.01801514625549" calcext:value-type="float">
            <text:p>1.01801514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39.17721" calcext:value-type="float">
            <text:p>1427749939.17721</text:p>
          </table:table-cell>
          <table:table-cell office:value-type="float" office:value="1427749939.92182" calcext:value-type="float">
            <text:p>1427749939.92182</text:p>
          </table:table-cell>
          <table:table-cell office:value-type="float" office:value="1427749940.00672" calcext:value-type="float">
            <text:p>1427749940.00672</text:p>
          </table:table-cell>
          <table:table-cell/>
          <table:table-cell table:formula="of:=MAX([.B310];[.D310];[.G310])-MAX([.A310];[.C310];[.E310])" office:value-type="float" office:value="0.829506158828735" calcext:value-type="float">
            <text:p>0.8295061588</text:p>
          </table:table-cell>
          <table:table-cell table:formula="of:=IF(ISBLANK([.E310]);&quot;&quot;;[.I310])" office:value-type="float" office:value="0.829506158828735" calcext:value-type="float">
            <text:p>0.8295061588</text:p>
          </table:table-cell>
          <table:table-cell table:formula="of:=IF(OR(ISBLANK([.E310]);[.I310]&lt;=0);&quot;&quot;;[.I310])" office:value-type="float" office:value="0.829506158828735" calcext:value-type="float">
            <text:p>0.82950615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40.57495" calcext:value-type="float">
            <text:p>1427749940.57495</text:p>
          </table:table-cell>
          <table:table-cell office:value-type="float" office:value="1427749941.93057" calcext:value-type="float">
            <text:p>1427749941.93057</text:p>
          </table:table-cell>
          <table:table-cell table:number-columns-repeated="4"/>
          <table:table-cell table:formula="of:=MAX([.B311];[.D311];[.G311])-MAX([.A311];[.C311];[.E311])" office:value-type="float" office:value="1.35562014579773" calcext:value-type="float">
            <text:p>1.3556201458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7495" calcext:value-type="float">
            <text:p>1427749940.57495</text:p>
          </table:table-cell>
          <table:table-cell office:value-type="float" office:value="1427749941.14415" calcext:value-type="float">
            <text:p>1427749941.14415</text:p>
          </table:table-cell>
          <table:table-cell office:value-type="float" office:value="1427749941.81171" calcext:value-type="float">
            <text:p>1427749941.81171</text:p>
          </table:table-cell>
          <table:table-cell/>
          <table:table-cell table:formula="of:=MAX([.B312];[.D312];[.G312])-MAX([.A312];[.C312];[.E312])" office:value-type="float" office:value="1.23675584793091" calcext:value-type="float">
            <text:p>1.2367558479</text:p>
          </table:table-cell>
          <table:table-cell table:formula="of:=IF(ISBLANK([.E312]);&quot;&quot;;[.I312])" office:value-type="float" office:value="1.23675584793091" calcext:value-type="float">
            <text:p>1.2367558479</text:p>
          </table:table-cell>
          <table:table-cell table:formula="of:=IF(OR(ISBLANK([.E312]);[.I312]&lt;=0);&quot;&quot;;[.I312])" office:value-type="float" office:value="1.23675584793091" calcext:value-type="float">
            <text:p>1.23675584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7584" calcext:value-type="float">
            <text:p>1427749940.57584</text:p>
          </table:table-cell>
          <table:table-cell office:value-type="float" office:value="1427749941.56249" calcext:value-type="float">
            <text:p>1427749941.56249</text:p>
          </table:table-cell>
          <table:table-cell office:value-type="float" office:value="1427749941.64449" calcext:value-type="float">
            <text:p>1427749941.64449</text:p>
          </table:table-cell>
          <table:table-cell/>
          <table:table-cell table:formula="of:=MAX([.B313];[.D313];[.G313])-MAX([.A313];[.C313];[.E313])" office:value-type="float" office:value="1.06864500045776" calcext:value-type="float">
            <text:p>1.0686450005</text:p>
          </table:table-cell>
          <table:table-cell table:formula="of:=IF(ISBLANK([.E313]);&quot;&quot;;[.I313])" office:value-type="float" office:value="1.06864500045776" calcext:value-type="float">
            <text:p>1.0686450005</text:p>
          </table:table-cell>
          <table:table-cell table:formula="of:=IF(OR(ISBLANK([.E313]);[.I313]&lt;=0);&quot;&quot;;[.I313])" office:value-type="float" office:value="1.06864500045776" calcext:value-type="float">
            <text:p>1.06864500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766" calcext:value-type="float">
            <text:p>1427749940.5766</text:p>
          </table:table-cell>
          <table:table-cell office:value-type="float" office:value="1427749941.39626" calcext:value-type="float">
            <text:p>1427749941.39626</text:p>
          </table:table-cell>
          <table:table-cell office:value-type="float" office:value="1427749941.47899" calcext:value-type="float">
            <text:p>1427749941.47899</text:p>
          </table:table-cell>
          <table:table-cell/>
          <table:table-cell table:formula="of:=MAX([.B314];[.D314];[.G314])-MAX([.A314];[.C314];[.E314])" office:value-type="float" office:value="0.90239691734314" calcext:value-type="float">
            <text:p>0.9023969173</text:p>
          </table:table-cell>
          <table:table-cell table:formula="of:=IF(ISBLANK([.E314]);&quot;&quot;;[.I314])" office:value-type="float" office:value="0.90239691734314" calcext:value-type="float">
            <text:p>0.9023969173</text:p>
          </table:table-cell>
          <table:table-cell table:formula="of:=IF(OR(ISBLANK([.E314]);[.I314]&lt;=0);&quot;&quot;;[.I314])" office:value-type="float" office:value="0.90239691734314" calcext:value-type="float">
            <text:p>0.90239691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7736" calcext:value-type="float">
            <text:p>1427749940.57736</text:p>
          </table:table-cell>
          <table:table-cell office:value-type="float" office:value="1427749941.81104" calcext:value-type="float">
            <text:p>1427749941.81104</text:p>
          </table:table-cell>
          <table:table-cell office:value-type="float" office:value="1427749941.85009" calcext:value-type="float">
            <text:p>1427749941.85009</text:p>
          </table:table-cell>
          <table:table-cell/>
          <table:table-cell table:formula="of:=MAX([.B315];[.D315];[.G315])-MAX([.A315];[.C315];[.E315])" office:value-type="float" office:value="1.27272796630859" calcext:value-type="float">
            <text:p>1.2727279663</text:p>
          </table:table-cell>
          <table:table-cell table:formula="of:=IF(ISBLANK([.E315]);&quot;&quot;;[.I315])" office:value-type="float" office:value="1.27272796630859" calcext:value-type="float">
            <text:p>1.2727279663</text:p>
          </table:table-cell>
          <table:table-cell table:formula="of:=IF(OR(ISBLANK([.E315]);[.I315]&lt;=0);&quot;&quot;;[.I315])" office:value-type="float" office:value="1.27272796630859" calcext:value-type="float">
            <text:p>1.27272796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7842" calcext:value-type="float">
            <text:p>1427749940.57842</text:p>
          </table:table-cell>
          <table:table-cell office:value-type="float" office:value="1427749941.56242" calcext:value-type="float">
            <text:p>1427749941.56242</text:p>
          </table:table-cell>
          <table:table-cell office:value-type="float" office:value="1427749941.64445" calcext:value-type="float">
            <text:p>1427749941.64445</text:p>
          </table:table-cell>
          <table:table-cell/>
          <table:table-cell table:formula="of:=MAX([.B316];[.D316];[.G316])-MAX([.A316];[.C316];[.E316])" office:value-type="float" office:value="1.06603598594666" calcext:value-type="float">
            <text:p>1.0660359859</text:p>
          </table:table-cell>
          <table:table-cell table:formula="of:=IF(ISBLANK([.E316]);&quot;&quot;;[.I316])" office:value-type="float" office:value="1.06603598594666" calcext:value-type="float">
            <text:p>1.0660359859</text:p>
          </table:table-cell>
          <table:table-cell table:formula="of:=IF(OR(ISBLANK([.E316]);[.I316]&lt;=0);&quot;&quot;;[.I316])" office:value-type="float" office:value="1.06603598594666" calcext:value-type="float">
            <text:p>1.06603598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7968" calcext:value-type="float">
            <text:p>1427749940.57968</text:p>
          </table:table-cell>
          <table:table-cell office:value-type="float" office:value="1427749941.89818" calcext:value-type="float">
            <text:p>1427749941.89818</text:p>
          </table:table-cell>
          <table:table-cell office:value-type="float" office:value="1427749941.93056" calcext:value-type="float">
            <text:p>1427749941.93056</text:p>
          </table:table-cell>
          <table:table-cell/>
          <table:table-cell table:formula="of:=MAX([.B317];[.D317];[.G317])-MAX([.A317];[.C317];[.E317])" office:value-type="float" office:value="1.35087990760803" calcext:value-type="float">
            <text:p>1.3508799076</text:p>
          </table:table-cell>
          <table:table-cell table:formula="of:=IF(ISBLANK([.E317]);&quot;&quot;;[.I317])" office:value-type="float" office:value="1.35087990760803" calcext:value-type="float">
            <text:p>1.3508799076</text:p>
          </table:table-cell>
          <table:table-cell table:formula="of:=IF(OR(ISBLANK([.E317]);[.I317]&lt;=0);&quot;&quot;;[.I317])" office:value-type="float" office:value="1.35087990760803" calcext:value-type="float">
            <text:p>1.35087990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8043" calcext:value-type="float">
            <text:p>1427749940.58043</text:p>
          </table:table-cell>
          <table:table-cell office:value-type="float" office:value="1427749941.72865" calcext:value-type="float">
            <text:p>1427749941.72865</text:p>
          </table:table-cell>
          <table:table-cell office:value-type="float" office:value="1427749941.81111" calcext:value-type="float">
            <text:p>1427749941.81111</text:p>
          </table:table-cell>
          <table:table-cell/>
          <table:table-cell table:formula="of:=MAX([.B318];[.D318];[.G318])-MAX([.A318];[.C318];[.E318])" office:value-type="float" office:value="1.23067808151245" calcext:value-type="float">
            <text:p>1.2306780815</text:p>
          </table:table-cell>
          <table:table-cell table:formula="of:=IF(ISBLANK([.E318]);&quot;&quot;;[.I318])" office:value-type="float" office:value="1.23067808151245" calcext:value-type="float">
            <text:p>1.2306780815</text:p>
          </table:table-cell>
          <table:table-cell table:formula="of:=IF(OR(ISBLANK([.E318]);[.I318]&lt;=0);&quot;&quot;;[.I318])" office:value-type="float" office:value="1.23067808151245" calcext:value-type="float">
            <text:p>1.23067808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8116" calcext:value-type="float">
            <text:p>1427749940.58116</text:p>
          </table:table-cell>
          <table:table-cell office:value-type="float" office:value="1427749941.39616" calcext:value-type="float">
            <text:p>1427749941.39616</text:p>
          </table:table-cell>
          <table:table-cell office:value-type="float" office:value="1427749941.47895" calcext:value-type="float">
            <text:p>1427749941.47895</text:p>
          </table:table-cell>
          <table:table-cell/>
          <table:table-cell table:formula="of:=MAX([.B319];[.D319];[.G319])-MAX([.A319];[.C319];[.E319])" office:value-type="float" office:value="0.89778208732605" calcext:value-type="float">
            <text:p>0.8977820873</text:p>
          </table:table-cell>
          <table:table-cell table:formula="of:=IF(ISBLANK([.E319]);&quot;&quot;;[.I319])" office:value-type="float" office:value="0.89778208732605" calcext:value-type="float">
            <text:p>0.8977820873</text:p>
          </table:table-cell>
          <table:table-cell table:formula="of:=IF(OR(ISBLANK([.E319]);[.I319]&lt;=0);&quot;&quot;;[.I319])" office:value-type="float" office:value="0.89778208732605" calcext:value-type="float">
            <text:p>0.89778208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819" calcext:value-type="float">
            <text:p>1427749940.5819</text:p>
          </table:table-cell>
          <table:table-cell office:value-type="float" office:value="1427749941.81569" calcext:value-type="float">
            <text:p>1427749941.81569</text:p>
          </table:table-cell>
          <table:table-cell office:value-type="float" office:value="1427749941.85173" calcext:value-type="float">
            <text:p>1427749941.85173</text:p>
          </table:table-cell>
          <table:table-cell/>
          <table:table-cell table:formula="of:=MAX([.B320];[.D320];[.G320])-MAX([.A320];[.C320];[.E320])" office:value-type="float" office:value="1.26982808113098" calcext:value-type="float">
            <text:p>1.2698280811</text:p>
          </table:table-cell>
          <table:table-cell table:formula="of:=IF(ISBLANK([.E320]);&quot;&quot;;[.I320])" office:value-type="float" office:value="1.26982808113098" calcext:value-type="float">
            <text:p>1.2698280811</text:p>
          </table:table-cell>
          <table:table-cell table:formula="of:=IF(OR(ISBLANK([.E320]);[.I320]&lt;=0);&quot;&quot;;[.I320])" office:value-type="float" office:value="1.26982808113098" calcext:value-type="float">
            <text:p>1.2698280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0.58264" calcext:value-type="float">
            <text:p>1427749940.58264</text:p>
          </table:table-cell>
          <table:table-cell office:value-type="float" office:value="1427749941.81183" calcext:value-type="float">
            <text:p>1427749941.81183</text:p>
          </table:table-cell>
          <table:table-cell office:value-type="float" office:value="1427749941.84195" calcext:value-type="float">
            <text:p>1427749941.84195</text:p>
          </table:table-cell>
          <table:table-cell/>
          <table:table-cell table:formula="of:=MAX([.B321];[.D321];[.G321])-MAX([.A321];[.C321];[.E321])" office:value-type="float" office:value="1.25931096076965" calcext:value-type="float">
            <text:p>1.2593109608</text:p>
          </table:table-cell>
          <table:table-cell table:formula="of:=IF(ISBLANK([.E321]);&quot;&quot;;[.I321])" office:value-type="float" office:value="1.25931096076965" calcext:value-type="float">
            <text:p>1.2593109608</text:p>
          </table:table-cell>
          <table:table-cell table:formula="of:=IF(OR(ISBLANK([.E321]);[.I321]&lt;=0);&quot;&quot;;[.I321])" office:value-type="float" office:value="1.25931096076965" calcext:value-type="float">
            <text:p>1.2593109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41.93058" calcext:value-type="float">
            <text:p>1427749941.93058</text:p>
          </table:table-cell>
          <table:table-cell office:value-type="float" office:value="1427749943.39632" calcext:value-type="float">
            <text:p>1427749943.39632</text:p>
          </table:table-cell>
          <table:table-cell table:number-columns-repeated="4"/>
          <table:table-cell table:formula="of:=MAX([.B322];[.D322];[.G322])-MAX([.A322];[.C322];[.E322])" office:value-type="float" office:value="1.46573996543884" calcext:value-type="float">
            <text:p>1.4657399654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059" calcext:value-type="float">
            <text:p>1427749941.93059</text:p>
          </table:table-cell>
          <table:table-cell office:value-type="float" office:value="1427749943.2577" calcext:value-type="float">
            <text:p>1427749943.2577</text:p>
          </table:table-cell>
          <table:table-cell office:value-type="float" office:value="1427749943.29046" calcext:value-type="float">
            <text:p>1427749943.29046</text:p>
          </table:table-cell>
          <table:table-cell/>
          <table:table-cell table:formula="of:=MAX([.B323];[.D323];[.G323])-MAX([.A323];[.C323];[.E323])" office:value-type="float" office:value="1.35986995697021" calcext:value-type="float">
            <text:p>1.359869957</text:p>
          </table:table-cell>
          <table:table-cell table:formula="of:=IF(ISBLANK([.E323]);&quot;&quot;;[.I323])" office:value-type="float" office:value="1.35986995697021" calcext:value-type="float">
            <text:p>1.359869957</text:p>
          </table:table-cell>
          <table:table-cell table:formula="of:=IF(OR(ISBLANK([.E323]);[.I323]&lt;=0);&quot;&quot;;[.I323])" office:value-type="float" office:value="1.35986995697021" calcext:value-type="float">
            <text:p>1.3598699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175" calcext:value-type="float">
            <text:p>1427749941.93175</text:p>
          </table:table-cell>
          <table:table-cell office:value-type="float" office:value="1427749943.25797" calcext:value-type="float">
            <text:p>1427749943.25797</text:p>
          </table:table-cell>
          <table:table-cell office:value-type="float" office:value="1427749943.29469" calcext:value-type="float">
            <text:p>1427749943.29469</text:p>
          </table:table-cell>
          <table:table-cell/>
          <table:table-cell table:formula="of:=MAX([.B324];[.D324];[.G324])-MAX([.A324];[.C324];[.E324])" office:value-type="float" office:value="1.36293888092041" calcext:value-type="float">
            <text:p>1.3629388809</text:p>
          </table:table-cell>
          <table:table-cell table:formula="of:=IF(ISBLANK([.E324]);&quot;&quot;;[.I324])" office:value-type="float" office:value="1.36293888092041" calcext:value-type="float">
            <text:p>1.3629388809</text:p>
          </table:table-cell>
          <table:table-cell table:formula="of:=IF(OR(ISBLANK([.E324]);[.I324]&lt;=0);&quot;&quot;;[.I324])" office:value-type="float" office:value="1.36293888092041" calcext:value-type="float">
            <text:p>1.36293888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307" calcext:value-type="float">
            <text:p>1427749941.93307</text:p>
          </table:table-cell>
          <table:table-cell office:value-type="float" office:value="1427749943.16906" calcext:value-type="float">
            <text:p>1427749943.16906</text:p>
          </table:table-cell>
          <table:table-cell office:value-type="float" office:value="1427749943.2578" calcext:value-type="float">
            <text:p>1427749943.2578</text:p>
          </table:table-cell>
          <table:table-cell/>
          <table:table-cell table:formula="of:=MAX([.B325];[.D325];[.G325])-MAX([.A325];[.C325];[.E325])" office:value-type="float" office:value="1.32472896575928" calcext:value-type="float">
            <text:p>1.3247289658</text:p>
          </table:table-cell>
          <table:table-cell table:formula="of:=IF(ISBLANK([.E325]);&quot;&quot;;[.I325])" office:value-type="float" office:value="1.32472896575928" calcext:value-type="float">
            <text:p>1.3247289658</text:p>
          </table:table-cell>
          <table:table-cell table:formula="of:=IF(OR(ISBLANK([.E325]);[.I325]&lt;=0);&quot;&quot;;[.I325])" office:value-type="float" office:value="1.32472896575928" calcext:value-type="float">
            <text:p>1.32472896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438" calcext:value-type="float">
            <text:p>1427749941.93438</text:p>
          </table:table-cell>
          <table:table-cell office:value-type="float" office:value="1427749943.25791" calcext:value-type="float">
            <text:p>1427749943.25791</text:p>
          </table:table-cell>
          <table:table-cell office:value-type="float" office:value="1427749943.29465" calcext:value-type="float">
            <text:p>1427749943.29465</text:p>
          </table:table-cell>
          <table:table-cell/>
          <table:table-cell table:formula="of:=MAX([.B326];[.D326];[.G326])-MAX([.A326];[.C326];[.E326])" office:value-type="float" office:value="1.36027002334595" calcext:value-type="float">
            <text:p>1.3602700233</text:p>
          </table:table-cell>
          <table:table-cell table:formula="of:=IF(ISBLANK([.E326]);&quot;&quot;;[.I326])" office:value-type="float" office:value="1.36027002334595" calcext:value-type="float">
            <text:p>1.3602700233</text:p>
          </table:table-cell>
          <table:table-cell table:formula="of:=IF(OR(ISBLANK([.E326]);[.I326]&lt;=0);&quot;&quot;;[.I326])" office:value-type="float" office:value="1.36027002334595" calcext:value-type="float">
            <text:p>1.36027002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57" calcext:value-type="float">
            <text:p>1427749941.9357</text:p>
          </table:table-cell>
          <table:table-cell office:value-type="float" office:value="1427749943.36057" calcext:value-type="float">
            <text:p>1427749943.36057</text:p>
          </table:table-cell>
          <table:table-cell office:value-type="float" office:value="1427749943.39632" calcext:value-type="float">
            <text:p>1427749943.39632</text:p>
          </table:table-cell>
          <table:table-cell/>
          <table:table-cell table:formula="of:=MAX([.B327];[.D327];[.G327])-MAX([.A327];[.C327];[.E327])" office:value-type="float" office:value="1.46061587333679" calcext:value-type="float">
            <text:p>1.4606158733</text:p>
          </table:table-cell>
          <table:table-cell table:formula="of:=IF(ISBLANK([.E327]);&quot;&quot;;[.I327])" office:value-type="float" office:value="1.46061587333679" calcext:value-type="float">
            <text:p>1.4606158733</text:p>
          </table:table-cell>
          <table:table-cell table:formula="of:=IF(OR(ISBLANK([.E327]);[.I327]&lt;=0);&quot;&quot;;[.I327])" office:value-type="float" office:value="1.46061587333679" calcext:value-type="float">
            <text:p>1.46061587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7" calcext:value-type="float">
            <text:p>1427749941.937</text:p>
          </table:table-cell>
          <table:table-cell office:value-type="float" office:value="1427749942.96769" calcext:value-type="float">
            <text:p>1427749942.96769</text:p>
          </table:table-cell>
          <table:table-cell office:value-type="float" office:value="1427749943.08919" calcext:value-type="float">
            <text:p>1427749943.08919</text:p>
          </table:table-cell>
          <table:table-cell/>
          <table:table-cell table:formula="of:=MAX([.B328];[.D328];[.G328])-MAX([.A328];[.C328];[.E328])" office:value-type="float" office:value="1.15218901634216" calcext:value-type="float">
            <text:p>1.1521890163</text:p>
          </table:table-cell>
          <table:table-cell table:formula="of:=IF(ISBLANK([.E328]);&quot;&quot;;[.I328])" office:value-type="float" office:value="1.15218901634216" calcext:value-type="float">
            <text:p>1.1521890163</text:p>
          </table:table-cell>
          <table:table-cell table:formula="of:=IF(OR(ISBLANK([.E328]);[.I328]&lt;=0);&quot;&quot;;[.I328])" office:value-type="float" office:value="1.15218901634216" calcext:value-type="float">
            <text:p>1.1521890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821" calcext:value-type="float">
            <text:p>1427749941.93821</text:p>
          </table:table-cell>
          <table:table-cell office:value-type="float" office:value="1427749942.76655" calcext:value-type="float">
            <text:p>1427749942.76655</text:p>
          </table:table-cell>
          <table:table-cell office:value-type="float" office:value="1427749942.88879" calcext:value-type="float">
            <text:p>1427749942.88879</text:p>
          </table:table-cell>
          <table:table-cell/>
          <table:table-cell table:formula="of:=MAX([.B329];[.D329];[.G329])-MAX([.A329];[.C329];[.E329])" office:value-type="float" office:value="0.950572013854981" calcext:value-type="float">
            <text:p>0.9505720139</text:p>
          </table:table-cell>
          <table:table-cell table:formula="of:=IF(ISBLANK([.E329]);&quot;&quot;;[.I329])" office:value-type="float" office:value="0.950572013854981" calcext:value-type="float">
            <text:p>0.9505720139</text:p>
          </table:table-cell>
          <table:table-cell table:formula="of:=IF(OR(ISBLANK([.E329]);[.I329]&lt;=0);&quot;&quot;;[.I329])" office:value-type="float" office:value="0.950572013854981" calcext:value-type="float">
            <text:p>0.95057201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944" calcext:value-type="float">
            <text:p>1427749941.93944</text:p>
          </table:table-cell>
          <table:table-cell office:value-type="float" office:value="1427749943.08914" calcext:value-type="float">
            <text:p>1427749943.08914</text:p>
          </table:table-cell>
          <table:table-cell office:value-type="float" office:value="1427749943.16911" calcext:value-type="float">
            <text:p>1427749943.16911</text:p>
          </table:table-cell>
          <table:table-cell/>
          <table:table-cell table:formula="of:=MAX([.B330];[.D330];[.G330])-MAX([.A330];[.C330];[.E330])" office:value-type="float" office:value="1.22966694831848" calcext:value-type="float">
            <text:p>1.2296669483</text:p>
          </table:table-cell>
          <table:table-cell table:formula="of:=IF(ISBLANK([.E330]);&quot;&quot;;[.I330])" office:value-type="float" office:value="1.22966694831848" calcext:value-type="float">
            <text:p>1.2296669483</text:p>
          </table:table-cell>
          <table:table-cell table:formula="of:=IF(OR(ISBLANK([.E330]);[.I330]&lt;=0);&quot;&quot;;[.I330])" office:value-type="float" office:value="1.22966694831848" calcext:value-type="float">
            <text:p>1.22966694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3994" calcext:value-type="float">
            <text:p>1427749941.93994</text:p>
          </table:table-cell>
          <table:table-cell office:value-type="float" office:value="1427749942.88873" calcext:value-type="float">
            <text:p>1427749942.88873</text:p>
          </table:table-cell>
          <table:table-cell office:value-type="float" office:value="1427749942.96774" calcext:value-type="float">
            <text:p>1427749942.96774</text:p>
          </table:table-cell>
          <table:table-cell/>
          <table:table-cell table:formula="of:=MAX([.B331];[.D331];[.G331])-MAX([.A331];[.C331];[.E331])" office:value-type="float" office:value="1.02779912948608" calcext:value-type="float">
            <text:p>1.0277991295</text:p>
          </table:table-cell>
          <table:table-cell table:formula="of:=IF(ISBLANK([.E331]);&quot;&quot;;[.I331])" office:value-type="float" office:value="1.02779912948608" calcext:value-type="float">
            <text:p>1.0277991295</text:p>
          </table:table-cell>
          <table:table-cell table:formula="of:=IF(OR(ISBLANK([.E331]);[.I331]&lt;=0);&quot;&quot;;[.I331])" office:value-type="float" office:value="1.02779912948608" calcext:value-type="float">
            <text:p>1.02779912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1.94044" calcext:value-type="float">
            <text:p>1427749941.94044</text:p>
          </table:table-cell>
          <table:table-cell office:value-type="float" office:value="1427749943.25776" calcext:value-type="float">
            <text:p>1427749943.25776</text:p>
          </table:table-cell>
          <table:table-cell office:value-type="float" office:value="1427749943.29042" calcext:value-type="float">
            <text:p>1427749943.29042</text:p>
          </table:table-cell>
          <table:table-cell/>
          <table:table-cell table:formula="of:=MAX([.B332];[.D332];[.G332])-MAX([.A332];[.C332];[.E332])" office:value-type="float" office:value="1.34997296333313" calcext:value-type="float">
            <text:p>1.3499729633</text:p>
          </table:table-cell>
          <table:table-cell table:formula="of:=IF(ISBLANK([.E332]);&quot;&quot;;[.I332])" office:value-type="float" office:value="1.34997296333313" calcext:value-type="float">
            <text:p>1.3499729633</text:p>
          </table:table-cell>
          <table:table-cell table:formula="of:=IF(OR(ISBLANK([.E332]);[.I332]&lt;=0);&quot;&quot;;[.I332])" office:value-type="float" office:value="1.34997296333313" calcext:value-type="float">
            <text:p>1.34997296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43.39633" calcext:value-type="float">
            <text:p>1427749943.39633</text:p>
          </table:table-cell>
          <table:table-cell office:value-type="float" office:value="1427749944.73316" calcext:value-type="float">
            <text:p>1427749944.73316</text:p>
          </table:table-cell>
          <table:table-cell table:number-columns-repeated="4"/>
          <table:table-cell table:formula="of:=MAX([.B333];[.D333];[.G333])-MAX([.A333];[.C333];[.E333])" office:value-type="float" office:value="1.33682513237" calcext:value-type="float">
            <text:p>1.3368251324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633" calcext:value-type="float">
            <text:p>1427749943.39633</text:p>
          </table:table-cell>
          <table:table-cell office:value-type="float" office:value="1427749944.61552" calcext:value-type="float">
            <text:p>1427749944.61552</text:p>
          </table:table-cell>
          <table:table-cell office:value-type="float" office:value="1427749944.65471" calcext:value-type="float">
            <text:p>1427749944.65471</text:p>
          </table:table-cell>
          <table:table-cell/>
          <table:table-cell table:formula="of:=MAX([.B334];[.D334];[.G334])-MAX([.A334];[.C334];[.E334])" office:value-type="float" office:value="1.25838017463684" calcext:value-type="float">
            <text:p>1.2583801746</text:p>
          </table:table-cell>
          <table:table-cell table:formula="of:=IF(ISBLANK([.E334]);&quot;&quot;;[.I334])" office:value-type="float" office:value="1.25838017463684" calcext:value-type="float">
            <text:p>1.2583801746</text:p>
          </table:table-cell>
          <table:table-cell table:formula="of:=IF(OR(ISBLANK([.E334]);[.I334]&lt;=0);&quot;&quot;;[.I334])" office:value-type="float" office:value="1.25838017463684" calcext:value-type="float">
            <text:p>1.25838017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687" calcext:value-type="float">
            <text:p>1427749943.39687</text:p>
          </table:table-cell>
          <table:table-cell office:value-type="float" office:value="1427749944.53335" calcext:value-type="float">
            <text:p>1427749944.53335</text:p>
          </table:table-cell>
          <table:table-cell office:value-type="float" office:value="1427749944.61562" calcext:value-type="float">
            <text:p>1427749944.61562</text:p>
          </table:table-cell>
          <table:table-cell/>
          <table:table-cell table:formula="of:=MAX([.B335];[.D335];[.G335])-MAX([.A335];[.C335];[.E335])" office:value-type="float" office:value="1.21874499320984" calcext:value-type="float">
            <text:p>1.2187449932</text:p>
          </table:table-cell>
          <table:table-cell table:formula="of:=IF(ISBLANK([.E335]);&quot;&quot;;[.I335])" office:value-type="float" office:value="1.21874499320984" calcext:value-type="float">
            <text:p>1.2187449932</text:p>
          </table:table-cell>
          <table:table-cell table:formula="of:=IF(OR(ISBLANK([.E335]);[.I335]&lt;=0);&quot;&quot;;[.I335])" office:value-type="float" office:value="1.21874499320984" calcext:value-type="float">
            <text:p>1.21874499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737" calcext:value-type="float">
            <text:p>1427749943.39737</text:p>
          </table:table-cell>
          <table:table-cell office:value-type="float" office:value="1427749944.61572" calcext:value-type="float">
            <text:p>1427749944.61572</text:p>
          </table:table-cell>
          <table:table-cell office:value-type="float" office:value="1427749944.65053" calcext:value-type="float">
            <text:p>1427749944.65053</text:p>
          </table:table-cell>
          <table:table-cell/>
          <table:table-cell table:formula="of:=MAX([.B336];[.D336];[.G336])-MAX([.A336];[.C336];[.E336])" office:value-type="float" office:value="1.25315713882446" calcext:value-type="float">
            <text:p>1.2531571388</text:p>
          </table:table-cell>
          <table:table-cell table:formula="of:=IF(ISBLANK([.E336]);&quot;&quot;;[.I336])" office:value-type="float" office:value="1.25315713882446" calcext:value-type="float">
            <text:p>1.2531571388</text:p>
          </table:table-cell>
          <table:table-cell table:formula="of:=IF(OR(ISBLANK([.E336]);[.I336]&lt;=0);&quot;&quot;;[.I336])" office:value-type="float" office:value="1.25315713882446" calcext:value-type="float">
            <text:p>1.25315713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791" calcext:value-type="float">
            <text:p>1427749943.39791</text:p>
          </table:table-cell>
          <table:table-cell office:value-type="float" office:value="1427749944.61558" calcext:value-type="float">
            <text:p>1427749944.61558</text:p>
          </table:table-cell>
          <table:table-cell office:value-type="float" office:value="1427749944.65044" calcext:value-type="float">
            <text:p>1427749944.65044</text:p>
          </table:table-cell>
          <table:table-cell/>
          <table:table-cell table:formula="of:=MAX([.B337];[.D337];[.G337])-MAX([.A337];[.C337];[.E337])" office:value-type="float" office:value="1.25253891944885" calcext:value-type="float">
            <text:p>1.2525389194</text:p>
          </table:table-cell>
          <table:table-cell table:formula="of:=IF(ISBLANK([.E337]);&quot;&quot;;[.I337])" office:value-type="float" office:value="1.25253891944885" calcext:value-type="float">
            <text:p>1.2525389194</text:p>
          </table:table-cell>
          <table:table-cell table:formula="of:=IF(OR(ISBLANK([.E337]);[.I337]&lt;=0);&quot;&quot;;[.I337])" office:value-type="float" office:value="1.25253891944885" calcext:value-type="float">
            <text:p>1.25253891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84" calcext:value-type="float">
            <text:p>1427749943.3984</text:p>
          </table:table-cell>
          <table:table-cell office:value-type="float" office:value="1427749944.28724" calcext:value-type="float">
            <text:p>1427749944.28724</text:p>
          </table:table-cell>
          <table:table-cell office:value-type="float" office:value="1427749944.37297" calcext:value-type="float">
            <text:p>1427749944.37297</text:p>
          </table:table-cell>
          <table:table-cell/>
          <table:table-cell table:formula="of:=MAX([.B338];[.D338];[.G338])-MAX([.A338];[.C338];[.E338])" office:value-type="float" office:value="0.974573135375977" calcext:value-type="float">
            <text:p>0.9745731354</text:p>
          </table:table-cell>
          <table:table-cell table:formula="of:=IF(ISBLANK([.E338]);&quot;&quot;;[.I338])" office:value-type="float" office:value="0.974573135375977" calcext:value-type="float">
            <text:p>0.9745731354</text:p>
          </table:table-cell>
          <table:table-cell table:formula="of:=IF(OR(ISBLANK([.E338]);[.I338]&lt;=0);&quot;&quot;;[.I338])" office:value-type="float" office:value="0.974573135375977" calcext:value-type="float">
            <text:p>0.97457313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887" calcext:value-type="float">
            <text:p>1427749943.39887</text:p>
          </table:table-cell>
          <table:table-cell office:value-type="float" office:value="1427749944.37287" calcext:value-type="float">
            <text:p>1427749944.37287</text:p>
          </table:table-cell>
          <table:table-cell office:value-type="float" office:value="1427749944.45241" calcext:value-type="float">
            <text:p>1427749944.45241</text:p>
          </table:table-cell>
          <table:table-cell/>
          <table:table-cell table:formula="of:=MAX([.B339];[.D339];[.G339])-MAX([.A339];[.C339];[.E339])" office:value-type="float" office:value="1.05353879928589" calcext:value-type="float">
            <text:p>1.0535387993</text:p>
          </table:table-cell>
          <table:table-cell table:formula="of:=IF(ISBLANK([.E339]);&quot;&quot;;[.I339])" office:value-type="float" office:value="1.05353879928589" calcext:value-type="float">
            <text:p>1.0535387993</text:p>
          </table:table-cell>
          <table:table-cell table:formula="of:=IF(OR(ISBLANK([.E339]);[.I339]&lt;=0);&quot;&quot;;[.I339])" office:value-type="float" office:value="1.05353879928589" calcext:value-type="float">
            <text:p>1.0535387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936" calcext:value-type="float">
            <text:p>1427749943.39936</text:p>
          </table:table-cell>
          <table:table-cell office:value-type="float" office:value="1427749944.70264" calcext:value-type="float">
            <text:p>1427749944.70264</text:p>
          </table:table-cell>
          <table:table-cell office:value-type="float" office:value="1427749944.73315" calcext:value-type="float">
            <text:p>1427749944.73315</text:p>
          </table:table-cell>
          <table:table-cell/>
          <table:table-cell table:formula="of:=MAX([.B340];[.D340];[.G340])-MAX([.A340];[.C340];[.E340])" office:value-type="float" office:value="1.33378601074219" calcext:value-type="float">
            <text:p>1.3337860107</text:p>
          </table:table-cell>
          <table:table-cell table:formula="of:=IF(ISBLANK([.E340]);&quot;&quot;;[.I340])" office:value-type="float" office:value="1.33378601074219" calcext:value-type="float">
            <text:p>1.3337860107</text:p>
          </table:table-cell>
          <table:table-cell table:formula="of:=IF(OR(ISBLANK([.E340]);[.I340]&lt;=0);&quot;&quot;;[.I340])" office:value-type="float" office:value="1.33378601074219" calcext:value-type="float">
            <text:p>1.33378601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39984" calcext:value-type="float">
            <text:p>1427749943.39984</text:p>
          </table:table-cell>
          <table:table-cell office:value-type="float" office:value="1427749944.37294" calcext:value-type="float">
            <text:p>1427749944.37294</text:p>
          </table:table-cell>
          <table:table-cell office:value-type="float" office:value="1427749944.45246" calcext:value-type="float">
            <text:p>1427749944.45246</text:p>
          </table:table-cell>
          <table:table-cell/>
          <table:table-cell table:formula="of:=MAX([.B341];[.D341];[.G341])-MAX([.A341];[.C341];[.E341])" office:value-type="float" office:value="1.05261492729187" calcext:value-type="float">
            <text:p>1.0526149273</text:p>
          </table:table-cell>
          <table:table-cell table:formula="of:=IF(ISBLANK([.E341]);&quot;&quot;;[.I341])" office:value-type="float" office:value="1.05261492729187" calcext:value-type="float">
            <text:p>1.0526149273</text:p>
          </table:table-cell>
          <table:table-cell table:formula="of:=IF(OR(ISBLANK([.E341]);[.I341]&lt;=0);&quot;&quot;;[.I341])" office:value-type="float" office:value="1.05261492729187" calcext:value-type="float">
            <text:p>1.05261492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40034" calcext:value-type="float">
            <text:p>1427749943.40034</text:p>
          </table:table-cell>
          <table:table-cell office:value-type="float" office:value="1427749944.45236" calcext:value-type="float">
            <text:p>1427749944.45236</text:p>
          </table:table-cell>
          <table:table-cell office:value-type="float" office:value="1427749944.53329" calcext:value-type="float">
            <text:p>1427749944.53329</text:p>
          </table:table-cell>
          <table:table-cell/>
          <table:table-cell table:formula="of:=MAX([.B342];[.D342];[.G342])-MAX([.A342];[.C342];[.E342])" office:value-type="float" office:value="1.13295984268188" calcext:value-type="float">
            <text:p>1.1329598427</text:p>
          </table:table-cell>
          <table:table-cell table:formula="of:=IF(ISBLANK([.E342]);&quot;&quot;;[.I342])" office:value-type="float" office:value="1.13295984268188" calcext:value-type="float">
            <text:p>1.1329598427</text:p>
          </table:table-cell>
          <table:table-cell table:formula="of:=IF(OR(ISBLANK([.E342]);[.I342]&lt;=0);&quot;&quot;;[.I342])" office:value-type="float" office:value="1.13295984268188" calcext:value-type="float">
            <text:p>1.13295984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3.4008" calcext:value-type="float">
            <text:p>1427749943.4008</text:p>
          </table:table-cell>
          <table:table-cell office:value-type="float" office:value="1427749944.20618" calcext:value-type="float">
            <text:p>1427749944.20618</text:p>
          </table:table-cell>
          <table:table-cell office:value-type="float" office:value="1427749944.2873" calcext:value-type="float">
            <text:p>1427749944.2873</text:p>
          </table:table-cell>
          <table:table-cell/>
          <table:table-cell table:formula="of:=MAX([.B343];[.D343];[.G343])-MAX([.A343];[.C343];[.E343])" office:value-type="float" office:value="0.886499166488647" calcext:value-type="float">
            <text:p>0.8864991665</text:p>
          </table:table-cell>
          <table:table-cell table:formula="of:=IF(ISBLANK([.E343]);&quot;&quot;;[.I343])" office:value-type="float" office:value="0.886499166488647" calcext:value-type="float">
            <text:p>0.8864991665</text:p>
          </table:table-cell>
          <table:table-cell table:formula="of:=IF(OR(ISBLANK([.E343]);[.I343]&lt;=0);&quot;&quot;;[.I343])" office:value-type="float" office:value="0.886499166488647" calcext:value-type="float">
            <text:p>0.88649916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44.73317" calcext:value-type="float">
            <text:p>1427749944.73317</text:p>
          </table:table-cell>
          <table:table-cell office:value-type="float" office:value="1427749946.07335" calcext:value-type="float">
            <text:p>1427749946.07335</text:p>
          </table:table-cell>
          <table:table-cell table:number-columns-repeated="4"/>
          <table:table-cell table:formula="of:=MAX([.B344];[.D344];[.G344])-MAX([.A344];[.C344];[.E344])" office:value-type="float" office:value="1.3401780128479" calcext:value-type="float">
            <text:p>1.3401780128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3317" calcext:value-type="float">
            <text:p>1427749944.73317</text:p>
          </table:table-cell>
          <table:table-cell office:value-type="float" office:value="1427749946.03778" calcext:value-type="float">
            <text:p>1427749946.03778</text:p>
          </table:table-cell>
          <table:table-cell office:value-type="float" office:value="1427749946.07334" calcext:value-type="float">
            <text:p>1427749946.07334</text:p>
          </table:table-cell>
          <table:table-cell/>
          <table:table-cell table:formula="of:=MAX([.B345];[.D345];[.G345])-MAX([.A345];[.C345];[.E345])" office:value-type="float" office:value="1.34017014503479" calcext:value-type="float">
            <text:p>1.340170145</text:p>
          </table:table-cell>
          <table:table-cell table:formula="of:=IF(ISBLANK([.E345]);&quot;&quot;;[.I345])" office:value-type="float" office:value="1.34017014503479" calcext:value-type="float">
            <text:p>1.340170145</text:p>
          </table:table-cell>
          <table:table-cell table:formula="of:=IF(OR(ISBLANK([.E345]);[.I345]&lt;=0);&quot;&quot;;[.I345])" office:value-type="float" office:value="1.34017014503479" calcext:value-type="float">
            <text:p>1.3401701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3453" calcext:value-type="float">
            <text:p>1427749944.73453</text:p>
          </table:table-cell>
          <table:table-cell office:value-type="float" office:value="1427749945.70822" calcext:value-type="float">
            <text:p>1427749945.70822</text:p>
          </table:table-cell>
          <table:table-cell office:value-type="float" office:value="1427749945.7867" calcext:value-type="float">
            <text:p>1427749945.7867</text:p>
          </table:table-cell>
          <table:table-cell/>
          <table:table-cell table:formula="of:=MAX([.B346];[.D346];[.G346])-MAX([.A346];[.C346];[.E346])" office:value-type="float" office:value="1.05217289924622" calcext:value-type="float">
            <text:p>1.0521728992</text:p>
          </table:table-cell>
          <table:table-cell table:formula="of:=IF(ISBLANK([.E346]);&quot;&quot;;[.I346])" office:value-type="float" office:value="1.05217289924622" calcext:value-type="float">
            <text:p>1.0521728992</text:p>
          </table:table-cell>
          <table:table-cell table:formula="of:=IF(OR(ISBLANK([.E346]);[.I346]&lt;=0);&quot;&quot;;[.I346])" office:value-type="float" office:value="1.05217289924622" calcext:value-type="float">
            <text:p>1.0521728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3589" calcext:value-type="float">
            <text:p>1427749944.73589</text:p>
          </table:table-cell>
          <table:table-cell office:value-type="float" office:value="1427749945.46841" calcext:value-type="float">
            <text:p>1427749945.46841</text:p>
          </table:table-cell>
          <table:table-cell office:value-type="float" office:value="1427749945.54867" calcext:value-type="float">
            <text:p>1427749945.54867</text:p>
          </table:table-cell>
          <table:table-cell/>
          <table:table-cell table:formula="of:=MAX([.B347];[.D347];[.G347])-MAX([.A347];[.C347];[.E347])" office:value-type="float" office:value="0.812787055969238" calcext:value-type="float">
            <text:p>0.812787056</text:p>
          </table:table-cell>
          <table:table-cell table:formula="of:=IF(ISBLANK([.E347]);&quot;&quot;;[.I347])" office:value-type="float" office:value="0.812787055969238" calcext:value-type="float">
            <text:p>0.812787056</text:p>
          </table:table-cell>
          <table:table-cell table:formula="of:=IF(OR(ISBLANK([.E347]);[.I347]&lt;=0);&quot;&quot;;[.I347])" office:value-type="float" office:value="0.812787055969238" calcext:value-type="float">
            <text:p>0.8127870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3797" calcext:value-type="float">
            <text:p>1427749944.73797</text:p>
          </table:table-cell>
          <table:table-cell office:value-type="float" office:value="1427749945.70816" calcext:value-type="float">
            <text:p>1427749945.70816</text:p>
          </table:table-cell>
          <table:table-cell office:value-type="float" office:value="1427749945.78667" calcext:value-type="float">
            <text:p>1427749945.78667</text:p>
          </table:table-cell>
          <table:table-cell/>
          <table:table-cell table:formula="of:=MAX([.B348];[.D348];[.G348])-MAX([.A348];[.C348];[.E348])" office:value-type="float" office:value="1.04870295524597" calcext:value-type="float">
            <text:p>1.0487029552</text:p>
          </table:table-cell>
          <table:table-cell table:formula="of:=IF(ISBLANK([.E348]);&quot;&quot;;[.I348])" office:value-type="float" office:value="1.04870295524597" calcext:value-type="float">
            <text:p>1.0487029552</text:p>
          </table:table-cell>
          <table:table-cell table:formula="of:=IF(OR(ISBLANK([.E348]);[.I348]&lt;=0);&quot;&quot;;[.I348])" office:value-type="float" office:value="1.04870295524597" calcext:value-type="float">
            <text:p>1.04870295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3928" calcext:value-type="float">
            <text:p>1427749944.73928</text:p>
          </table:table-cell>
          <table:table-cell office:value-type="float" office:value="1427749945.86698" calcext:value-type="float">
            <text:p>1427749945.86698</text:p>
          </table:table-cell>
          <table:table-cell office:value-type="float" office:value="1427749945.94663" calcext:value-type="float">
            <text:p>1427749945.94663</text:p>
          </table:table-cell>
          <table:table-cell/>
          <table:table-cell table:formula="of:=MAX([.B349];[.D349];[.G349])-MAX([.A349];[.C349];[.E349])" office:value-type="float" office:value="1.2073540687561" calcext:value-type="float">
            <text:p>1.2073540688</text:p>
          </table:table-cell>
          <table:table-cell table:formula="of:=IF(ISBLANK([.E349]);&quot;&quot;;[.I349])" office:value-type="float" office:value="1.2073540687561" calcext:value-type="float">
            <text:p>1.2073540688</text:p>
          </table:table-cell>
          <table:table-cell table:formula="of:=IF(OR(ISBLANK([.E349]);[.I349]&lt;=0);&quot;&quot;;[.I349])" office:value-type="float" office:value="1.2073540687561" calcext:value-type="float">
            <text:p>1.20735406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4067" calcext:value-type="float">
            <text:p>1427749944.74067</text:p>
          </table:table-cell>
          <table:table-cell office:value-type="float" office:value="1427749945.6285" calcext:value-type="float">
            <text:p>1427749945.6285</text:p>
          </table:table-cell>
          <table:table-cell office:value-type="float" office:value="1427749945.70825" calcext:value-type="float">
            <text:p>1427749945.70825</text:p>
          </table:table-cell>
          <table:table-cell/>
          <table:table-cell table:formula="of:=MAX([.B350];[.D350];[.G350])-MAX([.A350];[.C350];[.E350])" office:value-type="float" office:value="0.967581033706665" calcext:value-type="float">
            <text:p>0.9675810337</text:p>
          </table:table-cell>
          <table:table-cell table:formula="of:=IF(ISBLANK([.E350]);&quot;&quot;;[.I350])" office:value-type="float" office:value="0.967581033706665" calcext:value-type="float">
            <text:p>0.9675810337</text:p>
          </table:table-cell>
          <table:table-cell table:formula="of:=IF(OR(ISBLANK([.E350]);[.I350]&lt;=0);&quot;&quot;;[.I350])" office:value-type="float" office:value="0.967581033706665" calcext:value-type="float">
            <text:p>0.96758103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4199" calcext:value-type="float">
            <text:p>1427749944.74199</text:p>
          </table:table-cell>
          <table:table-cell office:value-type="float" office:value="1427749945.9466" calcext:value-type="float">
            <text:p>1427749945.9466</text:p>
          </table:table-cell>
          <table:table-cell office:value-type="float" office:value="1427749945.97936" calcext:value-type="float">
            <text:p>1427749945.97936</text:p>
          </table:table-cell>
          <table:table-cell/>
          <table:table-cell table:formula="of:=MAX([.B351];[.D351];[.G351])-MAX([.A351];[.C351];[.E351])" office:value-type="float" office:value="1.23736810684204" calcext:value-type="float">
            <text:p>1.2373681068</text:p>
          </table:table-cell>
          <table:table-cell table:formula="of:=IF(ISBLANK([.E351]);&quot;&quot;;[.I351])" office:value-type="float" office:value="1.23736810684204" calcext:value-type="float">
            <text:p>1.2373681068</text:p>
          </table:table-cell>
          <table:table-cell table:formula="of:=IF(OR(ISBLANK([.E351]);[.I351]&lt;=0);&quot;&quot;;[.I351])" office:value-type="float" office:value="1.23736810684204" calcext:value-type="float">
            <text:p>1.2373681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4335" calcext:value-type="float">
            <text:p>1427749944.74335</text:p>
          </table:table-cell>
          <table:table-cell office:value-type="float" office:value="1427749945.54863" calcext:value-type="float">
            <text:p>1427749945.54863</text:p>
          </table:table-cell>
          <table:table-cell office:value-type="float" office:value="1427749945.62853" calcext:value-type="float">
            <text:p>1427749945.62853</text:p>
          </table:table-cell>
          <table:table-cell/>
          <table:table-cell table:formula="of:=MAX([.B352];[.D352];[.G352])-MAX([.A352];[.C352];[.E352])" office:value-type="float" office:value="0.885179042816162" calcext:value-type="float">
            <text:p>0.8851790428</text:p>
          </table:table-cell>
          <table:table-cell table:formula="of:=IF(ISBLANK([.E352]);&quot;&quot;;[.I352])" office:value-type="float" office:value="0.885179042816162" calcext:value-type="float">
            <text:p>0.8851790428</text:p>
          </table:table-cell>
          <table:table-cell table:formula="of:=IF(OR(ISBLANK([.E352]);[.I352]&lt;=0);&quot;&quot;;[.I352])" office:value-type="float" office:value="0.885179042816162" calcext:value-type="float">
            <text:p>0.88517904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4467" calcext:value-type="float">
            <text:p>1427749944.74467</text:p>
          </table:table-cell>
          <table:table-cell office:value-type="float" office:value="1427749945.94672" calcext:value-type="float">
            <text:p>1427749945.94672</text:p>
          </table:table-cell>
          <table:table-cell office:value-type="float" office:value="1427749945.98084" calcext:value-type="float">
            <text:p>1427749945.98084</text:p>
          </table:table-cell>
          <table:table-cell/>
          <table:table-cell table:formula="of:=MAX([.B353];[.D353];[.G353])-MAX([.A353];[.C353];[.E353])" office:value-type="float" office:value="1.23617100715637" calcext:value-type="float">
            <text:p>1.2361710072</text:p>
          </table:table-cell>
          <table:table-cell table:formula="of:=IF(ISBLANK([.E353]);&quot;&quot;;[.I353])" office:value-type="float" office:value="1.23617100715637" calcext:value-type="float">
            <text:p>1.2361710072</text:p>
          </table:table-cell>
          <table:table-cell table:formula="of:=IF(OR(ISBLANK([.E353]);[.I353]&lt;=0);&quot;&quot;;[.I353])" office:value-type="float" office:value="1.23617100715637" calcext:value-type="float">
            <text:p>1.23617100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4.74603" calcext:value-type="float">
            <text:p>1427749944.74603</text:p>
          </table:table-cell>
          <table:table-cell office:value-type="float" office:value="1427749945.95382" calcext:value-type="float">
            <text:p>1427749945.95382</text:p>
          </table:table-cell>
          <table:table-cell office:value-type="float" office:value="1427749945.98959" calcext:value-type="float">
            <text:p>1427749945.98959</text:p>
          </table:table-cell>
          <table:table-cell/>
          <table:table-cell table:formula="of:=MAX([.B354];[.D354];[.G354])-MAX([.A354];[.C354];[.E354])" office:value-type="float" office:value="1.24356198310852" calcext:value-type="float">
            <text:p>1.2435619831</text:p>
          </table:table-cell>
          <table:table-cell table:formula="of:=IF(ISBLANK([.E354]);&quot;&quot;;[.I354])" office:value-type="float" office:value="1.24356198310852" calcext:value-type="float">
            <text:p>1.2435619831</text:p>
          </table:table-cell>
          <table:table-cell table:formula="of:=IF(OR(ISBLANK([.E354]);[.I354]&lt;=0);&quot;&quot;;[.I354])" office:value-type="float" office:value="1.24356198310852" calcext:value-type="float">
            <text:p>1.24356198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46.07336" calcext:value-type="float">
            <text:p>1427749946.07336</text:p>
          </table:table-cell>
          <table:table-cell office:value-type="float" office:value="1427749947.53581" calcext:value-type="float">
            <text:p>1427749947.53581</text:p>
          </table:table-cell>
          <table:table-cell table:number-columns-repeated="4"/>
          <table:table-cell table:formula="of:=MAX([.B355];[.D355];[.G355])-MAX([.A355];[.C355];[.E355])" office:value-type="float" office:value="1.46245408058167" calcext:value-type="float">
            <text:p>1.4624540806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7336" calcext:value-type="float">
            <text:p>1427749946.07336</text:p>
          </table:table-cell>
          <table:table-cell office:value-type="float" office:value="1427749947.39657" calcext:value-type="float">
            <text:p>1427749947.39657</text:p>
          </table:table-cell>
          <table:table-cell office:value-type="float" office:value="1427749947.42742" calcext:value-type="float">
            <text:p>1427749947.42742</text:p>
          </table:table-cell>
          <table:table-cell/>
          <table:table-cell table:formula="of:=MAX([.B356];[.D356];[.G356])-MAX([.A356];[.C356];[.E356])" office:value-type="float" office:value="1.35405993461609" calcext:value-type="float">
            <text:p>1.3540599346</text:p>
          </table:table-cell>
          <table:table-cell table:formula="of:=IF(ISBLANK([.E356]);&quot;&quot;;[.I356])" office:value-type="float" office:value="1.35405993461609" calcext:value-type="float">
            <text:p>1.3540599346</text:p>
          </table:table-cell>
          <table:table-cell table:formula="of:=IF(OR(ISBLANK([.E356]);[.I356]&lt;=0);&quot;&quot;;[.I356])" office:value-type="float" office:value="1.35405993461609" calcext:value-type="float">
            <text:p>1.35405993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7477" calcext:value-type="float">
            <text:p>1427749946.07477</text:p>
          </table:table-cell>
          <table:table-cell office:value-type="float" office:value="1427749947.03463" calcext:value-type="float">
            <text:p>1427749947.03463</text:p>
          </table:table-cell>
          <table:table-cell office:value-type="float" office:value="1427749947.11492" calcext:value-type="float">
            <text:p>1427749947.11492</text:p>
          </table:table-cell>
          <table:table-cell/>
          <table:table-cell table:formula="of:=MAX([.B357];[.D357];[.G357])-MAX([.A357];[.C357];[.E357])" office:value-type="float" office:value="1.04015493392944" calcext:value-type="float">
            <text:p>1.0401549339</text:p>
          </table:table-cell>
          <table:table-cell table:formula="of:=IF(ISBLANK([.E357]);&quot;&quot;;[.I357])" office:value-type="float" office:value="1.04015493392944" calcext:value-type="float">
            <text:p>1.0401549339</text:p>
          </table:table-cell>
          <table:table-cell table:formula="of:=IF(OR(ISBLANK([.E357]);[.I357]&lt;=0);&quot;&quot;;[.I357])" office:value-type="float" office:value="1.04015493392944" calcext:value-type="float">
            <text:p>1.04015493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7613" calcext:value-type="float">
            <text:p>1427749946.07613</text:p>
          </table:table-cell>
          <table:table-cell office:value-type="float" office:value="1427749947.11488" calcext:value-type="float">
            <text:p>1427749947.11488</text:p>
          </table:table-cell>
          <table:table-cell office:value-type="float" office:value="1427749947.19525" calcext:value-type="float">
            <text:p>1427749947.19525</text:p>
          </table:table-cell>
          <table:table-cell/>
          <table:table-cell table:formula="of:=MAX([.B358];[.D358];[.G358])-MAX([.A358];[.C358];[.E358])" office:value-type="float" office:value="1.11912178993225" calcext:value-type="float">
            <text:p>1.1191217899</text:p>
          </table:table-cell>
          <table:table-cell table:formula="of:=IF(ISBLANK([.E358]);&quot;&quot;;[.I358])" office:value-type="float" office:value="1.11912178993225" calcext:value-type="float">
            <text:p>1.1191217899</text:p>
          </table:table-cell>
          <table:table-cell table:formula="of:=IF(OR(ISBLANK([.E358]);[.I358]&lt;=0);&quot;&quot;;[.I358])" office:value-type="float" office:value="1.11912178993225" calcext:value-type="float">
            <text:p>1.11912178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7745" calcext:value-type="float">
            <text:p>1427749946.07745</text:p>
          </table:table-cell>
          <table:table-cell office:value-type="float" office:value="1427749947.39651" calcext:value-type="float">
            <text:p>1427749947.39651</text:p>
          </table:table-cell>
          <table:table-cell office:value-type="float" office:value="1427749947.43156" calcext:value-type="float">
            <text:p>1427749947.43156</text:p>
          </table:table-cell>
          <table:table-cell/>
          <table:table-cell table:formula="of:=MAX([.B359];[.D359];[.G359])-MAX([.A359];[.C359];[.E359])" office:value-type="float" office:value="1.35410690307617" calcext:value-type="float">
            <text:p>1.3541069031</text:p>
          </table:table-cell>
          <table:table-cell table:formula="of:=IF(ISBLANK([.E359]);&quot;&quot;;[.I359])" office:value-type="float" office:value="1.35410690307617" calcext:value-type="float">
            <text:p>1.3541069031</text:p>
          </table:table-cell>
          <table:table-cell table:formula="of:=IF(OR(ISBLANK([.E359]);[.I359]&lt;=0);&quot;&quot;;[.I359])" office:value-type="float" office:value="1.35410690307617" calcext:value-type="float">
            <text:p>1.35410690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7875" calcext:value-type="float">
            <text:p>1427749946.07875</text:p>
          </table:table-cell>
          <table:table-cell office:value-type="float" office:value="1427749947.2748" calcext:value-type="float">
            <text:p>1427749947.2748</text:p>
          </table:table-cell>
          <table:table-cell office:value-type="float" office:value="1427749947.3966" calcext:value-type="float">
            <text:p>1427749947.3966</text:p>
          </table:table-cell>
          <table:table-cell/>
          <table:table-cell table:formula="of:=MAX([.B360];[.D360];[.G360])-MAX([.A360];[.C360];[.E360])" office:value-type="float" office:value="1.31784701347351" calcext:value-type="float">
            <text:p>1.3178470135</text:p>
          </table:table-cell>
          <table:table-cell table:formula="of:=IF(ISBLANK([.E360]);&quot;&quot;;[.I360])" office:value-type="float" office:value="1.31784701347351" calcext:value-type="float">
            <text:p>1.3178470135</text:p>
          </table:table-cell>
          <table:table-cell table:formula="of:=IF(OR(ISBLANK([.E360]);[.I360]&lt;=0);&quot;&quot;;[.I360])" office:value-type="float" office:value="1.31784701347351" calcext:value-type="float">
            <text:p>1.31784701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8015" calcext:value-type="float">
            <text:p>1427749946.08015</text:p>
          </table:table-cell>
          <table:table-cell office:value-type="float" office:value="1427749947.49779" calcext:value-type="float">
            <text:p>1427749947.49779</text:p>
          </table:table-cell>
          <table:table-cell office:value-type="float" office:value="1427749947.5358" calcext:value-type="float">
            <text:p>1427749947.5358</text:p>
          </table:table-cell>
          <table:table-cell/>
          <table:table-cell table:formula="of:=MAX([.B361];[.D361];[.G361])-MAX([.A361];[.C361];[.E361])" office:value-type="float" office:value="1.45565104484558" calcext:value-type="float">
            <text:p>1.4556510448</text:p>
          </table:table-cell>
          <table:table-cell table:formula="of:=IF(ISBLANK([.E361]);&quot;&quot;;[.I361])" office:value-type="float" office:value="1.45565104484558" calcext:value-type="float">
            <text:p>1.4556510448</text:p>
          </table:table-cell>
          <table:table-cell table:formula="of:=IF(OR(ISBLANK([.E361]);[.I361]&lt;=0);&quot;&quot;;[.I361])" office:value-type="float" office:value="1.45565104484558" calcext:value-type="float">
            <text:p>1.45565104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8145" calcext:value-type="float">
            <text:p>1427749946.08145</text:p>
          </table:table-cell>
          <table:table-cell office:value-type="float" office:value="1427749946.83318" calcext:value-type="float">
            <text:p>1427749946.83318</text:p>
          </table:table-cell>
          <table:table-cell office:value-type="float" office:value="1427749946.95442" calcext:value-type="float">
            <text:p>1427749946.95442</text:p>
          </table:table-cell>
          <table:table-cell/>
          <table:table-cell table:formula="of:=MAX([.B362];[.D362];[.G362])-MAX([.A362];[.C362];[.E362])" office:value-type="float" office:value="0.87296199798584" calcext:value-type="float">
            <text:p>0.872961998</text:p>
          </table:table-cell>
          <table:table-cell table:formula="of:=IF(ISBLANK([.E362]);&quot;&quot;;[.I362])" office:value-type="float" office:value="0.87296199798584" calcext:value-type="float">
            <text:p>0.872961998</text:p>
          </table:table-cell>
          <table:table-cell table:formula="of:=IF(OR(ISBLANK([.E362]);[.I362]&lt;=0);&quot;&quot;;[.I362])" office:value-type="float" office:value="0.87296199798584" calcext:value-type="float">
            <text:p>0.8729619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8262" calcext:value-type="float">
            <text:p>1427749946.08262</text:p>
          </table:table-cell>
          <table:table-cell office:value-type="float" office:value="1427749947.3967" calcext:value-type="float">
            <text:p>1427749947.3967</text:p>
          </table:table-cell>
          <table:table-cell office:value-type="float" office:value="1427749947.43146" calcext:value-type="float">
            <text:p>1427749947.43146</text:p>
          </table:table-cell>
          <table:table-cell/>
          <table:table-cell table:formula="of:=MAX([.B363];[.D363];[.G363])-MAX([.A363];[.C363];[.E363])" office:value-type="float" office:value="1.34884595870972" calcext:value-type="float">
            <text:p>1.3488459587</text:p>
          </table:table-cell>
          <table:table-cell table:formula="of:=IF(ISBLANK([.E363]);&quot;&quot;;[.I363])" office:value-type="float" office:value="1.34884595870972" calcext:value-type="float">
            <text:p>1.3488459587</text:p>
          </table:table-cell>
          <table:table-cell table:formula="of:=IF(OR(ISBLANK([.E363]);[.I363]&lt;=0);&quot;&quot;;[.I363])" office:value-type="float" office:value="1.34884595870972" calcext:value-type="float">
            <text:p>1.34884595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8375" calcext:value-type="float">
            <text:p>1427749946.08375</text:p>
          </table:table-cell>
          <table:table-cell office:value-type="float" office:value="1427749947.19521" calcext:value-type="float">
            <text:p>1427749947.19521</text:p>
          </table:table-cell>
          <table:table-cell office:value-type="float" office:value="1427749947.27484" calcext:value-type="float">
            <text:p>1427749947.27484</text:p>
          </table:table-cell>
          <table:table-cell/>
          <table:table-cell table:formula="of:=MAX([.B364];[.D364];[.G364])-MAX([.A364];[.C364];[.E364])" office:value-type="float" office:value="1.1910891532898" calcext:value-type="float">
            <text:p>1.1910891533</text:p>
          </table:table-cell>
          <table:table-cell table:formula="of:=IF(ISBLANK([.E364]);&quot;&quot;;[.I364])" office:value-type="float" office:value="1.1910891532898" calcext:value-type="float">
            <text:p>1.1910891533</text:p>
          </table:table-cell>
          <table:table-cell table:formula="of:=IF(OR(ISBLANK([.E364]);[.I364]&lt;=0);&quot;&quot;;[.I364])" office:value-type="float" office:value="1.1910891532898" calcext:value-type="float">
            <text:p>1.19108915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6.08506" calcext:value-type="float">
            <text:p>1427749946.08506</text:p>
          </table:table-cell>
          <table:table-cell office:value-type="float" office:value="1427749946.71165" calcext:value-type="float">
            <text:p>1427749946.71165</text:p>
          </table:table-cell>
          <table:table-cell office:value-type="float" office:value="1427749946.83324" calcext:value-type="float">
            <text:p>1427749946.83324</text:p>
          </table:table-cell>
          <table:table-cell/>
          <table:table-cell table:formula="of:=MAX([.B365];[.D365];[.G365])-MAX([.A365];[.C365];[.E365])" office:value-type="float" office:value="0.748179912567139" calcext:value-type="float">
            <text:p>0.7481799126</text:p>
          </table:table-cell>
          <table:table-cell table:formula="of:=IF(ISBLANK([.E365]);&quot;&quot;;[.I365])" office:value-type="float" office:value="0.748179912567139" calcext:value-type="float">
            <text:p>0.7481799126</text:p>
          </table:table-cell>
          <table:table-cell table:formula="of:=IF(OR(ISBLANK([.E365]);[.I365]&lt;=0);&quot;&quot;;[.I365])" office:value-type="float" office:value="0.748179912567139" calcext:value-type="float">
            <text:p>0.7481799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47.53582" calcext:value-type="float">
            <text:p>1427749947.53582</text:p>
          </table:table-cell>
          <table:table-cell office:value-type="float" office:value="1427749948.9979" calcext:value-type="float">
            <text:p>1427749948.9979</text:p>
          </table:table-cell>
          <table:table-cell table:number-columns-repeated="4"/>
          <table:table-cell table:formula="of:=MAX([.B366];[.D366];[.G366])-MAX([.A366];[.C366];[.E366])" office:value-type="float" office:value="1.46207499504089" calcext:value-type="float">
            <text:p>1.462074995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3582" calcext:value-type="float">
            <text:p>1427749947.53582</text:p>
          </table:table-cell>
          <table:table-cell office:value-type="float" office:value="1427749948.20426" calcext:value-type="float">
            <text:p>1427749948.20426</text:p>
          </table:table-cell>
          <table:table-cell office:value-type="float" office:value="1427749948.871" calcext:value-type="float">
            <text:p>1427749948.871</text:p>
          </table:table-cell>
          <table:table-cell/>
          <table:table-cell table:formula="of:=MAX([.B367];[.D367];[.G367])-MAX([.A367];[.C367];[.E367])" office:value-type="float" office:value="1.33518004417419" calcext:value-type="float">
            <text:p>1.3351800442</text:p>
          </table:table-cell>
          <table:table-cell table:formula="of:=IF(ISBLANK([.E367]);&quot;&quot;;[.I367])" office:value-type="float" office:value="1.33518004417419" calcext:value-type="float">
            <text:p>1.3351800442</text:p>
          </table:table-cell>
          <table:table-cell table:formula="of:=IF(OR(ISBLANK([.E367]);[.I367]&lt;=0);&quot;&quot;;[.I367])" office:value-type="float" office:value="1.33518004417419" calcext:value-type="float">
            <text:p>1.33518004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3721" calcext:value-type="float">
            <text:p>1427749947.53721</text:p>
          </table:table-cell>
          <table:table-cell office:value-type="float" office:value="1427749948.87106" calcext:value-type="float">
            <text:p>1427749948.87106</text:p>
          </table:table-cell>
          <table:table-cell office:value-type="float" office:value="1427749948.90689" calcext:value-type="float">
            <text:p>1427749948.90689</text:p>
          </table:table-cell>
          <table:table-cell/>
          <table:table-cell table:formula="of:=MAX([.B368];[.D368];[.G368])-MAX([.A368];[.C368];[.E368])" office:value-type="float" office:value="1.36968398094177" calcext:value-type="float">
            <text:p>1.3696839809</text:p>
          </table:table-cell>
          <table:table-cell table:formula="of:=IF(ISBLANK([.E368]);&quot;&quot;;[.I368])" office:value-type="float" office:value="1.36968398094177" calcext:value-type="float">
            <text:p>1.3696839809</text:p>
          </table:table-cell>
          <table:table-cell table:formula="of:=IF(OR(ISBLANK([.E368]);[.I368]&lt;=0);&quot;&quot;;[.I368])" office:value-type="float" office:value="1.36968398094177" calcext:value-type="float">
            <text:p>1.36968398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3854" calcext:value-type="float">
            <text:p>1427749947.53854</text:p>
          </table:table-cell>
          <table:table-cell office:value-type="float" office:value="1427749948.39614" calcext:value-type="float">
            <text:p>1427749948.39614</text:p>
          </table:table-cell>
          <table:table-cell office:value-type="float" office:value="1427749948.49193" calcext:value-type="float">
            <text:p>1427749948.49193</text:p>
          </table:table-cell>
          <table:table-cell/>
          <table:table-cell table:formula="of:=MAX([.B369];[.D369];[.G369])-MAX([.A369];[.C369];[.E369])" office:value-type="float" office:value="0.953388929367065" calcext:value-type="float">
            <text:p>0.9533889294</text:p>
          </table:table-cell>
          <table:table-cell table:formula="of:=IF(ISBLANK([.E369]);&quot;&quot;;[.I369])" office:value-type="float" office:value="0.953388929367065" calcext:value-type="float">
            <text:p>0.9533889294</text:p>
          </table:table-cell>
          <table:table-cell table:formula="of:=IF(OR(ISBLANK([.E369]);[.I369]&lt;=0);&quot;&quot;;[.I369])" office:value-type="float" office:value="0.953388929367065" calcext:value-type="float">
            <text:p>0.95338892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4053" calcext:value-type="float">
            <text:p>1427749947.54053</text:p>
          </table:table-cell>
          <table:table-cell office:value-type="float" office:value="1427749948.49189" calcext:value-type="float">
            <text:p>1427749948.49189</text:p>
          </table:table-cell>
          <table:table-cell office:value-type="float" office:value="1427749948.58814" calcext:value-type="float">
            <text:p>1427749948.58814</text:p>
          </table:table-cell>
          <table:table-cell/>
          <table:table-cell table:formula="of:=MAX([.B370];[.D370];[.G370])-MAX([.A370];[.C370];[.E370])" office:value-type="float" office:value="1.04760694503784" calcext:value-type="float">
            <text:p>1.047606945</text:p>
          </table:table-cell>
          <table:table-cell table:formula="of:=IF(ISBLANK([.E370]);&quot;&quot;;[.I370])" office:value-type="float" office:value="1.04760694503784" calcext:value-type="float">
            <text:p>1.047606945</text:p>
          </table:table-cell>
          <table:table-cell table:formula="of:=IF(OR(ISBLANK([.E370]);[.I370]&lt;=0);&quot;&quot;;[.I370])" office:value-type="float" office:value="1.04760694503784" calcext:value-type="float">
            <text:p>1.0476069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4233" calcext:value-type="float">
            <text:p>1427749947.54233</text:p>
          </table:table-cell>
          <table:table-cell office:value-type="float" office:value="1427749948.96422" calcext:value-type="float">
            <text:p>1427749948.96422</text:p>
          </table:table-cell>
          <table:table-cell office:value-type="float" office:value="1427749948.99789" calcext:value-type="float">
            <text:p>1427749948.99789</text:p>
          </table:table-cell>
          <table:table-cell/>
          <table:table-cell table:formula="of:=MAX([.B371];[.D371];[.G371])-MAX([.A371];[.C371];[.E371])" office:value-type="float" office:value="1.45555400848389" calcext:value-type="float">
            <text:p>1.4555540085</text:p>
          </table:table-cell>
          <table:table-cell table:formula="of:=IF(ISBLANK([.E371]);&quot;&quot;;[.I371])" office:value-type="float" office:value="1.45555400848389" calcext:value-type="float">
            <text:p>1.4555540085</text:p>
          </table:table-cell>
          <table:table-cell table:formula="of:=IF(OR(ISBLANK([.E371]);[.I371]&lt;=0);&quot;&quot;;[.I371])" office:value-type="float" office:value="1.45555400848389" calcext:value-type="float">
            <text:p>1.45555400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4387" calcext:value-type="float">
            <text:p>1427749947.54387</text:p>
          </table:table-cell>
          <table:table-cell office:value-type="float" office:value="1427749948.68318" calcext:value-type="float">
            <text:p>1427749948.68318</text:p>
          </table:table-cell>
          <table:table-cell office:value-type="float" office:value="1427749948.77562" calcext:value-type="float">
            <text:p>1427749948.77562</text:p>
          </table:table-cell>
          <table:table-cell/>
          <table:table-cell table:formula="of:=MAX([.B372];[.D372];[.G372])-MAX([.A372];[.C372];[.E372])" office:value-type="float" office:value="1.23175311088562" calcext:value-type="float">
            <text:p>1.2317531109</text:p>
          </table:table-cell>
          <table:table-cell table:formula="of:=IF(ISBLANK([.E372]);&quot;&quot;;[.I372])" office:value-type="float" office:value="1.23175311088562" calcext:value-type="float">
            <text:p>1.2317531109</text:p>
          </table:table-cell>
          <table:table-cell table:formula="of:=IF(OR(ISBLANK([.E372]);[.I372]&lt;=0);&quot;&quot;;[.I372])" office:value-type="float" office:value="1.23175311088562" calcext:value-type="float">
            <text:p>1.23175311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4477" calcext:value-type="float">
            <text:p>1427749947.54477</text:p>
          </table:table-cell>
          <table:table-cell office:value-type="float" office:value="1427749948.8709" calcext:value-type="float">
            <text:p>1427749948.8709</text:p>
          </table:table-cell>
          <table:table-cell office:value-type="float" office:value="1427749948.90354" calcext:value-type="float">
            <text:p>1427749948.90354</text:p>
          </table:table-cell>
          <table:table-cell/>
          <table:table-cell table:formula="of:=MAX([.B373];[.D373];[.G373])-MAX([.A373];[.C373];[.E373])" office:value-type="float" office:value="1.35876893997192" calcext:value-type="float">
            <text:p>1.35876894</text:p>
          </table:table-cell>
          <table:table-cell table:formula="of:=IF(ISBLANK([.E373]);&quot;&quot;;[.I373])" office:value-type="float" office:value="1.35876893997192" calcext:value-type="float">
            <text:p>1.35876894</text:p>
          </table:table-cell>
          <table:table-cell table:formula="of:=IF(OR(ISBLANK([.E373]);[.I373]&lt;=0);&quot;&quot;;[.I373])" office:value-type="float" office:value="1.35876893997192" calcext:value-type="float">
            <text:p>1.358768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4589" calcext:value-type="float">
            <text:p>1427749947.54589</text:p>
          </table:table-cell>
          <table:table-cell office:value-type="float" office:value="1427749948.1126" calcext:value-type="float">
            <text:p>1427749948.1126</text:p>
          </table:table-cell>
          <table:table-cell office:value-type="float" office:value="1427749948.20417" calcext:value-type="float">
            <text:p>1427749948.20417</text:p>
          </table:table-cell>
          <table:table-cell/>
          <table:table-cell table:formula="of:=MAX([.B374];[.D374];[.G374])-MAX([.A374];[.C374];[.E374])" office:value-type="float" office:value="0.658282995223999" calcext:value-type="float">
            <text:p>0.6582829952</text:p>
          </table:table-cell>
          <table:table-cell table:formula="of:=IF(ISBLANK([.E374]);&quot;&quot;;[.I374])" office:value-type="float" office:value="0.658282995223999" calcext:value-type="float">
            <text:p>0.6582829952</text:p>
          </table:table-cell>
          <table:table-cell table:formula="of:=IF(OR(ISBLANK([.E374]);[.I374]&lt;=0);&quot;&quot;;[.I374])" office:value-type="float" office:value="0.658282995223999" calcext:value-type="float">
            <text:p>0.65828299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4671" calcext:value-type="float">
            <text:p>1427749947.54671</text:p>
          </table:table-cell>
          <table:table-cell office:value-type="float" office:value="1427749948.77558" calcext:value-type="float">
            <text:p>1427749948.77558</text:p>
          </table:table-cell>
          <table:table-cell office:value-type="float" office:value="1427749948.87094" calcext:value-type="float">
            <text:p>1427749948.87094</text:p>
          </table:table-cell>
          <table:table-cell/>
          <table:table-cell table:formula="of:=MAX([.B375];[.D375];[.G375])-MAX([.A375];[.C375];[.E375])" office:value-type="float" office:value="1.32423210144043" calcext:value-type="float">
            <text:p>1.3242321014</text:p>
          </table:table-cell>
          <table:table-cell table:formula="of:=IF(ISBLANK([.E375]);&quot;&quot;;[.I375])" office:value-type="float" office:value="1.32423210144043" calcext:value-type="float">
            <text:p>1.3242321014</text:p>
          </table:table-cell>
          <table:table-cell table:formula="of:=IF(OR(ISBLANK([.E375]);[.I375]&lt;=0);&quot;&quot;;[.I375])" office:value-type="float" office:value="1.32423210144043" calcext:value-type="float">
            <text:p>1.32423210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7.5475" calcext:value-type="float">
            <text:p>1427749947.5475</text:p>
          </table:table-cell>
          <table:table-cell office:value-type="float" office:value="1427749948.5881" calcext:value-type="float">
            <text:p>1427749948.5881</text:p>
          </table:table-cell>
          <table:table-cell office:value-type="float" office:value="1427749948.68322" calcext:value-type="float">
            <text:p>1427749948.68322</text:p>
          </table:table-cell>
          <table:table-cell/>
          <table:table-cell table:formula="of:=MAX([.B376];[.D376];[.G376])-MAX([.A376];[.C376];[.E376])" office:value-type="float" office:value="1.13572096824646" calcext:value-type="float">
            <text:p>1.1357209682</text:p>
          </table:table-cell>
          <table:table-cell table:formula="of:=IF(ISBLANK([.E376]);&quot;&quot;;[.I376])" office:value-type="float" office:value="1.13572096824646" calcext:value-type="float">
            <text:p>1.1357209682</text:p>
          </table:table-cell>
          <table:table-cell table:formula="of:=IF(OR(ISBLANK([.E376]);[.I376]&lt;=0);&quot;&quot;;[.I376])" office:value-type="float" office:value="1.13572096824646" calcext:value-type="float">
            <text:p>1.13572096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48.99791" calcext:value-type="float">
            <text:p>1427749948.99791</text:p>
          </table:table-cell>
          <table:table-cell office:value-type="float" office:value="1427749950.65112" calcext:value-type="float">
            <text:p>1427749950.65112</text:p>
          </table:table-cell>
          <table:table-cell table:number-columns-repeated="4"/>
          <table:table-cell table:formula="of:=MAX([.B377];[.D377];[.G377])-MAX([.A377];[.C377];[.E377])" office:value-type="float" office:value="1.65321612358093" calcext:value-type="float">
            <text:p>1.6532161236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8.99791" calcext:value-type="float">
            <text:p>1427749948.99791</text:p>
          </table:table-cell>
          <table:table-cell office:value-type="float" office:value="1427749950.61609" calcext:value-type="float">
            <text:p>1427749950.61609</text:p>
          </table:table-cell>
          <table:table-cell office:value-type="float" office:value="1427749950.65112" calcext:value-type="float">
            <text:p>1427749950.65112</text:p>
          </table:table-cell>
          <table:table-cell/>
          <table:table-cell table:formula="of:=MAX([.B378];[.D378];[.G378])-MAX([.A378];[.C378];[.E378])" office:value-type="float" office:value="1.65320897102356" calcext:value-type="float">
            <text:p>1.653208971</text:p>
          </table:table-cell>
          <table:table-cell table:formula="of:=IF(ISBLANK([.E378]);&quot;&quot;;[.I378])" office:value-type="float" office:value="1.65320897102356" calcext:value-type="float">
            <text:p>1.653208971</text:p>
          </table:table-cell>
          <table:table-cell table:formula="of:=IF(OR(ISBLANK([.E378]);[.I378]&lt;=0);&quot;&quot;;[.I378])" office:value-type="float" office:value="1.65320897102356" calcext:value-type="float">
            <text:p>1.6532089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8.99977" calcext:value-type="float">
            <text:p>1427749948.99977</text:p>
          </table:table-cell>
          <table:table-cell office:value-type="float" office:value="1427749950.19509" calcext:value-type="float">
            <text:p>1427749950.19509</text:p>
          </table:table-cell>
          <table:table-cell office:value-type="float" office:value="1427749950.27629" calcext:value-type="float">
            <text:p>1427749950.27629</text:p>
          </table:table-cell>
          <table:table-cell/>
          <table:table-cell table:formula="of:=MAX([.B379];[.D379];[.G379])-MAX([.A379];[.C379];[.E379])" office:value-type="float" office:value="1.27652096748352" calcext:value-type="float">
            <text:p>1.2765209675</text:p>
          </table:table-cell>
          <table:table-cell table:formula="of:=IF(ISBLANK([.E379]);&quot;&quot;;[.I379])" office:value-type="float" office:value="1.27652096748352" calcext:value-type="float">
            <text:p>1.2765209675</text:p>
          </table:table-cell>
          <table:table-cell table:formula="of:=IF(OR(ISBLANK([.E379]);[.I379]&lt;=0);&quot;&quot;;[.I379])" office:value-type="float" office:value="1.27652096748352" calcext:value-type="float">
            <text:p>1.27652096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107" calcext:value-type="float">
            <text:p>1427749949.00107</text:p>
          </table:table-cell>
          <table:table-cell office:value-type="float" office:value="1427749950.3565" calcext:value-type="float">
            <text:p>1427749950.3565</text:p>
          </table:table-cell>
          <table:table-cell office:value-type="float" office:value="1427749950.43976" calcext:value-type="float">
            <text:p>1427749950.43976</text:p>
          </table:table-cell>
          <table:table-cell/>
          <table:table-cell table:formula="of:=MAX([.B380];[.D380];[.G380])-MAX([.A380];[.C380];[.E380])" office:value-type="float" office:value="1.43869280815125" calcext:value-type="float">
            <text:p>1.4386928082</text:p>
          </table:table-cell>
          <table:table-cell table:formula="of:=IF(ISBLANK([.E380]);&quot;&quot;;[.I380])" office:value-type="float" office:value="1.43869280815125" calcext:value-type="float">
            <text:p>1.4386928082</text:p>
          </table:table-cell>
          <table:table-cell table:formula="of:=IF(OR(ISBLANK([.E380]);[.I380]&lt;=0);&quot;&quot;;[.I380])" office:value-type="float" office:value="1.43869280815125" calcext:value-type="float">
            <text:p>1.43869280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237" calcext:value-type="float">
            <text:p>1427749949.00237</text:p>
          </table:table-cell>
          <table:table-cell office:value-type="float" office:value="1427749950.35656" calcext:value-type="float">
            <text:p>1427749950.35656</text:p>
          </table:table-cell>
          <table:table-cell office:value-type="float" office:value="1427749950.4398" calcext:value-type="float">
            <text:p>1427749950.4398</text:p>
          </table:table-cell>
          <table:table-cell/>
          <table:table-cell table:formula="of:=MAX([.B381];[.D381];[.G381])-MAX([.A381];[.C381];[.E381])" office:value-type="float" office:value="1.43743181228638" calcext:value-type="float">
            <text:p>1.4374318123</text:p>
          </table:table-cell>
          <table:table-cell table:formula="of:=IF(ISBLANK([.E381]);&quot;&quot;;[.I381])" office:value-type="float" office:value="1.43743181228638" calcext:value-type="float">
            <text:p>1.4374318123</text:p>
          </table:table-cell>
          <table:table-cell table:formula="of:=IF(OR(ISBLANK([.E381]);[.I381]&lt;=0);&quot;&quot;;[.I381])" office:value-type="float" office:value="1.43743181228638" calcext:value-type="float">
            <text:p>1.43743181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371" calcext:value-type="float">
            <text:p>1427749949.00371</text:p>
          </table:table-cell>
          <table:table-cell office:value-type="float" office:value="1427749950.52193" calcext:value-type="float">
            <text:p>1427749950.52193</text:p>
          </table:table-cell>
          <table:table-cell office:value-type="float" office:value="1427749950.56426" calcext:value-type="float">
            <text:p>1427749950.56426</text:p>
          </table:table-cell>
          <table:table-cell/>
          <table:table-cell table:formula="of:=MAX([.B382];[.D382];[.G382])-MAX([.A382];[.C382];[.E382])" office:value-type="float" office:value="1.56054902076721" calcext:value-type="float">
            <text:p>1.5605490208</text:p>
          </table:table-cell>
          <table:table-cell table:formula="of:=IF(ISBLANK([.E382]);&quot;&quot;;[.I382])" office:value-type="float" office:value="1.56054902076721" calcext:value-type="float">
            <text:p>1.5605490208</text:p>
          </table:table-cell>
          <table:table-cell table:formula="of:=IF(OR(ISBLANK([.E382]);[.I382]&lt;=0);&quot;&quot;;[.I382])" office:value-type="float" office:value="1.56054902076721" calcext:value-type="float">
            <text:p>1.56054902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476" calcext:value-type="float">
            <text:p>1427749949.00476</text:p>
          </table:table-cell>
          <table:table-cell office:value-type="float" office:value="1427749950.53238" calcext:value-type="float">
            <text:p>1427749950.53238</text:p>
          </table:table-cell>
          <table:table-cell office:value-type="float" office:value="1427749950.56744" calcext:value-type="float">
            <text:p>1427749950.56744</text:p>
          </table:table-cell>
          <table:table-cell/>
          <table:table-cell table:formula="of:=MAX([.B383];[.D383];[.G383])-MAX([.A383];[.C383];[.E383])" office:value-type="float" office:value="1.56267499923706" calcext:value-type="float">
            <text:p>1.5626749992</text:p>
          </table:table-cell>
          <table:table-cell table:formula="of:=IF(ISBLANK([.E383]);&quot;&quot;;[.I383])" office:value-type="float" office:value="1.56267499923706" calcext:value-type="float">
            <text:p>1.5626749992</text:p>
          </table:table-cell>
          <table:table-cell table:formula="of:=IF(OR(ISBLANK([.E383]);[.I383]&lt;=0);&quot;&quot;;[.I383])" office:value-type="float" office:value="1.56267499923706" calcext:value-type="float">
            <text:p>1.5626749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583" calcext:value-type="float">
            <text:p>1427749949.00583</text:p>
          </table:table-cell>
          <table:table-cell office:value-type="float" office:value="1427749950.52202" calcext:value-type="float">
            <text:p>1427749950.52202</text:p>
          </table:table-cell>
          <table:table-cell office:value-type="float" office:value="1427749950.55884" calcext:value-type="float">
            <text:p>1427749950.55884</text:p>
          </table:table-cell>
          <table:table-cell/>
          <table:table-cell table:formula="of:=MAX([.B384];[.D384];[.G384])-MAX([.A384];[.C384];[.E384])" office:value-type="float" office:value="1.55300688743591" calcext:value-type="float">
            <text:p>1.5530068874</text:p>
          </table:table-cell>
          <table:table-cell table:formula="of:=IF(ISBLANK([.E384]);&quot;&quot;;[.I384])" office:value-type="float" office:value="1.55300688743591" calcext:value-type="float">
            <text:p>1.5530068874</text:p>
          </table:table-cell>
          <table:table-cell table:formula="of:=IF(OR(ISBLANK([.E384]);[.I384]&lt;=0);&quot;&quot;;[.I384])" office:value-type="float" office:value="1.55300688743591" calcext:value-type="float">
            <text:p>1.55300688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691" calcext:value-type="float">
            <text:p>1427749949.00691</text:p>
          </table:table-cell>
          <table:table-cell office:value-type="float" office:value="1427749949.83969" calcext:value-type="float">
            <text:p>1427749949.83969</text:p>
          </table:table-cell>
          <table:table-cell office:value-type="float" office:value="1427749950.11188" calcext:value-type="float">
            <text:p>1427749950.11188</text:p>
          </table:table-cell>
          <table:table-cell/>
          <table:table-cell table:formula="of:=MAX([.B385];[.D385];[.G385])-MAX([.A385];[.C385];[.E385])" office:value-type="float" office:value="1.10497403144836" calcext:value-type="float">
            <text:p>1.1049740314</text:p>
          </table:table-cell>
          <table:table-cell table:formula="of:=IF(ISBLANK([.E385]);&quot;&quot;;[.I385])" office:value-type="float" office:value="1.10497403144836" calcext:value-type="float">
            <text:p>1.1049740314</text:p>
          </table:table-cell>
          <table:table-cell table:formula="of:=IF(OR(ISBLANK([.E385]);[.I385]&lt;=0);&quot;&quot;;[.I385])" office:value-type="float" office:value="1.10497403144836" calcext:value-type="float">
            <text:p>1.10497403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783" calcext:value-type="float">
            <text:p>1427749949.00783</text:p>
          </table:table-cell>
          <table:table-cell office:value-type="float" office:value="1427749950.02642" calcext:value-type="float">
            <text:p>1427749950.02642</text:p>
          </table:table-cell>
          <table:table-cell office:value-type="float" office:value="1427749950.11192" calcext:value-type="float">
            <text:p>1427749950.11192</text:p>
          </table:table-cell>
          <table:table-cell/>
          <table:table-cell table:formula="of:=MAX([.B386];[.D386];[.G386])-MAX([.A386];[.C386];[.E386])" office:value-type="float" office:value="1.10408902168274" calcext:value-type="float">
            <text:p>1.1040890217</text:p>
          </table:table-cell>
          <table:table-cell table:formula="of:=IF(ISBLANK([.E386]);&quot;&quot;;[.I386])" office:value-type="float" office:value="1.10408902168274" calcext:value-type="float">
            <text:p>1.1040890217</text:p>
          </table:table-cell>
          <table:table-cell table:formula="of:=IF(OR(ISBLANK([.E386]);[.I386]&lt;=0);&quot;&quot;;[.I386])" office:value-type="float" office:value="1.10408902168274" calcext:value-type="float">
            <text:p>1.10408902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49.00831" calcext:value-type="float">
            <text:p>1427749949.00831</text:p>
          </table:table-cell>
          <table:table-cell office:value-type="float" office:value="1427749950.19516" calcext:value-type="float">
            <text:p>1427749950.19516</text:p>
          </table:table-cell>
          <table:table-cell office:value-type="float" office:value="1427749950.27632" calcext:value-type="float">
            <text:p>1427749950.27632</text:p>
          </table:table-cell>
          <table:table-cell/>
          <table:table-cell table:formula="of:=MAX([.B387];[.D387];[.G387])-MAX([.A387];[.C387];[.E387])" office:value-type="float" office:value="1.26801300048828" calcext:value-type="float">
            <text:p>1.2680130005</text:p>
          </table:table-cell>
          <table:table-cell table:formula="of:=IF(ISBLANK([.E387]);&quot;&quot;;[.I387])" office:value-type="float" office:value="1.26801300048828" calcext:value-type="float">
            <text:p>1.2680130005</text:p>
          </table:table-cell>
          <table:table-cell table:formula="of:=IF(OR(ISBLANK([.E387]);[.I387]&lt;=0);&quot;&quot;;[.I387])" office:value-type="float" office:value="1.26801300048828" calcext:value-type="float">
            <text:p>1.2680130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50.65113" calcext:value-type="float">
            <text:p>1427749950.65113</text:p>
          </table:table-cell>
          <table:table-cell office:value-type="float" office:value="1427749951.9454" calcext:value-type="float">
            <text:p>1427749951.9454</text:p>
          </table:table-cell>
          <table:table-cell table:number-columns-repeated="4"/>
          <table:table-cell table:formula="of:=MAX([.B388];[.D388];[.G388])-MAX([.A388];[.C388];[.E388])" office:value-type="float" office:value="1.29426097869873" calcext:value-type="float">
            <text:p>1.2942609787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114" calcext:value-type="float">
            <text:p>1427749950.65114</text:p>
          </table:table-cell>
          <table:table-cell office:value-type="float" office:value="1427749951.74117" calcext:value-type="float">
            <text:p>1427749951.74117</text:p>
          </table:table-cell>
          <table:table-cell office:value-type="float" office:value="1427749951.82473" calcext:value-type="float">
            <text:p>1427749951.82473</text:p>
          </table:table-cell>
          <table:table-cell/>
          <table:table-cell table:formula="of:=MAX([.B389];[.D389];[.G389])-MAX([.A389];[.C389];[.E389])" office:value-type="float" office:value="1.17358994483948" calcext:value-type="float">
            <text:p>1.1735899448</text:p>
          </table:table-cell>
          <table:table-cell table:formula="of:=IF(ISBLANK([.E389]);&quot;&quot;;[.I389])" office:value-type="float" office:value="1.17358994483948" calcext:value-type="float">
            <text:p>1.1735899448</text:p>
          </table:table-cell>
          <table:table-cell table:formula="of:=IF(OR(ISBLANK([.E389]);[.I389]&lt;=0);&quot;&quot;;[.I389])" office:value-type="float" office:value="1.17358994483948" calcext:value-type="float">
            <text:p>1.17358994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277" calcext:value-type="float">
            <text:p>1427749950.65277</text:p>
          </table:table-cell>
          <table:table-cell office:value-type="float" office:value="1427749951.91443" calcext:value-type="float">
            <text:p>1427749951.91443</text:p>
          </table:table-cell>
          <table:table-cell office:value-type="float" office:value="1427749951.94539" calcext:value-type="float">
            <text:p>1427749951.94539</text:p>
          </table:table-cell>
          <table:table-cell/>
          <table:table-cell table:formula="of:=MAX([.B390];[.D390];[.G390])-MAX([.A390];[.C390];[.E390])" office:value-type="float" office:value="1.29261898994446" calcext:value-type="float">
            <text:p>1.2926189899</text:p>
          </table:table-cell>
          <table:table-cell table:formula="of:=IF(ISBLANK([.E390]);&quot;&quot;;[.I390])" office:value-type="float" office:value="1.29261898994446" calcext:value-type="float">
            <text:p>1.2926189899</text:p>
          </table:table-cell>
          <table:table-cell table:formula="of:=IF(OR(ISBLANK([.E390]);[.I390]&lt;=0);&quot;&quot;;[.I390])" office:value-type="float" office:value="1.29261898994446" calcext:value-type="float">
            <text:p>1.29261898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338" calcext:value-type="float">
            <text:p>1427749950.65338</text:p>
          </table:table-cell>
          <table:table-cell office:value-type="float" office:value="1427749951.49562" calcext:value-type="float">
            <text:p>1427749951.49562</text:p>
          </table:table-cell>
          <table:table-cell office:value-type="float" office:value="1427749951.57754" calcext:value-type="float">
            <text:p>1427749951.57754</text:p>
          </table:table-cell>
          <table:table-cell/>
          <table:table-cell table:formula="of:=MAX([.B391];[.D391];[.G391])-MAX([.A391];[.C391];[.E391])" office:value-type="float" office:value="0.924160003662109" calcext:value-type="float">
            <text:p>0.9241600037</text:p>
          </table:table-cell>
          <table:table-cell table:formula="of:=IF(ISBLANK([.E391]);&quot;&quot;;[.I391])" office:value-type="float" office:value="0.924160003662109" calcext:value-type="float">
            <text:p>0.9241600037</text:p>
          </table:table-cell>
          <table:table-cell table:formula="of:=IF(OR(ISBLANK([.E391]);[.I391]&lt;=0);&quot;&quot;;[.I391])" office:value-type="float" office:value="0.924160003662109" calcext:value-type="float">
            <text:p>0.92416000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409" calcext:value-type="float">
            <text:p>1427749950.65409</text:p>
          </table:table-cell>
          <table:table-cell office:value-type="float" office:value="1427749951.32461" calcext:value-type="float">
            <text:p>1427749951.32461</text:p>
          </table:table-cell>
          <table:table-cell office:value-type="float" office:value="1427749951.40948" calcext:value-type="float">
            <text:p>1427749951.40948</text:p>
          </table:table-cell>
          <table:table-cell/>
          <table:table-cell table:formula="of:=MAX([.B392];[.D392];[.G392])-MAX([.A392];[.C392];[.E392])" office:value-type="float" office:value="0.755382061004639" calcext:value-type="float">
            <text:p>0.755382061</text:p>
          </table:table-cell>
          <table:table-cell table:formula="of:=IF(ISBLANK([.E392]);&quot;&quot;;[.I392])" office:value-type="float" office:value="0.755382061004639" calcext:value-type="float">
            <text:p>0.755382061</text:p>
          </table:table-cell>
          <table:table-cell table:formula="of:=IF(OR(ISBLANK([.E392]);[.I392]&lt;=0);&quot;&quot;;[.I392])" office:value-type="float" office:value="0.755382061004639" calcext:value-type="float">
            <text:p>0.755382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546" calcext:value-type="float">
            <text:p>1427749950.65546</text:p>
          </table:table-cell>
          <table:table-cell office:value-type="float" office:value="1427749951.83067" calcext:value-type="float">
            <text:p>1427749951.83067</text:p>
          </table:table-cell>
          <table:table-cell office:value-type="float" office:value="1427749951.86234" calcext:value-type="float">
            <text:p>1427749951.86234</text:p>
          </table:table-cell>
          <table:table-cell/>
          <table:table-cell table:formula="of:=MAX([.B393];[.D393];[.G393])-MAX([.A393];[.C393];[.E393])" office:value-type="float" office:value="1.2068829536438" calcext:value-type="float">
            <text:p>1.2068829536</text:p>
          </table:table-cell>
          <table:table-cell table:formula="of:=IF(ISBLANK([.E393]);&quot;&quot;;[.I393])" office:value-type="float" office:value="1.2068829536438" calcext:value-type="float">
            <text:p>1.2068829536</text:p>
          </table:table-cell>
          <table:table-cell table:formula="of:=IF(OR(ISBLANK([.E393]);[.I393]&lt;=0);&quot;&quot;;[.I393])" office:value-type="float" office:value="1.2068829536438" calcext:value-type="float">
            <text:p>1.20688295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679" calcext:value-type="float">
            <text:p>1427749950.65679</text:p>
          </table:table-cell>
          <table:table-cell office:value-type="float" office:value="1427749951.82482" calcext:value-type="float">
            <text:p>1427749951.82482</text:p>
          </table:table-cell>
          <table:table-cell office:value-type="float" office:value="1427749951.85553" calcext:value-type="float">
            <text:p>1427749951.85553</text:p>
          </table:table-cell>
          <table:table-cell/>
          <table:table-cell table:formula="of:=MAX([.B394];[.D394];[.G394])-MAX([.A394];[.C394];[.E394])" office:value-type="float" office:value="1.19874000549316" calcext:value-type="float">
            <text:p>1.1987400055</text:p>
          </table:table-cell>
          <table:table-cell table:formula="of:=IF(ISBLANK([.E394]);&quot;&quot;;[.I394])" office:value-type="float" office:value="1.19874000549316" calcext:value-type="float">
            <text:p>1.1987400055</text:p>
          </table:table-cell>
          <table:table-cell table:formula="of:=IF(OR(ISBLANK([.E394]);[.I394]&lt;=0);&quot;&quot;;[.I394])" office:value-type="float" office:value="1.19874000549316" calcext:value-type="float">
            <text:p>1.19874000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812" calcext:value-type="float">
            <text:p>1427749950.65812</text:p>
          </table:table-cell>
          <table:table-cell office:value-type="float" office:value="1427749951.82469" calcext:value-type="float">
            <text:p>1427749951.82469</text:p>
          </table:table-cell>
          <table:table-cell office:value-type="float" office:value="1427749951.85938" calcext:value-type="float">
            <text:p>1427749951.85938</text:p>
          </table:table-cell>
          <table:table-cell/>
          <table:table-cell table:formula="of:=MAX([.B395];[.D395];[.G395])-MAX([.A395];[.C395];[.E395])" office:value-type="float" office:value="1.20125484466553" calcext:value-type="float">
            <text:p>1.2012548447</text:p>
          </table:table-cell>
          <table:table-cell table:formula="of:=IF(ISBLANK([.E395]);&quot;&quot;;[.I395])" office:value-type="float" office:value="1.20125484466553" calcext:value-type="float">
            <text:p>1.2012548447</text:p>
          </table:table-cell>
          <table:table-cell table:formula="of:=IF(OR(ISBLANK([.E395]);[.I395]&lt;=0);&quot;&quot;;[.I395])" office:value-type="float" office:value="1.20125484466553" calcext:value-type="float">
            <text:p>1.20125484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5943" calcext:value-type="float">
            <text:p>1427749950.65943</text:p>
          </table:table-cell>
          <table:table-cell office:value-type="float" office:value="1427749951.49555" calcext:value-type="float">
            <text:p>1427749951.49555</text:p>
          </table:table-cell>
          <table:table-cell office:value-type="float" office:value="1427749951.57751" calcext:value-type="float">
            <text:p>1427749951.57751</text:p>
          </table:table-cell>
          <table:table-cell/>
          <table:table-cell table:formula="of:=MAX([.B396];[.D396];[.G396])-MAX([.A396];[.C396];[.E396])" office:value-type="float" office:value="0.918078184127808" calcext:value-type="float">
            <text:p>0.9180781841</text:p>
          </table:table-cell>
          <table:table-cell table:formula="of:=IF(ISBLANK([.E396]);&quot;&quot;;[.I396])" office:value-type="float" office:value="0.918078184127808" calcext:value-type="float">
            <text:p>0.9180781841</text:p>
          </table:table-cell>
          <table:table-cell table:formula="of:=IF(OR(ISBLANK([.E396]);[.I396]&lt;=0);&quot;&quot;;[.I396])" office:value-type="float" office:value="0.918078184127808" calcext:value-type="float">
            <text:p>0.91807818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6073" calcext:value-type="float">
            <text:p>1427749950.66073</text:p>
          </table:table-cell>
          <table:table-cell office:value-type="float" office:value="1427749951.65918" calcext:value-type="float">
            <text:p>1427749951.65918</text:p>
          </table:table-cell>
          <table:table-cell office:value-type="float" office:value="1427749951.74121" calcext:value-type="float">
            <text:p>1427749951.74121</text:p>
          </table:table-cell>
          <table:table-cell/>
          <table:table-cell table:formula="of:=MAX([.B397];[.D397];[.G397])-MAX([.A397];[.C397];[.E397])" office:value-type="float" office:value="1.080482006073" calcext:value-type="float">
            <text:p>1.0804820061</text:p>
          </table:table-cell>
          <table:table-cell table:formula="of:=IF(ISBLANK([.E397]);&quot;&quot;;[.I397])" office:value-type="float" office:value="1.080482006073" calcext:value-type="float">
            <text:p>1.0804820061</text:p>
          </table:table-cell>
          <table:table-cell table:formula="of:=IF(OR(ISBLANK([.E397]);[.I397]&lt;=0);&quot;&quot;;[.I397])" office:value-type="float" office:value="1.080482006073" calcext:value-type="float">
            <text:p>1.0804820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0.66203" calcext:value-type="float">
            <text:p>1427749950.66203</text:p>
          </table:table-cell>
          <table:table-cell office:value-type="float" office:value="1427749951.4094" calcext:value-type="float">
            <text:p>1427749951.4094</text:p>
          </table:table-cell>
          <table:table-cell office:value-type="float" office:value="1427749951.49566" calcext:value-type="float">
            <text:p>1427749951.49566</text:p>
          </table:table-cell>
          <table:table-cell/>
          <table:table-cell table:formula="of:=MAX([.B398];[.D398];[.G398])-MAX([.A398];[.C398];[.E398])" office:value-type="float" office:value="0.833635091781616" calcext:value-type="float">
            <text:p>0.8336350918</text:p>
          </table:table-cell>
          <table:table-cell table:formula="of:=IF(ISBLANK([.E398]);&quot;&quot;;[.I398])" office:value-type="float" office:value="0.833635091781616" calcext:value-type="float">
            <text:p>0.8336350918</text:p>
          </table:table-cell>
          <table:table-cell table:formula="of:=IF(OR(ISBLANK([.E398]);[.I398]&lt;=0);&quot;&quot;;[.I398])" office:value-type="float" office:value="0.833635091781616" calcext:value-type="float">
            <text:p>0.83363509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51.94542" calcext:value-type="float">
            <text:p>1427749951.94542</text:p>
          </table:table-cell>
          <table:table-cell office:value-type="float" office:value="1427749953.41098" calcext:value-type="float">
            <text:p>1427749953.41098</text:p>
          </table:table-cell>
          <table:table-cell table:number-columns-repeated="4"/>
          <table:table-cell table:formula="of:=MAX([.B399];[.D399];[.G399])-MAX([.A399];[.C399];[.E399])" office:value-type="float" office:value="1.46556806564331" calcext:value-type="float">
            <text:p>1.4655680656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4542" calcext:value-type="float">
            <text:p>1427749951.94542</text:p>
          </table:table-cell>
          <table:table-cell office:value-type="float" office:value="1427749953.19149" calcext:value-type="float">
            <text:p>1427749953.19149</text:p>
          </table:table-cell>
          <table:table-cell office:value-type="float" office:value="1427749953.2863" calcext:value-type="float">
            <text:p>1427749953.2863</text:p>
          </table:table-cell>
          <table:table-cell/>
          <table:table-cell table:formula="of:=MAX([.B400];[.D400];[.G400])-MAX([.A400];[.C400];[.E400])" office:value-type="float" office:value="1.3408830165863" calcext:value-type="float">
            <text:p>1.3408830166</text:p>
          </table:table-cell>
          <table:table-cell table:formula="of:=IF(ISBLANK([.E400]);&quot;&quot;;[.I400])" office:value-type="float" office:value="1.3408830165863" calcext:value-type="float">
            <text:p>1.3408830166</text:p>
          </table:table-cell>
          <table:table-cell table:formula="of:=IF(OR(ISBLANK([.E400]);[.I400]&lt;=0);&quot;&quot;;[.I400])" office:value-type="float" office:value="1.3408830165863" calcext:value-type="float">
            <text:p>1.34088301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496" calcext:value-type="float">
            <text:p>1427749951.9496</text:p>
          </table:table-cell>
          <table:table-cell office:value-type="float" office:value="1427749953.28627" calcext:value-type="float">
            <text:p>1427749953.28627</text:p>
          </table:table-cell>
          <table:table-cell office:value-type="float" office:value="1427749953.32338" calcext:value-type="float">
            <text:p>1427749953.32338</text:p>
          </table:table-cell>
          <table:table-cell/>
          <table:table-cell table:formula="of:=MAX([.B401];[.D401];[.G401])-MAX([.A401];[.C401];[.E401])" office:value-type="float" office:value="1.37378215789795" calcext:value-type="float">
            <text:p>1.3737821579</text:p>
          </table:table-cell>
          <table:table-cell table:formula="of:=IF(ISBLANK([.E401]);&quot;&quot;;[.I401])" office:value-type="float" office:value="1.37378215789795" calcext:value-type="float">
            <text:p>1.3737821579</text:p>
          </table:table-cell>
          <table:table-cell table:formula="of:=IF(OR(ISBLANK([.E401]);[.I401]&lt;=0);&quot;&quot;;[.I401])" office:value-type="float" office:value="1.37378215789795" calcext:value-type="float">
            <text:p>1.37378215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035" calcext:value-type="float">
            <text:p>1427749951.95035</text:p>
          </table:table-cell>
          <table:table-cell office:value-type="float" office:value="1427749953.01497" calcext:value-type="float">
            <text:p>1427749953.01497</text:p>
          </table:table-cell>
          <table:table-cell office:value-type="float" office:value="1427749953.09596" calcext:value-type="float">
            <text:p>1427749953.09596</text:p>
          </table:table-cell>
          <table:table-cell/>
          <table:table-cell table:formula="of:=MAX([.B402];[.D402];[.G402])-MAX([.A402];[.C402];[.E402])" office:value-type="float" office:value="1.14561796188355" calcext:value-type="float">
            <text:p>1.1456179619</text:p>
          </table:table-cell>
          <table:table-cell table:formula="of:=IF(ISBLANK([.E402]);&quot;&quot;;[.I402])" office:value-type="float" office:value="1.14561796188355" calcext:value-type="float">
            <text:p>1.1456179619</text:p>
          </table:table-cell>
          <table:table-cell table:formula="of:=IF(OR(ISBLANK([.E402]);[.I402]&lt;=0);&quot;&quot;;[.I402])" office:value-type="float" office:value="1.14561796188355" calcext:value-type="float">
            <text:p>1.14561796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115" calcext:value-type="float">
            <text:p>1427749951.95115</text:p>
          </table:table-cell>
          <table:table-cell office:value-type="float" office:value="1427749952.63273" calcext:value-type="float">
            <text:p>1427749952.63273</text:p>
          </table:table-cell>
          <table:table-cell office:value-type="float" office:value="1427749952.72963" calcext:value-type="float">
            <text:p>1427749952.72963</text:p>
          </table:table-cell>
          <table:table-cell/>
          <table:table-cell table:formula="of:=MAX([.B403];[.D403];[.G403])-MAX([.A403];[.C403];[.E403])" office:value-type="float" office:value="0.778475999832153" calcext:value-type="float">
            <text:p>0.7784759998</text:p>
          </table:table-cell>
          <table:table-cell table:formula="of:=IF(ISBLANK([.E403]);&quot;&quot;;[.I403])" office:value-type="float" office:value="0.778475999832153" calcext:value-type="float">
            <text:p>0.7784759998</text:p>
          </table:table-cell>
          <table:table-cell table:formula="of:=IF(OR(ISBLANK([.E403]);[.I403]&lt;=0);&quot;&quot;;[.I403])" office:value-type="float" office:value="0.778475999832153" calcext:value-type="float">
            <text:p>0.77847599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205" calcext:value-type="float">
            <text:p>1427749951.95205</text:p>
          </table:table-cell>
          <table:table-cell office:value-type="float" office:value="1427749953.19155" calcext:value-type="float">
            <text:p>1427749953.19155</text:p>
          </table:table-cell>
          <table:table-cell office:value-type="float" office:value="1427749953.28633" calcext:value-type="float">
            <text:p>1427749953.28633</text:p>
          </table:table-cell>
          <table:table-cell/>
          <table:table-cell table:formula="of:=MAX([.B404];[.D404];[.G404])-MAX([.A404];[.C404];[.E404])" office:value-type="float" office:value="1.33427906036377" calcext:value-type="float">
            <text:p>1.3342790604</text:p>
          </table:table-cell>
          <table:table-cell table:formula="of:=IF(ISBLANK([.E404]);&quot;&quot;;[.I404])" office:value-type="float" office:value="1.33427906036377" calcext:value-type="float">
            <text:p>1.3342790604</text:p>
          </table:table-cell>
          <table:table-cell table:formula="of:=IF(OR(ISBLANK([.E404]);[.I404]&lt;=0);&quot;&quot;;[.I404])" office:value-type="float" office:value="1.33427906036377" calcext:value-type="float">
            <text:p>1.33427906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293" calcext:value-type="float">
            <text:p>1427749951.95293</text:p>
          </table:table-cell>
          <table:table-cell office:value-type="float" office:value="1427749953.19161" calcext:value-type="float">
            <text:p>1427749953.19161</text:p>
          </table:table-cell>
          <table:table-cell office:value-type="float" office:value="1427749953.28636" calcext:value-type="float">
            <text:p>1427749953.28636</text:p>
          </table:table-cell>
          <table:table-cell/>
          <table:table-cell table:formula="of:=MAX([.B405];[.D405];[.G405])-MAX([.A405];[.C405];[.E405])" office:value-type="float" office:value="1.33343291282654" calcext:value-type="float">
            <text:p>1.3334329128</text:p>
          </table:table-cell>
          <table:table-cell table:formula="of:=IF(ISBLANK([.E405]);&quot;&quot;;[.I405])" office:value-type="float" office:value="1.33343291282654" calcext:value-type="float">
            <text:p>1.3334329128</text:p>
          </table:table-cell>
          <table:table-cell table:formula="of:=IF(OR(ISBLANK([.E405]);[.I405]&lt;=0);&quot;&quot;;[.I405])" office:value-type="float" office:value="1.33343291282654" calcext:value-type="float">
            <text:p>1.3334329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378" calcext:value-type="float">
            <text:p>1427749951.95378</text:p>
          </table:table-cell>
          <table:table-cell office:value-type="float" office:value="1427749953.37701" calcext:value-type="float">
            <text:p>1427749953.37701</text:p>
          </table:table-cell>
          <table:table-cell office:value-type="float" office:value="1427749953.41098" calcext:value-type="float">
            <text:p>1427749953.41098</text:p>
          </table:table-cell>
          <table:table-cell/>
          <table:table-cell table:formula="of:=MAX([.B406];[.D406];[.G406])-MAX([.A406];[.C406];[.E406])" office:value-type="float" office:value="1.45719289779663" calcext:value-type="float">
            <text:p>1.4571928978</text:p>
          </table:table-cell>
          <table:table-cell table:formula="of:=IF(ISBLANK([.E406]);&quot;&quot;;[.I406])" office:value-type="float" office:value="1.45719289779663" calcext:value-type="float">
            <text:p>1.4571928978</text:p>
          </table:table-cell>
          <table:table-cell table:formula="of:=IF(OR(ISBLANK([.E406]);[.I406]&lt;=0);&quot;&quot;;[.I406])" office:value-type="float" office:value="1.45719289779663" calcext:value-type="float">
            <text:p>1.45719289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459" calcext:value-type="float">
            <text:p>1427749951.95459</text:p>
          </table:table-cell>
          <table:table-cell office:value-type="float" office:value="1427749952.72969" calcext:value-type="float">
            <text:p>1427749952.72969</text:p>
          </table:table-cell>
          <table:table-cell office:value-type="float" office:value="1427749953.28642" calcext:value-type="float">
            <text:p>1427749953.28642</text:p>
          </table:table-cell>
          <table:table-cell/>
          <table:table-cell table:formula="of:=MAX([.B407];[.D407];[.G407])-MAX([.A407];[.C407];[.E407])" office:value-type="float" office:value="1.3318350315094" calcext:value-type="float">
            <text:p>1.3318350315</text:p>
          </table:table-cell>
          <table:table-cell table:formula="of:=IF(ISBLANK([.E407]);&quot;&quot;;[.I407])" office:value-type="float" office:value="1.3318350315094" calcext:value-type="float">
            <text:p>1.3318350315</text:p>
          </table:table-cell>
          <table:table-cell table:formula="of:=IF(OR(ISBLANK([.E407]);[.I407]&lt;=0);&quot;&quot;;[.I407])" office:value-type="float" office:value="1.3318350315094" calcext:value-type="float">
            <text:p>1.33183503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544" calcext:value-type="float">
            <text:p>1427749951.95544</text:p>
          </table:table-cell>
          <table:table-cell office:value-type="float" office:value="1427749952.54007" calcext:value-type="float">
            <text:p>1427749952.54007</text:p>
          </table:table-cell>
          <table:table-cell office:value-type="float" office:value="1427749952.72911" calcext:value-type="float">
            <text:p>1427749952.72911</text:p>
          </table:table-cell>
          <table:table-cell/>
          <table:table-cell table:formula="of:=MAX([.B408];[.D408];[.G408])-MAX([.A408];[.C408];[.E408])" office:value-type="float" office:value="0.773669004440308" calcext:value-type="float">
            <text:p>0.7736690044</text:p>
          </table:table-cell>
          <table:table-cell table:formula="of:=IF(ISBLANK([.E408]);&quot;&quot;;[.I408])" office:value-type="float" office:value="0.773669004440308" calcext:value-type="float">
            <text:p>0.7736690044</text:p>
          </table:table-cell>
          <table:table-cell table:formula="of:=IF(OR(ISBLANK([.E408]);[.I408]&lt;=0);&quot;&quot;;[.I408])" office:value-type="float" office:value="0.773669004440308" calcext:value-type="float">
            <text:p>0.77366900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1.95626" calcext:value-type="float">
            <text:p>1427749951.95626</text:p>
          </table:table-cell>
          <table:table-cell office:value-type="float" office:value="1427749952.92175" calcext:value-type="float">
            <text:p>1427749952.92175</text:p>
          </table:table-cell>
          <table:table-cell office:value-type="float" office:value="1427749953.01501" calcext:value-type="float">
            <text:p>1427749953.01501</text:p>
          </table:table-cell>
          <table:table-cell/>
          <table:table-cell table:formula="of:=MAX([.B409];[.D409];[.G409])-MAX([.A409];[.C409];[.E409])" office:value-type="float" office:value="1.05875587463379" calcext:value-type="float">
            <text:p>1.0587558746</text:p>
          </table:table-cell>
          <table:table-cell table:formula="of:=IF(ISBLANK([.E409]);&quot;&quot;;[.I409])" office:value-type="float" office:value="1.05875587463379" calcext:value-type="float">
            <text:p>1.0587558746</text:p>
          </table:table-cell>
          <table:table-cell table:formula="of:=IF(OR(ISBLANK([.E409]);[.I409]&lt;=0);&quot;&quot;;[.I409])" office:value-type="float" office:value="1.05875587463379" calcext:value-type="float">
            <text:p>1.05875587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53.411" calcext:value-type="float">
            <text:p>1427749953.411</text:p>
          </table:table-cell>
          <table:table-cell office:value-type="float" office:value="1427749954.7973" calcext:value-type="float">
            <text:p>1427749954.7973</text:p>
          </table:table-cell>
          <table:table-cell table:number-columns-repeated="4"/>
          <table:table-cell table:formula="of:=MAX([.B410];[.D410];[.G410])-MAX([.A410];[.C410];[.E410])" office:value-type="float" office:value="1.3863000869751" calcext:value-type="float">
            <text:p>1.386300087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11" calcext:value-type="float">
            <text:p>1427749953.411</text:p>
          </table:table-cell>
          <table:table-cell office:value-type="float" office:value="1427749954.67418" calcext:value-type="float">
            <text:p>1427749954.67418</text:p>
          </table:table-cell>
          <table:table-cell office:value-type="float" office:value="1427749954.7114" calcext:value-type="float">
            <text:p>1427749954.7114</text:p>
          </table:table-cell>
          <table:table-cell/>
          <table:table-cell table:formula="of:=MAX([.B411];[.D411];[.G411])-MAX([.A411];[.C411];[.E411])" office:value-type="float" office:value="1.30040097236633" calcext:value-type="float">
            <text:p>1.3004009724</text:p>
          </table:table-cell>
          <table:table-cell table:formula="of:=IF(ISBLANK([.E411]);&quot;&quot;;[.I411])" office:value-type="float" office:value="1.30040097236633" calcext:value-type="float">
            <text:p>1.3004009724</text:p>
          </table:table-cell>
          <table:table-cell table:formula="of:=IF(OR(ISBLANK([.E411]);[.I411]&lt;=0);&quot;&quot;;[.I411])" office:value-type="float" office:value="1.30040097236633" calcext:value-type="float">
            <text:p>1.30040097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1242" calcext:value-type="float">
            <text:p>1427749953.41242</text:p>
          </table:table-cell>
          <table:table-cell office:value-type="float" office:value="1427749954.76265" calcext:value-type="float">
            <text:p>1427749954.76265</text:p>
          </table:table-cell>
          <table:table-cell office:value-type="float" office:value="1427749954.79729" calcext:value-type="float">
            <text:p>1427749954.79729</text:p>
          </table:table-cell>
          <table:table-cell/>
          <table:table-cell table:formula="of:=MAX([.B412];[.D412];[.G412])-MAX([.A412];[.C412];[.E412])" office:value-type="float" office:value="1.38487100601196" calcext:value-type="float">
            <text:p>1.384871006</text:p>
          </table:table-cell>
          <table:table-cell table:formula="of:=IF(ISBLANK([.E412]);&quot;&quot;;[.I412])" office:value-type="float" office:value="1.38487100601196" calcext:value-type="float">
            <text:p>1.384871006</text:p>
          </table:table-cell>
          <table:table-cell table:formula="of:=IF(OR(ISBLANK([.E412]);[.I412]&lt;=0);&quot;&quot;;[.I412])" office:value-type="float" office:value="1.38487100601196" calcext:value-type="float">
            <text:p>1.3848710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1385" calcext:value-type="float">
            <text:p>1427749953.41385</text:p>
          </table:table-cell>
          <table:table-cell office:value-type="float" office:value="1427749954.67114" calcext:value-type="float">
            <text:p>1427749954.67114</text:p>
          </table:table-cell>
          <table:table-cell office:value-type="float" office:value="1427749954.70322" calcext:value-type="float">
            <text:p>1427749954.70322</text:p>
          </table:table-cell>
          <table:table-cell/>
          <table:table-cell table:formula="of:=MAX([.B413];[.D413];[.G413])-MAX([.A413];[.C413];[.E413])" office:value-type="float" office:value="1.28937101364136" calcext:value-type="float">
            <text:p>1.2893710136</text:p>
          </table:table-cell>
          <table:table-cell table:formula="of:=IF(ISBLANK([.E413]);&quot;&quot;;[.I413])" office:value-type="float" office:value="1.28937101364136" calcext:value-type="float">
            <text:p>1.2893710136</text:p>
          </table:table-cell>
          <table:table-cell table:formula="of:=IF(OR(ISBLANK([.E413]);[.I413]&lt;=0);&quot;&quot;;[.I413])" office:value-type="float" office:value="1.28937101364136" calcext:value-type="float">
            <text:p>1.28937101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1521" calcext:value-type="float">
            <text:p>1427749953.41521</text:p>
          </table:table-cell>
          <table:table-cell office:value-type="float" office:value="1427749954.22568" calcext:value-type="float">
            <text:p>1427749954.22568</text:p>
          </table:table-cell>
          <table:table-cell office:value-type="float" office:value="1427749954.34593" calcext:value-type="float">
            <text:p>1427749954.34593</text:p>
          </table:table-cell>
          <table:table-cell/>
          <table:table-cell table:formula="of:=MAX([.B414];[.D414];[.G414])-MAX([.A414];[.C414];[.E414])" office:value-type="float" office:value="0.930726051330566" calcext:value-type="float">
            <text:p>0.9307260513</text:p>
          </table:table-cell>
          <table:table-cell table:formula="of:=IF(ISBLANK([.E414]);&quot;&quot;;[.I414])" office:value-type="float" office:value="0.930726051330566" calcext:value-type="float">
            <text:p>0.9307260513</text:p>
          </table:table-cell>
          <table:table-cell table:formula="of:=IF(OR(ISBLANK([.E414]);[.I414]&lt;=0);&quot;&quot;;[.I414])" office:value-type="float" office:value="0.930726051330566" calcext:value-type="float">
            <text:p>0.93072605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165" calcext:value-type="float">
            <text:p>1427749953.4165</text:p>
          </table:table-cell>
          <table:table-cell office:value-type="float" office:value="1427749954.42636" calcext:value-type="float">
            <text:p>1427749954.42636</text:p>
          </table:table-cell>
          <table:table-cell office:value-type="float" office:value="1427749954.51016" calcext:value-type="float">
            <text:p>1427749954.51016</text:p>
          </table:table-cell>
          <table:table-cell/>
          <table:table-cell table:formula="of:=MAX([.B415];[.D415];[.G415])-MAX([.A415];[.C415];[.E415])" office:value-type="float" office:value="1.09365701675415" calcext:value-type="float">
            <text:p>1.0936570168</text:p>
          </table:table-cell>
          <table:table-cell table:formula="of:=IF(ISBLANK([.E415]);&quot;&quot;;[.I415])" office:value-type="float" office:value="1.09365701675415" calcext:value-type="float">
            <text:p>1.0936570168</text:p>
          </table:table-cell>
          <table:table-cell table:formula="of:=IF(OR(ISBLANK([.E415]);[.I415]&lt;=0);&quot;&quot;;[.I415])" office:value-type="float" office:value="1.09365701675415" calcext:value-type="float">
            <text:p>1.09365701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1805" calcext:value-type="float">
            <text:p>1427749953.41805</text:p>
          </table:table-cell>
          <table:table-cell office:value-type="float" office:value="1427749954.42642" calcext:value-type="float">
            <text:p>1427749954.42642</text:p>
          </table:table-cell>
          <table:table-cell office:value-type="float" office:value="1427749954.51019" calcext:value-type="float">
            <text:p>1427749954.51019</text:p>
          </table:table-cell>
          <table:table-cell/>
          <table:table-cell table:formula="of:=MAX([.B416];[.D416];[.G416])-MAX([.A416];[.C416];[.E416])" office:value-type="float" office:value="1.09214496612549" calcext:value-type="float">
            <text:p>1.0921449661</text:p>
          </table:table-cell>
          <table:table-cell table:formula="of:=IF(ISBLANK([.E416]);&quot;&quot;;[.I416])" office:value-type="float" office:value="1.09214496612549" calcext:value-type="float">
            <text:p>1.0921449661</text:p>
          </table:table-cell>
          <table:table-cell table:formula="of:=IF(OR(ISBLANK([.E416]);[.I416]&lt;=0);&quot;&quot;;[.I416])" office:value-type="float" office:value="1.09214496612549" calcext:value-type="float">
            <text:p>1.09214496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2002" calcext:value-type="float">
            <text:p>1427749953.42002</text:p>
          </table:table-cell>
          <table:table-cell office:value-type="float" office:value="1427749954.34587" calcext:value-type="float">
            <text:p>1427749954.34587</text:p>
          </table:table-cell>
          <table:table-cell office:value-type="float" office:value="1427749954.42646" calcext:value-type="float">
            <text:p>1427749954.42646</text:p>
          </table:table-cell>
          <table:table-cell/>
          <table:table-cell table:formula="of:=MAX([.B417];[.D417];[.G417])-MAX([.A417];[.C417];[.E417])" office:value-type="float" office:value="1.00643992424011" calcext:value-type="float">
            <text:p>1.0064399242</text:p>
          </table:table-cell>
          <table:table-cell table:formula="of:=IF(ISBLANK([.E417]);&quot;&quot;;[.I417])" office:value-type="float" office:value="1.00643992424011" calcext:value-type="float">
            <text:p>1.0064399242</text:p>
          </table:table-cell>
          <table:table-cell table:formula="of:=IF(OR(ISBLANK([.E417]);[.I417]&lt;=0);&quot;&quot;;[.I417])" office:value-type="float" office:value="1.00643992424011" calcext:value-type="float">
            <text:p>1.00643992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2158" calcext:value-type="float">
            <text:p>1427749953.42158</text:p>
          </table:table-cell>
          <table:table-cell office:value-type="float" office:value="1427749954.59126" calcext:value-type="float">
            <text:p>1427749954.59126</text:p>
          </table:table-cell>
          <table:table-cell office:value-type="float" office:value="1427749954.67103" calcext:value-type="float">
            <text:p>1427749954.67103</text:p>
          </table:table-cell>
          <table:table-cell/>
          <table:table-cell table:formula="of:=MAX([.B418];[.D418];[.G418])-MAX([.A418];[.C418];[.E418])" office:value-type="float" office:value="1.24944496154785" calcext:value-type="float">
            <text:p>1.2494449615</text:p>
          </table:table-cell>
          <table:table-cell table:formula="of:=IF(ISBLANK([.E418]);&quot;&quot;;[.I418])" office:value-type="float" office:value="1.24944496154785" calcext:value-type="float">
            <text:p>1.2494449615</text:p>
          </table:table-cell>
          <table:table-cell table:formula="of:=IF(OR(ISBLANK([.E418]);[.I418]&lt;=0);&quot;&quot;;[.I418])" office:value-type="float" office:value="1.24944496154785" calcext:value-type="float">
            <text:p>1.24944496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2358" calcext:value-type="float">
            <text:p>1427749953.42358</text:p>
          </table:table-cell>
          <table:table-cell office:value-type="float" office:value="1427749954.59132" calcext:value-type="float">
            <text:p>1427749954.59132</text:p>
          </table:table-cell>
          <table:table-cell office:value-type="float" office:value="1427749954.67106" calcext:value-type="float">
            <text:p>1427749954.67106</text:p>
          </table:table-cell>
          <table:table-cell/>
          <table:table-cell table:formula="of:=MAX([.B419];[.D419];[.G419])-MAX([.A419];[.C419];[.E419])" office:value-type="float" office:value="1.24748206138611" calcext:value-type="float">
            <text:p>1.2474820614</text:p>
          </table:table-cell>
          <table:table-cell table:formula="of:=IF(ISBLANK([.E419]);&quot;&quot;;[.I419])" office:value-type="float" office:value="1.24748206138611" calcext:value-type="float">
            <text:p>1.2474820614</text:p>
          </table:table-cell>
          <table:table-cell table:formula="of:=IF(OR(ISBLANK([.E419]);[.I419]&lt;=0);&quot;&quot;;[.I419])" office:value-type="float" office:value="1.24748206138611" calcext:value-type="float">
            <text:p>1.24748206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3.42428" calcext:value-type="float">
            <text:p>1427749953.42428</text:p>
          </table:table-cell>
          <table:table-cell office:value-type="float" office:value="1427749954.10442" calcext:value-type="float">
            <text:p>1427749954.10442</text:p>
          </table:table-cell>
          <table:table-cell office:value-type="float" office:value="1427749954.22573" calcext:value-type="float">
            <text:p>1427749954.22573</text:p>
          </table:table-cell>
          <table:table-cell/>
          <table:table-cell table:formula="of:=MAX([.B420];[.D420];[.G420])-MAX([.A420];[.C420];[.E420])" office:value-type="float" office:value="0.801455020904541" calcext:value-type="float">
            <text:p>0.8014550209</text:p>
          </table:table-cell>
          <table:table-cell table:formula="of:=IF(ISBLANK([.E420]);&quot;&quot;;[.I420])" office:value-type="float" office:value="0.801455020904541" calcext:value-type="float">
            <text:p>0.8014550209</text:p>
          </table:table-cell>
          <table:table-cell table:formula="of:=IF(OR(ISBLANK([.E420]);[.I420]&lt;=0);&quot;&quot;;[.I420])" office:value-type="float" office:value="0.801455020904541" calcext:value-type="float">
            <text:p>0.80145502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54.79731" calcext:value-type="float">
            <text:p>1427749954.79731</text:p>
          </table:table-cell>
          <table:table-cell office:value-type="float" office:value="1427749956.1664" calcext:value-type="float">
            <text:p>1427749956.1664</text:p>
          </table:table-cell>
          <table:table-cell table:number-columns-repeated="4"/>
          <table:table-cell table:formula="of:=MAX([.B421];[.D421];[.G421])-MAX([.A421];[.C421];[.E421])" office:value-type="float" office:value="1.36909008026123" calcext:value-type="float">
            <text:p>1.3690900803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79731" calcext:value-type="float">
            <text:p>1427749954.79731</text:p>
          </table:table-cell>
          <table:table-cell office:value-type="float" office:value="1427749956.04955" calcext:value-type="float">
            <text:p>1427749956.04955</text:p>
          </table:table-cell>
          <table:table-cell office:value-type="float" office:value="1427749956.08671" calcext:value-type="float">
            <text:p>1427749956.08671</text:p>
          </table:table-cell>
          <table:table-cell/>
          <table:table-cell table:formula="of:=MAX([.B422];[.D422];[.G422])-MAX([.A422];[.C422];[.E422])" office:value-type="float" office:value="1.28940200805664" calcext:value-type="float">
            <text:p>1.2894020081</text:p>
          </table:table-cell>
          <table:table-cell table:formula="of:=IF(ISBLANK([.E422]);&quot;&quot;;[.I422])" office:value-type="float" office:value="1.28940200805664" calcext:value-type="float">
            <text:p>1.2894020081</text:p>
          </table:table-cell>
          <table:table-cell table:formula="of:=IF(OR(ISBLANK([.E422]);[.I422]&lt;=0);&quot;&quot;;[.I422])" office:value-type="float" office:value="1.28940200805664" calcext:value-type="float">
            <text:p>1.28940200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7987" calcext:value-type="float">
            <text:p>1427749954.7987</text:p>
          </table:table-cell>
          <table:table-cell office:value-type="float" office:value="1427749955.88909" calcext:value-type="float">
            <text:p>1427749955.88909</text:p>
          </table:table-cell>
          <table:table-cell office:value-type="float" office:value="1427749955.97049" calcext:value-type="float">
            <text:p>1427749955.97049</text:p>
          </table:table-cell>
          <table:table-cell/>
          <table:table-cell table:formula="of:=MAX([.B423];[.D423];[.G423])-MAX([.A423];[.C423];[.E423])" office:value-type="float" office:value="1.17178392410278" calcext:value-type="float">
            <text:p>1.1717839241</text:p>
          </table:table-cell>
          <table:table-cell table:formula="of:=IF(ISBLANK([.E423]);&quot;&quot;;[.I423])" office:value-type="float" office:value="1.17178392410278" calcext:value-type="float">
            <text:p>1.1717839241</text:p>
          </table:table-cell>
          <table:table-cell table:formula="of:=IF(OR(ISBLANK([.E423]);[.I423]&lt;=0);&quot;&quot;;[.I423])" office:value-type="float" office:value="1.17178392410278" calcext:value-type="float">
            <text:p>1.17178392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029" calcext:value-type="float">
            <text:p>1427749954.80029</text:p>
          </table:table-cell>
          <table:table-cell office:value-type="float" office:value="1427749955.6441" calcext:value-type="float">
            <text:p>1427749955.6441</text:p>
          </table:table-cell>
          <table:table-cell office:value-type="float" office:value="1427749955.72554" calcext:value-type="float">
            <text:p>1427749955.72554</text:p>
          </table:table-cell>
          <table:table-cell/>
          <table:table-cell table:formula="of:=MAX([.B424];[.D424];[.G424])-MAX([.A424];[.C424];[.E424])" office:value-type="float" office:value="0.925257921218872" calcext:value-type="float">
            <text:p>0.9252579212</text:p>
          </table:table-cell>
          <table:table-cell table:formula="of:=IF(ISBLANK([.E424]);&quot;&quot;;[.I424])" office:value-type="float" office:value="0.925257921218872" calcext:value-type="float">
            <text:p>0.9252579212</text:p>
          </table:table-cell>
          <table:table-cell table:formula="of:=IF(OR(ISBLANK([.E424]);[.I424]&lt;=0);&quot;&quot;;[.I424])" office:value-type="float" office:value="0.925257921218872" calcext:value-type="float">
            <text:p>0.92525792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161" calcext:value-type="float">
            <text:p>1427749954.80161</text:p>
          </table:table-cell>
          <table:table-cell office:value-type="float" office:value="1427749955.80684" calcext:value-type="float">
            <text:p>1427749955.80684</text:p>
          </table:table-cell>
          <table:table-cell office:value-type="float" office:value="1427749955.88913" calcext:value-type="float">
            <text:p>1427749955.88913</text:p>
          </table:table-cell>
          <table:table-cell/>
          <table:table-cell table:formula="of:=MAX([.B425];[.D425];[.G425])-MAX([.A425];[.C425];[.E425])" office:value-type="float" office:value="1.08752012252808" calcext:value-type="float">
            <text:p>1.0875201225</text:p>
          </table:table-cell>
          <table:table-cell table:formula="of:=IF(ISBLANK([.E425]);&quot;&quot;;[.I425])" office:value-type="float" office:value="1.08752012252808" calcext:value-type="float">
            <text:p>1.0875201225</text:p>
          </table:table-cell>
          <table:table-cell table:formula="of:=IF(OR(ISBLANK([.E425]);[.I425]&lt;=0);&quot;&quot;;[.I425])" office:value-type="float" office:value="1.08752012252808" calcext:value-type="float">
            <text:p>1.08752012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323" calcext:value-type="float">
            <text:p>1427749954.80323</text:p>
          </table:table-cell>
          <table:table-cell office:value-type="float" office:value="1427749956.0547" calcext:value-type="float">
            <text:p>1427749956.0547</text:p>
          </table:table-cell>
          <table:table-cell office:value-type="float" office:value="1427749956.08675" calcext:value-type="float">
            <text:p>1427749956.08675</text:p>
          </table:table-cell>
          <table:table-cell/>
          <table:table-cell table:formula="of:=MAX([.B426];[.D426];[.G426])-MAX([.A426];[.C426];[.E426])" office:value-type="float" office:value="1.28352499008179" calcext:value-type="float">
            <text:p>1.2835249901</text:p>
          </table:table-cell>
          <table:table-cell table:formula="of:=IF(ISBLANK([.E426]);&quot;&quot;;[.I426])" office:value-type="float" office:value="1.28352499008179" calcext:value-type="float">
            <text:p>1.2835249901</text:p>
          </table:table-cell>
          <table:table-cell table:formula="of:=IF(OR(ISBLANK([.E426]);[.I426]&lt;=0);&quot;&quot;;[.I426])" office:value-type="float" office:value="1.28352499008179" calcext:value-type="float">
            <text:p>1.28352499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47" calcext:value-type="float">
            <text:p>1427749954.8047</text:p>
          </table:table-cell>
          <table:table-cell office:value-type="float" office:value="1427749956.13031" calcext:value-type="float">
            <text:p>1427749956.13031</text:p>
          </table:table-cell>
          <table:table-cell office:value-type="float" office:value="1427749956.16639" calcext:value-type="float">
            <text:p>1427749956.16639</text:p>
          </table:table-cell>
          <table:table-cell/>
          <table:table-cell table:formula="of:=MAX([.B427];[.D427];[.G427])-MAX([.A427];[.C427];[.E427])" office:value-type="float" office:value="1.36168885231018" calcext:value-type="float">
            <text:p>1.3616888523</text:p>
          </table:table-cell>
          <table:table-cell table:formula="of:=IF(ISBLANK([.E427]);&quot;&quot;;[.I427])" office:value-type="float" office:value="1.36168885231018" calcext:value-type="float">
            <text:p>1.3616888523</text:p>
          </table:table-cell>
          <table:table-cell table:formula="of:=IF(OR(ISBLANK([.E427]);[.I427]&lt;=0);&quot;&quot;;[.I427])" office:value-type="float" office:value="1.36168885231018" calcext:value-type="float">
            <text:p>1.36168885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6" calcext:value-type="float">
            <text:p>1427749954.806</text:p>
          </table:table-cell>
          <table:table-cell office:value-type="float" office:value="1427749956.04946" calcext:value-type="float">
            <text:p>1427749956.04946</text:p>
          </table:table-cell>
          <table:table-cell office:value-type="float" office:value="1427749956.08675" calcext:value-type="float">
            <text:p>1427749956.08675</text:p>
          </table:table-cell>
          <table:table-cell/>
          <table:table-cell table:formula="of:=MAX([.B428];[.D428];[.G428])-MAX([.A428];[.C428];[.E428])" office:value-type="float" office:value="1.28075313568115" calcext:value-type="float">
            <text:p>1.2807531357</text:p>
          </table:table-cell>
          <table:table-cell table:formula="of:=IF(ISBLANK([.E428]);&quot;&quot;;[.I428])" office:value-type="float" office:value="1.28075313568115" calcext:value-type="float">
            <text:p>1.2807531357</text:p>
          </table:table-cell>
          <table:table-cell table:formula="of:=IF(OR(ISBLANK([.E428]);[.I428]&lt;=0);&quot;&quot;;[.I428])" office:value-type="float" office:value="1.28075313568115" calcext:value-type="float">
            <text:p>1.28075313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738" calcext:value-type="float">
            <text:p>1427749954.80738</text:p>
          </table:table-cell>
          <table:table-cell office:value-type="float" office:value="1427749955.7255" calcext:value-type="float">
            <text:p>1427749955.7255</text:p>
          </table:table-cell>
          <table:table-cell office:value-type="float" office:value="1427749955.80688" calcext:value-type="float">
            <text:p>1427749955.80688</text:p>
          </table:table-cell>
          <table:table-cell/>
          <table:table-cell table:formula="of:=MAX([.B429];[.D429];[.G429])-MAX([.A429];[.C429];[.E429])" office:value-type="float" office:value="0.99950098991394" calcext:value-type="float">
            <text:p>0.9995009899</text:p>
          </table:table-cell>
          <table:table-cell table:formula="of:=IF(ISBLANK([.E429]);&quot;&quot;;[.I429])" office:value-type="float" office:value="0.99950098991394" calcext:value-type="float">
            <text:p>0.9995009899</text:p>
          </table:table-cell>
          <table:table-cell table:formula="of:=IF(OR(ISBLANK([.E429]);[.I429]&lt;=0);&quot;&quot;;[.I429])" office:value-type="float" office:value="0.99950098991394" calcext:value-type="float">
            <text:p>0.99950098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804" calcext:value-type="float">
            <text:p>1427749954.80804</text:p>
          </table:table-cell>
          <table:table-cell office:value-type="float" office:value="1427749955.88903" calcext:value-type="float">
            <text:p>1427749955.88903</text:p>
          </table:table-cell>
          <table:table-cell office:value-type="float" office:value="1427749955.97045" calcext:value-type="float">
            <text:p>1427749955.97045</text:p>
          </table:table-cell>
          <table:table-cell/>
          <table:table-cell table:formula="of:=MAX([.B430];[.D430];[.G430])-MAX([.A430];[.C430];[.E430])" office:value-type="float" office:value="1.16240906715393" calcext:value-type="float">
            <text:p>1.1624090672</text:p>
          </table:table-cell>
          <table:table-cell table:formula="of:=IF(ISBLANK([.E430]);&quot;&quot;;[.I430])" office:value-type="float" office:value="1.16240906715393" calcext:value-type="float">
            <text:p>1.1624090672</text:p>
          </table:table-cell>
          <table:table-cell table:formula="of:=IF(OR(ISBLANK([.E430]);[.I430]&lt;=0);&quot;&quot;;[.I430])" office:value-type="float" office:value="1.16240906715393" calcext:value-type="float">
            <text:p>1.16240906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4.80868" calcext:value-type="float">
            <text:p>1427749954.80868</text:p>
          </table:table-cell>
          <table:table-cell office:value-type="float" office:value="1427749955.48386" calcext:value-type="float">
            <text:p>1427749955.48386</text:p>
          </table:table-cell>
          <table:table-cell office:value-type="float" office:value="1427749955.56541" calcext:value-type="float">
            <text:p>1427749955.56541</text:p>
          </table:table-cell>
          <table:table-cell/>
          <table:table-cell table:formula="of:=MAX([.B431];[.D431];[.G431])-MAX([.A431];[.C431];[.E431])" office:value-type="float" office:value="0.756721973419189" calcext:value-type="float">
            <text:p>0.7567219734</text:p>
          </table:table-cell>
          <table:table-cell table:formula="of:=IF(ISBLANK([.E431]);&quot;&quot;;[.I431])" office:value-type="float" office:value="0.756721973419189" calcext:value-type="float">
            <text:p>0.7567219734</text:p>
          </table:table-cell>
          <table:table-cell table:formula="of:=IF(OR(ISBLANK([.E431]);[.I431]&lt;=0);&quot;&quot;;[.I431])" office:value-type="float" office:value="0.756721973419189" calcext:value-type="float">
            <text:p>0.75672197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56.16641" calcext:value-type="float">
            <text:p>1427749956.16641</text:p>
          </table:table-cell>
          <table:table-cell office:value-type="float" office:value="1427749957.50161" calcext:value-type="float">
            <text:p>1427749957.50161</text:p>
          </table:table-cell>
          <table:table-cell table:number-columns-repeated="4"/>
          <table:table-cell table:formula="of:=MAX([.B432];[.D432];[.G432])-MAX([.A432];[.C432];[.E432])" office:value-type="float" office:value="1.33520603179932" calcext:value-type="float">
            <text:p>1.3352060318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6641" calcext:value-type="float">
            <text:p>1427749956.16641</text:p>
          </table:table-cell>
          <table:table-cell office:value-type="float" office:value="1427749957.47027" calcext:value-type="float">
            <text:p>1427749957.47027</text:p>
          </table:table-cell>
          <table:table-cell office:value-type="float" office:value="1427749957.50161" calcext:value-type="float">
            <text:p>1427749957.50161</text:p>
          </table:table-cell>
          <table:table-cell/>
          <table:table-cell table:formula="of:=MAX([.B433];[.D433];[.G433])-MAX([.A433];[.C433];[.E433])" office:value-type="float" office:value="1.33519911766052" calcext:value-type="float">
            <text:p>1.3351991177</text:p>
          </table:table-cell>
          <table:table-cell table:formula="of:=IF(ISBLANK([.E433]);&quot;&quot;;[.I433])" office:value-type="float" office:value="1.33519911766052" calcext:value-type="float">
            <text:p>1.3351991177</text:p>
          </table:table-cell>
          <table:table-cell table:formula="of:=IF(OR(ISBLANK([.E433]);[.I433]&lt;=0);&quot;&quot;;[.I433])" office:value-type="float" office:value="1.33519911766052" calcext:value-type="float">
            <text:p>1.33519911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6747" calcext:value-type="float">
            <text:p>1427749956.16747</text:p>
          </table:table-cell>
          <table:table-cell office:value-type="float" office:value="1427749957.38567" calcext:value-type="float">
            <text:p>1427749957.38567</text:p>
          </table:table-cell>
          <table:table-cell office:value-type="float" office:value="1427749957.42326" calcext:value-type="float">
            <text:p>1427749957.42326</text:p>
          </table:table-cell>
          <table:table-cell/>
          <table:table-cell table:formula="of:=MAX([.B434];[.D434];[.G434])-MAX([.A434];[.C434];[.E434])" office:value-type="float" office:value="1.25578498840332" calcext:value-type="float">
            <text:p>1.2557849884</text:p>
          </table:table-cell>
          <table:table-cell table:formula="of:=IF(ISBLANK([.E434]);&quot;&quot;;[.I434])" office:value-type="float" office:value="1.25578498840332" calcext:value-type="float">
            <text:p>1.2557849884</text:p>
          </table:table-cell>
          <table:table-cell table:formula="of:=IF(OR(ISBLANK([.E434]);[.I434]&lt;=0);&quot;&quot;;[.I434])" office:value-type="float" office:value="1.25578498840332" calcext:value-type="float">
            <text:p>1.25578498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6917" calcext:value-type="float">
            <text:p>1427749956.16917</text:p>
          </table:table-cell>
          <table:table-cell office:value-type="float" office:value="1427749957.30363" calcext:value-type="float">
            <text:p>1427749957.30363</text:p>
          </table:table-cell>
          <table:table-cell office:value-type="float" office:value="1427749957.38577" calcext:value-type="float">
            <text:p>1427749957.38577</text:p>
          </table:table-cell>
          <table:table-cell/>
          <table:table-cell table:formula="of:=MAX([.B435];[.D435];[.G435])-MAX([.A435];[.C435];[.E435])" office:value-type="float" office:value="1.21659588813782" calcext:value-type="float">
            <text:p>1.2165958881</text:p>
          </table:table-cell>
          <table:table-cell table:formula="of:=IF(ISBLANK([.E435]);&quot;&quot;;[.I435])" office:value-type="float" office:value="1.21659588813782" calcext:value-type="float">
            <text:p>1.2165958881</text:p>
          </table:table-cell>
          <table:table-cell table:formula="of:=IF(OR(ISBLANK([.E435]);[.I435]&lt;=0);&quot;&quot;;[.I435])" office:value-type="float" office:value="1.21659588813782" calcext:value-type="float">
            <text:p>1.21659588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7053" calcext:value-type="float">
            <text:p>1427749956.17053</text:p>
          </table:table-cell>
          <table:table-cell office:value-type="float" office:value="1427749957.38573" calcext:value-type="float">
            <text:p>1427749957.38573</text:p>
          </table:table-cell>
          <table:table-cell office:value-type="float" office:value="1427749957.42656" calcext:value-type="float">
            <text:p>1427749957.42656</text:p>
          </table:table-cell>
          <table:table-cell/>
          <table:table-cell table:formula="of:=MAX([.B436];[.D436];[.G436])-MAX([.A436];[.C436];[.E436])" office:value-type="float" office:value="1.25603294372559" calcext:value-type="float">
            <text:p>1.2560329437</text:p>
          </table:table-cell>
          <table:table-cell table:formula="of:=IF(ISBLANK([.E436]);&quot;&quot;;[.I436])" office:value-type="float" office:value="1.25603294372559" calcext:value-type="float">
            <text:p>1.2560329437</text:p>
          </table:table-cell>
          <table:table-cell table:formula="of:=IF(OR(ISBLANK([.E436]);[.I436]&lt;=0);&quot;&quot;;[.I436])" office:value-type="float" office:value="1.25603294372559" calcext:value-type="float">
            <text:p>1.25603294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716" calcext:value-type="float">
            <text:p>1427749956.1716</text:p>
          </table:table-cell>
          <table:table-cell office:value-type="float" office:value="1427749957.21995" calcext:value-type="float">
            <text:p>1427749957.21995</text:p>
          </table:table-cell>
          <table:table-cell office:value-type="float" office:value="1427749957.30367" calcext:value-type="float">
            <text:p>1427749957.30367</text:p>
          </table:table-cell>
          <table:table-cell/>
          <table:table-cell table:formula="of:=MAX([.B437];[.D437];[.G437])-MAX([.A437];[.C437];[.E437])" office:value-type="float" office:value="1.13207602500916" calcext:value-type="float">
            <text:p>1.132076025</text:p>
          </table:table-cell>
          <table:table-cell table:formula="of:=IF(ISBLANK([.E437]);&quot;&quot;;[.I437])" office:value-type="float" office:value="1.13207602500916" calcext:value-type="float">
            <text:p>1.132076025</text:p>
          </table:table-cell>
          <table:table-cell table:formula="of:=IF(OR(ISBLANK([.E437]);[.I437]&lt;=0);&quot;&quot;;[.I437])" office:value-type="float" office:value="1.13207602500916" calcext:value-type="float">
            <text:p>1.1320760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7229" calcext:value-type="float">
            <text:p>1427749956.17229</text:p>
          </table:table-cell>
          <table:table-cell office:value-type="float" office:value="1427749957.05545" calcext:value-type="float">
            <text:p>1427749957.05545</text:p>
          </table:table-cell>
          <table:table-cell office:value-type="float" office:value="1427749957.13789" calcext:value-type="float">
            <text:p>1427749957.13789</text:p>
          </table:table-cell>
          <table:table-cell/>
          <table:table-cell table:formula="of:=MAX([.B438];[.D438];[.G438])-MAX([.A438];[.C438];[.E438])" office:value-type="float" office:value="0.965604066848755" calcext:value-type="float">
            <text:p>0.9656040668</text:p>
          </table:table-cell>
          <table:table-cell table:formula="of:=IF(ISBLANK([.E438]);&quot;&quot;;[.I438])" office:value-type="float" office:value="0.965604066848755" calcext:value-type="float">
            <text:p>0.9656040668</text:p>
          </table:table-cell>
          <table:table-cell table:formula="of:=IF(OR(ISBLANK([.E438]);[.I438]&lt;=0);&quot;&quot;;[.I438])" office:value-type="float" office:value="0.965604066848755" calcext:value-type="float">
            <text:p>0.96560406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7314" calcext:value-type="float">
            <text:p>1427749956.17314</text:p>
          </table:table-cell>
          <table:table-cell office:value-type="float" office:value="1427749957.13785" calcext:value-type="float">
            <text:p>1427749957.13785</text:p>
          </table:table-cell>
          <table:table-cell office:value-type="float" office:value="1427749957.21999" calcext:value-type="float">
            <text:p>1427749957.21999</text:p>
          </table:table-cell>
          <table:table-cell/>
          <table:table-cell table:formula="of:=MAX([.B439];[.D439];[.G439])-MAX([.A439];[.C439];[.E439])" office:value-type="float" office:value="1.04684495925903" calcext:value-type="float">
            <text:p>1.0468449593</text:p>
          </table:table-cell>
          <table:table-cell table:formula="of:=IF(ISBLANK([.E439]);&quot;&quot;;[.I439])" office:value-type="float" office:value="1.04684495925903" calcext:value-type="float">
            <text:p>1.0468449593</text:p>
          </table:table-cell>
          <table:table-cell table:formula="of:=IF(OR(ISBLANK([.E439]);[.I439]&lt;=0);&quot;&quot;;[.I439])" office:value-type="float" office:value="1.04684495925903" calcext:value-type="float">
            <text:p>1.04684495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7402" calcext:value-type="float">
            <text:p>1427749956.17402</text:p>
          </table:table-cell>
          <table:table-cell office:value-type="float" office:value="1427749956.72864" calcext:value-type="float">
            <text:p>1427749956.72864</text:p>
          </table:table-cell>
          <table:table-cell office:value-type="float" office:value="1427749957.38588" calcext:value-type="float">
            <text:p>1427749957.38588</text:p>
          </table:table-cell>
          <table:table-cell/>
          <table:table-cell table:formula="of:=MAX([.B440];[.D440];[.G440])-MAX([.A440];[.C440];[.E440])" office:value-type="float" office:value="1.21186304092407" calcext:value-type="float">
            <text:p>1.2118630409</text:p>
          </table:table-cell>
          <table:table-cell table:formula="of:=IF(ISBLANK([.E440]);&quot;&quot;;[.I440])" office:value-type="float" office:value="1.21186304092407" calcext:value-type="float">
            <text:p>1.2118630409</text:p>
          </table:table-cell>
          <table:table-cell table:formula="of:=IF(OR(ISBLANK([.E440]);[.I440]&lt;=0);&quot;&quot;;[.I440])" office:value-type="float" office:value="1.21186304092407" calcext:value-type="float">
            <text:p>1.21186304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7473" calcext:value-type="float">
            <text:p>1427749956.17473</text:p>
          </table:table-cell>
          <table:table-cell office:value-type="float" office:value="1427749956.89104" calcext:value-type="float">
            <text:p>1427749956.89104</text:p>
          </table:table-cell>
          <table:table-cell office:value-type="float" office:value="1427749956.97307" calcext:value-type="float">
            <text:p>1427749956.97307</text:p>
          </table:table-cell>
          <table:table-cell/>
          <table:table-cell table:formula="of:=MAX([.B441];[.D441];[.G441])-MAX([.A441];[.C441];[.E441])" office:value-type="float" office:value="0.798339128494263" calcext:value-type="float">
            <text:p>0.7983391285</text:p>
          </table:table-cell>
          <table:table-cell table:formula="of:=IF(ISBLANK([.E441]);&quot;&quot;;[.I441])" office:value-type="float" office:value="0.798339128494263" calcext:value-type="float">
            <text:p>0.7983391285</text:p>
          </table:table-cell>
          <table:table-cell table:formula="of:=IF(OR(ISBLANK([.E441]);[.I441]&lt;=0);&quot;&quot;;[.I441])" office:value-type="float" office:value="0.798339128494263" calcext:value-type="float">
            <text:p>0.79833912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6.17524" calcext:value-type="float">
            <text:p>1427749956.17524</text:p>
          </table:table-cell>
          <table:table-cell office:value-type="float" office:value="1427749956.97303" calcext:value-type="float">
            <text:p>1427749956.97303</text:p>
          </table:table-cell>
          <table:table-cell office:value-type="float" office:value="1427749957.05549" calcext:value-type="float">
            <text:p>1427749957.05549</text:p>
          </table:table-cell>
          <table:table-cell/>
          <table:table-cell table:formula="of:=MAX([.B442];[.D442];[.G442])-MAX([.A442];[.C442];[.E442])" office:value-type="float" office:value="0.880250930786133" calcext:value-type="float">
            <text:p>0.8802509308</text:p>
          </table:table-cell>
          <table:table-cell table:formula="of:=IF(ISBLANK([.E442]);&quot;&quot;;[.I442])" office:value-type="float" office:value="0.880250930786133" calcext:value-type="float">
            <text:p>0.8802509308</text:p>
          </table:table-cell>
          <table:table-cell table:formula="of:=IF(OR(ISBLANK([.E442]);[.I442]&lt;=0);&quot;&quot;;[.I442])" office:value-type="float" office:value="0.880250930786133" calcext:value-type="float">
            <text:p>0.88025093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57.50162" calcext:value-type="float">
            <text:p>1427749957.50162</text:p>
          </table:table-cell>
          <table:table-cell office:value-type="float" office:value="1427749958.81831" calcext:value-type="float">
            <text:p>1427749958.81831</text:p>
          </table:table-cell>
          <table:table-cell table:number-columns-repeated="4"/>
          <table:table-cell table:formula="of:=MAX([.B443];[.D443];[.G443])-MAX([.A443];[.C443];[.E443])" office:value-type="float" office:value="1.31668519973755" calcext:value-type="float">
            <text:p>1.3166851997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162" calcext:value-type="float">
            <text:p>1427749957.50162</text:p>
          </table:table-cell>
          <table:table-cell office:value-type="float" office:value="1427749958.67902" calcext:value-type="float">
            <text:p>1427749958.67902</text:p>
          </table:table-cell>
          <table:table-cell office:value-type="float" office:value="1427749958.71144" calcext:value-type="float">
            <text:p>1427749958.71144</text:p>
          </table:table-cell>
          <table:table-cell/>
          <table:table-cell table:formula="of:=MAX([.B444];[.D444];[.G444])-MAX([.A444];[.C444];[.E444])" office:value-type="float" office:value="1.20981383323669" calcext:value-type="float">
            <text:p>1.2098138332</text:p>
          </table:table-cell>
          <table:table-cell table:formula="of:=IF(ISBLANK([.E444]);&quot;&quot;;[.I444])" office:value-type="float" office:value="1.20981383323669" calcext:value-type="float">
            <text:p>1.2098138332</text:p>
          </table:table-cell>
          <table:table-cell table:formula="of:=IF(OR(ISBLANK([.E444]);[.I444]&lt;=0);&quot;&quot;;[.I444])" office:value-type="float" office:value="1.20981383323669" calcext:value-type="float">
            <text:p>1.20981383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216" calcext:value-type="float">
            <text:p>1427749957.50216</text:p>
          </table:table-cell>
          <table:table-cell office:value-type="float" office:value="1427749958.78369" calcext:value-type="float">
            <text:p>1427749958.78369</text:p>
          </table:table-cell>
          <table:table-cell office:value-type="float" office:value="1427749958.8183" calcext:value-type="float">
            <text:p>1427749958.8183</text:p>
          </table:table-cell>
          <table:table-cell/>
          <table:table-cell table:formula="of:=MAX([.B445];[.D445];[.G445])-MAX([.A445];[.C445];[.E445])" office:value-type="float" office:value="1.31614184379578" calcext:value-type="float">
            <text:p>1.3161418438</text:p>
          </table:table-cell>
          <table:table-cell table:formula="of:=IF(ISBLANK([.E445]);&quot;&quot;;[.I445])" office:value-type="float" office:value="1.31614184379578" calcext:value-type="float">
            <text:p>1.3161418438</text:p>
          </table:table-cell>
          <table:table-cell table:formula="of:=IF(OR(ISBLANK([.E445]);[.I445]&lt;=0);&quot;&quot;;[.I445])" office:value-type="float" office:value="1.31614184379578" calcext:value-type="float">
            <text:p>1.31614184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267" calcext:value-type="float">
            <text:p>1427749957.50267</text:p>
          </table:table-cell>
          <table:table-cell office:value-type="float" office:value="1427749958.26317" calcext:value-type="float">
            <text:p>1427749958.26317</text:p>
          </table:table-cell>
          <table:table-cell office:value-type="float" office:value="1427749958.67698" calcext:value-type="float">
            <text:p>1427749958.67698</text:p>
          </table:table-cell>
          <table:table-cell/>
          <table:table-cell table:formula="of:=MAX([.B446];[.D446];[.G446])-MAX([.A446];[.C446];[.E446])" office:value-type="float" office:value="1.17431902885437" calcext:value-type="float">
            <text:p>1.1743190289</text:p>
          </table:table-cell>
          <table:table-cell table:formula="of:=IF(ISBLANK([.E446]);&quot;&quot;;[.I446])" office:value-type="float" office:value="1.17431902885437" calcext:value-type="float">
            <text:p>1.1743190289</text:p>
          </table:table-cell>
          <table:table-cell table:formula="of:=IF(OR(ISBLANK([.E446]);[.I446]&lt;=0);&quot;&quot;;[.I446])" office:value-type="float" office:value="1.17431902885437" calcext:value-type="float">
            <text:p>1.17431902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333" calcext:value-type="float">
            <text:p>1427749957.50333</text:p>
          </table:table-cell>
          <table:table-cell office:value-type="float" office:value="1427749958.59748" calcext:value-type="float">
            <text:p>1427749958.59748</text:p>
          </table:table-cell>
          <table:table-cell office:value-type="float" office:value="1427749958.67688" calcext:value-type="float">
            <text:p>1427749958.67688</text:p>
          </table:table-cell>
          <table:table-cell/>
          <table:table-cell table:formula="of:=MAX([.B447];[.D447];[.G447])-MAX([.A447];[.C447];[.E447])" office:value-type="float" office:value="1.17354989051819" calcext:value-type="float">
            <text:p>1.1735498905</text:p>
          </table:table-cell>
          <table:table-cell table:formula="of:=IF(ISBLANK([.E447]);&quot;&quot;;[.I447])" office:value-type="float" office:value="1.17354989051819" calcext:value-type="float">
            <text:p>1.1735498905</text:p>
          </table:table-cell>
          <table:table-cell table:formula="of:=IF(OR(ISBLANK([.E447]);[.I447]&lt;=0);&quot;&quot;;[.I447])" office:value-type="float" office:value="1.17354989051819" calcext:value-type="float">
            <text:p>1.17354989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418" calcext:value-type="float">
            <text:p>1427749957.50418</text:p>
          </table:table-cell>
          <table:table-cell office:value-type="float" office:value="1427749958.2612" calcext:value-type="float">
            <text:p>1427749958.2612</text:p>
          </table:table-cell>
          <table:table-cell office:value-type="float" office:value="1427749958.67701" calcext:value-type="float">
            <text:p>1427749958.67701</text:p>
          </table:table-cell>
          <table:table-cell/>
          <table:table-cell table:formula="of:=MAX([.B448];[.D448];[.G448])-MAX([.A448];[.C448];[.E448])" office:value-type="float" office:value="1.17283797264099" calcext:value-type="float">
            <text:p>1.1728379726</text:p>
          </table:table-cell>
          <table:table-cell table:formula="of:=IF(ISBLANK([.E448]);&quot;&quot;;[.I448])" office:value-type="float" office:value="1.17283797264099" calcext:value-type="float">
            <text:p>1.1728379726</text:p>
          </table:table-cell>
          <table:table-cell table:formula="of:=IF(OR(ISBLANK([.E448]);[.I448]&lt;=0);&quot;&quot;;[.I448])" office:value-type="float" office:value="1.17283797264099" calcext:value-type="float">
            <text:p>1.17283797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502" calcext:value-type="float">
            <text:p>1427749957.50502</text:p>
          </table:table-cell>
          <table:table-cell office:value-type="float" office:value="1427749958.59743" calcext:value-type="float">
            <text:p>1427749958.59743</text:p>
          </table:table-cell>
          <table:table-cell office:value-type="float" office:value="1427749958.67685" calcext:value-type="float">
            <text:p>1427749958.67685</text:p>
          </table:table-cell>
          <table:table-cell/>
          <table:table-cell table:formula="of:=MAX([.B449];[.D449];[.G449])-MAX([.A449];[.C449];[.E449])" office:value-type="float" office:value="1.17182517051697" calcext:value-type="float">
            <text:p>1.1718251705</text:p>
          </table:table-cell>
          <table:table-cell table:formula="of:=IF(ISBLANK([.E449]);&quot;&quot;;[.I449])" office:value-type="float" office:value="1.17182517051697" calcext:value-type="float">
            <text:p>1.1718251705</text:p>
          </table:table-cell>
          <table:table-cell table:formula="of:=IF(OR(ISBLANK([.E449]);[.I449]&lt;=0);&quot;&quot;;[.I449])" office:value-type="float" office:value="1.17182517051697" calcext:value-type="float">
            <text:p>1.17182517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631" calcext:value-type="float">
            <text:p>1427749957.50631</text:p>
          </table:table-cell>
          <table:table-cell office:value-type="float" office:value="1427749958.18077" calcext:value-type="float">
            <text:p>1427749958.18077</text:p>
          </table:table-cell>
          <table:table-cell office:value-type="float" office:value="1427749958.26125" calcext:value-type="float">
            <text:p>1427749958.26125</text:p>
          </table:table-cell>
          <table:table-cell/>
          <table:table-cell table:formula="of:=MAX([.B450];[.D450];[.G450])-MAX([.A450];[.C450];[.E450])" office:value-type="float" office:value="0.754944086074829" calcext:value-type="float">
            <text:p>0.7549440861</text:p>
          </table:table-cell>
          <table:table-cell table:formula="of:=IF(ISBLANK([.E450]);&quot;&quot;;[.I450])" office:value-type="float" office:value="0.754944086074829" calcext:value-type="float">
            <text:p>0.7549440861</text:p>
          </table:table-cell>
          <table:table-cell table:formula="of:=IF(OR(ISBLANK([.E450]);[.I450]&lt;=0);&quot;&quot;;[.I450])" office:value-type="float" office:value="0.754944086074829" calcext:value-type="float">
            <text:p>0.75494408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778" calcext:value-type="float">
            <text:p>1427749957.50778</text:p>
          </table:table-cell>
          <table:table-cell office:value-type="float" office:value="1427749958.67695" calcext:value-type="float">
            <text:p>1427749958.67695</text:p>
          </table:table-cell>
          <table:table-cell office:value-type="float" office:value="1427749958.71145" calcext:value-type="float">
            <text:p>1427749958.71145</text:p>
          </table:table-cell>
          <table:table-cell/>
          <table:table-cell table:formula="of:=MAX([.B451];[.D451];[.G451])-MAX([.A451];[.C451];[.E451])" office:value-type="float" office:value="1.20367002487183" calcext:value-type="float">
            <text:p>1.2036700249</text:p>
          </table:table-cell>
          <table:table-cell table:formula="of:=IF(ISBLANK([.E451]);&quot;&quot;;[.I451])" office:value-type="float" office:value="1.20367002487183" calcext:value-type="float">
            <text:p>1.2036700249</text:p>
          </table:table-cell>
          <table:table-cell table:formula="of:=IF(OR(ISBLANK([.E451]);[.I451]&lt;=0);&quot;&quot;;[.I451])" office:value-type="float" office:value="1.20367002487183" calcext:value-type="float">
            <text:p>1.20367002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0918" calcext:value-type="float">
            <text:p>1427749957.50918</text:p>
          </table:table-cell>
          <table:table-cell office:value-type="float" office:value="1427749958.51414" calcext:value-type="float">
            <text:p>1427749958.51414</text:p>
          </table:table-cell>
          <table:table-cell office:value-type="float" office:value="1427749958.59752" calcext:value-type="float">
            <text:p>1427749958.59752</text:p>
          </table:table-cell>
          <table:table-cell/>
          <table:table-cell table:formula="of:=MAX([.B452];[.D452];[.G452])-MAX([.A452];[.C452];[.E452])" office:value-type="float" office:value="1.08833789825439" calcext:value-type="float">
            <text:p>1.0883378983</text:p>
          </table:table-cell>
          <table:table-cell table:formula="of:=IF(ISBLANK([.E452]);&quot;&quot;;[.I452])" office:value-type="float" office:value="1.08833789825439" calcext:value-type="float">
            <text:p>1.0883378983</text:p>
          </table:table-cell>
          <table:table-cell table:formula="of:=IF(OR(ISBLANK([.E452]);[.I452]&lt;=0);&quot;&quot;;[.I452])" office:value-type="float" office:value="1.08833789825439" calcext:value-type="float">
            <text:p>1.08833789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7.51013" calcext:value-type="float">
            <text:p>1427749957.51013</text:p>
          </table:table-cell>
          <table:table-cell office:value-type="float" office:value="1427749958.26226" calcext:value-type="float">
            <text:p>1427749958.26226</text:p>
          </table:table-cell>
          <table:table-cell office:value-type="float" office:value="1427749958.59736" calcext:value-type="float">
            <text:p>1427749958.59736</text:p>
          </table:table-cell>
          <table:table-cell/>
          <table:table-cell table:formula="of:=MAX([.B453];[.D453];[.G453])-MAX([.A453];[.C453];[.E453])" office:value-type="float" office:value="1.08723402023315" calcext:value-type="float">
            <text:p>1.0872340202</text:p>
          </table:table-cell>
          <table:table-cell table:formula="of:=IF(ISBLANK([.E453]);&quot;&quot;;[.I453])" office:value-type="float" office:value="1.08723402023315" calcext:value-type="float">
            <text:p>1.0872340202</text:p>
          </table:table-cell>
          <table:table-cell table:formula="of:=IF(OR(ISBLANK([.E453]);[.I453]&lt;=0);&quot;&quot;;[.I453])" office:value-type="float" office:value="1.08723402023315" calcext:value-type="float">
            <text:p>1.0872340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58.81832" calcext:value-type="float">
            <text:p>1427749958.81832</text:p>
          </table:table-cell>
          <table:table-cell office:value-type="float" office:value="1427749960.39783" calcext:value-type="float">
            <text:p>1427749960.39783</text:p>
          </table:table-cell>
          <table:table-cell table:number-columns-repeated="4"/>
          <table:table-cell table:formula="of:=MAX([.B454];[.D454];[.G454])-MAX([.A454];[.C454];[.E454])" office:value-type="float" office:value="1.57950687408447" calcext:value-type="float">
            <text:p>1.5795068741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1832" calcext:value-type="float">
            <text:p>1427749958.81832</text:p>
          </table:table-cell>
          <table:table-cell office:value-type="float" office:value="1427749960.28174" calcext:value-type="float">
            <text:p>1427749960.28174</text:p>
          </table:table-cell>
          <table:table-cell office:value-type="float" office:value="1427749960.31937" calcext:value-type="float">
            <text:p>1427749960.31937</text:p>
          </table:table-cell>
          <table:table-cell/>
          <table:table-cell table:formula="of:=MAX([.B455];[.D455];[.G455])-MAX([.A455];[.C455];[.E455])" office:value-type="float" office:value="1.50104808807373" calcext:value-type="float">
            <text:p>1.5010480881</text:p>
          </table:table-cell>
          <table:table-cell table:formula="of:=IF(ISBLANK([.E455]);&quot;&quot;;[.I455])" office:value-type="float" office:value="1.50104808807373" calcext:value-type="float">
            <text:p>1.5010480881</text:p>
          </table:table-cell>
          <table:table-cell table:formula="of:=IF(OR(ISBLANK([.E455]);[.I455]&lt;=0);&quot;&quot;;[.I455])" office:value-type="float" office:value="1.50104808807373" calcext:value-type="float">
            <text:p>1.50104808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1972" calcext:value-type="float">
            <text:p>1427749958.81972</text:p>
          </table:table-cell>
          <table:table-cell office:value-type="float" office:value="1427749960.36996" calcext:value-type="float">
            <text:p>1427749960.36996</text:p>
          </table:table-cell>
          <table:table-cell office:value-type="float" office:value="1427749960.39782" calcext:value-type="float">
            <text:p>1427749960.39782</text:p>
          </table:table-cell>
          <table:table-cell/>
          <table:table-cell table:formula="of:=MAX([.B456];[.D456];[.G456])-MAX([.A456];[.C456];[.E456])" office:value-type="float" office:value="1.57809805870056" calcext:value-type="float">
            <text:p>1.5780980587</text:p>
          </table:table-cell>
          <table:table-cell table:formula="of:=IF(ISBLANK([.E456]);&quot;&quot;;[.I456])" office:value-type="float" office:value="1.57809805870056" calcext:value-type="float">
            <text:p>1.5780980587</text:p>
          </table:table-cell>
          <table:table-cell table:formula="of:=IF(OR(ISBLANK([.E456]);[.I456]&lt;=0);&quot;&quot;;[.I456])" office:value-type="float" office:value="1.57809805870056" calcext:value-type="float">
            <text:p>1.57809805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103" calcext:value-type="float">
            <text:p>1427749958.82103</text:p>
          </table:table-cell>
          <table:table-cell office:value-type="float" office:value="1427749960.28168" calcext:value-type="float">
            <text:p>1427749960.28168</text:p>
          </table:table-cell>
          <table:table-cell office:value-type="float" office:value="1427749960.32032" calcext:value-type="float">
            <text:p>1427749960.32032</text:p>
          </table:table-cell>
          <table:table-cell/>
          <table:table-cell table:formula="of:=MAX([.B457];[.D457];[.G457])-MAX([.A457];[.C457];[.E457])" office:value-type="float" office:value="1.49929308891296" calcext:value-type="float">
            <text:p>1.4992930889</text:p>
          </table:table-cell>
          <table:table-cell table:formula="of:=IF(ISBLANK([.E457]);&quot;&quot;;[.I457])" office:value-type="float" office:value="1.49929308891296" calcext:value-type="float">
            <text:p>1.4992930889</text:p>
          </table:table-cell>
          <table:table-cell table:formula="of:=IF(OR(ISBLANK([.E457]);[.I457]&lt;=0);&quot;&quot;;[.I457])" office:value-type="float" office:value="1.49929308891296" calcext:value-type="float">
            <text:p>1.49929308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27" calcext:value-type="float">
            <text:p>1427749958.8227</text:p>
          </table:table-cell>
          <table:table-cell office:value-type="float" office:value="1427749959.87316" calcext:value-type="float">
            <text:p>1427749959.87316</text:p>
          </table:table-cell>
          <table:table-cell office:value-type="float" office:value="1427749959.95292" calcext:value-type="float">
            <text:p>1427749959.95292</text:p>
          </table:table-cell>
          <table:table-cell/>
          <table:table-cell table:formula="of:=MAX([.B458];[.D458];[.G458])-MAX([.A458];[.C458];[.E458])" office:value-type="float" office:value="1.13021898269653" calcext:value-type="float">
            <text:p>1.1302189827</text:p>
          </table:table-cell>
          <table:table-cell table:formula="of:=IF(ISBLANK([.E458]);&quot;&quot;;[.I458])" office:value-type="float" office:value="1.13021898269653" calcext:value-type="float">
            <text:p>1.1302189827</text:p>
          </table:table-cell>
          <table:table-cell table:formula="of:=IF(OR(ISBLANK([.E458]);[.I458]&lt;=0);&quot;&quot;;[.I458])" office:value-type="float" office:value="1.13021898269653" calcext:value-type="float">
            <text:p>1.13021898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444" calcext:value-type="float">
            <text:p>1427749958.82444</text:p>
          </table:table-cell>
          <table:table-cell office:value-type="float" office:value="1427749960.28187" calcext:value-type="float">
            <text:p>1427749960.28187</text:p>
          </table:table-cell>
          <table:table-cell office:value-type="float" office:value="1427749960.31542" calcext:value-type="float">
            <text:p>1427749960.31542</text:p>
          </table:table-cell>
          <table:table-cell/>
          <table:table-cell table:formula="of:=MAX([.B459];[.D459];[.G459])-MAX([.A459];[.C459];[.E459])" office:value-type="float" office:value="1.49098205566406" calcext:value-type="float">
            <text:p>1.4909820557</text:p>
          </table:table-cell>
          <table:table-cell table:formula="of:=IF(ISBLANK([.E459]);&quot;&quot;;[.I459])" office:value-type="float" office:value="1.49098205566406" calcext:value-type="float">
            <text:p>1.4909820557</text:p>
          </table:table-cell>
          <table:table-cell table:formula="of:=IF(OR(ISBLANK([.E459]);[.I459]&lt;=0);&quot;&quot;;[.I459])" office:value-type="float" office:value="1.49098205566406" calcext:value-type="float">
            <text:p>1.49098205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574" calcext:value-type="float">
            <text:p>1427749958.82574</text:p>
          </table:table-cell>
          <table:table-cell office:value-type="float" office:value="1427749960.03576" calcext:value-type="float">
            <text:p>1427749960.03576</text:p>
          </table:table-cell>
          <table:table-cell office:value-type="float" office:value="1427749960.11909" calcext:value-type="float">
            <text:p>1427749960.11909</text:p>
          </table:table-cell>
          <table:table-cell/>
          <table:table-cell table:formula="of:=MAX([.B460];[.D460];[.G460])-MAX([.A460];[.C460];[.E460])" office:value-type="float" office:value="1.29334998130798" calcext:value-type="float">
            <text:p>1.2933499813</text:p>
          </table:table-cell>
          <table:table-cell table:formula="of:=IF(ISBLANK([.E460]);&quot;&quot;;[.I460])" office:value-type="float" office:value="1.29334998130798" calcext:value-type="float">
            <text:p>1.2933499813</text:p>
          </table:table-cell>
          <table:table-cell table:formula="of:=IF(OR(ISBLANK([.E460]);[.I460]&lt;=0);&quot;&quot;;[.I460])" office:value-type="float" office:value="1.29334998130798" calcext:value-type="float">
            <text:p>1.29334998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704" calcext:value-type="float">
            <text:p>1427749958.82704</text:p>
          </table:table-cell>
          <table:table-cell office:value-type="float" office:value="1427749960.03582" calcext:value-type="float">
            <text:p>1427749960.03582</text:p>
          </table:table-cell>
          <table:table-cell office:value-type="float" office:value="1427749960.11912" calcext:value-type="float">
            <text:p>1427749960.11912</text:p>
          </table:table-cell>
          <table:table-cell/>
          <table:table-cell table:formula="of:=MAX([.B461];[.D461];[.G461])-MAX([.A461];[.C461];[.E461])" office:value-type="float" office:value="1.29208493232727" calcext:value-type="float">
            <text:p>1.2920849323</text:p>
          </table:table-cell>
          <table:table-cell table:formula="of:=IF(ISBLANK([.E461]);&quot;&quot;;[.I461])" office:value-type="float" office:value="1.29208493232727" calcext:value-type="float">
            <text:p>1.2920849323</text:p>
          </table:table-cell>
          <table:table-cell table:formula="of:=IF(OR(ISBLANK([.E461]);[.I461]&lt;=0);&quot;&quot;;[.I461])" office:value-type="float" office:value="1.29208493232727" calcext:value-type="float">
            <text:p>1.29208493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783" calcext:value-type="float">
            <text:p>1427749958.82783</text:p>
          </table:table-cell>
          <table:table-cell office:value-type="float" office:value="1427749960.2027" calcext:value-type="float">
            <text:p>1427749960.2027</text:p>
          </table:table-cell>
          <table:table-cell office:value-type="float" office:value="1427749960.28177" calcext:value-type="float">
            <text:p>1427749960.28177</text:p>
          </table:table-cell>
          <table:table-cell/>
          <table:table-cell table:formula="of:=MAX([.B462];[.D462];[.G462])-MAX([.A462];[.C462];[.E462])" office:value-type="float" office:value="1.4539430141449" calcext:value-type="float">
            <text:p>1.4539430141</text:p>
          </table:table-cell>
          <table:table-cell table:formula="of:=IF(ISBLANK([.E462]);&quot;&quot;;[.I462])" office:value-type="float" office:value="1.4539430141449" calcext:value-type="float">
            <text:p>1.4539430141</text:p>
          </table:table-cell>
          <table:table-cell table:formula="of:=IF(OR(ISBLANK([.E462]);[.I462]&lt;=0);&quot;&quot;;[.I462])" office:value-type="float" office:value="1.4539430141449" calcext:value-type="float">
            <text:p>1.45394301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829" calcext:value-type="float">
            <text:p>1427749958.82829</text:p>
          </table:table-cell>
          <table:table-cell office:value-type="float" office:value="1427749959.95288" calcext:value-type="float">
            <text:p>1427749959.95288</text:p>
          </table:table-cell>
          <table:table-cell office:value-type="float" office:value="1427749960.03585" calcext:value-type="float">
            <text:p>1427749960.03585</text:p>
          </table:table-cell>
          <table:table-cell/>
          <table:table-cell table:formula="of:=MAX([.B463];[.D463];[.G463])-MAX([.A463];[.C463];[.E463])" office:value-type="float" office:value="1.20756101608276" calcext:value-type="float">
            <text:p>1.2075610161</text:p>
          </table:table-cell>
          <table:table-cell table:formula="of:=IF(ISBLANK([.E463]);&quot;&quot;;[.I463])" office:value-type="float" office:value="1.20756101608276" calcext:value-type="float">
            <text:p>1.2075610161</text:p>
          </table:table-cell>
          <table:table-cell table:formula="of:=IF(OR(ISBLANK([.E463]);[.I463]&lt;=0);&quot;&quot;;[.I463])" office:value-type="float" office:value="1.20756101608276" calcext:value-type="float">
            <text:p>1.20756101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58.82877" calcext:value-type="float">
            <text:p>1427749958.82877</text:p>
          </table:table-cell>
          <table:table-cell office:value-type="float" office:value="1427749959.71241" calcext:value-type="float">
            <text:p>1427749959.71241</text:p>
          </table:table-cell>
          <table:table-cell office:value-type="float" office:value="1427749959.79197" calcext:value-type="float">
            <text:p>1427749959.79197</text:p>
          </table:table-cell>
          <table:table-cell/>
          <table:table-cell table:formula="of:=MAX([.B464];[.D464];[.G464])-MAX([.A464];[.C464];[.E464])" office:value-type="float" office:value="0.963208198547363" calcext:value-type="float">
            <text:p>0.9632081985</text:p>
          </table:table-cell>
          <table:table-cell table:formula="of:=IF(ISBLANK([.E464]);&quot;&quot;;[.I464])" office:value-type="float" office:value="0.963208198547363" calcext:value-type="float">
            <text:p>0.9632081985</text:p>
          </table:table-cell>
          <table:table-cell table:formula="of:=IF(OR(ISBLANK([.E464]);[.I464]&lt;=0);&quot;&quot;;[.I464])" office:value-type="float" office:value="0.963208198547363" calcext:value-type="float">
            <text:p>0.96320819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60.39783" calcext:value-type="float">
            <text:p>1427749960.39783</text:p>
          </table:table-cell>
          <table:table-cell office:value-type="float" office:value="1427749961.91957" calcext:value-type="float">
            <text:p>1427749961.91957</text:p>
          </table:table-cell>
          <table:table-cell table:number-columns-repeated="4"/>
          <table:table-cell table:formula="of:=MAX([.B465];[.D465];[.G465])-MAX([.A465];[.C465];[.E465])" office:value-type="float" office:value="1.52173805236816" calcext:value-type="float">
            <text:p>1.5217380524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39784" calcext:value-type="float">
            <text:p>1427749960.39784</text:p>
          </table:table-cell>
          <table:table-cell office:value-type="float" office:value="1427749961.88393" calcext:value-type="float">
            <text:p>1427749961.88393</text:p>
          </table:table-cell>
          <table:table-cell office:value-type="float" office:value="1427749961.91957" calcext:value-type="float">
            <text:p>1427749961.91957</text:p>
          </table:table-cell>
          <table:table-cell/>
          <table:table-cell table:formula="of:=MAX([.B466];[.D466];[.G466])-MAX([.A466];[.C466];[.E466])" office:value-type="float" office:value="1.52173113822937" calcext:value-type="float">
            <text:p>1.5217311382</text:p>
          </table:table-cell>
          <table:table-cell table:formula="of:=IF(ISBLANK([.E466]);&quot;&quot;;[.I466])" office:value-type="float" office:value="1.52173113822937" calcext:value-type="float">
            <text:p>1.5217311382</text:p>
          </table:table-cell>
          <table:table-cell table:formula="of:=IF(OR(ISBLANK([.E466]);[.I466]&lt;=0);&quot;&quot;;[.I466])" office:value-type="float" office:value="1.52173113822937" calcext:value-type="float">
            <text:p>1.52173113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39915" calcext:value-type="float">
            <text:p>1427749960.39915</text:p>
          </table:table-cell>
          <table:table-cell office:value-type="float" office:value="1427749961.43665" calcext:value-type="float">
            <text:p>1427749961.43665</text:p>
          </table:table-cell>
          <table:table-cell office:value-type="float" office:value="1427749961.51738" calcext:value-type="float">
            <text:p>1427749961.51738</text:p>
          </table:table-cell>
          <table:table-cell/>
          <table:table-cell table:formula="of:=MAX([.B467];[.D467];[.G467])-MAX([.A467];[.C467];[.E467])" office:value-type="float" office:value="1.11822915077209" calcext:value-type="float">
            <text:p>1.1182291508</text:p>
          </table:table-cell>
          <table:table-cell table:formula="of:=IF(ISBLANK([.E467]);&quot;&quot;;[.I467])" office:value-type="float" office:value="1.11822915077209" calcext:value-type="float">
            <text:p>1.1182291508</text:p>
          </table:table-cell>
          <table:table-cell table:formula="of:=IF(OR(ISBLANK([.E467]);[.I467]&lt;=0);&quot;&quot;;[.I467])" office:value-type="float" office:value="1.11822915077209" calcext:value-type="float">
            <text:p>1.11822915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038" calcext:value-type="float">
            <text:p>1427749960.40038</text:p>
          </table:table-cell>
          <table:table-cell office:value-type="float" office:value="1427749961.59705" calcext:value-type="float">
            <text:p>1427749961.59705</text:p>
          </table:table-cell>
          <table:table-cell office:value-type="float" office:value="1427749961.6764" calcext:value-type="float">
            <text:p>1427749961.6764</text:p>
          </table:table-cell>
          <table:table-cell/>
          <table:table-cell table:formula="of:=MAX([.B468];[.D468];[.G468])-MAX([.A468];[.C468];[.E468])" office:value-type="float" office:value="1.2760169506073" calcext:value-type="float">
            <text:p>1.2760169506</text:p>
          </table:table-cell>
          <table:table-cell table:formula="of:=IF(ISBLANK([.E468]);&quot;&quot;;[.I468])" office:value-type="float" office:value="1.2760169506073" calcext:value-type="float">
            <text:p>1.2760169506</text:p>
          </table:table-cell>
          <table:table-cell table:formula="of:=IF(OR(ISBLANK([.E468]);[.I468]&lt;=0);&quot;&quot;;[.I468])" office:value-type="float" office:value="1.2760169506073" calcext:value-type="float">
            <text:p>1.27601695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212" calcext:value-type="float">
            <text:p>1427749960.40212</text:p>
          </table:table-cell>
          <table:table-cell office:value-type="float" office:value="1427749961.79725" calcext:value-type="float">
            <text:p>1427749961.79725</text:p>
          </table:table-cell>
          <table:table-cell office:value-type="float" office:value="1427749961.83547" calcext:value-type="float">
            <text:p>1427749961.83547</text:p>
          </table:table-cell>
          <table:table-cell/>
          <table:table-cell table:formula="of:=MAX([.B469];[.D469];[.G469])-MAX([.A469];[.C469];[.E469])" office:value-type="float" office:value="1.4333508014679" calcext:value-type="float">
            <text:p>1.4333508015</text:p>
          </table:table-cell>
          <table:table-cell table:formula="of:=IF(ISBLANK([.E469]);&quot;&quot;;[.I469])" office:value-type="float" office:value="1.4333508014679" calcext:value-type="float">
            <text:p>1.4333508015</text:p>
          </table:table-cell>
          <table:table-cell table:formula="of:=IF(OR(ISBLANK([.E469]);[.I469]&lt;=0);&quot;&quot;;[.I469])" office:value-type="float" office:value="1.4333508014679" calcext:value-type="float">
            <text:p>1.43335080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347" calcext:value-type="float">
            <text:p>1427749960.40347</text:p>
          </table:table-cell>
          <table:table-cell office:value-type="float" office:value="1427749961.79746" calcext:value-type="float">
            <text:p>1427749961.79746</text:p>
          </table:table-cell>
          <table:table-cell office:value-type="float" office:value="1427749961.83301" calcext:value-type="float">
            <text:p>1427749961.83301</text:p>
          </table:table-cell>
          <table:table-cell/>
          <table:table-cell table:formula="of:=MAX([.B470];[.D470];[.G470])-MAX([.A470];[.C470];[.E470])" office:value-type="float" office:value="1.4295380115509" calcext:value-type="float">
            <text:p>1.4295380116</text:p>
          </table:table-cell>
          <table:table-cell table:formula="of:=IF(ISBLANK([.E470]);&quot;&quot;;[.I470])" office:value-type="float" office:value="1.4295380115509" calcext:value-type="float">
            <text:p>1.4295380116</text:p>
          </table:table-cell>
          <table:table-cell table:formula="of:=IF(OR(ISBLANK([.E470]);[.I470]&lt;=0);&quot;&quot;;[.I470])" office:value-type="float" office:value="1.4295380115509" calcext:value-type="float">
            <text:p>1.42953801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461" calcext:value-type="float">
            <text:p>1427749960.40461</text:p>
          </table:table-cell>
          <table:table-cell office:value-type="float" office:value="1427749961.79957" calcext:value-type="float">
            <text:p>1427749961.79957</text:p>
          </table:table-cell>
          <table:table-cell office:value-type="float" office:value="1427749961.83543" calcext:value-type="float">
            <text:p>1427749961.83543</text:p>
          </table:table-cell>
          <table:table-cell/>
          <table:table-cell table:formula="of:=MAX([.B471];[.D471];[.G471])-MAX([.A471];[.C471];[.E471])" office:value-type="float" office:value="1.43082404136658" calcext:value-type="float">
            <text:p>1.4308240414</text:p>
          </table:table-cell>
          <table:table-cell table:formula="of:=IF(ISBLANK([.E471]);&quot;&quot;;[.I471])" office:value-type="float" office:value="1.43082404136658" calcext:value-type="float">
            <text:p>1.4308240414</text:p>
          </table:table-cell>
          <table:table-cell table:formula="of:=IF(OR(ISBLANK([.E471]);[.I471]&lt;=0);&quot;&quot;;[.I471])" office:value-type="float" office:value="1.43082404136658" calcext:value-type="float">
            <text:p>1.43082404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591" calcext:value-type="float">
            <text:p>1427749960.40591</text:p>
          </table:table-cell>
          <table:table-cell office:value-type="float" office:value="1427749961.51732" calcext:value-type="float">
            <text:p>1427749961.51732</text:p>
          </table:table-cell>
          <table:table-cell office:value-type="float" office:value="1427749961.59711" calcext:value-type="float">
            <text:p>1427749961.59711</text:p>
          </table:table-cell>
          <table:table-cell/>
          <table:table-cell table:formula="of:=MAX([.B472];[.D472];[.G472])-MAX([.A472];[.C472];[.E472])" office:value-type="float" office:value="1.19120287895203" calcext:value-type="float">
            <text:p>1.191202879</text:p>
          </table:table-cell>
          <table:table-cell table:formula="of:=IF(ISBLANK([.E472]);&quot;&quot;;[.I472])" office:value-type="float" office:value="1.19120287895203" calcext:value-type="float">
            <text:p>1.191202879</text:p>
          </table:table-cell>
          <table:table-cell table:formula="of:=IF(OR(ISBLANK([.E472]);[.I472]&lt;=0);&quot;&quot;;[.I472])" office:value-type="float" office:value="1.19120287895203" calcext:value-type="float">
            <text:p>1.1912028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722" calcext:value-type="float">
            <text:p>1427749960.40722</text:p>
          </table:table-cell>
          <table:table-cell office:value-type="float" office:value="1427749961.67634" calcext:value-type="float">
            <text:p>1427749961.67634</text:p>
          </table:table-cell>
          <table:table-cell office:value-type="float" office:value="1427749961.79731" calcext:value-type="float">
            <text:p>1427749961.79731</text:p>
          </table:table-cell>
          <table:table-cell/>
          <table:table-cell table:formula="of:=MAX([.B473];[.D473];[.G473])-MAX([.A473];[.C473];[.E473])" office:value-type="float" office:value="1.39008402824402" calcext:value-type="float">
            <text:p>1.3900840282</text:p>
          </table:table-cell>
          <table:table-cell table:formula="of:=IF(ISBLANK([.E473]);&quot;&quot;;[.I473])" office:value-type="float" office:value="1.39008402824402" calcext:value-type="float">
            <text:p>1.3900840282</text:p>
          </table:table-cell>
          <table:table-cell table:formula="of:=IF(OR(ISBLANK([.E473]);[.I473]&lt;=0);&quot;&quot;;[.I473])" office:value-type="float" office:value="1.39008402824402" calcext:value-type="float">
            <text:p>1.39008402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804" calcext:value-type="float">
            <text:p>1427749960.40804</text:p>
          </table:table-cell>
          <table:table-cell office:value-type="float" office:value="1427749961.11234" calcext:value-type="float">
            <text:p>1427749961.11234</text:p>
          </table:table-cell>
          <table:table-cell office:value-type="float" office:value="1427749961.23451" calcext:value-type="float">
            <text:p>1427749961.23451</text:p>
          </table:table-cell>
          <table:table-cell/>
          <table:table-cell table:formula="of:=MAX([.B474];[.D474];[.G474])-MAX([.A474];[.C474];[.E474])" office:value-type="float" office:value="0.826471090316772" calcext:value-type="float">
            <text:p>0.8264710903</text:p>
          </table:table-cell>
          <table:table-cell table:formula="of:=IF(ISBLANK([.E474]);&quot;&quot;;[.I474])" office:value-type="float" office:value="0.826471090316772" calcext:value-type="float">
            <text:p>0.8264710903</text:p>
          </table:table-cell>
          <table:table-cell table:formula="of:=IF(OR(ISBLANK([.E474]);[.I474]&lt;=0);&quot;&quot;;[.I474])" office:value-type="float" office:value="0.826471090316772" calcext:value-type="float">
            <text:p>0.82647109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0.40852" calcext:value-type="float">
            <text:p>1427749960.40852</text:p>
          </table:table-cell>
          <table:table-cell office:value-type="float" office:value="1427749961.35592" calcext:value-type="float">
            <text:p>1427749961.35592</text:p>
          </table:table-cell>
          <table:table-cell office:value-type="float" office:value="1427749961.4367" calcext:value-type="float">
            <text:p>1427749961.4367</text:p>
          </table:table-cell>
          <table:table-cell/>
          <table:table-cell table:formula="of:=MAX([.B475];[.D475];[.G475])-MAX([.A475];[.C475];[.E475])" office:value-type="float" office:value="1.02818417549133" calcext:value-type="float">
            <text:p>1.0281841755</text:p>
          </table:table-cell>
          <table:table-cell table:formula="of:=IF(ISBLANK([.E475]);&quot;&quot;;[.I475])" office:value-type="float" office:value="1.02818417549133" calcext:value-type="float">
            <text:p>1.0281841755</text:p>
          </table:table-cell>
          <table:table-cell table:formula="of:=IF(OR(ISBLANK([.E475]);[.I475]&lt;=0);&quot;&quot;;[.I475])" office:value-type="float" office:value="1.02818417549133" calcext:value-type="float">
            <text:p>1.02818417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61.91958" calcext:value-type="float">
            <text:p>1427749961.91958</text:p>
          </table:table-cell>
          <table:table-cell office:value-type="float" office:value="1427749963.26595" calcext:value-type="float">
            <text:p>1427749963.26595</text:p>
          </table:table-cell>
          <table:table-cell table:number-columns-repeated="4"/>
          <table:table-cell table:formula="of:=MAX([.B476];[.D476];[.G476])-MAX([.A476];[.C476];[.E476])" office:value-type="float" office:value="1.34636998176575" calcext:value-type="float">
            <text:p>1.3463699818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1958" calcext:value-type="float">
            <text:p>1427749961.91958</text:p>
          </table:table-cell>
          <table:table-cell office:value-type="float" office:value="1427749962.9804" calcext:value-type="float">
            <text:p>1427749962.9804</text:p>
          </table:table-cell>
          <table:table-cell office:value-type="float" office:value="1427749963.06115" calcext:value-type="float">
            <text:p>1427749963.06115</text:p>
          </table:table-cell>
          <table:table-cell/>
          <table:table-cell table:formula="of:=MAX([.B477];[.D477];[.G477])-MAX([.A477];[.C477];[.E477])" office:value-type="float" office:value="1.14156913757324" calcext:value-type="float">
            <text:p>1.1415691376</text:p>
          </table:table-cell>
          <table:table-cell table:formula="of:=IF(ISBLANK([.E477]);&quot;&quot;;[.I477])" office:value-type="float" office:value="1.14156913757324" calcext:value-type="float">
            <text:p>1.1415691376</text:p>
          </table:table-cell>
          <table:table-cell table:formula="of:=IF(OR(ISBLANK([.E477]);[.I477]&lt;=0);&quot;&quot;;[.I477])" office:value-type="float" office:value="1.14156913757324" calcext:value-type="float">
            <text:p>1.14156913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011" calcext:value-type="float">
            <text:p>1427749961.92011</text:p>
          </table:table-cell>
          <table:table-cell office:value-type="float" office:value="1427749963.06111" calcext:value-type="float">
            <text:p>1427749963.06111</text:p>
          </table:table-cell>
          <table:table-cell office:value-type="float" office:value="1427749963.1424" calcext:value-type="float">
            <text:p>1427749963.1424</text:p>
          </table:table-cell>
          <table:table-cell/>
          <table:table-cell table:formula="of:=MAX([.B478];[.D478];[.G478])-MAX([.A478];[.C478];[.E478])" office:value-type="float" office:value="1.2222888469696" calcext:value-type="float">
            <text:p>1.222288847</text:p>
          </table:table-cell>
          <table:table-cell table:formula="of:=IF(ISBLANK([.E478]);&quot;&quot;;[.I478])" office:value-type="float" office:value="1.2222888469696" calcext:value-type="float">
            <text:p>1.222288847</text:p>
          </table:table-cell>
          <table:table-cell table:formula="of:=IF(OR(ISBLANK([.E478]);[.I478]&lt;=0);&quot;&quot;;[.I478])" office:value-type="float" office:value="1.2222888469696" calcext:value-type="float">
            <text:p>1.2222888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059" calcext:value-type="float">
            <text:p>1427749961.92059</text:p>
          </table:table-cell>
          <table:table-cell office:value-type="float" office:value="1427749962.73682" calcext:value-type="float">
            <text:p>1427749962.73682</text:p>
          </table:table-cell>
          <table:table-cell office:value-type="float" office:value="1427749962.81799" calcext:value-type="float">
            <text:p>1427749962.81799</text:p>
          </table:table-cell>
          <table:table-cell/>
          <table:table-cell table:formula="of:=MAX([.B479];[.D479];[.G479])-MAX([.A479];[.C479];[.E479])" office:value-type="float" office:value="0.897402048110962" calcext:value-type="float">
            <text:p>0.8974020481</text:p>
          </table:table-cell>
          <table:table-cell table:formula="of:=IF(ISBLANK([.E479]);&quot;&quot;;[.I479])" office:value-type="float" office:value="0.897402048110962" calcext:value-type="float">
            <text:p>0.8974020481</text:p>
          </table:table-cell>
          <table:table-cell table:formula="of:=IF(OR(ISBLANK([.E479]);[.I479]&lt;=0);&quot;&quot;;[.I479])" office:value-type="float" office:value="0.897402048110962" calcext:value-type="float">
            <text:p>0.89740204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193" calcext:value-type="float">
            <text:p>1427749961.92193</text:p>
          </table:table-cell>
          <table:table-cell office:value-type="float" office:value="1427749963.14251" calcext:value-type="float">
            <text:p>1427749963.14251</text:p>
          </table:table-cell>
          <table:table-cell office:value-type="float" office:value="1427749963.17834" calcext:value-type="float">
            <text:p>1427749963.17834</text:p>
          </table:table-cell>
          <table:table-cell/>
          <table:table-cell table:formula="of:=MAX([.B480];[.D480];[.G480])-MAX([.A480];[.C480];[.E480])" office:value-type="float" office:value="1.25641202926636" calcext:value-type="float">
            <text:p>1.2564120293</text:p>
          </table:table-cell>
          <table:table-cell table:formula="of:=IF(ISBLANK([.E480]);&quot;&quot;;[.I480])" office:value-type="float" office:value="1.25641202926636" calcext:value-type="float">
            <text:p>1.2564120293</text:p>
          </table:table-cell>
          <table:table-cell table:formula="of:=IF(OR(ISBLANK([.E480]);[.I480]&lt;=0);&quot;&quot;;[.I480])" office:value-type="float" office:value="1.25641202926636" calcext:value-type="float">
            <text:p>1.25641202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326" calcext:value-type="float">
            <text:p>1427749961.92326</text:p>
          </table:table-cell>
          <table:table-cell office:value-type="float" office:value="1427749963.14231" calcext:value-type="float">
            <text:p>1427749963.14231</text:p>
          </table:table-cell>
          <table:table-cell office:value-type="float" office:value="1427749963.18355" calcext:value-type="float">
            <text:p>1427749963.18355</text:p>
          </table:table-cell>
          <table:table-cell/>
          <table:table-cell table:formula="of:=MAX([.B481];[.D481];[.G481])-MAX([.A481];[.C481];[.E481])" office:value-type="float" office:value="1.26029109954834" calcext:value-type="float">
            <text:p>1.2602910995</text:p>
          </table:table-cell>
          <table:table-cell table:formula="of:=IF(ISBLANK([.E481]);&quot;&quot;;[.I481])" office:value-type="float" office:value="1.26029109954834" calcext:value-type="float">
            <text:p>1.2602910995</text:p>
          </table:table-cell>
          <table:table-cell table:formula="of:=IF(OR(ISBLANK([.E481]);[.I481]&lt;=0);&quot;&quot;;[.I481])" office:value-type="float" office:value="1.26029109954834" calcext:value-type="float">
            <text:p>1.26029109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46" calcext:value-type="float">
            <text:p>1427749961.9246</text:p>
          </table:table-cell>
          <table:table-cell office:value-type="float" office:value="1427749963.23518" calcext:value-type="float">
            <text:p>1427749963.23518</text:p>
          </table:table-cell>
          <table:table-cell office:value-type="float" office:value="1427749963.26594" calcext:value-type="float">
            <text:p>1427749963.26594</text:p>
          </table:table-cell>
          <table:table-cell/>
          <table:table-cell table:formula="of:=MAX([.B482];[.D482];[.G482])-MAX([.A482];[.C482];[.E482])" office:value-type="float" office:value="1.34134197235107" calcext:value-type="float">
            <text:p>1.3413419724</text:p>
          </table:table-cell>
          <table:table-cell table:formula="of:=IF(ISBLANK([.E482]);&quot;&quot;;[.I482])" office:value-type="float" office:value="1.34134197235107" calcext:value-type="float">
            <text:p>1.3413419724</text:p>
          </table:table-cell>
          <table:table-cell table:formula="of:=IF(OR(ISBLANK([.E482]);[.I482]&lt;=0);&quot;&quot;;[.I482])" office:value-type="float" office:value="1.34134197235107" calcext:value-type="float">
            <text:p>1.34134197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59" calcext:value-type="float">
            <text:p>1427749961.9259</text:p>
          </table:table-cell>
          <table:table-cell office:value-type="float" office:value="1427749962.81795" calcext:value-type="float">
            <text:p>1427749962.81795</text:p>
          </table:table-cell>
          <table:table-cell office:value-type="float" office:value="1427749962.89829" calcext:value-type="float">
            <text:p>1427749962.89829</text:p>
          </table:table-cell>
          <table:table-cell/>
          <table:table-cell table:formula="of:=MAX([.B483];[.D483];[.G483])-MAX([.A483];[.C483];[.E483])" office:value-type="float" office:value="0.972385883331299" calcext:value-type="float">
            <text:p>0.9723858833</text:p>
          </table:table-cell>
          <table:table-cell table:formula="of:=IF(ISBLANK([.E483]);&quot;&quot;;[.I483])" office:value-type="float" office:value="0.972385883331299" calcext:value-type="float">
            <text:p>0.9723858833</text:p>
          </table:table-cell>
          <table:table-cell table:formula="of:=IF(OR(ISBLANK([.E483]);[.I483]&lt;=0);&quot;&quot;;[.I483])" office:value-type="float" office:value="0.972385883331299" calcext:value-type="float">
            <text:p>0.97238588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678" calcext:value-type="float">
            <text:p>1427749961.92678</text:p>
          </table:table-cell>
          <table:table-cell office:value-type="float" office:value="1427749963.14237" calcext:value-type="float">
            <text:p>1427749963.14237</text:p>
          </table:table-cell>
          <table:table-cell office:value-type="float" office:value="1427749963.18356" calcext:value-type="float">
            <text:p>1427749963.18356</text:p>
          </table:table-cell>
          <table:table-cell/>
          <table:table-cell table:formula="of:=MAX([.B484];[.D484];[.G484])-MAX([.A484];[.C484];[.E484])" office:value-type="float" office:value="1.25678205490112" calcext:value-type="float">
            <text:p>1.2567820549</text:p>
          </table:table-cell>
          <table:table-cell table:formula="of:=IF(ISBLANK([.E484]);&quot;&quot;;[.I484])" office:value-type="float" office:value="1.25678205490112" calcext:value-type="float">
            <text:p>1.2567820549</text:p>
          </table:table-cell>
          <table:table-cell table:formula="of:=IF(OR(ISBLANK([.E484]);[.I484]&lt;=0);&quot;&quot;;[.I484])" office:value-type="float" office:value="1.25678205490112" calcext:value-type="float">
            <text:p>1.25678205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814" calcext:value-type="float">
            <text:p>1427749961.92814</text:p>
          </table:table-cell>
          <table:table-cell office:value-type="float" office:value="1427749962.57324" calcext:value-type="float">
            <text:p>1427749962.57324</text:p>
          </table:table-cell>
          <table:table-cell office:value-type="float" office:value="1427749962.65539" calcext:value-type="float">
            <text:p>1427749962.65539</text:p>
          </table:table-cell>
          <table:table-cell/>
          <table:table-cell table:formula="of:=MAX([.B485];[.D485];[.G485])-MAX([.A485];[.C485];[.E485])" office:value-type="float" office:value="0.727251052856445" calcext:value-type="float">
            <text:p>0.7272510529</text:p>
          </table:table-cell>
          <table:table-cell table:formula="of:=IF(ISBLANK([.E485]);&quot;&quot;;[.I485])" office:value-type="float" office:value="0.727251052856445" calcext:value-type="float">
            <text:p>0.7272510529</text:p>
          </table:table-cell>
          <table:table-cell table:formula="of:=IF(OR(ISBLANK([.E485]);[.I485]&lt;=0);&quot;&quot;;[.I485])" office:value-type="float" office:value="0.727251052856445" calcext:value-type="float">
            <text:p>0.72725105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1.9295" calcext:value-type="float">
            <text:p>1427749961.9295</text:p>
          </table:table-cell>
          <table:table-cell office:value-type="float" office:value="1427749962.81789" calcext:value-type="float">
            <text:p>1427749962.81789</text:p>
          </table:table-cell>
          <table:table-cell office:value-type="float" office:value="1427749962.89823" calcext:value-type="float">
            <text:p>1427749962.89823</text:p>
          </table:table-cell>
          <table:table-cell/>
          <table:table-cell table:formula="of:=MAX([.B486];[.D486];[.G486])-MAX([.A486];[.C486];[.E486])" office:value-type="float" office:value="0.968729972839356" calcext:value-type="float">
            <text:p>0.9687299728</text:p>
          </table:table-cell>
          <table:table-cell table:formula="of:=IF(ISBLANK([.E486]);&quot;&quot;;[.I486])" office:value-type="float" office:value="0.968729972839356" calcext:value-type="float">
            <text:p>0.9687299728</text:p>
          </table:table-cell>
          <table:table-cell table:formula="of:=IF(OR(ISBLANK([.E486]);[.I486]&lt;=0);&quot;&quot;;[.I486])" office:value-type="float" office:value="0.968729972839356" calcext:value-type="float">
            <text:p>0.9687299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63.26596" calcext:value-type="float">
            <text:p>1427749963.26596</text:p>
          </table:table-cell>
          <table:table-cell office:value-type="float" office:value="1427749964.58171" calcext:value-type="float">
            <text:p>1427749964.58171</text:p>
          </table:table-cell>
          <table:table-cell table:number-columns-repeated="4"/>
          <table:table-cell table:formula="of:=MAX([.B487];[.D487];[.G487])-MAX([.A487];[.C487];[.E487])" office:value-type="float" office:value="1.31575107574463" calcext:value-type="float">
            <text:p>1.3157510757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6597" calcext:value-type="float">
            <text:p>1427749963.26597</text:p>
          </table:table-cell>
          <table:table-cell office:value-type="float" office:value="1427749964.55035" calcext:value-type="float">
            <text:p>1427749964.55035</text:p>
          </table:table-cell>
          <table:table-cell office:value-type="float" office:value="1427749964.58171" calcext:value-type="float">
            <text:p>1427749964.58171</text:p>
          </table:table-cell>
          <table:table-cell/>
          <table:table-cell table:formula="of:=MAX([.B488];[.D488];[.G488])-MAX([.A488];[.C488];[.E488])" office:value-type="float" office:value="1.31574201583862" calcext:value-type="float">
            <text:p>1.3157420158</text:p>
          </table:table-cell>
          <table:table-cell table:formula="of:=IF(ISBLANK([.E488]);&quot;&quot;;[.I488])" office:value-type="float" office:value="1.31574201583862" calcext:value-type="float">
            <text:p>1.3157420158</text:p>
          </table:table-cell>
          <table:table-cell table:formula="of:=IF(OR(ISBLANK([.E488]);[.I488]&lt;=0);&quot;&quot;;[.I488])" office:value-type="float" office:value="1.31574201583862" calcext:value-type="float">
            <text:p>1.31574201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6736" calcext:value-type="float">
            <text:p>1427749963.26736</text:p>
          </table:table-cell>
          <table:table-cell office:value-type="float" office:value="1427749964.46502" calcext:value-type="float">
            <text:p>1427749964.46502</text:p>
          </table:table-cell>
          <table:table-cell office:value-type="float" office:value="1427749964.50341" calcext:value-type="float">
            <text:p>1427749964.50341</text:p>
          </table:table-cell>
          <table:table-cell/>
          <table:table-cell table:formula="of:=MAX([.B489];[.D489];[.G489])-MAX([.A489];[.C489];[.E489])" office:value-type="float" office:value="1.23605298995972" calcext:value-type="float">
            <text:p>1.23605299</text:p>
          </table:table-cell>
          <table:table-cell table:formula="of:=IF(ISBLANK([.E489]);&quot;&quot;;[.I489])" office:value-type="float" office:value="1.23605298995972" calcext:value-type="float">
            <text:p>1.23605299</text:p>
          </table:table-cell>
          <table:table-cell table:formula="of:=IF(OR(ISBLANK([.E489]);[.I489]&lt;=0);&quot;&quot;;[.I489])" office:value-type="float" office:value="1.23605298995972" calcext:value-type="float">
            <text:p>1.236052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6866" calcext:value-type="float">
            <text:p>1427749963.26866</text:p>
          </table:table-cell>
          <table:table-cell office:value-type="float" office:value="1427749964.21564" calcext:value-type="float">
            <text:p>1427749964.21564</text:p>
          </table:table-cell>
          <table:table-cell office:value-type="float" office:value="1427749964.29745" calcext:value-type="float">
            <text:p>1427749964.29745</text:p>
          </table:table-cell>
          <table:table-cell/>
          <table:table-cell table:formula="of:=MAX([.B490];[.D490];[.G490])-MAX([.A490];[.C490];[.E490])" office:value-type="float" office:value="1.02878904342651" calcext:value-type="float">
            <text:p>1.0287890434</text:p>
          </table:table-cell>
          <table:table-cell table:formula="of:=IF(ISBLANK([.E490]);&quot;&quot;;[.I490])" office:value-type="float" office:value="1.02878904342651" calcext:value-type="float">
            <text:p>1.0287890434</text:p>
          </table:table-cell>
          <table:table-cell table:formula="of:=IF(OR(ISBLANK([.E490]);[.I490]&lt;=0);&quot;&quot;;[.I490])" office:value-type="float" office:value="1.02878904342651" calcext:value-type="float">
            <text:p>1.02878904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6999" calcext:value-type="float">
            <text:p>1427749963.26999</text:p>
          </table:table-cell>
          <table:table-cell office:value-type="float" office:value="1427749964.38142" calcext:value-type="float">
            <text:p>1427749964.38142</text:p>
          </table:table-cell>
          <table:table-cell office:value-type="float" office:value="1427749964.46512" calcext:value-type="float">
            <text:p>1427749964.46512</text:p>
          </table:table-cell>
          <table:table-cell/>
          <table:table-cell table:formula="of:=MAX([.B491];[.D491];[.G491])-MAX([.A491];[.C491];[.E491])" office:value-type="float" office:value="1.19513511657715" calcext:value-type="float">
            <text:p>1.1951351166</text:p>
          </table:table-cell>
          <table:table-cell table:formula="of:=IF(ISBLANK([.E491]);&quot;&quot;;[.I491])" office:value-type="float" office:value="1.19513511657715" calcext:value-type="float">
            <text:p>1.1951351166</text:p>
          </table:table-cell>
          <table:table-cell table:formula="of:=IF(OR(ISBLANK([.E491]);[.I491]&lt;=0);&quot;&quot;;[.I491])" office:value-type="float" office:value="1.19513511657715" calcext:value-type="float">
            <text:p>1.19513511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7188" calcext:value-type="float">
            <text:p>1427749963.27188</text:p>
          </table:table-cell>
          <table:table-cell office:value-type="float" office:value="1427749964.05481" calcext:value-type="float">
            <text:p>1427749964.05481</text:p>
          </table:table-cell>
          <table:table-cell office:value-type="float" office:value="1427749964.13545" calcext:value-type="float">
            <text:p>1427749964.13545</text:p>
          </table:table-cell>
          <table:table-cell/>
          <table:table-cell table:formula="of:=MAX([.B492];[.D492];[.G492])-MAX([.A492];[.C492];[.E492])" office:value-type="float" office:value="0.863564014434814" calcext:value-type="float">
            <text:p>0.8635640144</text:p>
          </table:table-cell>
          <table:table-cell table:formula="of:=IF(ISBLANK([.E492]);&quot;&quot;;[.I492])" office:value-type="float" office:value="0.863564014434814" calcext:value-type="float">
            <text:p>0.8635640144</text:p>
          </table:table-cell>
          <table:table-cell table:formula="of:=IF(OR(ISBLANK([.E492]);[.I492]&lt;=0);&quot;&quot;;[.I492])" office:value-type="float" office:value="0.863564014434814" calcext:value-type="float">
            <text:p>0.86356401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7321" calcext:value-type="float">
            <text:p>1427749963.27321</text:p>
          </table:table-cell>
          <table:table-cell office:value-type="float" office:value="1427749964.29741" calcext:value-type="float">
            <text:p>1427749964.29741</text:p>
          </table:table-cell>
          <table:table-cell office:value-type="float" office:value="1427749964.38146" calcext:value-type="float">
            <text:p>1427749964.38146</text:p>
          </table:table-cell>
          <table:table-cell/>
          <table:table-cell table:formula="of:=MAX([.B493];[.D493];[.G493])-MAX([.A493];[.C493];[.E493])" office:value-type="float" office:value="1.10825300216675" calcext:value-type="float">
            <text:p>1.1082530022</text:p>
          </table:table-cell>
          <table:table-cell table:formula="of:=IF(ISBLANK([.E493]);&quot;&quot;;[.I493])" office:value-type="float" office:value="1.10825300216675" calcext:value-type="float">
            <text:p>1.1082530022</text:p>
          </table:table-cell>
          <table:table-cell table:formula="of:=IF(OR(ISBLANK([.E493]);[.I493]&lt;=0);&quot;&quot;;[.I493])" office:value-type="float" office:value="1.10825300216675" calcext:value-type="float">
            <text:p>1.10825300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7456" calcext:value-type="float">
            <text:p>1427749963.27456</text:p>
          </table:table-cell>
          <table:table-cell office:value-type="float" office:value="1427749964.46523" calcext:value-type="float">
            <text:p>1427749964.46523</text:p>
          </table:table-cell>
          <table:table-cell office:value-type="float" office:value="1427749964.49864" calcext:value-type="float">
            <text:p>1427749964.49864</text:p>
          </table:table-cell>
          <table:table-cell/>
          <table:table-cell table:formula="of:=MAX([.B494];[.D494];[.G494])-MAX([.A494];[.C494];[.E494])" office:value-type="float" office:value="1.22408199310303" calcext:value-type="float">
            <text:p>1.2240819931</text:p>
          </table:table-cell>
          <table:table-cell table:formula="of:=IF(ISBLANK([.E494]);&quot;&quot;;[.I494])" office:value-type="float" office:value="1.22408199310303" calcext:value-type="float">
            <text:p>1.2240819931</text:p>
          </table:table-cell>
          <table:table-cell table:formula="of:=IF(OR(ISBLANK([.E494]);[.I494]&lt;=0);&quot;&quot;;[.I494])" office:value-type="float" office:value="1.22408199310303" calcext:value-type="float">
            <text:p>1.22408199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7587" calcext:value-type="float">
            <text:p>1427749963.27587</text:p>
          </table:table-cell>
          <table:table-cell office:value-type="float" office:value="1427749964.05475" calcext:value-type="float">
            <text:p>1427749964.05475</text:p>
          </table:table-cell>
          <table:table-cell office:value-type="float" office:value="1427749964.13541" calcext:value-type="float">
            <text:p>1427749964.13541</text:p>
          </table:table-cell>
          <table:table-cell/>
          <table:table-cell table:formula="of:=MAX([.B495];[.D495];[.G495])-MAX([.A495];[.C495];[.E495])" office:value-type="float" office:value="0.859537124633789" calcext:value-type="float">
            <text:p>0.8595371246</text:p>
          </table:table-cell>
          <table:table-cell table:formula="of:=IF(ISBLANK([.E495]);&quot;&quot;;[.I495])" office:value-type="float" office:value="0.859537124633789" calcext:value-type="float">
            <text:p>0.8595371246</text:p>
          </table:table-cell>
          <table:table-cell table:formula="of:=IF(OR(ISBLANK([.E495]);[.I495]&lt;=0);&quot;&quot;;[.I495])" office:value-type="float" office:value="0.859537124633789" calcext:value-type="float">
            <text:p>0.85953712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772" calcext:value-type="float">
            <text:p>1427749963.2772</text:p>
          </table:table-cell>
          <table:table-cell office:value-type="float" office:value="1427749963.9707" calcext:value-type="float">
            <text:p>1427749963.9707</text:p>
          </table:table-cell>
          <table:table-cell office:value-type="float" office:value="1427749964.05485" calcext:value-type="float">
            <text:p>1427749964.05485</text:p>
          </table:table-cell>
          <table:table-cell/>
          <table:table-cell table:formula="of:=MAX([.B496];[.D496];[.G496])-MAX([.A496];[.C496];[.E496])" office:value-type="float" office:value="0.777650117874146" calcext:value-type="float">
            <text:p>0.7776501179</text:p>
          </table:table-cell>
          <table:table-cell table:formula="of:=IF(ISBLANK([.E496]);&quot;&quot;;[.I496])" office:value-type="float" office:value="0.777650117874146" calcext:value-type="float">
            <text:p>0.7776501179</text:p>
          </table:table-cell>
          <table:table-cell table:formula="of:=IF(OR(ISBLANK([.E496]);[.I496]&lt;=0);&quot;&quot;;[.I496])" office:value-type="float" office:value="0.777650117874146" calcext:value-type="float">
            <text:p>0.77765011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3.27851" calcext:value-type="float">
            <text:p>1427749963.27851</text:p>
          </table:table-cell>
          <table:table-cell office:value-type="float" office:value="1427749964.46509" calcext:value-type="float">
            <text:p>1427749964.46509</text:p>
          </table:table-cell>
          <table:table-cell office:value-type="float" office:value="1427749964.50172" calcext:value-type="float">
            <text:p>1427749964.50172</text:p>
          </table:table-cell>
          <table:table-cell/>
          <table:table-cell table:formula="of:=MAX([.B497];[.D497];[.G497])-MAX([.A497];[.C497];[.E497])" office:value-type="float" office:value="1.22320199012756" calcext:value-type="float">
            <text:p>1.2232019901</text:p>
          </table:table-cell>
          <table:table-cell table:formula="of:=IF(ISBLANK([.E497]);&quot;&quot;;[.I497])" office:value-type="float" office:value="1.22320199012756" calcext:value-type="float">
            <text:p>1.2232019901</text:p>
          </table:table-cell>
          <table:table-cell table:formula="of:=IF(OR(ISBLANK([.E497]);[.I497]&lt;=0);&quot;&quot;;[.I497])" office:value-type="float" office:value="1.22320199012756" calcext:value-type="float">
            <text:p>1.2232019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64.58173" calcext:value-type="float">
            <text:p>1427749964.58173</text:p>
          </table:table-cell>
          <table:table-cell office:value-type="float" office:value="1427749965.92478" calcext:value-type="float">
            <text:p>1427749965.92478</text:p>
          </table:table-cell>
          <table:table-cell table:number-columns-repeated="4"/>
          <table:table-cell table:formula="of:=MAX([.B498];[.D498];[.G498])-MAX([.A498];[.C498];[.E498])" office:value-type="float" office:value="1.34305787086487" calcext:value-type="float">
            <text:p>1.3430578709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8173" calcext:value-type="float">
            <text:p>1427749964.58173</text:p>
          </table:table-cell>
          <table:table-cell office:value-type="float" office:value="1427749965.80015" calcext:value-type="float">
            <text:p>1427749965.80015</text:p>
          </table:table-cell>
          <table:table-cell office:value-type="float" office:value="1427749965.83143" calcext:value-type="float">
            <text:p>1427749965.83143</text:p>
          </table:table-cell>
          <table:table-cell/>
          <table:table-cell table:formula="of:=MAX([.B499];[.D499];[.G499])-MAX([.A499];[.C499];[.E499])" office:value-type="float" office:value="1.24970507621765" calcext:value-type="float">
            <text:p>1.2497050762</text:p>
          </table:table-cell>
          <table:table-cell table:formula="of:=IF(ISBLANK([.E499]);&quot;&quot;;[.I499])" office:value-type="float" office:value="1.24970507621765" calcext:value-type="float">
            <text:p>1.2497050762</text:p>
          </table:table-cell>
          <table:table-cell table:formula="of:=IF(OR(ISBLANK([.E499]);[.I499]&lt;=0);&quot;&quot;;[.I499])" office:value-type="float" office:value="1.24970507621765" calcext:value-type="float">
            <text:p>1.24970507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8309" calcext:value-type="float">
            <text:p>1427749964.58309</text:p>
          </table:table-cell>
          <table:table-cell office:value-type="float" office:value="1427749965.2321" calcext:value-type="float">
            <text:p>1427749965.2321</text:p>
          </table:table-cell>
          <table:table-cell office:value-type="float" office:value="1427749965.31294" calcext:value-type="float">
            <text:p>1427749965.31294</text:p>
          </table:table-cell>
          <table:table-cell/>
          <table:table-cell table:formula="of:=MAX([.B500];[.D500];[.G500])-MAX([.A500];[.C500];[.E500])" office:value-type="float" office:value="0.729851007461548" calcext:value-type="float">
            <text:p>0.7298510075</text:p>
          </table:table-cell>
          <table:table-cell table:formula="of:=IF(ISBLANK([.E500]);&quot;&quot;;[.I500])" office:value-type="float" office:value="0.729851007461548" calcext:value-type="float">
            <text:p>0.7298510075</text:p>
          </table:table-cell>
          <table:table-cell table:formula="of:=IF(OR(ISBLANK([.E500]);[.I500]&lt;=0);&quot;&quot;;[.I500])" office:value-type="float" office:value="0.729851007461548" calcext:value-type="float">
            <text:p>0.72985100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8434" calcext:value-type="float">
            <text:p>1427749964.58434</text:p>
          </table:table-cell>
          <table:table-cell office:value-type="float" office:value="1427749965.47718" calcext:value-type="float">
            <text:p>1427749965.47718</text:p>
          </table:table-cell>
          <table:table-cell office:value-type="float" office:value="1427749965.55821" calcext:value-type="float">
            <text:p>1427749965.55821</text:p>
          </table:table-cell>
          <table:table-cell/>
          <table:table-cell table:formula="of:=MAX([.B501];[.D501];[.G501])-MAX([.A501];[.C501];[.E501])" office:value-type="float" office:value="0.973868131637573" calcext:value-type="float">
            <text:p>0.9738681316</text:p>
          </table:table-cell>
          <table:table-cell table:formula="of:=IF(ISBLANK([.E501]);&quot;&quot;;[.I501])" office:value-type="float" office:value="0.973868131637573" calcext:value-type="float">
            <text:p>0.9738681316</text:p>
          </table:table-cell>
          <table:table-cell table:formula="of:=IF(OR(ISBLANK([.E501]);[.I501]&lt;=0);&quot;&quot;;[.I501])" office:value-type="float" office:value="0.973868131637573" calcext:value-type="float">
            <text:p>0.97386813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8562" calcext:value-type="float">
            <text:p>1427749964.58562</text:p>
          </table:table-cell>
          <table:table-cell office:value-type="float" office:value="1427749965.64046" calcext:value-type="float">
            <text:p>1427749965.64046</text:p>
          </table:table-cell>
          <table:table-cell office:value-type="float" office:value="1427749965.72039" calcext:value-type="float">
            <text:p>1427749965.72039</text:p>
          </table:table-cell>
          <table:table-cell/>
          <table:table-cell table:formula="of:=MAX([.B502];[.D502];[.G502])-MAX([.A502];[.C502];[.E502])" office:value-type="float" office:value="1.1347758769989" calcext:value-type="float">
            <text:p>1.134775877</text:p>
          </table:table-cell>
          <table:table-cell table:formula="of:=IF(ISBLANK([.E502]);&quot;&quot;;[.I502])" office:value-type="float" office:value="1.1347758769989" calcext:value-type="float">
            <text:p>1.134775877</text:p>
          </table:table-cell>
          <table:table-cell table:formula="of:=IF(OR(ISBLANK([.E502]);[.I502]&lt;=0);&quot;&quot;;[.I502])" office:value-type="float" office:value="1.1347758769989" calcext:value-type="float">
            <text:p>1.1347758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8719" calcext:value-type="float">
            <text:p>1427749964.58719</text:p>
          </table:table-cell>
          <table:table-cell office:value-type="float" office:value="1427749965.64052" calcext:value-type="float">
            <text:p>1427749965.64052</text:p>
          </table:table-cell>
          <table:table-cell office:value-type="float" office:value="1427749965.72043" calcext:value-type="float">
            <text:p>1427749965.72043</text:p>
          </table:table-cell>
          <table:table-cell/>
          <table:table-cell table:formula="of:=MAX([.B503];[.D503];[.G503])-MAX([.A503];[.C503];[.E503])" office:value-type="float" office:value="1.13323616981506" calcext:value-type="float">
            <text:p>1.1332361698</text:p>
          </table:table-cell>
          <table:table-cell table:formula="of:=IF(ISBLANK([.E503]);&quot;&quot;;[.I503])" office:value-type="float" office:value="1.13323616981506" calcext:value-type="float">
            <text:p>1.1332361698</text:p>
          </table:table-cell>
          <table:table-cell table:formula="of:=IF(OR(ISBLANK([.E503]);[.I503]&lt;=0);&quot;&quot;;[.I503])" office:value-type="float" office:value="1.13323616981506" calcext:value-type="float">
            <text:p>1.13323616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8822" calcext:value-type="float">
            <text:p>1427749964.58822</text:p>
          </table:table-cell>
          <table:table-cell office:value-type="float" office:value="1427749965.80819" calcext:value-type="float">
            <text:p>1427749965.80819</text:p>
          </table:table-cell>
          <table:table-cell office:value-type="float" office:value="1427749965.84293" calcext:value-type="float">
            <text:p>1427749965.84293</text:p>
          </table:table-cell>
          <table:table-cell/>
          <table:table-cell table:formula="of:=MAX([.B504];[.D504];[.G504])-MAX([.A504];[.C504];[.E504])" office:value-type="float" office:value="1.25471782684326" calcext:value-type="float">
            <text:p>1.2547178268</text:p>
          </table:table-cell>
          <table:table-cell table:formula="of:=IF(ISBLANK([.E504]);&quot;&quot;;[.I504])" office:value-type="float" office:value="1.25471782684326" calcext:value-type="float">
            <text:p>1.2547178268</text:p>
          </table:table-cell>
          <table:table-cell table:formula="of:=IF(OR(ISBLANK([.E504]);[.I504]&lt;=0);&quot;&quot;;[.I504])" office:value-type="float" office:value="1.25471782684326" calcext:value-type="float">
            <text:p>1.25471782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8917" calcext:value-type="float">
            <text:p>1427749964.58917</text:p>
          </table:table-cell>
          <table:table-cell office:value-type="float" office:value="1427749965.80023" calcext:value-type="float">
            <text:p>1427749965.80023</text:p>
          </table:table-cell>
          <table:table-cell office:value-type="float" office:value="1427749965.83145" calcext:value-type="float">
            <text:p>1427749965.83145</text:p>
          </table:table-cell>
          <table:table-cell/>
          <table:table-cell table:formula="of:=MAX([.B505];[.D505];[.G505])-MAX([.A505];[.C505];[.E505])" office:value-type="float" office:value="1.24228000640869" calcext:value-type="float">
            <text:p>1.2422800064</text:p>
          </table:table-cell>
          <table:table-cell table:formula="of:=IF(ISBLANK([.E505]);&quot;&quot;;[.I505])" office:value-type="float" office:value="1.24228000640869" calcext:value-type="float">
            <text:p>1.2422800064</text:p>
          </table:table-cell>
          <table:table-cell table:formula="of:=IF(OR(ISBLANK([.E505]);[.I505]&lt;=0);&quot;&quot;;[.I505])" office:value-type="float" office:value="1.24228000640869" calcext:value-type="float">
            <text:p>1.24228000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9007" calcext:value-type="float">
            <text:p>1427749964.59007</text:p>
          </table:table-cell>
          <table:table-cell office:value-type="float" office:value="1427749965.23107" calcext:value-type="float">
            <text:p>1427749965.23107</text:p>
          </table:table-cell>
          <table:table-cell office:value-type="float" office:value="1427749965.47711" calcext:value-type="float">
            <text:p>1427749965.47711</text:p>
          </table:table-cell>
          <table:table-cell/>
          <table:table-cell table:formula="of:=MAX([.B506];[.D506];[.G506])-MAX([.A506];[.C506];[.E506])" office:value-type="float" office:value="0.887044906616211" calcext:value-type="float">
            <text:p>0.8870449066</text:p>
          </table:table-cell>
          <table:table-cell table:formula="of:=IF(ISBLANK([.E506]);&quot;&quot;;[.I506])" office:value-type="float" office:value="0.887044906616211" calcext:value-type="float">
            <text:p>0.8870449066</text:p>
          </table:table-cell>
          <table:table-cell table:formula="of:=IF(OR(ISBLANK([.E506]);[.I506]&lt;=0);&quot;&quot;;[.I506])" office:value-type="float" office:value="0.887044906616211" calcext:value-type="float">
            <text:p>0.8870449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91" calcext:value-type="float">
            <text:p>1427749964.591</text:p>
          </table:table-cell>
          <table:table-cell office:value-type="float" office:value="1427749965.55817" calcext:value-type="float">
            <text:p>1427749965.55817</text:p>
          </table:table-cell>
          <table:table-cell office:value-type="float" office:value="1427749965.64056" calcext:value-type="float">
            <text:p>1427749965.64056</text:p>
          </table:table-cell>
          <table:table-cell/>
          <table:table-cell table:formula="of:=MAX([.B507];[.D507];[.G507])-MAX([.A507];[.C507];[.E507])" office:value-type="float" office:value="1.04955315589905" calcext:value-type="float">
            <text:p>1.0495531559</text:p>
          </table:table-cell>
          <table:table-cell table:formula="of:=IF(ISBLANK([.E507]);&quot;&quot;;[.I507])" office:value-type="float" office:value="1.04955315589905" calcext:value-type="float">
            <text:p>1.0495531559</text:p>
          </table:table-cell>
          <table:table-cell table:formula="of:=IF(OR(ISBLANK([.E507]);[.I507]&lt;=0);&quot;&quot;;[.I507])" office:value-type="float" office:value="1.04955315589905" calcext:value-type="float">
            <text:p>1.04955315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4.59179" calcext:value-type="float">
            <text:p>1427749964.59179</text:p>
          </table:table-cell>
          <table:table-cell office:value-type="float" office:value="1427749965.88902" calcext:value-type="float">
            <text:p>1427749965.88902</text:p>
          </table:table-cell>
          <table:table-cell office:value-type="float" office:value="1427749965.92477" calcext:value-type="float">
            <text:p>1427749965.92477</text:p>
          </table:table-cell>
          <table:table-cell/>
          <table:table-cell table:formula="of:=MAX([.B508];[.D508];[.G508])-MAX([.A508];[.C508];[.E508])" office:value-type="float" office:value="1.33297896385193" calcext:value-type="float">
            <text:p>1.3329789639</text:p>
          </table:table-cell>
          <table:table-cell table:formula="of:=IF(ISBLANK([.E508]);&quot;&quot;;[.I508])" office:value-type="float" office:value="1.33297896385193" calcext:value-type="float">
            <text:p>1.3329789639</text:p>
          </table:table-cell>
          <table:table-cell table:formula="of:=IF(OR(ISBLANK([.E508]);[.I508]&lt;=0);&quot;&quot;;[.I508])" office:value-type="float" office:value="1.33297896385193" calcext:value-type="float">
            <text:p>1.33297896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65.9248" calcext:value-type="float">
            <text:p>1427749965.9248</text:p>
          </table:table-cell>
          <table:table-cell office:value-type="float" office:value="1427749967.49794" calcext:value-type="float">
            <text:p>1427749967.49794</text:p>
          </table:table-cell>
          <table:table-cell table:number-columns-repeated="4"/>
          <table:table-cell table:formula="of:=MAX([.B509];[.D509];[.G509])-MAX([.A509];[.C509];[.E509])" office:value-type="float" office:value="1.57313990592957" calcext:value-type="float">
            <text:p>1.5731399059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248" calcext:value-type="float">
            <text:p>1427749965.9248</text:p>
          </table:table-cell>
          <table:table-cell office:value-type="float" office:value="1427749967.37572" calcext:value-type="float">
            <text:p>1427749967.37572</text:p>
          </table:table-cell>
          <table:table-cell office:value-type="float" office:value="1427749967.41067" calcext:value-type="float">
            <text:p>1427749967.41067</text:p>
          </table:table-cell>
          <table:table-cell/>
          <table:table-cell table:formula="of:=MAX([.B510];[.D510];[.G510])-MAX([.A510];[.C510];[.E510])" office:value-type="float" office:value="1.48586893081665" calcext:value-type="float">
            <text:p>1.4858689308</text:p>
          </table:table-cell>
          <table:table-cell table:formula="of:=IF(ISBLANK([.E510]);&quot;&quot;;[.I510])" office:value-type="float" office:value="1.48586893081665" calcext:value-type="float">
            <text:p>1.4858689308</text:p>
          </table:table-cell>
          <table:table-cell table:formula="of:=IF(OR(ISBLANK([.E510]);[.I510]&lt;=0);&quot;&quot;;[.I510])" office:value-type="float" office:value="1.48586893081665" calcext:value-type="float">
            <text:p>1.48586893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2626" calcext:value-type="float">
            <text:p>1427749965.92626</text:p>
          </table:table-cell>
          <table:table-cell office:value-type="float" office:value="1427749967.46335" calcext:value-type="float">
            <text:p>1427749967.46335</text:p>
          </table:table-cell>
          <table:table-cell office:value-type="float" office:value="1427749967.49793" calcext:value-type="float">
            <text:p>1427749967.49793</text:p>
          </table:table-cell>
          <table:table-cell/>
          <table:table-cell table:formula="of:=MAX([.B511];[.D511];[.G511])-MAX([.A511];[.C511];[.E511])" office:value-type="float" office:value="1.57166695594788" calcext:value-type="float">
            <text:p>1.5716669559</text:p>
          </table:table-cell>
          <table:table-cell table:formula="of:=IF(ISBLANK([.E511]);&quot;&quot;;[.I511])" office:value-type="float" office:value="1.57166695594788" calcext:value-type="float">
            <text:p>1.5716669559</text:p>
          </table:table-cell>
          <table:table-cell table:formula="of:=IF(OR(ISBLANK([.E511]);[.I511]&lt;=0);&quot;&quot;;[.I511])" office:value-type="float" office:value="1.57166695594788" calcext:value-type="float">
            <text:p>1.57166695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275" calcext:value-type="float">
            <text:p>1427749965.9275</text:p>
          </table:table-cell>
          <table:table-cell office:value-type="float" office:value="1427749967.3756" calcext:value-type="float">
            <text:p>1427749967.3756</text:p>
          </table:table-cell>
          <table:table-cell office:value-type="float" office:value="1427749967.40352" calcext:value-type="float">
            <text:p>1427749967.40352</text:p>
          </table:table-cell>
          <table:table-cell/>
          <table:table-cell table:formula="of:=MAX([.B512];[.D512];[.G512])-MAX([.A512];[.C512];[.E512])" office:value-type="float" office:value="1.47602200508118" calcext:value-type="float">
            <text:p>1.4760220051</text:p>
          </table:table-cell>
          <table:table-cell table:formula="of:=IF(ISBLANK([.E512]);&quot;&quot;;[.I512])" office:value-type="float" office:value="1.47602200508118" calcext:value-type="float">
            <text:p>1.4760220051</text:p>
          </table:table-cell>
          <table:table-cell table:formula="of:=IF(OR(ISBLANK([.E512]);[.I512]&lt;=0);&quot;&quot;;[.I512])" office:value-type="float" office:value="1.47602200508118" calcext:value-type="float">
            <text:p>1.47602200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2814" calcext:value-type="float">
            <text:p>1427749965.92814</text:p>
          </table:table-cell>
          <table:table-cell office:value-type="float" office:value="1427749966.97172" calcext:value-type="float">
            <text:p>1427749966.97172</text:p>
          </table:table-cell>
          <table:table-cell office:value-type="float" office:value="1427749967.05307" calcext:value-type="float">
            <text:p>1427749967.05307</text:p>
          </table:table-cell>
          <table:table-cell/>
          <table:table-cell table:formula="of:=MAX([.B513];[.D513];[.G513])-MAX([.A513];[.C513];[.E513])" office:value-type="float" office:value="1.12493491172791" calcext:value-type="float">
            <text:p>1.1249349117</text:p>
          </table:table-cell>
          <table:table-cell table:formula="of:=IF(ISBLANK([.E513]);&quot;&quot;;[.I513])" office:value-type="float" office:value="1.12493491172791" calcext:value-type="float">
            <text:p>1.1249349117</text:p>
          </table:table-cell>
          <table:table-cell table:formula="of:=IF(OR(ISBLANK([.E513]);[.I513]&lt;=0);&quot;&quot;;[.I513])" office:value-type="float" office:value="1.12493491172791" calcext:value-type="float">
            <text:p>1.12493491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2889" calcext:value-type="float">
            <text:p>1427749965.92889</text:p>
          </table:table-cell>
          <table:table-cell office:value-type="float" office:value="1427749967.21282" calcext:value-type="float">
            <text:p>1427749967.21282</text:p>
          </table:table-cell>
          <table:table-cell office:value-type="float" office:value="1427749967.29376" calcext:value-type="float">
            <text:p>1427749967.29376</text:p>
          </table:table-cell>
          <table:table-cell/>
          <table:table-cell table:formula="of:=MAX([.B514];[.D514];[.G514])-MAX([.A514];[.C514];[.E514])" office:value-type="float" office:value="1.36487817764282" calcext:value-type="float">
            <text:p>1.3648781776</text:p>
          </table:table-cell>
          <table:table-cell table:formula="of:=IF(ISBLANK([.E514]);&quot;&quot;;[.I514])" office:value-type="float" office:value="1.36487817764282" calcext:value-type="float">
            <text:p>1.3648781776</text:p>
          </table:table-cell>
          <table:table-cell table:formula="of:=IF(OR(ISBLANK([.E514]);[.I514]&lt;=0);&quot;&quot;;[.I514])" office:value-type="float" office:value="1.36487817764282" calcext:value-type="float">
            <text:p>1.36487817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2938" calcext:value-type="float">
            <text:p>1427749965.92938</text:p>
          </table:table-cell>
          <table:table-cell office:value-type="float" office:value="1427749967.29373" calcext:value-type="float">
            <text:p>1427749967.29373</text:p>
          </table:table-cell>
          <table:table-cell office:value-type="float" office:value="1427749967.37563" calcext:value-type="float">
            <text:p>1427749967.37563</text:p>
          </table:table-cell>
          <table:table-cell/>
          <table:table-cell table:formula="of:=MAX([.B515];[.D515];[.G515])-MAX([.A515];[.C515];[.E515])" office:value-type="float" office:value="1.44624996185303" calcext:value-type="float">
            <text:p>1.4462499619</text:p>
          </table:table-cell>
          <table:table-cell table:formula="of:=IF(ISBLANK([.E515]);&quot;&quot;;[.I515])" office:value-type="float" office:value="1.44624996185303" calcext:value-type="float">
            <text:p>1.4462499619</text:p>
          </table:table-cell>
          <table:table-cell table:formula="of:=IF(OR(ISBLANK([.E515]);[.I515]&lt;=0);&quot;&quot;;[.I515])" office:value-type="float" office:value="1.44624996185303" calcext:value-type="float">
            <text:p>1.44624996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2987" calcext:value-type="float">
            <text:p>1427749965.92987</text:p>
          </table:table-cell>
          <table:table-cell office:value-type="float" office:value="1427749966.97166" calcext:value-type="float">
            <text:p>1427749966.97166</text:p>
          </table:table-cell>
          <table:table-cell office:value-type="float" office:value="1427749967.05304" calcext:value-type="float">
            <text:p>1427749967.05304</text:p>
          </table:table-cell>
          <table:table-cell/>
          <table:table-cell table:formula="of:=MAX([.B516];[.D516];[.G516])-MAX([.A516];[.C516];[.E516])" office:value-type="float" office:value="1.1231689453125" calcext:value-type="float">
            <text:p>1.1231689453</text:p>
          </table:table-cell>
          <table:table-cell table:formula="of:=IF(ISBLANK([.E516]);&quot;&quot;;[.I516])" office:value-type="float" office:value="1.1231689453125" calcext:value-type="float">
            <text:p>1.1231689453</text:p>
          </table:table-cell>
          <table:table-cell table:formula="of:=IF(OR(ISBLANK([.E516]);[.I516]&lt;=0);&quot;&quot;;[.I516])" office:value-type="float" office:value="1.1231689453125" calcext:value-type="float">
            <text:p>1.12316894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3034" calcext:value-type="float">
            <text:p>1427749965.93034</text:p>
          </table:table-cell>
          <table:table-cell office:value-type="float" office:value="1427749967.053" calcext:value-type="float">
            <text:p>1427749967.053</text:p>
          </table:table-cell>
          <table:table-cell office:value-type="float" office:value="1427749967.13315" calcext:value-type="float">
            <text:p>1427749967.13315</text:p>
          </table:table-cell>
          <table:table-cell/>
          <table:table-cell table:formula="of:=MAX([.B517];[.D517];[.G517])-MAX([.A517];[.C517];[.E517])" office:value-type="float" office:value="1.20280981063843" calcext:value-type="float">
            <text:p>1.2028098106</text:p>
          </table:table-cell>
          <table:table-cell table:formula="of:=IF(ISBLANK([.E517]);&quot;&quot;;[.I517])" office:value-type="float" office:value="1.20280981063843" calcext:value-type="float">
            <text:p>1.2028098106</text:p>
          </table:table-cell>
          <table:table-cell table:formula="of:=IF(OR(ISBLANK([.E517]);[.I517]&lt;=0);&quot;&quot;;[.I517])" office:value-type="float" office:value="1.20280981063843" calcext:value-type="float">
            <text:p>1.20280981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3081" calcext:value-type="float">
            <text:p>1427749965.93081</text:p>
          </table:table-cell>
          <table:table-cell office:value-type="float" office:value="1427749966.89107" calcext:value-type="float">
            <text:p>1427749966.89107</text:p>
          </table:table-cell>
          <table:table-cell office:value-type="float" office:value="1427749966.97175" calcext:value-type="float">
            <text:p>1427749966.97175</text:p>
          </table:table-cell>
          <table:table-cell/>
          <table:table-cell table:formula="of:=MAX([.B518];[.D518];[.G518])-MAX([.A518];[.C518];[.E518])" office:value-type="float" office:value="1.04094004631042" calcext:value-type="float">
            <text:p>1.0409400463</text:p>
          </table:table-cell>
          <table:table-cell table:formula="of:=IF(ISBLANK([.E518]);&quot;&quot;;[.I518])" office:value-type="float" office:value="1.04094004631042" calcext:value-type="float">
            <text:p>1.0409400463</text:p>
          </table:table-cell>
          <table:table-cell table:formula="of:=IF(OR(ISBLANK([.E518]);[.I518]&lt;=0);&quot;&quot;;[.I518])" office:value-type="float" office:value="1.04094004631042" calcext:value-type="float">
            <text:p>1.04094004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5.93131" calcext:value-type="float">
            <text:p>1427749965.93131</text:p>
          </table:table-cell>
          <table:table-cell office:value-type="float" office:value="1427749967.38372" calcext:value-type="float">
            <text:p>1427749967.38372</text:p>
          </table:table-cell>
          <table:table-cell office:value-type="float" office:value="1427749967.41552" calcext:value-type="float">
            <text:p>1427749967.41552</text:p>
          </table:table-cell>
          <table:table-cell/>
          <table:table-cell table:formula="of:=MAX([.B519];[.D519];[.G519])-MAX([.A519];[.C519];[.E519])" office:value-type="float" office:value="1.48420095443726" calcext:value-type="float">
            <text:p>1.4842009544</text:p>
          </table:table-cell>
          <table:table-cell table:formula="of:=IF(ISBLANK([.E519]);&quot;&quot;;[.I519])" office:value-type="float" office:value="1.48420095443726" calcext:value-type="float">
            <text:p>1.4842009544</text:p>
          </table:table-cell>
          <table:table-cell table:formula="of:=IF(OR(ISBLANK([.E519]);[.I519]&lt;=0);&quot;&quot;;[.I519])" office:value-type="float" office:value="1.48420095443726" calcext:value-type="float">
            <text:p>1.48420095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67.49795" calcext:value-type="float">
            <text:p>1427749967.49795</text:p>
          </table:table-cell>
          <table:table-cell office:value-type="float" office:value="1427749968.817" calcext:value-type="float">
            <text:p>1427749968.817</text:p>
          </table:table-cell>
          <table:table-cell table:number-columns-repeated="4"/>
          <table:table-cell table:formula="of:=MAX([.B520];[.D520];[.G520])-MAX([.A520];[.C520];[.E520])" office:value-type="float" office:value="1.3190450668335" calcext:value-type="float">
            <text:p>1.3190450668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49796" calcext:value-type="float">
            <text:p>1427749967.49796</text:p>
          </table:table-cell>
          <table:table-cell office:value-type="float" office:value="1427749968.78165" calcext:value-type="float">
            <text:p>1427749968.78165</text:p>
          </table:table-cell>
          <table:table-cell office:value-type="float" office:value="1427749968.81699" calcext:value-type="float">
            <text:p>1427749968.81699</text:p>
          </table:table-cell>
          <table:table-cell/>
          <table:table-cell table:formula="of:=MAX([.B521];[.D521];[.G521])-MAX([.A521];[.C521];[.E521])" office:value-type="float" office:value="1.31903600692749" calcext:value-type="float">
            <text:p>1.3190360069</text:p>
          </table:table-cell>
          <table:table-cell table:formula="of:=IF(ISBLANK([.E521]);&quot;&quot;;[.I521])" office:value-type="float" office:value="1.31903600692749" calcext:value-type="float">
            <text:p>1.3190360069</text:p>
          </table:table-cell>
          <table:table-cell table:formula="of:=IF(OR(ISBLANK([.E521]);[.I521]&lt;=0);&quot;&quot;;[.I521])" office:value-type="float" office:value="1.31903600692749" calcext:value-type="float">
            <text:p>1.3190360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49955" calcext:value-type="float">
            <text:p>1427749967.49955</text:p>
          </table:table-cell>
          <table:table-cell office:value-type="float" office:value="1427749968.52528" calcext:value-type="float">
            <text:p>1427749968.52528</text:p>
          </table:table-cell>
          <table:table-cell office:value-type="float" office:value="1427749968.60687" calcext:value-type="float">
            <text:p>1427749968.60687</text:p>
          </table:table-cell>
          <table:table-cell/>
          <table:table-cell table:formula="of:=MAX([.B522];[.D522];[.G522])-MAX([.A522];[.C522];[.E522])" office:value-type="float" office:value="1.10732483863831" calcext:value-type="float">
            <text:p>1.1073248386</text:p>
          </table:table-cell>
          <table:table-cell table:formula="of:=IF(ISBLANK([.E522]);&quot;&quot;;[.I522])" office:value-type="float" office:value="1.10732483863831" calcext:value-type="float">
            <text:p>1.1073248386</text:p>
          </table:table-cell>
          <table:table-cell table:formula="of:=IF(OR(ISBLANK([.E522]);[.I522]&lt;=0);&quot;&quot;;[.I522])" office:value-type="float" office:value="1.10732483863831" calcext:value-type="float">
            <text:p>1.10732483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171" calcext:value-type="float">
            <text:p>1427749967.50171</text:p>
          </table:table-cell>
          <table:table-cell office:value-type="float" office:value="1427749968.69092" calcext:value-type="float">
            <text:p>1427749968.69092</text:p>
          </table:table-cell>
          <table:table-cell office:value-type="float" office:value="1427749968.72343" calcext:value-type="float">
            <text:p>1427749968.72343</text:p>
          </table:table-cell>
          <table:table-cell/>
          <table:table-cell table:formula="of:=MAX([.B523];[.D523];[.G523])-MAX([.A523];[.C523];[.E523])" office:value-type="float" office:value="1.22171401977539" calcext:value-type="float">
            <text:p>1.2217140198</text:p>
          </table:table-cell>
          <table:table-cell table:formula="of:=IF(ISBLANK([.E523]);&quot;&quot;;[.I523])" office:value-type="float" office:value="1.22171401977539" calcext:value-type="float">
            <text:p>1.2217140198</text:p>
          </table:table-cell>
          <table:table-cell table:formula="of:=IF(OR(ISBLANK([.E523]);[.I523]&lt;=0);&quot;&quot;;[.I523])" office:value-type="float" office:value="1.22171401977539" calcext:value-type="float">
            <text:p>1.22171401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381" calcext:value-type="float">
            <text:p>1427749967.50381</text:p>
          </table:table-cell>
          <table:table-cell office:value-type="float" office:value="1427749968.28412" calcext:value-type="float">
            <text:p>1427749968.28412</text:p>
          </table:table-cell>
          <table:table-cell office:value-type="float" office:value="1427749968.36375" calcext:value-type="float">
            <text:p>1427749968.36375</text:p>
          </table:table-cell>
          <table:table-cell/>
          <table:table-cell table:formula="of:=MAX([.B524];[.D524];[.G524])-MAX([.A524];[.C524];[.E524])" office:value-type="float" office:value="0.859940767288208" calcext:value-type="float">
            <text:p>0.8599407673</text:p>
          </table:table-cell>
          <table:table-cell table:formula="of:=IF(ISBLANK([.E524]);&quot;&quot;;[.I524])" office:value-type="float" office:value="0.859940767288208" calcext:value-type="float">
            <text:p>0.8599407673</text:p>
          </table:table-cell>
          <table:table-cell table:formula="of:=IF(OR(ISBLANK([.E524]);[.I524]&lt;=0);&quot;&quot;;[.I524])" office:value-type="float" office:value="0.859940767288208" calcext:value-type="float">
            <text:p>0.85994076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519" calcext:value-type="float">
            <text:p>1427749967.50519</text:p>
          </table:table-cell>
          <table:table-cell office:value-type="float" office:value="1427749968.60683" calcext:value-type="float">
            <text:p>1427749968.60683</text:p>
          </table:table-cell>
          <table:table-cell office:value-type="float" office:value="1427749968.68649" calcext:value-type="float">
            <text:p>1427749968.68649</text:p>
          </table:table-cell>
          <table:table-cell/>
          <table:table-cell table:formula="of:=MAX([.B525];[.D525];[.G525])-MAX([.A525];[.C525];[.E525])" office:value-type="float" office:value="1.1813051700592" calcext:value-type="float">
            <text:p>1.1813051701</text:p>
          </table:table-cell>
          <table:table-cell table:formula="of:=IF(ISBLANK([.E525]);&quot;&quot;;[.I525])" office:value-type="float" office:value="1.1813051700592" calcext:value-type="float">
            <text:p>1.1813051701</text:p>
          </table:table-cell>
          <table:table-cell table:formula="of:=IF(OR(ISBLANK([.E525]);[.I525]&lt;=0);&quot;&quot;;[.I525])" office:value-type="float" office:value="1.1813051700592" calcext:value-type="float">
            <text:p>1.18130517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684" calcext:value-type="float">
            <text:p>1427749967.50684</text:p>
          </table:table-cell>
          <table:table-cell office:value-type="float" office:value="1427749968.68658" calcext:value-type="float">
            <text:p>1427749968.68658</text:p>
          </table:table-cell>
          <table:table-cell office:value-type="float" office:value="1427749968.71601" calcext:value-type="float">
            <text:p>1427749968.71601</text:p>
          </table:table-cell>
          <table:table-cell/>
          <table:table-cell table:formula="of:=MAX([.B526];[.D526];[.G526])-MAX([.A526];[.C526];[.E526])" office:value-type="float" office:value="1.20917105674744" calcext:value-type="float">
            <text:p>1.2091710567</text:p>
          </table:table-cell>
          <table:table-cell table:formula="of:=IF(ISBLANK([.E526]);&quot;&quot;;[.I526])" office:value-type="float" office:value="1.20917105674744" calcext:value-type="float">
            <text:p>1.2091710567</text:p>
          </table:table-cell>
          <table:table-cell table:formula="of:=IF(OR(ISBLANK([.E526]);[.I526]&lt;=0);&quot;&quot;;[.I526])" office:value-type="float" office:value="1.20917105674744" calcext:value-type="float">
            <text:p>1.20917105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745" calcext:value-type="float">
            <text:p>1427749967.50745</text:p>
          </table:table-cell>
          <table:table-cell office:value-type="float" office:value="1427749968.68646" calcext:value-type="float">
            <text:p>1427749968.68646</text:p>
          </table:table-cell>
          <table:table-cell office:value-type="float" office:value="1427749968.72032" calcext:value-type="float">
            <text:p>1427749968.72032</text:p>
          </table:table-cell>
          <table:table-cell/>
          <table:table-cell table:formula="of:=MAX([.B527];[.D527];[.G527])-MAX([.A527];[.C527];[.E527])" office:value-type="float" office:value="1.21287703514099" calcext:value-type="float">
            <text:p>1.2128770351</text:p>
          </table:table-cell>
          <table:table-cell table:formula="of:=IF(ISBLANK([.E527]);&quot;&quot;;[.I527])" office:value-type="float" office:value="1.21287703514099" calcext:value-type="float">
            <text:p>1.2128770351</text:p>
          </table:table-cell>
          <table:table-cell table:formula="of:=IF(OR(ISBLANK([.E527]);[.I527]&lt;=0);&quot;&quot;;[.I527])" office:value-type="float" office:value="1.21287703514099" calcext:value-type="float">
            <text:p>1.21287703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807" calcext:value-type="float">
            <text:p>1427749967.50807</text:p>
          </table:table-cell>
          <table:table-cell office:value-type="float" office:value="1427749968.44502" calcext:value-type="float">
            <text:p>1427749968.44502</text:p>
          </table:table-cell>
          <table:table-cell office:value-type="float" office:value="1427749968.52532" calcext:value-type="float">
            <text:p>1427749968.52532</text:p>
          </table:table-cell>
          <table:table-cell/>
          <table:table-cell table:formula="of:=MAX([.B528];[.D528];[.G528])-MAX([.A528];[.C528];[.E528])" office:value-type="float" office:value="1.01724791526794" calcext:value-type="float">
            <text:p>1.0172479153</text:p>
          </table:table-cell>
          <table:table-cell table:formula="of:=IF(ISBLANK([.E528]);&quot;&quot;;[.I528])" office:value-type="float" office:value="1.01724791526794" calcext:value-type="float">
            <text:p>1.0172479153</text:p>
          </table:table-cell>
          <table:table-cell table:formula="of:=IF(OR(ISBLANK([.E528]);[.I528]&lt;=0);&quot;&quot;;[.I528])" office:value-type="float" office:value="1.01724791526794" calcext:value-type="float">
            <text:p>1.01724791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904" calcext:value-type="float">
            <text:p>1427749967.50904</text:p>
          </table:table-cell>
          <table:table-cell office:value-type="float" office:value="1427749968.20279" calcext:value-type="float">
            <text:p>1427749968.20279</text:p>
          </table:table-cell>
          <table:table-cell office:value-type="float" office:value="1427749968.28415" calcext:value-type="float">
            <text:p>1427749968.28415</text:p>
          </table:table-cell>
          <table:table-cell/>
          <table:table-cell table:formula="of:=MAX([.B529];[.D529];[.G529])-MAX([.A529];[.C529];[.E529])" office:value-type="float" office:value="0.77511191368103" calcext:value-type="float">
            <text:p>0.7751119137</text:p>
          </table:table-cell>
          <table:table-cell table:formula="of:=IF(ISBLANK([.E529]);&quot;&quot;;[.I529])" office:value-type="float" office:value="0.77511191368103" calcext:value-type="float">
            <text:p>0.7751119137</text:p>
          </table:table-cell>
          <table:table-cell table:formula="of:=IF(OR(ISBLANK([.E529]);[.I529]&lt;=0);&quot;&quot;;[.I529])" office:value-type="float" office:value="0.77511191368103" calcext:value-type="float">
            <text:p>0.77511191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7.50974" calcext:value-type="float">
            <text:p>1427749967.50974</text:p>
          </table:table-cell>
          <table:table-cell office:value-type="float" office:value="1427749968.36371" calcext:value-type="float">
            <text:p>1427749968.36371</text:p>
          </table:table-cell>
          <table:table-cell office:value-type="float" office:value="1427749968.44506" calcext:value-type="float">
            <text:p>1427749968.44506</text:p>
          </table:table-cell>
          <table:table-cell/>
          <table:table-cell table:formula="of:=MAX([.B530];[.D530];[.G530])-MAX([.A530];[.C530];[.E530])" office:value-type="float" office:value="0.935318946838379" calcext:value-type="float">
            <text:p>0.9353189468</text:p>
          </table:table-cell>
          <table:table-cell table:formula="of:=IF(ISBLANK([.E530]);&quot;&quot;;[.I530])" office:value-type="float" office:value="0.935318946838379" calcext:value-type="float">
            <text:p>0.9353189468</text:p>
          </table:table-cell>
          <table:table-cell table:formula="of:=IF(OR(ISBLANK([.E530]);[.I530]&lt;=0);&quot;&quot;;[.I530])" office:value-type="float" office:value="0.935318946838379" calcext:value-type="float">
            <text:p>0.93531894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68.81701" calcext:value-type="float">
            <text:p>1427749968.81701</text:p>
          </table:table-cell>
          <table:table-cell office:value-type="float" office:value="1427749970.28846" calcext:value-type="float">
            <text:p>1427749970.28846</text:p>
          </table:table-cell>
          <table:table-cell table:number-columns-repeated="4"/>
          <table:table-cell table:formula="of:=MAX([.B531];[.D531];[.G531])-MAX([.A531];[.C531];[.E531])" office:value-type="float" office:value="1.4714469909668" calcext:value-type="float">
            <text:p>1.471446991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1702" calcext:value-type="float">
            <text:p>1427749968.81702</text:p>
          </table:table-cell>
          <table:table-cell office:value-type="float" office:value="1427749969.60464" calcext:value-type="float">
            <text:p>1427749969.60464</text:p>
          </table:table-cell>
          <table:table-cell office:value-type="float" office:value="1427749970.17126" calcext:value-type="float">
            <text:p>1427749970.17126</text:p>
          </table:table-cell>
          <table:table-cell/>
          <table:table-cell table:formula="of:=MAX([.B532];[.D532];[.G532])-MAX([.A532];[.C532];[.E532])" office:value-type="float" office:value="1.354248046875" calcext:value-type="float">
            <text:p>1.3542480469</text:p>
          </table:table-cell>
          <table:table-cell table:formula="of:=IF(ISBLANK([.E532]);&quot;&quot;;[.I532])" office:value-type="float" office:value="1.354248046875" calcext:value-type="float">
            <text:p>1.3542480469</text:p>
          </table:table-cell>
          <table:table-cell table:formula="of:=IF(OR(ISBLANK([.E532]);[.I532]&lt;=0);&quot;&quot;;[.I532])" office:value-type="float" office:value="1.354248046875" calcext:value-type="float">
            <text:p>1.35424804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1837" calcext:value-type="float">
            <text:p>1427749968.81837</text:p>
          </table:table-cell>
          <table:table-cell office:value-type="float" office:value="1427749970.17132" calcext:value-type="float">
            <text:p>1427749970.17132</text:p>
          </table:table-cell>
          <table:table-cell office:value-type="float" office:value="1427749970.20361" calcext:value-type="float">
            <text:p>1427749970.20361</text:p>
          </table:table-cell>
          <table:table-cell/>
          <table:table-cell table:formula="of:=MAX([.B533];[.D533];[.G533])-MAX([.A533];[.C533];[.E533])" office:value-type="float" office:value="1.38523411750793" calcext:value-type="float">
            <text:p>1.3852341175</text:p>
          </table:table-cell>
          <table:table-cell table:formula="of:=IF(ISBLANK([.E533]);&quot;&quot;;[.I533])" office:value-type="float" office:value="1.38523411750793" calcext:value-type="float">
            <text:p>1.3852341175</text:p>
          </table:table-cell>
          <table:table-cell table:formula="of:=IF(OR(ISBLANK([.E533]);[.I533]&lt;=0);&quot;&quot;;[.I533])" office:value-type="float" office:value="1.38523411750793" calcext:value-type="float">
            <text:p>1.38523411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1972" calcext:value-type="float">
            <text:p>1427749968.81972</text:p>
          </table:table-cell>
          <table:table-cell office:value-type="float" office:value="1427749970.25551" calcext:value-type="float">
            <text:p>1427749970.25551</text:p>
          </table:table-cell>
          <table:table-cell office:value-type="float" office:value="1427749970.28845" calcext:value-type="float">
            <text:p>1427749970.28845</text:p>
          </table:table-cell>
          <table:table-cell/>
          <table:table-cell table:formula="of:=MAX([.B534];[.D534];[.G534])-MAX([.A534];[.C534];[.E534])" office:value-type="float" office:value="1.46873307228088" calcext:value-type="float">
            <text:p>1.4687330723</text:p>
          </table:table-cell>
          <table:table-cell table:formula="of:=IF(ISBLANK([.E534]);&quot;&quot;;[.I534])" office:value-type="float" office:value="1.46873307228088" calcext:value-type="float">
            <text:p>1.4687330723</text:p>
          </table:table-cell>
          <table:table-cell table:formula="of:=IF(OR(ISBLANK([.E534]);[.I534]&lt;=0);&quot;&quot;;[.I534])" office:value-type="float" office:value="1.46873307228088" calcext:value-type="float">
            <text:p>1.46873307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2106" calcext:value-type="float">
            <text:p>1427749968.82106</text:p>
          </table:table-cell>
          <table:table-cell office:value-type="float" office:value="1427749969.84922" calcext:value-type="float">
            <text:p>1427749969.84922</text:p>
          </table:table-cell>
          <table:table-cell office:value-type="float" office:value="1427749969.92855" calcext:value-type="float">
            <text:p>1427749969.92855</text:p>
          </table:table-cell>
          <table:table-cell/>
          <table:table-cell table:formula="of:=MAX([.B535];[.D535];[.G535])-MAX([.A535];[.C535];[.E535])" office:value-type="float" office:value="1.10748100280762" calcext:value-type="float">
            <text:p>1.1074810028</text:p>
          </table:table-cell>
          <table:table-cell table:formula="of:=IF(ISBLANK([.E535]);&quot;&quot;;[.I535])" office:value-type="float" office:value="1.10748100280762" calcext:value-type="float">
            <text:p>1.1074810028</text:p>
          </table:table-cell>
          <table:table-cell table:formula="of:=IF(OR(ISBLANK([.E535]);[.I535]&lt;=0);&quot;&quot;;[.I535])" office:value-type="float" office:value="1.10748100280762" calcext:value-type="float">
            <text:p>1.10748100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224" calcext:value-type="float">
            <text:p>1427749968.8224</text:p>
          </table:table-cell>
          <table:table-cell office:value-type="float" office:value="1427749969.60452" calcext:value-type="float">
            <text:p>1427749969.60452</text:p>
          </table:table-cell>
          <table:table-cell office:value-type="float" office:value="1427749970.17137" calcext:value-type="float">
            <text:p>1427749970.17137</text:p>
          </table:table-cell>
          <table:table-cell/>
          <table:table-cell table:formula="of:=MAX([.B536];[.D536];[.G536])-MAX([.A536];[.C536];[.E536])" office:value-type="float" office:value="1.34896302223206" calcext:value-type="float">
            <text:p>1.3489630222</text:p>
          </table:table-cell>
          <table:table-cell table:formula="of:=IF(ISBLANK([.E536]);&quot;&quot;;[.I536])" office:value-type="float" office:value="1.34896302223206" calcext:value-type="float">
            <text:p>1.3489630222</text:p>
          </table:table-cell>
          <table:table-cell table:formula="of:=IF(OR(ISBLANK([.E536]);[.I536]&lt;=0);&quot;&quot;;[.I536])" office:value-type="float" office:value="1.34896302223206" calcext:value-type="float">
            <text:p>1.34896302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2392" calcext:value-type="float">
            <text:p>1427749968.82392</text:p>
          </table:table-cell>
          <table:table-cell office:value-type="float" office:value="1427749970.17704" calcext:value-type="float">
            <text:p>1427749970.17704</text:p>
          </table:table-cell>
          <table:table-cell office:value-type="float" office:value="1427749970.21543" calcext:value-type="float">
            <text:p>1427749970.21543</text:p>
          </table:table-cell>
          <table:table-cell/>
          <table:table-cell table:formula="of:=MAX([.B537];[.D537];[.G537])-MAX([.A537];[.C537];[.E537])" office:value-type="float" office:value="1.39151906967163" calcext:value-type="float">
            <text:p>1.3915190697</text:p>
          </table:table-cell>
          <table:table-cell table:formula="of:=IF(ISBLANK([.E537]);&quot;&quot;;[.I537])" office:value-type="float" office:value="1.39151906967163" calcext:value-type="float">
            <text:p>1.3915190697</text:p>
          </table:table-cell>
          <table:table-cell table:formula="of:=IF(OR(ISBLANK([.E537]);[.I537]&lt;=0);&quot;&quot;;[.I537])" office:value-type="float" office:value="1.39151906967163" calcext:value-type="float">
            <text:p>1.39151906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2445" calcext:value-type="float">
            <text:p>1427749968.82445</text:p>
          </table:table-cell>
          <table:table-cell office:value-type="float" office:value="1427749970.01185" calcext:value-type="float">
            <text:p>1427749970.01185</text:p>
          </table:table-cell>
          <table:table-cell office:value-type="float" office:value="1427749970.09154" calcext:value-type="float">
            <text:p>1427749970.09154</text:p>
          </table:table-cell>
          <table:table-cell/>
          <table:table-cell table:formula="of:=MAX([.B538];[.D538];[.G538])-MAX([.A538];[.C538];[.E538])" office:value-type="float" office:value="1.26709294319153" calcext:value-type="float">
            <text:p>1.2670929432</text:p>
          </table:table-cell>
          <table:table-cell table:formula="of:=IF(ISBLANK([.E538]);&quot;&quot;;[.I538])" office:value-type="float" office:value="1.26709294319153" calcext:value-type="float">
            <text:p>1.2670929432</text:p>
          </table:table-cell>
          <table:table-cell table:formula="of:=IF(OR(ISBLANK([.E538]);[.I538]&lt;=0);&quot;&quot;;[.I538])" office:value-type="float" office:value="1.26709294319153" calcext:value-type="float">
            <text:p>1.26709294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2496" calcext:value-type="float">
            <text:p>1427749968.82496</text:p>
          </table:table-cell>
          <table:table-cell office:value-type="float" office:value="1427749970.01179" calcext:value-type="float">
            <text:p>1427749970.01179</text:p>
          </table:table-cell>
          <table:table-cell office:value-type="float" office:value="1427749970.09151" calcext:value-type="float">
            <text:p>1427749970.09151</text:p>
          </table:table-cell>
          <table:table-cell/>
          <table:table-cell table:formula="of:=MAX([.B539];[.D539];[.G539])-MAX([.A539];[.C539];[.E539])" office:value-type="float" office:value="1.26655197143555" calcext:value-type="float">
            <text:p>1.2665519714</text:p>
          </table:table-cell>
          <table:table-cell table:formula="of:=IF(ISBLANK([.E539]);&quot;&quot;;[.I539])" office:value-type="float" office:value="1.26655197143555" calcext:value-type="float">
            <text:p>1.2665519714</text:p>
          </table:table-cell>
          <table:table-cell table:formula="of:=IF(OR(ISBLANK([.E539]);[.I539]&lt;=0);&quot;&quot;;[.I539])" office:value-type="float" office:value="1.26655197143555" calcext:value-type="float">
            <text:p>1.26655197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2552" calcext:value-type="float">
            <text:p>1427749968.82552</text:p>
          </table:table-cell>
          <table:table-cell office:value-type="float" office:value="1427749970.17119" calcext:value-type="float">
            <text:p>1427749970.17119</text:p>
          </table:table-cell>
          <table:table-cell office:value-type="float" office:value="1427749970.20736" calcext:value-type="float">
            <text:p>1427749970.20736</text:p>
          </table:table-cell>
          <table:table-cell/>
          <table:table-cell table:formula="of:=MAX([.B540];[.D540];[.G540])-MAX([.A540];[.C540];[.E540])" office:value-type="float" office:value="1.38184189796448" calcext:value-type="float">
            <text:p>1.381841898</text:p>
          </table:table-cell>
          <table:table-cell table:formula="of:=IF(ISBLANK([.E540]);&quot;&quot;;[.I540])" office:value-type="float" office:value="1.38184189796448" calcext:value-type="float">
            <text:p>1.381841898</text:p>
          </table:table-cell>
          <table:table-cell table:formula="of:=IF(OR(ISBLANK([.E540]);[.I540]&lt;=0);&quot;&quot;;[.I540])" office:value-type="float" office:value="1.38184189796448" calcext:value-type="float">
            <text:p>1.3818418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68.82604" calcext:value-type="float">
            <text:p>1427749968.82604</text:p>
          </table:table-cell>
          <table:table-cell office:value-type="float" office:value="1427749969.84928" calcext:value-type="float">
            <text:p>1427749969.84928</text:p>
          </table:table-cell>
          <table:table-cell office:value-type="float" office:value="1427749969.92858" calcext:value-type="float">
            <text:p>1427749969.92858</text:p>
          </table:table-cell>
          <table:table-cell/>
          <table:table-cell table:formula="of:=MAX([.B541];[.D541];[.G541])-MAX([.A541];[.C541];[.E541])" office:value-type="float" office:value="1.10254287719727" calcext:value-type="float">
            <text:p>1.1025428772</text:p>
          </table:table-cell>
          <table:table-cell table:formula="of:=IF(ISBLANK([.E541]);&quot;&quot;;[.I541])" office:value-type="float" office:value="1.10254287719727" calcext:value-type="float">
            <text:p>1.1025428772</text:p>
          </table:table-cell>
          <table:table-cell table:formula="of:=IF(OR(ISBLANK([.E541]);[.I541]&lt;=0);&quot;&quot;;[.I541])" office:value-type="float" office:value="1.10254287719727" calcext:value-type="float">
            <text:p>1.10254287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749970.28847" calcext:value-type="float">
            <text:p>1427749970.28847</text:p>
          </table:table-cell>
          <table:table-cell office:value-type="float" office:value="1427749971.61951" calcext:value-type="float">
            <text:p>1427749971.61951</text:p>
          </table:table-cell>
          <table:table-cell table:number-columns-repeated="4"/>
          <table:table-cell table:formula="of:=MAX([.B542];[.D542];[.G542])-MAX([.A542];[.C542];[.E542])" office:value-type="float" office:value="1.33104300498962" calcext:value-type="float">
            <text:p>1.331043005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8847" calcext:value-type="float">
            <text:p>1427749970.28847</text:p>
          </table:table-cell>
          <table:table-cell office:value-type="float" office:value="1427749971.49328" calcext:value-type="float">
            <text:p>1427749971.49328</text:p>
          </table:table-cell>
          <table:table-cell office:value-type="float" office:value="1427749971.52898" calcext:value-type="float">
            <text:p>1427749971.52898</text:p>
          </table:table-cell>
          <table:table-cell/>
          <table:table-cell table:formula="of:=MAX([.B543];[.D543];[.G543])-MAX([.A543];[.C543];[.E543])" office:value-type="float" office:value="1.24050807952881" calcext:value-type="float">
            <text:p>1.2405080795</text:p>
          </table:table-cell>
          <table:table-cell table:formula="of:=IF(ISBLANK([.E543]);&quot;&quot;;[.I543])" office:value-type="float" office:value="1.24050807952881" calcext:value-type="float">
            <text:p>1.2405080795</text:p>
          </table:table-cell>
          <table:table-cell table:formula="of:=IF(OR(ISBLANK([.E543]);[.I543]&lt;=0);&quot;&quot;;[.I543])" office:value-type="float" office:value="1.24050807952881" calcext:value-type="float">
            <text:p>1.24050807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89" calcext:value-type="float">
            <text:p>1427749970.289</text:p>
          </table:table-cell>
          <table:table-cell office:value-type="float" office:value="1427749971.50251" calcext:value-type="float">
            <text:p>1427749971.50251</text:p>
          </table:table-cell>
          <table:table-cell office:value-type="float" office:value="1427749971.53807" calcext:value-type="float">
            <text:p>1427749971.53807</text:p>
          </table:table-cell>
          <table:table-cell/>
          <table:table-cell table:formula="of:=MAX([.B544];[.D544];[.G544])-MAX([.A544];[.C544];[.E544])" office:value-type="float" office:value="1.24907612800598" calcext:value-type="float">
            <text:p>1.249076128</text:p>
          </table:table-cell>
          <table:table-cell table:formula="of:=IF(ISBLANK([.E544]);&quot;&quot;;[.I544])" office:value-type="float" office:value="1.24907612800598" calcext:value-type="float">
            <text:p>1.249076128</text:p>
          </table:table-cell>
          <table:table-cell table:formula="of:=IF(OR(ISBLANK([.E544]);[.I544]&lt;=0);&quot;&quot;;[.I544])" office:value-type="float" office:value="1.24907612800598" calcext:value-type="float">
            <text:p>1.249076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8952" calcext:value-type="float">
            <text:p>1427749970.28952</text:p>
          </table:table-cell>
          <table:table-cell office:value-type="float" office:value="1427749971.24411" calcext:value-type="float">
            <text:p>1427749971.24411</text:p>
          </table:table-cell>
          <table:table-cell office:value-type="float" office:value="1427749971.32476" calcext:value-type="float">
            <text:p>1427749971.32476</text:p>
          </table:table-cell>
          <table:table-cell/>
          <table:table-cell table:formula="of:=MAX([.B545];[.D545];[.G545])-MAX([.A545];[.C545];[.E545])" office:value-type="float" office:value="1.03524494171143" calcext:value-type="float">
            <text:p>1.0352449417</text:p>
          </table:table-cell>
          <table:table-cell table:formula="of:=IF(ISBLANK([.E545]);&quot;&quot;;[.I545])" office:value-type="float" office:value="1.03524494171143" calcext:value-type="float">
            <text:p>1.0352449417</text:p>
          </table:table-cell>
          <table:table-cell table:formula="of:=IF(OR(ISBLANK([.E545]);[.I545]&lt;=0);&quot;&quot;;[.I545])" office:value-type="float" office:value="1.03524494171143" calcext:value-type="float">
            <text:p>1.03524494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9015" calcext:value-type="float">
            <text:p>1427749970.29015</text:p>
          </table:table-cell>
          <table:table-cell office:value-type="float" office:value="1427749971.40682" calcext:value-type="float">
            <text:p>1427749971.40682</text:p>
          </table:table-cell>
          <table:table-cell office:value-type="float" office:value="1427749971.49319" calcext:value-type="float">
            <text:p>1427749971.49319</text:p>
          </table:table-cell>
          <table:table-cell/>
          <table:table-cell table:formula="of:=MAX([.B546];[.D546];[.G546])-MAX([.A546];[.C546];[.E546])" office:value-type="float" office:value="1.20303392410278" calcext:value-type="float">
            <text:p>1.2030339241</text:p>
          </table:table-cell>
          <table:table-cell table:formula="of:=IF(ISBLANK([.E546]);&quot;&quot;;[.I546])" office:value-type="float" office:value="1.20303392410278" calcext:value-type="float">
            <text:p>1.2030339241</text:p>
          </table:table-cell>
          <table:table-cell table:formula="of:=IF(OR(ISBLANK([.E546]);[.I546]&lt;=0);&quot;&quot;;[.I546])" office:value-type="float" office:value="1.20303392410278" calcext:value-type="float">
            <text:p>1.20303392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9066" calcext:value-type="float">
            <text:p>1427749970.29066</text:p>
          </table:table-cell>
          <table:table-cell office:value-type="float" office:value="1427749970.91975" calcext:value-type="float">
            <text:p>1427749970.91975</text:p>
          </table:table-cell>
          <table:table-cell office:value-type="float" office:value="1427749971.08108" calcext:value-type="float">
            <text:p>1427749971.08108</text:p>
          </table:table-cell>
          <table:table-cell/>
          <table:table-cell table:formula="of:=MAX([.B547];[.D547];[.G547])-MAX([.A547];[.C547];[.E547])" office:value-type="float" office:value="0.79041600227356" calcext:value-type="float">
            <text:p>0.7904160023</text:p>
          </table:table-cell>
          <table:table-cell table:formula="of:=IF(ISBLANK([.E547]);&quot;&quot;;[.I547])" office:value-type="float" office:value="0.79041600227356" calcext:value-type="float">
            <text:p>0.7904160023</text:p>
          </table:table-cell>
          <table:table-cell table:formula="of:=IF(OR(ISBLANK([.E547]);[.I547]&lt;=0);&quot;&quot;;[.I547])" office:value-type="float" office:value="0.79041600227356" calcext:value-type="float">
            <text:p>0.79041600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9175" calcext:value-type="float">
            <text:p>1427749970.29175</text:p>
          </table:table-cell>
          <table:table-cell office:value-type="float" office:value="1427749971.49315" calcext:value-type="float">
            <text:p>1427749971.49315</text:p>
          </table:table-cell>
          <table:table-cell office:value-type="float" office:value="1427749971.52606" calcext:value-type="float">
            <text:p>1427749971.52606</text:p>
          </table:table-cell>
          <table:table-cell/>
          <table:table-cell table:formula="of:=MAX([.B548];[.D548];[.G548])-MAX([.A548];[.C548];[.E548])" office:value-type="float" office:value="1.23430991172791" calcext:value-type="float">
            <text:p>1.2343099117</text:p>
          </table:table-cell>
          <table:table-cell table:formula="of:=IF(ISBLANK([.E548]);&quot;&quot;;[.I548])" office:value-type="float" office:value="1.23430991172791" calcext:value-type="float">
            <text:p>1.2343099117</text:p>
          </table:table-cell>
          <table:table-cell table:formula="of:=IF(OR(ISBLANK([.E548]);[.I548]&lt;=0);&quot;&quot;;[.I548])" office:value-type="float" office:value="1.23430991172791" calcext:value-type="float">
            <text:p>1.23430991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9244" calcext:value-type="float">
            <text:p>1427749970.29244</text:p>
          </table:table-cell>
          <table:table-cell office:value-type="float" office:value="1427749970.92035" calcext:value-type="float">
            <text:p>1427749970.92035</text:p>
          </table:table-cell>
          <table:table-cell office:value-type="float" office:value="1427749971.00077" calcext:value-type="float">
            <text:p>1427749971.00077</text:p>
          </table:table-cell>
          <table:table-cell/>
          <table:table-cell table:formula="of:=MAX([.B549];[.D549];[.G549])-MAX([.A549];[.C549];[.E549])" office:value-type="float" office:value="0.708329916000366" calcext:value-type="float">
            <text:p>0.708329916</text:p>
          </table:table-cell>
          <table:table-cell table:formula="of:=IF(ISBLANK([.E549]);&quot;&quot;;[.I549])" office:value-type="float" office:value="0.708329916000366" calcext:value-type="float">
            <text:p>0.708329916</text:p>
          </table:table-cell>
          <table:table-cell table:formula="of:=IF(OR(ISBLANK([.E549]);[.I549]&lt;=0);&quot;&quot;;[.I549])" office:value-type="float" office:value="0.708329916000366" calcext:value-type="float">
            <text:p>0.7083299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9295" calcext:value-type="float">
            <text:p>1427749970.29295</text:p>
          </table:table-cell>
          <table:table-cell office:value-type="float" office:value="1427749971.24405" calcext:value-type="float">
            <text:p>1427749971.24405</text:p>
          </table:table-cell>
          <table:table-cell office:value-type="float" office:value="1427749971.32473" calcext:value-type="float">
            <text:p>1427749971.32473</text:p>
          </table:table-cell>
          <table:table-cell/>
          <table:table-cell table:formula="of:=MAX([.B550];[.D550];[.G550])-MAX([.A550];[.C550];[.E550])" office:value-type="float" office:value="1.03178095817566" calcext:value-type="float">
            <text:p>1.0317809582</text:p>
          </table:table-cell>
          <table:table-cell table:formula="of:=IF(ISBLANK([.E550]);&quot;&quot;;[.I550])" office:value-type="float" office:value="1.03178095817566" calcext:value-type="float">
            <text:p>1.0317809582</text:p>
          </table:table-cell>
          <table:table-cell table:formula="of:=IF(OR(ISBLANK([.E550]);[.I550]&lt;=0);&quot;&quot;;[.I550])" office:value-type="float" office:value="1.03178095817566" calcext:value-type="float">
            <text:p>1.03178095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9348" calcext:value-type="float">
            <text:p>1427749970.29348</text:p>
          </table:table-cell>
          <table:table-cell office:value-type="float" office:value="1427749971.58485" calcext:value-type="float">
            <text:p>1427749971.58485</text:p>
          </table:table-cell>
          <table:table-cell office:value-type="float" office:value="1427749971.6195" calcext:value-type="float">
            <text:p>1427749971.6195</text:p>
          </table:table-cell>
          <table:table-cell/>
          <table:table-cell table:formula="of:=MAX([.B551];[.D551];[.G551])-MAX([.A551];[.C551];[.E551])" office:value-type="float" office:value="1.32601594924927" calcext:value-type="float">
            <text:p>1.3260159492</text:p>
          </table:table-cell>
          <table:table-cell table:formula="of:=IF(ISBLANK([.E551]);&quot;&quot;;[.I551])" office:value-type="float" office:value="1.32601594924927" calcext:value-type="float">
            <text:p>1.3260159492</text:p>
          </table:table-cell>
          <table:table-cell table:formula="of:=IF(OR(ISBLANK([.E551]);[.I551]&lt;=0);&quot;&quot;;[.I551])" office:value-type="float" office:value="1.32601594924927" calcext:value-type="float">
            <text:p>1.32601594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749970.29402" calcext:value-type="float">
            <text:p>1427749970.29402</text:p>
          </table:table-cell>
          <table:table-cell office:value-type="float" office:value="1427749971.16196" calcext:value-type="float">
            <text:p>1427749971.16196</text:p>
          </table:table-cell>
          <table:table-cell office:value-type="float" office:value="1427749971.24415" calcext:value-type="float">
            <text:p>1427749971.24415</text:p>
          </table:table-cell>
          <table:table-cell/>
          <table:table-cell table:formula="of:=MAX([.B552];[.D552];[.G552])-MAX([.A552];[.C552];[.E552])" office:value-type="float" office:value="0.95012903213501" calcext:value-type="float">
            <text:p>0.9501290321</text:p>
          </table:table-cell>
          <table:table-cell table:formula="of:=IF(ISBLANK([.E552]);&quot;&quot;;[.I552])" office:value-type="float" office:value="0.95012903213501" calcext:value-type="float">
            <text:p>0.9501290321</text:p>
          </table:table-cell>
          <table:table-cell table:formula="of:=IF(OR(ISBLANK([.E552]);[.I552]&lt;=0);&quot;&quot;;[.I552])" office:value-type="float" office:value="0.95012903213501" calcext:value-type="float">
            <text:p>0.95012903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7:29:46.33031098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261" meta:object-count="0"/>
  </office:meta>
</office:document-meta>
</file>